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708333333333333in"/>
    </style:style>
    <style:style style:name="co3" style:family="table-column">
      <style:table-column-properties fo:break-before="auto" style:column-width="1.3333333333333333in"/>
    </style:style>
    <style:style style:name="co4" style:family="table-column">
      <style:table-column-properties fo:break-before="auto" style:column-width="5.135416666666667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34375in"/>
    </style:style>
    <style:style style:name="co7" style:family="table-column">
      <style:table-column-properties fo:break-before="auto" style:column-width="3.8020833333333335in"/>
    </style:style>
    <style:style style:name="co8" style:family="table-column">
      <style:table-column-properties fo:break-before="auto" style:column-width="1.1770833333333333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4791666666666667in"/>
    </style:style>
    <style:style style:name="co11" style:family="table-column">
      <style:table-column-properties fo:break-before="auto" style:column-width="0.4583333333333333in"/>
    </style:style>
    <style:style style:name="co12" style:family="table-column">
      <style:table-column-properties fo:break-before="auto" style:column-width="0.625in"/>
    </style:style>
    <style:style style:name="co13" style:family="table-column">
      <style:table-column-properties fo:break-before="auto" style:column-width="0.7291666666666666in"/>
    </style:style>
    <style:style style:name="co14" style:family="table-column">
      <style:table-column-properties fo:break-before="auto" style:column-width="0.7604166666666666in"/>
    </style:style>
    <style:style style:name="co15" style:family="table-column">
      <style:table-column-properties fo:break-before="auto" style:column-width="0.4375in"/>
    </style:style>
    <style:style style:name="co16" style:family="table-column">
      <style:table-column-properties fo:break-before="auto" style:column-width="2.5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0.3333333333333333in"/>
    </style:style>
    <style:style style:name="co19" style:family="table-column">
      <style:table-column-properties fo:break-before="auto" style:column-width="0.40625in"/>
    </style:style>
    <style:style style:name="co20" style:family="table-column">
      <style:table-column-properties fo:break-before="auto" style:column-width="1.1979166666666667in"/>
    </style:style>
    <style:style style:name="co21" style:family="table-column">
      <style:table-column-properties fo:break-before="auto" style:column-width="0.3645833333333333in"/>
    </style:style>
    <style:style style:name="co22" style:family="table-column">
      <style:table-column-properties fo:break-before="auto" style:column-width="1.53125in"/>
    </style:style>
    <style:style style:name="co23" style:family="table-column">
      <style:table-column-properties fo:break-before="auto" style:column-width="1.4375in"/>
    </style:style>
    <style:style style:name="co24" style:family="table-column">
      <style:table-column-properties fo:break-before="auto" style:column-width="2.40625in"/>
    </style:style>
    <style:style style:name="co25" style:family="table-column">
      <style:table-column-properties fo:break-before="auto" style:column-width="0.5729166666666666in"/>
    </style:style>
    <style:style style:name="co26" style:family="table-column">
      <style:table-column-properties fo:break-before="auto" style:column-width="0in"/>
    </style:style>
    <style:style style:name="co27" style:family="table-column">
      <style:table-column-properties fo:break-before="auto" style:column-width="1.25in"/>
    </style:style>
    <style:style style:name="co28" style:family="table-column">
      <style:table-column-properties fo:break-before="auto" style:column-width="1.46875in"/>
    </style:style>
    <style:style style:name="co29" style:family="table-column">
      <style:table-column-properties fo:break-before="auto" style:column-width="1in"/>
    </style:style>
    <style:style style:name="co30" style:family="table-column">
      <style:table-column-properties fo:break-before="auto" style:column-width="1.90625in"/>
    </style:style>
    <style:style style:name="co31" style:family="table-column">
      <style:table-column-properties fo:break-before="auto" style:column-width="4.78125in"/>
    </style:style>
    <style:style style:name="co32" style:family="table-column">
      <style:table-column-properties fo:break-before="auto" style:column-width="0.46875in"/>
    </style:style>
    <style:style style:name="co33" style:family="table-column">
      <style:table-column-properties fo:break-before="auto" style:column-width="0.375in"/>
    </style:style>
    <style:style style:name="co34" style:family="table-column">
      <style:table-column-properties fo:break-before="auto" style:column-width="0.5416666666666666in"/>
    </style:style>
    <style:style style:name="co35" style:family="table-column">
      <style:table-column-properties fo:break-before="auto" style:column-width="0.3854166666666667in"/>
    </style:style>
    <style:style style:name="co36" style:family="table-column">
      <style:table-column-properties fo:break-before="auto" style:column-width="1.25in"/>
    </style:style>
    <style:style style:name="co37" style:family="table-column">
      <style:table-column-properties fo:break-before="auto" style:column-width="0.65625in"/>
    </style:style>
    <style:style style:name="co38" style:family="table-column">
      <style:table-column-properties fo:break-before="auto" style:column-width="0.9270833333333334in"/>
    </style:style>
    <style:style style:name="co39" style:family="table-column">
      <style:table-column-properties fo:break-before="auto" style:column-width="1.0416666666666667in"/>
    </style:style>
    <style:style style:name="co40" style:family="table-column">
      <style:table-column-properties fo:break-before="auto" style:column-width="2.6979166666666665in"/>
    </style:style>
    <style:style style:name="co41" style:family="table-column">
      <style:table-column-properties fo:break-before="auto" style:column-width="0.7708333333333334in"/>
    </style:style>
    <style:style style:name="co42" style:family="table-column">
      <style:table-column-properties fo:break-before="auto" style:column-width="0.5625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2.2916666666666665in"/>
    </style:style>
    <style:style style:name="co45" style:family="table-column">
      <style:table-column-properties fo:break-before="auto" style:column-width="1.6354166666666667in"/>
    </style:style>
    <style:style style:name="co46" style:family="table-column">
      <style:table-column-properties fo:break-before="auto" style:column-width="1.25in"/>
    </style:style>
    <style:style style:name="co47" style:family="table-column">
      <style:table-column-properties fo:break-before="auto" style:column-width="0.2604166666666667in"/>
    </style:style>
    <style:style style:name="co48" style:family="table-column">
      <style:table-column-properties fo:break-before="auto" style:column-width="0.8125in"/>
    </style:style>
    <style:style style:name="co49" style:family="table-column">
      <style:table-column-properties fo:break-before="auto" style:column-width="0.9791666666666666in"/>
    </style:style>
    <style:style style:name="co50" style:family="table-column">
      <style:table-column-properties fo:break-before="auto" style:column-width="0.23958333333333334in"/>
    </style:style>
    <style:style style:name="co51" style:family="table-column">
      <style:table-column-properties fo:break-before="auto" style:column-width="1.25in"/>
    </style:style>
    <style:style style:name="co52" style:family="table-column">
      <style:table-column-properties fo:break-before="auto" style:column-width="1.25in"/>
    </style:style>
    <style:style style:name="co53" style:family="table-column">
      <style:table-column-properties fo:break-before="auto" style:column-width="3.1458333333333335in"/>
    </style:style>
    <style:style style:name="co54" style:family="table-column">
      <style:table-column-properties fo:break-before="auto" style:column-width="1.0104166666666667in"/>
    </style:style>
    <style:style style:name="co55" style:family="table-column">
      <style:table-column-properties fo:break-before="auto" style:column-width="0.3958333333333333in"/>
    </style:style>
    <style:style style:name="co56" style:family="table-column">
      <style:table-column-properties fo:break-before="auto" style:column-width="3.625in"/>
    </style:style>
    <style:style style:name="co57" style:family="table-column">
      <style:table-column-properties fo:break-before="auto" style:column-width="0.6666666666666666in"/>
    </style:style>
    <style:style style:name="co58" style:family="table-column">
      <style:table-column-properties fo:break-before="auto" style:column-width="1.25in"/>
    </style:style>
    <style:style style:name="co59" style:family="table-column">
      <style:table-column-properties fo:break-before="auto" style:column-width="0.8229166666666666in"/>
    </style:style>
    <style:style style:name="co60" style:family="table-column">
      <style:table-column-properties fo:break-before="auto" style:column-width="0.9479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5in" fo:break-before="auto" style:use-optimal-row-height="true"/>
    </style:style>
    <style:style style:name="ro4" style:family="table-row">
      <style:table-row-properties style:row-height="0.833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false"/>
    </style:style>
    <style:style style:name="ro6" style:family="table-row">
      <style:table-row-properties style:row-height="1.8333333333333333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ro8" style:family="table-row">
      <style:table-row-properties style:row-height="1.1666666666666667in" fo:break-before="auto" style:use-optimal-row-height="true"/>
    </style:style>
    <style:style style:name="ro9" style:family="table-row">
      <style:table-row-properties style:row-height="2.1666666666666665in" fo:break-before="auto" style:use-optimal-row-height="true"/>
    </style:style>
    <style:style style:name="ro10" style:family="table-row">
      <style:table-row-properties style:row-height="0.34375in" fo:break-before="auto" style:use-optimal-row-height="fals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8854166666666666in" fo:break-before="auto" style:use-optimal-row-height="true"/>
    </style:style>
    <style:style style:name="ro13" style:family="table-row">
      <style:table-row-properties style:row-height="1.2395833333333333in" fo:break-before="auto" style:use-optimal-row-height="true"/>
    </style:style>
    <style:style style:name="ro14" style:family="table-row">
      <style:table-row-properties style:row-height="0.4375in" fo:break-before="auto" style:use-optimal-row-height="false"/>
    </style:style>
    <style:style style:name="ro15" style:family="table-row">
      <style:table-row-properties style:row-height="0.46875in" fo:break-before="auto" style:use-optimal-row-height="false"/>
    </style:style>
    <style:style style:name="ro16" style:family="table-row">
      <style:table-row-properties style:row-height="1.7708333333333333in" fo:break-before="auto" style:use-optimal-row-height="true"/>
    </style:style>
    <style:style style:name="ro17" style:family="table-row">
      <style:table-row-properties style:row-height="0.7083333333333334in" fo:break-before="auto" style:use-optimal-row-height="tru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3125in" fo:break-before="auto" style:use-optimal-row-height="true"/>
    </style:style>
    <style:style style:name="ro20" style:family="table-row">
      <style:table-row-properties style:row-height="1.25in" fo:break-before="auto" style:use-optimal-row-height="true"/>
    </style:style>
    <style:style style:name="ro21" style:family="table-row">
      <style:table-row-properties style:row-height="1.09375in" fo:break-before="auto" style:use-optimal-row-height="true"/>
    </style:style>
    <style:style style:name="ro22" style:family="table-row">
      <style:table-row-properties style:row-height="0.625in" fo:break-before="auto" style:use-optimal-row-height="true"/>
    </style:style>
    <style:style style:name="ro23" style:family="table-row">
      <style:table-row-properties style:row-height="0.78125in" fo:break-before="auto" style:use-optimal-row-height="true"/>
    </style:style>
    <style:style style:name="ro24" style:family="table-row">
      <style:table-row-properties style:row-height="0.9375in" fo:break-before="auto" style:use-optimal-row-height="true"/>
    </style:style>
    <style:style style:name="ro25" style:family="table-row">
      <style:table-row-properties style:row-height="0.46875in" fo:break-before="auto" style:use-optimal-row-height="true"/>
    </style:style>
    <style:style style:name="ro26" style:family="table-row">
      <style:table-row-properties style:row-height="1.40625in" fo:break-before="auto" style:use-optimal-row-height="true"/>
    </style:style>
    <style:style style:name="ro27" style:family="table-row">
      <style:table-row-properties style:row-height="0.17708333333333334in" fo:break-before="auto" style:use-optimal-row-height="false"/>
    </style:style>
    <style:style style:name="ro28" style:family="table-row">
      <style:table-row-properties style:row-height="0.3125in" fo:break-before="auto" style:use-optimal-row-height="false"/>
    </style:style>
    <style:style style:name="ro29" style:family="table-row">
      <style:table-row-properties style:row-height="0.3541666666666667in" fo:break-before="auto" style:use-optimal-row-height="true"/>
    </style:style>
    <style:style style:name="ro30" style:family="table-row">
      <style:table-row-properties style:row-height="0.22916666666666666in" fo:break-before="auto" style:use-optimal-row-height="false"/>
    </style:style>
    <style:style style:name="ro31" style:family="table-row">
      <style:table-row-properties style:row-height="0.17708333333333334in" fo:break-before="auto" style:use-optimal-row-height="false"/>
    </style:style>
    <style:style style:name="ro32" style:family="table-row">
      <style:table-row-properties style:row-height="0.5in" fo:break-before="auto" style:use-optimal-row-height="false"/>
    </style:style>
    <style:style style:name="ro33" style:family="table-row">
      <style:table-row-properties style:row-height="0.20833333333333334in" fo:break-before="auto" style:use-optimal-row-height="true"/>
    </style:style>
    <style:style style:name="ro34" style:family="table-row">
      <style:table-row-properties style:row-height="0.2604166666666667in" fo:break-before="auto" style:use-optimal-row-height="true"/>
    </style:style>
    <style:style style:name="ro35" style:family="table-row">
      <style:table-row-properties style:row-height="0.20833333333333334in" fo:break-before="auto" style:use-optimal-row-height="false"/>
    </style:style>
    <style:style style:name="ro36" style:family="table-row">
      <style:table-row-properties style:row-height="0.3020833333333333in" fo:break-before="auto" style:use-optimal-row-height="false"/>
    </style:style>
    <style:style style:name="ro37" style:family="table-row">
      <style:table-row-properties style:row-height="0.19791666666666666in" fo:break-before="auto" style:use-optimal-row-height="false"/>
    </style:style>
    <style:style style:name="ro38" style:family="table-row">
      <style:table-row-properties style:row-height="0.3020833333333333in" fo:break-before="auto" style:use-optimal-row-height="true"/>
    </style:style>
    <style:style style:name="ro39" style:family="table-row">
      <style:table-row-properties style:row-height="0.17708333333333334in" fo:break-before="auto" style:use-optimal-row-height="false"/>
    </style:style>
    <style:style style:name="ro40" style:family="table-row">
      <style:table-row-properties style:row-height="0.17708333333333334in" fo:break-before="auto" style:use-optimal-row-height="false"/>
    </style:style>
    <style:style style:name="ro41" style:family="table-row">
      <style:table-row-properties style:row-height="0.17708333333333334in" fo:break-before="auto" style:use-optimal-row-height="false"/>
    </style:style>
    <style:style style:name="ro42" style:family="table-row">
      <style:table-row-properties style:row-height="5.6875in" fo:break-before="auto" style:use-optimal-row-height="true"/>
    </style:style>
    <style:style style:name="ro43" style:family="table-row">
      <style:table-row-properties style:row-height="0.4166666666666667in" fo:break-before="auto" style:use-optimal-row-height="false"/>
    </style:style>
    <style:style style:name="ro44" style:family="table-row">
      <style:table-row-properties style:row-height="0.17708333333333334in" fo:break-before="auto" style:use-optimal-row-height="false"/>
    </style:style>
    <style:style style:name="ro45" style:family="table-row">
      <style:table-row-properties style:row-height="0.17708333333333334in" fo:break-before="auto" style:use-optimal-row-height="false"/>
    </style:style>
    <style:style style:name="ro46" style:family="table-row">
      <style:table-row-properties style:row-height="3.0104166666666665in" fo:break-before="auto" style:use-optimal-row-height="true"/>
    </style:style>
    <style:style style:name="ro47" style:family="table-row">
      <style:table-row-properties style:row-height="0.59375in" fo:break-before="auto" style:use-optimal-row-height="true"/>
    </style:style>
    <style:style style:name="ro48" style:family="table-row">
      <style:table-row-properties style:row-height="0.17708333333333334in" fo:break-before="auto" style:use-optimal-row-height="false"/>
    </style:style>
    <style:style style:name="ta1" style:family="table" style:master-page-name="PageStyle_5f_Readme_Settings">
      <style:table-properties table:display="true" style:writing-mode="lr-tb"/>
    </style:style>
    <style:style style:name="ta2" style:family="table" style:master-page-name="PageStyle_5f_Archiv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ta4" style:family="table" style:master-page-name="PageStyle_5f_Dashboard">
      <style:table-properties table:display="true" style:writing-mode="lr-tb"/>
    </style:style>
    <style:style style:name="ta5" style:family="table" style:master-page-name="PageStyle_5f_Vertices">
      <style:table-properties table:display="false" style:writing-mode="lr-tb"/>
    </style:style>
    <style:style style:name="ta6" style:family="table" style:master-page-name="PageStyle_5f_QuestionsFilter">
      <style:table-properties table:display="false" style:writing-mode="lr-tb"/>
    </style:style>
    <style:style style:name="ta7" style:family="table" style:master-page-name="PageStyle_5f_TopDistributors">
      <style:table-properties table:display="false" style:writing-mode="lr-tb"/>
    </style:style>
    <style:style style:name="ta8" style:family="table" style:master-page-name="PageStyle_5f_Edges">
      <style:table-properties table:display="false" style:writing-mode="lr-tb"/>
    </style:style>
    <style:style style:name="ta9" style:family="table" style:master-page-name="PageStyle_5f_SNA Metrics">
      <style:table-properties table:display="false" style:writing-mode="lr-tb"/>
    </style:style>
    <style:style style:name="ta10" style:family="table" style:master-page-name="PageStyle_5f_TMP">
      <style:table-properties table:display="fals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wrap-option="wrap" style:vertical-align="middle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 style:data-style-name="N0">
      <style:table-cell-properties fo:border-lef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bottom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wrap-option="wrap" style:vertical-align="middle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 style:data-style-name="N0">
      <style:table-cell-properties fo:border-left="1.0pt solid #000000" fo:border-right="1.0pt solid #000000" fo:wrap-option="wrap" style:vertical-align="bottom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left="1.0pt solid #000000" fo:border-right="1.0pt solid #000000"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7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8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0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2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9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0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7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 style:data-style-name="N181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0">
      <style:table-cell-properties fo:wrap-option="wrap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 style:data-style-name="N0">
      <style:table-cell-properties fo:wrap-option="wrap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179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86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87" style:family="table-cell" style:parent-style-name="Default" style:data-style-name="N18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8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1" style:family="table-cell" style:parent-style-name="Default" style:data-style-name="N182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93" style:family="table-cell" style:parent-style-name="Default" style:data-style-name="N180">
      <style:table-cell-properties fo:wrap-option="wrap" style:vertical-align="middle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5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6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7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ce98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9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ce100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 style:data-style-name="N0">
      <style:table-cell-properties fo:wrap-option="wrap" style:vertical-align="middle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 style:data-style-name="N0">
      <style:table-cell-properties fo:wrap-option="wrap" style:vertical-align="top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4" style:family="table-cell" style:parent-style-name="Default" style:data-style-name="N18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09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10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 style:data-style-name="N18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3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 style:data-style-name="N0">
      <style:table-cell-properties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0" style:family="table-cell" style:parent-style-name="Default" style:data-style-name="N185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1" style:family="table-cell" style:parent-style-name="Default" style:data-style-name="N185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2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 style:data-style-name="N0">
      <style:table-cell-properties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0">
      <style:table-cell-properties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 style:data-style-name="N0">
      <style:table-cell-properties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6" style:family="table-cell" style:parent-style-name="Default" style:data-style-name="N0">
      <style:table-cell-properties fo:border-top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7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8" style:family="table-cell" style:parent-style-name="Default" style:data-style-name="N0">
      <style:table-cell-properties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9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3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5" style:family="table-cell" style:parent-style-name="Default" style:data-style-name="N0">
      <style:table-cell-properties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6" style:family="table-cell" style:parent-style-name="Default" style:data-style-name="N0">
      <style:table-cell-properties fo:border-lef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7" style:family="table-cell" style:parent-style-name="Default" style:data-style-name="N0">
      <style:table-cell-properties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8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9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0" style:family="table-cell" style:parent-style-name="Default" style:data-style-name="N18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1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2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4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5" style:family="table-cell" style:parent-style-name="Default" style:data-style-name="N0">
      <style:table-cell-properties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6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7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8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9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0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1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2" style:family="table-cell" style:parent-style-name="Default" style:data-style-name="N186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5" style:family="table-cell" style:parent-style-name="Default" style:data-style-name="N186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6" style:family="table-cell" style:parent-style-name="Default" style:data-style-name="N187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7" style:family="table-cell" style:parent-style-name="Default" style:data-style-name="N181">
      <style:table-cell-properties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8" style:family="table-cell" style:parent-style-name="Default" style:data-style-name="N0">
      <style:table-cell-properties fo:border-lef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9" style:family="table-cell" style:parent-style-name="Default" style:data-style-name="N0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0" style:family="table-cell" style:parent-style-name="Default" style:data-style-name="N181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2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15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7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Readme_Setting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15" table:number-columns-repeated="253"/>
        <table:table-row table:style-name="ro2">
          <table:table-cell table:style-name="ce21" table:number-columns-spanned="3" table:number-rows-spanned="1" office:value-type="string">
            <text:p>TAGS v5.0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Created by mhawksey. Read more about this at: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http://mashe.hawksey.info/twitter-archive-tagsv5/</text:p>
          </table:table-cell>
          <table:covered-table-cell table:number-columns-repeated="2"/>
        </table:table-row>
        <table:table-row table:style-name="ro3">
          <table:table-cell table:style-name="ce29" table:number-columns-spanned="3" table:number-rows-spanned="1" office:value-type="string">
            <text:p>With this spreadsheet you can:</text:p>
          </table:table-cell>
          <table:covered-table-cell table:number-columns-repeated="2"/>
        </table:table-row>
        <table:table-row table:style-name="ro4">
          <table:table-cell table:style-name="ce32" table:number-columns-spanned="3" table:number-rows-spanned="1" office:value-type="string">
            <text:p>- automatically pull results from a Twitter Search into a Google Spreadsheet
</text:p>
          </table:table-cell>
          <table:covered-table-cell table:number-columns-repeated="2"/>
        </table:table-row>
        <table:table-row table:style-name="ro5">
          <table:table-cell table:style-name="ce29" table:number-columns-spanned="3" table:number-rows-spanned="1" office:value-type="string">
            <text:p>Instructions:</text:p>
          </table:table-cell>
          <table:covered-table-cell table:number-columns-repeated="2"/>
        </table:table-row>
        <table:table-row table:style-name="ro6">
          <table:table-cell table:style-name="ce33" table:number-columns-spanned="3" table:number-rows-spanned="1" office:value-type="string">
            <text:p>1. Click this button twice (once to authenticate, second to add custom menu) --&gt;

2. Open TAGS &gt; Twitter API Authentication and follow the instructions</text:p>
          </table:table-cell>
          <table:covered-table-cell table:number-columns-repeated="2"/>
        </table:table-row>
        <table:table-row table:style-name="ro7">
          <table:table-cell table:style-name="ce36"/>
          <table:table-cell table:style-name="ce37"/>
          <table:table-cell table:style-name="ce28"/>
        </table:table-row>
        <table:table-row table:style-name="ro8">
          <table:table-cell table:style-name="ce32" office:value-type="string">
            <text:p>3. Enter search term</text:p>
          </table:table-cell>
          <table:table-cell table:style-name="ce38" office:value-type="string">
            <text:p>#beifunk</text:p>
          </table:table-cell>
          <table:table-cell table:style-name="ce39" office:value-type="string">
            <text:p>&lt;- you can use serach operators like AND OR as well as from: and to: eg '#JobsNow AND from:BarackObama' (without quotes) </text:p>
          </table:table-cell>
        </table:table-row>
        <table:table-row table:style-name="ro7">
          <table:table-cell table:style-name="ce40"/>
          <table:table-cell table:style-name="ce41"/>
          <table:table-cell table:style-name="ce28"/>
        </table:table-row>
        <table:table-row table:style-name="ro9">
          <table:table-cell table:style-name="ce42" table:number-columns-spanned="3" table:number-rows-spanned="1" office:value-type="string">
            <text:p>4. Make a one off collection with TAGS &gt; Run now! or set a trigger to collect every hour TAGS &gt; Update archive every hour. To change the frequency open Tools -&gt; Script Editor then Triggers -&gt; Current script's triggers... and adjust
</text:p>
          </table:table-cell>
          <table:covered-table-cell table:number-columns-repeated="2"/>
        </table:table-row>
        <table:table-row table:style-name="ro10">
          <table:table-cell table:style-name="ce29" table:number-columns-spanned="3" table:number-rows-spanned="1" office:value-type="string">
            <text:p>Advanced Settings:</text:p>
          </table:table-cell>
          <table:covered-table-cell table:number-columns-repeated="2"/>
        </table:table-row>
        <table:table-row table:style-name="ro11">
          <table:table-cell table:style-name="ce45" office:value-type="string">
            <text:p>Period</text:p>
          </table:table-cell>
          <table:table-cell table:style-name="ce46" office:value-type="string">
            <text:p>default</text:p>
          </table:table-cell>
          <table:table-cell table:style-name="ce45" office:value-type="string">
            <text:p>&lt;- if NOT using default switch to 'paged' below</text:p>
          </table:table-cell>
        </table:table-row>
        <table:table-row table:style-name="ro12">
          <table:table-cell table:style-name="ce45" office:value-type="string">
            <text:p>Continuous/paged</text:p>
          </table:table-cell>
          <table:table-cell table:style-name="ce47" office:value-type="string">
            <text:p>continuous</text:p>
          </table:table-cell>
          <table:table-cell table:style-name="ce45" office:value-type="string">
            <text:p>&lt;- continuous will add results to a single sheet, paged adds results to a new sheet</text:p>
          </table:table-cell>
        </table:table-row>
        <table:table-row table:style-name="ro13">
          <table:table-cell table:style-name="ce45" office:value-type="string">
            <text:p>Follower count filter</text:p>
          </table:table-cell>
          <table:table-cell table:style-name="ce48" office:value-type="float" office:value="0">
            <text:p>0</text:p>
          </table:table-cell>
          <table:table-cell table:style-name="ce45" office:value-type="string">
            <text:p>&lt;- if search term is being spammed you can set the minimum followers a person must have to be included in archive</text:p>
          </table:table-cell>
        </table:table-row>
        <table:table-row table:style-name="ro7" table:visibility="collapse">
          <table:table-cell table:style-name="ce49" office:value-type="string">
            <text:p>Last since_id</text:p>
          </table:table-cell>
          <table:table-cell table:style-name="ce50" office:value-type="string">
            <text:p>308947139654983681</text:p>
          </table:table-cell>
          <table:table-cell table:style-name="ce49"/>
        </table:table-row>
        <table:table-row table:style-name="ro14">
          <table:table-cell table:style-name="ce51" table:number-columns-spanned="3" table:number-rows-spanned="1" office:value-type="string">
            <text:p>Make interactive</text:p>
          </table:table-cell>
          <table:covered-table-cell table:number-columns-repeated="2"/>
        </table:table-row>
        <table:table-row table:style-name="ro13">
          <table:table-cell table:style-name="ce49" table:number-columns-spanned="3" table:number-rows-spanned="1" office:value-type="string">
            <text:p>Turn your archive into an interactive online resource using TAGSExplorer - see http://bit.ly/TAGSsetup</text:p>
          </table:table-cell>
          <table:covered-table-cell table:number-columns-repeated="2"/>
        </table:table-row>
        <table:table-row table:style-name="ro15">
          <table:table-cell table:style-name="ce51" table:number-columns-spanned="3" table:number-rows-spanned="1" office:value-type="string">
            <text:p>News</text:p>
          </table:table-cell>
          <table:covered-table-cell table:number-columns-repeated="2"/>
        </table:table-row>
        <table:table-row table:style-name="ro16">
          <table:table-cell table:style-name="ce53" table:number-columns-spanned="3" table:number-rows-spanned="1" office:value-type="string">
            <text:p>15-Feb-2013 IMPORTANT: Version 5.0 of TAGS is now available. Please read important information for users of older versions by following the link</text:p>
          </table:table-cell>
          <table:covered-table-cell table:number-columns-repeated="2"/>
        </table:table-row>
        <table:table-row table:style-name="ro17">
          <table:table-cell table:style-name="ce54" table:number-columns-spanned="3" table:number-rows-spanned="1" office:value-type="string">
            <text:p>http://mashe.hawksey.info/2013/02/twitter-archive-tagsv5/</text:p>
          </table:table-cell>
          <table:covered-table-cell table:number-columns-repeated="2"/>
        </table:table-row>
      </table:table>
      <table:table table:name="Archive" table:style-name="ta2" table:print="false">
        <office:forms form:automatic-focus="false" form:apply-design-mode="false"/>
        <table:table-column table:style-name="co6" table:default-cell-style-name="ce-1"/>
        <table:table-column table:style-name="co5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5" table:default-cell-style-name="ce-1"/>
        <table:table-column table:style-name="co12" table:default-cell-style-name="ce-1"/>
        <table:table-column table:style-name="co5" table:default-cell-style-name="ce-1"/>
        <table:table-column table:style-name="co15" table:number-columns-repeated="2" table:default-cell-style-name="ce-1"/>
        <table:table-column table:style-name="co11" table:default-cell-style-name="ce-1"/>
        <table:table-column table:style-name="co5" table:default-cell-style-name="ce-1"/>
        <table:table-column table:style-name="co16" table:default-cell-style-name="ce-1"/>
        <table:table-column table:style-name="co5" table:default-cell-style-name="ce15" table:number-columns-repeated="238"/>
        <table:table-row table:style-name="ro19">
          <table:table-cell table:style-name="ce55" office:value-type="string">
            <text:p>id_str</text:p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user_lang</text:p>
          </table:table-cell>
          <table:table-cell table:style-name="ce56" office:value-type="string">
            <text:p>in_reply_to_user_id_str</text:p>
          </table:table-cell>
          <table:table-cell table:style-name="ce56" office:value-type="string">
            <text:p>in_reply_to_screen_name</text:p>
          </table:table-cell>
          <table:table-cell table:style-name="ce56" office:value-type="string">
            <text:p>from_user_id_str</text:p>
          </table:table-cell>
          <table:table-cell table:style-name="ce56" office:value-type="string">
            <text:p>in_reply_to_status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6" office:value-type="string">
            <text:p>user_followers_count</text:p>
          </table:table-cell>
          <table:table-cell table:style-name="ce56" office:value-type="string">
            <text:p>user_friends_count</text:p>
          </table:table-cell>
          <table:table-cell table:style-name="ce56" office:value-type="string">
            <text:p>user_utc_offset</text:p>
          </table:table-cell>
          <table:table-cell table:style-name="ce56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20">
          <table:table-cell table:style-name="ce58" office:value-type="string">
            <text:p>308947139654983681</text:p>
          </table:table-cell>
          <table:table-cell table:style-name="ce59" office:value-type="string">
            <text:p>markus_vgf</text:p>
          </table:table-cell>
          <table:table-cell table:style-name="ce59" office:value-type="string">
            <text:p>@florianklenk @MartinThuer wahlgeheimnis? müssen wahlzettel nicht versiegelt zur landesbehörde geschickt werden? frage an #beifunk</text:p>
          </table:table-cell>
          <table:table-cell table:style-name="ce59" office:value-type="string">
            <text:p>Tue Mar 05 14:28:32 +0000 2013</text:p>
          </table:table-cell>
          <table:table-cell table:style-name="ce60" office:value-type="float" office:value="41338.60314814815">
            <text:p>3/5/2013 14:28:3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21508795">
            <text:p>221508795</text:p>
          </table:table-cell>
          <table:table-cell table:style-name="ce59" office:value-type="string">
            <text:p>florianklenk</text:p>
          </table:table-cell>
          <table:table-cell table:style-name="ce59" office:value-type="float" office:value="804346988">
            <text:p>804346988</text:p>
          </table:table-cell>
          <table:table-cell table:style-name="ce59" office:value-type="string">
            <text:p>30894664372888780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79080750/inf9wc30yolyj7h4wdrm_normal.jpeg</text:p>
          </table:table-cell>
          <table:table-cell table:style-name="ce59" office:value-type="float" office:value="381">
            <text:p>381</text:p>
          </table:table-cell>
          <table:table-cell table:style-name="ce59" office:value-type="float" office:value="180">
            <text:p>180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markus_vgf/statuses/308947139654983681</text:p>
          </table:table-cell>
          <table:table-cell table:style-name="ce61" office:value-type="string">
            <text:p>{"urls":[],"hashtags":[{"text":"beifunk","indices":[122,130]}],"user_mentions":[{"id":221508795,"name":"Florian Klenk","indices":[0,13],"screen_name":"florianklenk","id_str":"221508795"},{"id":22470711,"name":"Martin Thür","indices":[14,26],"screen_name":"MartinThuer","id_str":"22470711"}]}</text:p>
          </table:table-cell>
        </table:table-row>
        <table:table-row table:style-name="ro21">
          <table:table-cell table:style-name="ce58" office:value-type="string">
            <text:p>30864847428977459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stefan_petzner den 12er sprengel #stveit brauch ma nit neu auszählen, da hat alles gepaßt... #bzö #grüne #ktn13 #einestimme #beifunk</text:p>
          </table:table-cell>
          <table:table-cell table:style-name="ce59" office:value-type="string">
            <text:p>Mon Mar 04 18:41:45 +0000 2013</text:p>
          </table:table-cell>
          <table:table-cell table:style-name="ce60" office:value-type="float" office:value="41337.77899305555">
            <text:p>3/4/2013 18:41:4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01974703">
            <text:p>301974703</text:p>
          </table:table-cell>
          <table:table-cell table:style-name="ce59" office:value-type="string">
            <text:p>stefan_petzner</text:p>
          </table:table-cell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0">
            <text:p>840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648474289774592</text:p>
          </table:table-cell>
          <table:table-cell table:style-name="ce61" office:value-type="string">
            <text:p>{"urls":[],"hashtags":[{"text":"stveit","indices":[34,41]},{"text":"bzö","indices":[94,98]},{"text":"grüne","indices":[99,105]},{"text":"ktn13","indices":[106,112]},{"text":"einestimme","indices":[113,124]},{"text":"beifunk","indices":[125,133]}],"user_mentions":[{"id":301974703,"name":"Stefan Petzner","indices":[0,15],"screen_name":"stefan_petzner","id_str":"301974703"}]}</text:p>
          </table:table-cell>
        </table:table-row>
        <table:table-row table:style-name="ro22">
          <table:table-cell table:style-name="ce58" office:value-type="string">
            <text:p>308596740603383809</text:p>
          </table:table-cell>
          <table:table-cell table:style-name="ce59" office:value-type="string">
            <text:p>AnChVIE</text:p>
          </table:table-cell>
          <table:table-cell table:style-name="ce59" office:value-type="string">
            <text:p>Freue mich schon auf Live-Berichterstattung vom #ktn13 recount :-) #beifunk</text:p>
          </table:table-cell>
          <table:table-cell table:style-name="ce59" office:value-type="string">
            <text:p>Mon Mar 04 15:16:11 +0000 2013</text:p>
          </table:table-cell>
          <table:table-cell table:style-name="ce60" office:value-type="float" office:value="41337.63623842593">
            <text:p>3/4/2013 15:16:1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2221544">
            <text:p>3222154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983204037/ed09c53d93c424795413d44ca72e7edb_normal.jpeg</text:p>
          </table:table-cell>
          <table:table-cell table:style-name="ce59" office:value-type="float" office:value="1315">
            <text:p>1315</text:p>
          </table:table-cell>
          <table:table-cell table:style-name="ce59" office:value-type="float" office:value="1068">
            <text:p>106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ChVIE/statuses/308596740603383809</text:p>
          </table:table-cell>
          <table:table-cell table:style-name="ce61" office:value-type="string">
            <text:p>{"urls":[],"hashtags":[{"text":"ktn13","indices":[48,54]},{"text":"beifunk","indices":[67,75]}],"user_mentions":[]}</text:p>
          </table:table-cell>
        </table:table-row>
        <table:table-row table:style-name="ro23">
          <table:table-cell table:style-name="ce58" office:value-type="string">
            <text:p>308269689979678721</text:p>
          </table:table-cell>
          <table:table-cell table:style-name="ce59" office:value-type="string">
            <text:p>Kosak_Daniel</text:p>
          </table:table-cell>
          <table:table-cell table:style-name="ce59" office:value-type="string">
            <text:p>ich gestehe, ich hab mich heute nicht so richtig aus dem wahllokal zu twittern getraut. #beifunk</text:p>
          </table:table-cell>
          <table:table-cell table:style-name="ce59" office:value-type="string">
            <text:p>Sun Mar 03 17:36:36 +0000 2013</text:p>
          </table:table-cell>
          <table:table-cell table:style-name="ce60" office:value-type="float" office:value="41336.73375">
            <text:p>3/3/2013 17:36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956396">
            <text:p>47495639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82769745/kosak_2011_2_auge_normal.jpg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sak_Daniel/statuses/308269689979678721</text:p>
          </table:table-cell>
          <table:table-cell table:style-name="ce61" office:value-type="string">
            <text:p>{"urls":[],"hashtags":[{"text":"beifunk","indices":[88,96]}],"user_mentions":[]}</text:p>
          </table:table-cell>
        </table:table-row>
        <table:table-row table:style-name="ro24">
          <table:table-cell table:style-name="ce58" office:value-type="string">
            <text:p>308258087775662082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Unser Sprengelergebnis: 46%V 18,1TS 14,3G 13,8S 6F #Sprengel29 #Baden #beifunk #noe13</text:p>
          </table:table-cell>
          <table:table-cell table:style-name="ce59" office:value-type="string">
            <text:p>Sun Mar 03 16:50:29 +0000 2013</text:p>
          </table:table-cell>
          <table:table-cell table:style-name="ce60" office:value-type="float" office:value="41336.70172453704">
            <text:p>3/3/2013 16:50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258087775662082</text:p>
          </table:table-cell>
          <table:table-cell table:style-name="ce61" office:value-type="string">
            <text:p>{"urls":[],"hashtags":[{"text":"Sprengel29","indices":[51,62]},{"text":"Baden","indices":[63,69]},{"text":"beifunk","indices":[70,78]},{"text":"noe13","indices":[79,85]}],"user_mentions":[]}</text:p>
          </table:table-cell>
        </table:table-row>
        <table:table-row table:style-name="ro22">
          <table:table-cell table:style-name="ce58" office:value-type="string">
            <text:p>30825002681409126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Mein WTF vorher war übrigens im Internetsinne gemeint. #noe13 #beifunk</text:p>
          </table:table-cell>
          <table:table-cell table:style-name="ce59" office:value-type="string">
            <text:p>Sun Mar 03 16:18:28 +0000 2013</text:p>
          </table:table-cell>
          <table:table-cell table:style-name="ce60" office:value-type="float" office:value="41336.67949074074">
            <text:p>3/3/2013 16:18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250026814091264</text:p>
          </table:table-cell>
          <table:table-cell table:style-name="ce61" office:value-type="string">
            <text:p>{"urls":[],"hashtags":[{"text":"noe13","indices":[55,61]},{"text":"beifunk","indices":[62,70]}],"user_mentions":[]}</text:p>
          </table:table-cell>
        </table:table-row>
        <table:table-row table:style-name="ro22">
          <table:table-cell table:style-name="ce58" office:value-type="string">
            <text:p>30824824462495334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18% Stronach bei uns im Sprengel. Wen's getroffen hat: F mit 6% #WTF #beifunk #noe13</text:p>
          </table:table-cell>
          <table:table-cell table:style-name="ce59" office:value-type="string">
            <text:p>Sun Mar 03 16:11:23 +0000 2013</text:p>
          </table:table-cell>
          <table:table-cell table:style-name="ce60" office:value-type="float" office:value="41336.67457175926">
            <text:p>3/3/2013 16:11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1">
            <text:p>461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248244624953344</text:p>
          </table:table-cell>
          <table:table-cell table:style-name="ce61" office:value-type="string">
            <text:p>{"urls":[],"hashtags":[{"text":"WTF","indices":[64,68]},{"text":"beifunk","indices":[69,77]},{"text":"noe13","indices":[78,84]}],"user_mentions":[]}</text:p>
          </table:table-cell>
        </table:table-row>
        <table:table-row table:style-name="ro24">
          <table:table-cell table:style-name="ce58" office:value-type="string">
            <text:p>308245194606800898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über #ktn13 ist ja über den tag verteilt was durchgesickert, nur bei #noe13 absolut gar nichts #beifunk. bin gespannt!</text:p>
          </table:table-cell>
          <table:table-cell table:style-name="ce59" office:value-type="string">
            <text:p>Sun Mar 03 15:59:15 +0000 2013</text:p>
          </table:table-cell>
          <table:table-cell table:style-name="ce60" office:value-type="float" office:value="41336.66614583333">
            <text:p>3/3/2013 15:59:1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8">
            <text:p>368</text:p>
          </table:table-cell>
          <table:table-cell table:style-name="ce59" office:value-type="float" office:value="425">
            <text:p>42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245194606800898</text:p>
          </table:table-cell>
          <table:table-cell table:style-name="ce61" office:value-type="string">
            <text:p>{"urls":[],"hashtags":[{"text":"ktn13","indices":[5,11]},{"text":"noe13","indices":[69,75]},{"text":"beifunk","indices":[95,103]}],"user_mentions":[]}</text:p>
          </table:table-cell>
        </table:table-row>
        <table:table-row table:style-name="ro24">
          <table:table-cell table:style-name="ce58" office:value-type="string">
            <text:p>308241311062966273</text:p>
          </table:table-cell>
          <table:table-cell table:style-name="ce59" office:value-type="string">
            <text:p>obichan</text:p>
          </table:table-cell>
          <table:table-cell table:style-name="ce59" office:value-type="string">
            <text:p>gefällt mir. RT @hmjahnel Sprengel 8110: spö 33%, grün 31%, övp 12%, ts 10%, fpk 7% #ktn13, #beifunk</text:p>
          </table:table-cell>
          <table:table-cell table:style-name="ce59" office:value-type="string">
            <text:p>Sun Mar 03 15:43:50 +0000 2013</text:p>
          </table:table-cell>
          <table:table-cell table:style-name="ce60" office:value-type="float" office:value="41336.655439814815">
            <text:p>3/3/2013 15:43:5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1894745">
            <text:p>51894745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31178277/422983_3610585027385_1356514067_3583551_485554454_n_normal.jpg</text:p>
          </table:table-cell>
          <table:table-cell table:style-name="ce59" office:value-type="float" office:value="468">
            <text:p>468</text:p>
          </table:table-cell>
          <table:table-cell table:style-name="ce59" office:value-type="float" office:value="529">
            <text:p>52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bichan/statuses/308241311062966273</text:p>
          </table:table-cell>
          <table:table-cell table:style-name="ce61" office:value-type="string">
            <text:p>{"urls":[],"hashtags":[{"text":"ktn13","indices":[84,90]},{"text":"beifunk","indices":[92,100]}],"user_mentions":[{"id":43342755,"name":"Hans Michael Jahnel","indices":[16,25],"screen_name":"hmjahnel","id_str":"43342755"}]}</text:p>
          </table:table-cell>
        </table:table-row>
        <table:table-row table:style-name="ro24">
          <table:table-cell table:style-name="ce58" office:value-type="string">
            <text:p>30824102598452019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#stveit spr. 12: #spö 39,63 #övp 13,71 #fpk 13,11 #grüne 12,80 #bzö 9,45 #ts 9,14 andere 2,31 #ktn13 #ktn2013 #beifunk</text:p>
          </table:table-cell>
          <table:table-cell table:style-name="ce59" office:value-type="string">
            <text:p>Sun Mar 03 15:42:42 +0000 2013</text:p>
          </table:table-cell>
          <table:table-cell table:style-name="ce60" office:value-type="float" office:value="41336.654652777775">
            <text:p>3/3/2013 15:42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241025984520192</text:p>
          </table:table-cell>
          <table:table-cell table:style-name="ce61" office:value-type="string">
            <text:p>{"urls":[],"hashtags":[{"text":"stveit","indices":[0,7]},{"text":"spö","indices":[17,21]},{"text":"övp","indices":[28,32]},{"text":"fpk","indices":[39,43]},{"text":"grüne","indices":[50,56]},{"text":"bzö","indices":[63,67]},{"text":"ts","indices":[73,76]},{"text":"ktn13","indices":[94,100]},{"text":"ktn2013","indices":[101,109]},{"text":"beifunk","indices":[110,118]}],"user_mentions":[]}</text:p>
          </table:table-cell>
        </table:table-row>
        <table:table-row table:style-name="ro23">
          <table:table-cell table:style-name="ce58" office:value-type="string">
            <text:p>30823707465235251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RT @hmjahnel: Sprengel 8110: spö 33%, grün 31%, övp 12%, ts 10%, fpk 7% #ktn13, #beifunk</text:p>
          </table:table-cell>
          <table:table-cell table:style-name="ce59" office:value-type="string">
            <text:p>Sun Mar 03 15:27:00 +0000 2013</text:p>
          </table:table-cell>
          <table:table-cell table:style-name="ce60" office:value-type="float" office:value="41336.643749999996">
            <text:p>3/3/2013 15:27:0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4">
            <text:p>844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8237074652352512</text:p>
          </table:table-cell>
          <table:table-cell table:style-name="ce61" office:value-type="string">
            <text:p>{"urls":[],"hashtags":[{"text":"ktn13","indices":[72,78]},{"text":"beifunk","indices":[80,88]}],"user_mentions":[{"id":43342755,"name":"Hans Michael Jahnel","indices":[3,12],"screen_name":"hmjahnel","id_str":"43342755"}]}</text:p>
          </table:table-cell>
        </table:table-row>
        <table:table-row table:style-name="ro25">
          <table:table-cell table:style-name="ce58" office:value-type="string">
            <text:p>308234226841575424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Bin mit dem Ergebnis zufrieden. :) #beifunk #noe13</text:p>
          </table:table-cell>
          <table:table-cell table:style-name="ce59" office:value-type="string">
            <text:p>Sun Mar 03 15:15:41 +0000 2013</text:p>
          </table:table-cell>
          <table:table-cell table:style-name="ce60" office:value-type="float" office:value="41336.6358912037">
            <text:p>3/3/2013 15:15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234226841575424</text:p>
          </table:table-cell>
          <table:table-cell table:style-name="ce61" office:value-type="string">
            <text:p>{"urls":[],"hashtags":[{"text":"beifunk","indices":[35,43]},{"text":"noe13","indices":[44,50]}],"user_mentions":[]}</text:p>
          </table:table-cell>
        </table:table-row>
        <table:table-row table:style-name="ro22">
          <table:table-cell table:style-name="ce58" office:value-type="string">
            <text:p>308216563838906369</text:p>
          </table:table-cell>
          <table:table-cell table:style-name="ce59" office:value-type="string">
            <text:p>Svejk</text:p>
          </table:table-cell>
          <table:table-cell table:style-name="ce59" office:value-type="string">
            <text:p>@kiwifruit_ Jaja, Verfassung ist was Böses... #sarkasmus #beifunk</text:p>
          </table:table-cell>
          <table:table-cell table:style-name="ce59" office:value-type="string">
            <text:p>Sun Mar 03 14:05:29 +0000 2013</text:p>
          </table:table-cell>
          <table:table-cell table:style-name="ce60" office:value-type="float" office:value="41336.5871412037">
            <text:p>3/3/2013 14:05:2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0563106">
            <text:p>20563106</text:p>
          </table:table-cell>
          <table:table-cell table:style-name="ce59" office:value-type="string">
            <text:p>kiwifruit_</text:p>
          </table:table-cell>
          <table:table-cell table:style-name="ce59" office:value-type="float" office:value="6467932">
            <text:p>6467932</text:p>
          </table:table-cell>
          <table:table-cell table:style-name="ce59" office:value-type="string">
            <text:p>308215984420962304</text:p>
          </table:table-cell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640876950/gerhardbearbeitethg2_normal.jpg</text:p>
          </table:table-cell>
          <table:table-cell table:style-name="ce59" office:value-type="float" office:value="2337">
            <text:p>2337</text:p>
          </table:table-cell>
          <table:table-cell table:style-name="ce59" office:value-type="float" office:value="958">
            <text:p>9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vejk/statuses/308216563838906369</text:p>
          </table:table-cell>
          <table:table-cell table:style-name="ce61" office:value-type="string">
            <text:p>{"urls":[],"hashtags":[{"text":"sarkasmus","indices":[46,56]},{"text":"beifunk","indices":[57,65]}],"user_mentions":[{"id":20563106,"name":"Erwin K.","indices":[0,11],"screen_name":"kiwifruit_","id_str":"20563106"}]}</text:p>
          </table:table-cell>
        </table:table-row>
        <table:table-row table:style-name="ro25">
          <table:table-cell table:style-name="ce58" office:value-type="string">
            <text:p>308216313262768128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Darf ich einen ungültigen Stimmzettel twittern? #beifunk</text:p>
          </table:table-cell>
          <table:table-cell table:style-name="ce59" office:value-type="string">
            <text:p>Sun Mar 03 14:04:30 +0000 2013</text:p>
          </table:table-cell>
          <table:table-cell table:style-name="ce60" office:value-type="float" office:value="41336.58645833333">
            <text:p>3/3/2013 14:04:3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216313262768128</text:p>
          </table:table-cell>
          <table:table-cell table:style-name="ce61" office:value-type="string">
            <text:p>{"urls":[],"hashtags":[{"text":"beifunk","indices":[48,56]}],"user_mentions":[]}</text:p>
          </table:table-cell>
        </table:table-row>
        <table:table-row table:style-name="ro26">
          <table:table-cell table:style-name="ce58" office:value-type="string">
            <text:p>308215984420962304</text:p>
          </table:table-cell>
          <table:table-cell table:style-name="ce59" office:value-type="string">
            <text:p>kiwifruit_</text:p>
          </table:table-cell>
          <table:table-cell table:style-name="ce59" office:value-type="string">
            <text:p>da hat wer angst vom internet (;
RT @Svejk: NOCHMALS DRINGENDER HINWEIS: BRUCH VON SPERRFRIST KANN ZU WAHLAUFHEBUNG FÜHREN!!! #beifunk</text:p>
          </table:table-cell>
          <table:table-cell table:style-name="ce59" office:value-type="string">
            <text:p>Sun Mar 03 14:03:11 +0000 2013</text:p>
          </table:table-cell>
          <table:table-cell table:style-name="ce60" office:value-type="float" office:value="41336.58554398148">
            <text:p>3/3/2013 14:03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0563106">
            <text:p>20563106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228570008/8d7f2c33f4eb4beae61ce7c8a5b47a5c_normal.jpeg</text:p>
          </table:table-cell>
          <table:table-cell table:style-name="ce59" office:value-type="float" office:value="591">
            <text:p>591</text:p>
          </table:table-cell>
          <table:table-cell table:style-name="ce59" office:value-type="float" office:value="437">
            <text:p>4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iwifruit_/statuses/308215984420962304</text:p>
          </table:table-cell>
          <table:table-cell table:style-name="ce61" office:value-type="string">
            <text:p>{"urls":[],"hashtags":[{"text":"beifunk","indices":[126,134]}],"user_mentions":[{"id":6467932,"name":"Gerhard W. Loub","indices":[36,42],"screen_name":"Svejk","id_str":"6467932"}]}</text:p>
          </table:table-cell>
        </table:table-row>
        <table:table-row table:style-name="ro25">
          <table:table-cell table:style-name="ce58" office:value-type="string">
            <text:p>308215469532389377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countdown... 60 minutes to go... #stveit #ktn13 #beifunk</text:p>
          </table:table-cell>
          <table:table-cell table:style-name="ce59" office:value-type="string">
            <text:p>Sun Mar 03 14:01:08 +0000 2013</text:p>
          </table:table-cell>
          <table:table-cell table:style-name="ce60" office:value-type="float" office:value="41336.58412037037">
            <text:p>3/3/2013 14:01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215469532389377</text:p>
          </table:table-cell>
          <table:table-cell table:style-name="ce61" office:value-type="string">
            <text:p>{"urls":[],"hashtags":[{"text":"stveit","indices":[33,40]},{"text":"ktn13","indices":[41,47]},{"text":"beifunk","indices":[48,56]}],"user_mentions":[]}</text:p>
          </table:table-cell>
        </table:table-row>
        <table:table-row table:style-name="ro24">
          <table:table-cell table:style-name="ce58" office:value-type="string">
            <text:p>308213117786136576</text:p>
          </table:table-cell>
          <table:table-cell table:style-name="ce59" office:value-type="string">
            <text:p>Svejk</text:p>
          </table:table-cell>
          <table:table-cell table:style-name="ce59" office:value-type="string">
            <text:p>NOCHMALS DRINGENDER HINWEIS: BRUCH VON SPERRFRIST KANN ZU WAHLAUFHEBUNG FÜHREN!!! #beifunk</text:p>
          </table:table-cell>
          <table:table-cell table:style-name="ce59" office:value-type="string">
            <text:p>Sun Mar 03 13:51:48 +0000 2013</text:p>
          </table:table-cell>
          <table:table-cell table:style-name="ce60" office:value-type="float" office:value="41336.577638888884">
            <text:p>3/3/2013 13:51:4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467932">
            <text:p>6467932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640876950/gerhardbearbeitethg2_normal.jpg</text:p>
          </table:table-cell>
          <table:table-cell table:style-name="ce59" office:value-type="float" office:value="2337">
            <text:p>2337</text:p>
          </table:table-cell>
          <table:table-cell table:style-name="ce59" office:value-type="float" office:value="958">
            <text:p>9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vejk/statuses/308213117786136576</text:p>
          </table:table-cell>
          <table:table-cell table:style-name="ce61" office:value-type="string">
            <text:p>{"urls":[],"hashtags":[{"text":"beifunk","indices":[82,90]}],"user_mentions":[]}</text:p>
          </table:table-cell>
        </table:table-row>
        <table:table-row table:style-name="ro22">
          <table:table-cell table:style-name="ce58" office:value-type="string">
            <text:p>308211576526229504</text:p>
          </table:table-cell>
          <table:table-cell table:style-name="ce59" office:value-type="string">
            <text:p>MichaelMeindl</text:p>
          </table:table-cell>
          <table:table-cell table:style-name="ce59" office:value-type="string">
            <text:p>Schremser Ergebnis steht fest! Und 76% Wahlbeteiligung. #beifunk #noe13</text:p>
          </table:table-cell>
          <table:table-cell table:style-name="ce59" office:value-type="string">
            <text:p>Sun Mar 03 13:45:40 +0000 2013</text:p>
          </table:table-cell>
          <table:table-cell table:style-name="ce60" office:value-type="float" office:value="41336.573379629626">
            <text:p>3/3/2013 13:45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64836875">
            <text:p>86483687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734453688/1a788e9f580a0b34b38b3c7019c59353_normal.jpeg</text:p>
          </table:table-cell>
          <table:table-cell table:style-name="ce59" office:value-type="float" office:value="26">
            <text:p>26</text:p>
          </table:table-cell>
          <table:table-cell table:style-name="ce59" office:value-type="float" office:value="112">
            <text:p>112</text:p>
          </table:table-cell>
          <table:table-cell table:style-name="ce59"/>
          <table:table-cell table:style-name="ce59" office:value-type="string">
            <text:p>http://twitter.com/MichaelMeindl/statuses/308211576526229504</text:p>
          </table:table-cell>
          <table:table-cell table:style-name="ce61" office:value-type="string">
            <text:p>{"urls":[],"hashtags":[{"text":"beifunk","indices":[56,64]},{"text":"noe13","indices":[65,71]}],"user_mentions":[]}</text:p>
          </table:table-cell>
        </table:table-row>
        <table:table-row table:style-name="ro22">
          <table:table-cell table:style-name="ce58" office:value-type="string">
            <text:p>308207497028722688</text:p>
          </table:table-cell>
          <table:table-cell table:style-name="ce59" office:value-type="string">
            <text:p>desperado_joe</text:p>
          </table:table-cell>
          <table:table-cell table:style-name="ce59" office:value-type="string">
            <text:p>nur rund 60% wahlbeteiligung in meinem sprengel #noe13 #beifunk</text:p>
          </table:table-cell>
          <table:table-cell table:style-name="ce59" office:value-type="string">
            <text:p>Sun Mar 03 13:29:28 +0000 2013</text:p>
          </table:table-cell>
          <table:table-cell table:style-name="ce60" office:value-type="float" office:value="41336.56212962963">
            <text:p>3/3/2013 13:29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9701795">
            <text:p>33970179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53428837/fischaug_normal.jpg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166">
            <text:p>1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sperado_joe/statuses/308207497028722688</text:p>
          </table:table-cell>
          <table:table-cell table:style-name="ce61" office:value-type="string">
            <text:p>{"urls":[],"hashtags":[{"text":"noe13","indices":[48,54]},{"text":"beifunk","indices":[55,63]}],"user_mentions":[]}</text:p>
          </table:table-cell>
        </table:table-row>
        <table:table-row table:style-name="ro22">
          <table:table-cell table:style-name="ce58" office:value-type="string">
            <text:p>308200563802247168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Wahllokale Winzendorf/Muthmannsdorf sind hiermit geschlossen. #beifunk #noe13</text:p>
          </table:table-cell>
          <table:table-cell table:style-name="ce59" office:value-type="string">
            <text:p>Sun Mar 03 13:01:55 +0000 2013</text:p>
          </table:table-cell>
          <table:table-cell table:style-name="ce60" office:value-type="float" office:value="41336.54299768518">
            <text:p>3/3/2013 13:01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200563802247168</text:p>
          </table:table-cell>
          <table:table-cell table:style-name="ce61" office:value-type="string">
            <text:p>{"urls":[],"hashtags":[{"text":"beifunk","indices":[62,70]},{"text":"noe13","indices":[71,77]}],"user_mentions":[]}</text:p>
          </table:table-cell>
        </table:table-row>
        <table:table-row table:style-name="ro23">
          <table:table-cell table:style-name="ce58" office:value-type="string">
            <text:p>308200538133127168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Soeben 50% Wahlbeteiligung erreicht - 2h haben wir noch offen. #beifunk #noe13 #Baden #Sprengel29</text:p>
          </table:table-cell>
          <table:table-cell table:style-name="ce59" office:value-type="string">
            <text:p>Sun Mar 03 13:01:49 +0000 2013</text:p>
          </table:table-cell>
          <table:table-cell table:style-name="ce60" office:value-type="float" office:value="41336.54292824074">
            <text:p>3/3/2013 13:01:4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200538133127168</text:p>
          </table:table-cell>
          <table:table-cell table:style-name="ce61" office:value-type="string">
            <text:p>{"urls":[],"hashtags":[{"text":"beifunk","indices":[63,71]},{"text":"noe13","indices":[72,78]},{"text":"Baden","indices":[79,85]},{"text":"Sprengel29","indices":[86,97]}],"user_mentions":[]}</text:p>
          </table:table-cell>
        </table:table-row>
        <table:table-row table:style-name="ro22">
          <table:table-cell table:style-name="ce58" office:value-type="string">
            <text:p>308200240589176832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und als nächsten schritt etablieren wir #beifunk bei der konklave! ;)</text:p>
          </table:table-cell>
          <table:table-cell table:style-name="ce59" office:value-type="string">
            <text:p>Sun Mar 03 13:00:38 +0000 2013</text:p>
          </table:table-cell>
          <table:table-cell table:style-name="ce60" office:value-type="float" office:value="41336.54210648148">
            <text:p>3/3/2013 13:00:3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5">
            <text:p>365</text:p>
          </table:table-cell>
          <table:table-cell table:style-name="ce59" office:value-type="float" office:value="425">
            <text:p>42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200240589176832</text:p>
          </table:table-cell>
          <table:table-cell table:style-name="ce61" office:value-type="string">
            <text:p>{"urls":[],"hashtags":[{"text":"beifunk","indices":[40,48]}],"user_mentions":[]}</text:p>
          </table:table-cell>
        </table:table-row>
        <table:table-row table:style-name="ro23">
          <table:table-cell table:style-name="ce58" office:value-type="string">
            <text:p>308199243376635905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Bisher 310, nein moment, 311 Wähler Wähler bei uns. 3/4 des Wahlsprengels war wählen. #beifunk</text:p>
          </table:table-cell>
          <table:table-cell table:style-name="ce59" office:value-type="string">
            <text:p>Sun Mar 03 12:56:40 +0000 2013</text:p>
          </table:table-cell>
          <table:table-cell table:style-name="ce60" office:value-type="float" office:value="41336.53935185185">
            <text:p>3/3/2013 12:56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99243376635905</text:p>
          </table:table-cell>
          <table:table-cell table:style-name="ce61" office:value-type="string">
            <text:p>{"urls":[],"hashtags":[{"text":"beifunk","indices":[86,94]}],"user_mentions":[]}</text:p>
          </table:table-cell>
        </table:table-row>
        <table:table-row table:style-name="ro22">
          <table:table-cell table:style-name="ce58" office:value-type="string">
            <text:p>30819854522216038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Hat jemand erste Trends? Freu mich über Direktnachrichten. #noe13 #beifunk</text:p>
          </table:table-cell>
          <table:table-cell table:style-name="ce59" office:value-type="string">
            <text:p>Sun Mar 03 12:53:53 +0000 2013</text:p>
          </table:table-cell>
          <table:table-cell table:style-name="ce60" office:value-type="float" office:value="41336.53741898148">
            <text:p>3/3/2013 12:53:5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98545222160384</text:p>
          </table:table-cell>
          <table:table-cell table:style-name="ce61" office:value-type="string">
            <text:p>{"urls":[],"hashtags":[{"text":"noe13","indices":[59,65]},{"text":"beifunk","indices":[66,74]}],"user_mentions":[]}</text:p>
          </table:table-cell>
        </table:table-row>
        <table:table-row table:style-name="ro25">
          <table:table-cell table:style-name="ce58" office:value-type="string">
            <text:p>308194724601294848</text:p>
          </table:table-cell>
          <table:table-cell table:style-name="ce59" office:value-type="string">
            <text:p>MichaelMeindl</text:p>
          </table:table-cell>
          <table:table-cell table:style-name="ce59" office:value-type="string">
            <text:p>76% Wahlbeteiligung in meinem Sprengel... #beifunk #noe13</text:p>
          </table:table-cell>
          <table:table-cell table:style-name="ce59" office:value-type="string">
            <text:p>Sun Mar 03 12:38:42 +0000 2013</text:p>
          </table:table-cell>
          <table:table-cell table:style-name="ce60" office:value-type="float" office:value="41336.526874999996">
            <text:p>3/3/2013 12:38:4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64836875">
            <text:p>864836875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734453688/1a788e9f580a0b34b38b3c7019c59353_normal.jpeg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112">
            <text:p>112</text:p>
          </table:table-cell>
          <table:table-cell table:style-name="ce59"/>
          <table:table-cell table:style-name="ce59" office:value-type="string">
            <text:p>http://twitter.com/MichaelMeindl/statuses/308194724601294848</text:p>
          </table:table-cell>
          <table:table-cell table:style-name="ce61" office:value-type="string">
            <text:p>{"urls":[],"hashtags":[{"text":"beifunk","indices":[42,50]},{"text":"noe13","indices":[51,57]}],"user_mentions":[]}</text:p>
          </table:table-cell>
        </table:table-row>
        <table:table-row table:style-name="ro21">
          <table:table-cell table:style-name="ce58" office:value-type="string">
            <text:p>30819458207465062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@jackoty Nein, das sind die Sackln für die AUSGEZÄHLTEN Stimmen. Der Einwurf in die Urne erfolgt in einem blauen Kuvert. #beifunk #noe13</text:p>
          </table:table-cell>
          <table:table-cell table:style-name="ce59" office:value-type="string">
            <text:p>Sun Mar 03 12:38:09 +0000 2013</text:p>
          </table:table-cell>
          <table:table-cell table:style-name="ce60" office:value-type="float" office:value="41336.52649305556">
            <text:p>3/3/2013 12:38:0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7207710">
            <text:p>17207710</text:p>
          </table:table-cell>
          <table:table-cell table:style-name="ce59" office:value-type="string">
            <text:p>jackoty</text:p>
          </table:table-cell>
          <table:table-cell table:style-name="ce59" office:value-type="float" office:value="18292054">
            <text:p>18292054</text:p>
          </table:table-cell>
          <table:table-cell table:style-name="ce59" office:value-type="string">
            <text:p>308168014925287424</text:p>
          </table:table-cell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94582074650624</text:p>
          </table:table-cell>
          <table:table-cell table:style-name="ce61" office:value-type="string">
            <text:p>{"urls":[],"hashtags":[{"text":"beifunk","indices":[121,129]},{"text":"noe13","indices":[130,136]}],"user_mentions":[{"id":17207710,"name":"Jakob Gasser","indices":[0,8],"screen_name":"jackoty","id_str":"17207710"}]}</text:p>
          </table:table-cell>
        </table:table-row>
        <table:table-row table:style-name="ro20">
          <table:table-cell table:style-name="ce58" office:value-type="string">
            <text:p>308192650887057408</text:p>
          </table:table-cell>
          <table:table-cell table:style-name="ce59" office:value-type="string">
            <text:p>bachleitner</text:p>
          </table:table-cell>
          <table:table-cell table:style-name="ce59" office:value-type="string">
            <text:p>Die #FPK hofft, heute so im Ziel zu landen: http://t.co/hwSXjQAW3g Könnte aber auch so ausgehen: http://t.co/zr0Vy3Blck #beifunk #ktn13</text:p>
          </table:table-cell>
          <table:table-cell table:style-name="ce59" office:value-type="string">
            <text:p>Sun Mar 03 12:30:28 +0000 2013</text:p>
          </table:table-cell>
          <table:table-cell table:style-name="ce60" office:value-type="float" office:value="41336.521157407406">
            <text:p>3/3/2013 12:30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4888442">
            <text:p>3488844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80193386/466d5f5414b8c4d1c4177cd384d47669_normal.jpeg</text:p>
          </table:table-cell>
          <table:table-cell table:style-name="ce59" office:value-type="float" office:value="3286">
            <text:p>3286</text:p>
          </table:table-cell>
          <table:table-cell table:style-name="ce59" office:value-type="float" office:value="1082">
            <text:p>10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achleitner/statuses/308192650887057408</text:p>
          </table:table-cell>
          <table:table-cell table:style-name="ce61" office:value-type="string">
            <text:p>{"urls":[{"expanded_url":"http://youtu.be/8TV9wej0WtM","indices":[44,66],"display_url":"youtu.be/8TV9wej0WtM","url":"http://t.co/hwSXjQAW3g"},{"expanded_url":"http://youtu.be/D4O4C75nKJU","indices":[97,119],"display_url":"youtu.be/D4O4C75nKJU","url":"http://t.co/zr0Vy3Blck"}],"hashtags":[{"text":"FPK","indices":[4,8]},{"text":"beifunk","indices":[120,128]},{"text":"ktn13","indices":[129,135]}],"user_mentions":[]}</text:p>
          </table:table-cell>
        </table:table-row>
        <table:table-row table:style-name="ro24">
          <table:table-cell table:style-name="ce58" office:value-type="string">
            <text:p>308187808198168577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alle kandidatInnen der ltw in #nö hat die apa gelistet: http://t.co/xqlWpnOquV #zahlendatenfakten #beifunk</text:p>
          </table:table-cell>
          <table:table-cell table:style-name="ce59" office:value-type="string">
            <text:p>Sun Mar 03 12:11:13 +0000 2013</text:p>
          </table:table-cell>
          <table:table-cell table:style-name="ce60" office:value-type="float" office:value="41336.507789351854">
            <text:p>3/3/2013 12:11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87808198168577</text:p>
          </table:table-cell>
          <table:table-cell table:style-name="ce61" office:value-type="string">
            <text:p>{"urls":[{"expanded_url":"http://www.ots.at/politik/personen//niederoesterreich","indices":[56,78],"display_url":"ots.at/politik/person\u2026","url":"http://t.co/xqlWpnOquV"}],"hashtags":[{"text":"nö","indices":[30,33]},{"text":"zahlendatenfakten","indices":[79,97]},{"text":"beifunk","indices":[98,106]}],"user_mentions":[]}</text:p>
          </table:table-cell>
        </table:table-row>
        <table:table-row table:style-name="ro23">
          <table:table-cell table:style-name="ce58" office:value-type="string">
            <text:p>308186918674395137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übrigens, der erste tweet, der die sperrfrist missachtet, ist bereits versendet. #noe13 #beifunk</text:p>
          </table:table-cell>
          <table:table-cell table:style-name="ce59" office:value-type="string">
            <text:p>Sun Mar 03 12:07:41 +0000 2013</text:p>
          </table:table-cell>
          <table:table-cell table:style-name="ce60" office:value-type="float" office:value="41336.505335648144">
            <text:p>3/3/2013 12:07:4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86918674395137</text:p>
          </table:table-cell>
          <table:table-cell table:style-name="ce61" office:value-type="string">
            <text:p>{"urls":[],"hashtags":[{"text":"noe13","indices":[81,87]},{"text":"beifunk","indices":[88,96]}],"user_mentions":[]}</text:p>
          </table:table-cell>
        </table:table-row>
        <table:table-row table:style-name="ro22">
          <table:table-cell table:style-name="ce58" office:value-type="string">
            <text:p>308186786511867904</text:p>
          </table:table-cell>
          <table:table-cell table:style-name="ce59" office:value-type="string">
            <text:p>sojabohne_</text:p>
          </table:table-cell>
          <table:table-cell table:style-name="ce59" office:value-type="string">
            <text:p>gibt's #beifunk-menschen in meiner timeline? ;) #nö13 #ktn13</text:p>
          </table:table-cell>
          <table:table-cell table:style-name="ce59" office:value-type="string">
            <text:p>Sun Mar 03 12:07:10 +0000 2013</text:p>
          </table:table-cell>
          <table:table-cell table:style-name="ce60" office:value-type="float" office:value="41336.50497685185">
            <text:p>3/3/2013 12:07:1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65919746">
            <text:p>6591974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96539829/97437026e7cee68ec3c63d11010ed33f_normal.png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195">
            <text:p>195</text:p>
          </table:table-cell>
          <table:table-cell table:style-name="ce59"/>
          <table:table-cell table:style-name="ce59" office:value-type="string">
            <text:p>http://twitter.com/sojabohne_/statuses/308186786511867904</text:p>
          </table:table-cell>
          <table:table-cell table:style-name="ce61" office:value-type="string">
            <text:p>{"urls":[],"hashtags":[{"text":"beifunk","indices":[7,15]},{"text":"nö13","indices":[48,53]},{"text":"ktn13","indices":[54,60]}],"user_mentions":[]}</text:p>
          </table:table-cell>
        </table:table-row>
        <table:table-row table:style-name="ro23">
          <table:table-cell table:style-name="ce58" office:value-type="string">
            <text:p>308186351340240896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#zahldatenfakten: in #nö dürfen heute 1,403.808 menschen wählen. #noe13 #beifunk</text:p>
          </table:table-cell>
          <table:table-cell table:style-name="ce59" office:value-type="string">
            <text:p>Sun Mar 03 12:05:26 +0000 2013</text:p>
          </table:table-cell>
          <table:table-cell table:style-name="ce60" office:value-type="float" office:value="41336.50377314815">
            <text:p>3/3/2013 12:05:2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86351340240896</text:p>
          </table:table-cell>
          <table:table-cell table:style-name="ce61" office:value-type="string">
            <text:p>{"urls":[],"hashtags":[{"text":"zahldatenfakten","indices":[0,16]},{"text":"nö","indices":[21,24]},{"text":"noe13","indices":[65,71]},{"text":"beifunk","indices":[72,80]}],"user_mentions":[]}</text:p>
          </table:table-cell>
        </table:table-row>
        <table:table-row table:style-name="ro23">
          <table:table-cell table:style-name="ce58" office:value-type="string">
            <text:p>308184594753126400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blauer himmel über #kärnten... #stveit #ktn13 #beifunk... btw im turm is sprengl mo. 2 http://t.co/WPLFPRZPbN</text:p>
          </table:table-cell>
          <table:table-cell table:style-name="ce59" office:value-type="string">
            <text:p>Sun Mar 03 11:58:27 +0000 2013</text:p>
          </table:table-cell>
          <table:table-cell table:style-name="ce60" office:value-type="float" office:value="41336.49892361111">
            <text:p>3/3/2013 11:58:2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84594753126400</text:p>
          </table:table-cell>
          <table:table-cell table:style-name="ce61" office:value-type="string">
            <text:p>{"urls":[{"expanded_url":"http://instagr.am/p/WZP2hGJgOz/","indices":[87,109],"display_url":"instagr.am/p/WZP2hGJgOz/","url":"http://t.co/WPLFPRZPbN"}],"hashtags":[{"text":"kärnten","indices":[19,27]},{"text":"stveit","indices":[31,38]},{"text":"ktn13","indices":[39,45]},{"text":"beifunk","indices":[46,54]}],"user_mentions":[]}</text:p>
          </table:table-cell>
        </table:table-row>
        <table:table-row table:style-name="ro24">
          <table:table-cell table:style-name="ce58" office:value-type="string">
            <text:p>308183514833100800</text:p>
          </table:table-cell>
          <table:table-cell table:style-name="ce59" office:value-type="string">
            <text:p>JuliaSpacil</text:p>
          </table:table-cell>
          <table:table-cell table:style-name="ce59" office:value-type="string">
            <text:p>@nora_kabora Weit weniger als bei der Volksbefragung im Jänner, aber es gibt schon auch diesmal #beifunk</text:p>
          </table:table-cell>
          <table:table-cell table:style-name="ce59" office:value-type="string">
            <text:p>Sun Mar 03 11:54:10 +0000 2013</text:p>
          </table:table-cell>
          <table:table-cell table:style-name="ce60" office:value-type="float" office:value="41336.49594907407">
            <text:p>3/3/2013 11:54:1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9009102">
            <text:p>49009102</text:p>
          </table:table-cell>
          <table:table-cell table:style-name="ce59" office:value-type="string">
            <text:p>nora_kabora</text:p>
          </table:table-cell>
          <table:table-cell table:style-name="ce59" office:value-type="float" office:value="529264395">
            <text:p>529264395</text:p>
          </table:table-cell>
          <table:table-cell table:style-name="ce59" office:value-type="string">
            <text:p>308183120677584897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61381479/8affe2e6929c6e95f1cf0dcf66730261_normal.jpeg</text:p>
          </table:table-cell>
          <table:table-cell table:style-name="ce59" office:value-type="float" office:value="358">
            <text:p>358</text:p>
          </table:table-cell>
          <table:table-cell table:style-name="ce59" office:value-type="float" office:value="485">
            <text:p>485</text:p>
          </table:table-cell>
          <table:table-cell table:style-name="ce59"/>
          <table:table-cell table:style-name="ce59" office:value-type="string">
            <text:p>http://twitter.com/JuliaSpacil/statuses/308183514833100800</text:p>
          </table:table-cell>
          <table:table-cell table:style-name="ce61" office:value-type="string">
            <text:p>{"urls":[],"hashtags":[{"text":"beifunk","indices":[96,104]}],"user_mentions":[{"id":49009102,"name":"Eleonora Kleibel","indices":[0,12],"screen_name":"nora_kabora","id_str":"49009102"}]}</text:p>
          </table:table-cell>
        </table:table-row>
        <table:table-row table:style-name="ro21">
          <table:table-cell table:style-name="ce58" office:value-type="string">
            <text:p>308183232380293120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Wenn 5 versch Leute ihre Wahlkarte gleichzeitig abgeben könnt ich auszucken, dann komm ich mit dem schreiben ned nach. #beifunk</text:p>
          </table:table-cell>
          <table:table-cell table:style-name="ce59" office:value-type="string">
            <text:p>Sun Mar 03 11:53:03 +0000 2013</text:p>
          </table:table-cell>
          <table:table-cell table:style-name="ce60" office:value-type="float" office:value="41336.49517361111">
            <text:p>3/3/2013 11:53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83232380293120</text:p>
          </table:table-cell>
          <table:table-cell table:style-name="ce61" office:value-type="string">
            <text:p>{"urls":[],"hashtags":[{"text":"beifunk","indices":[119,127]}],"user_mentions":[]}</text:p>
          </table:table-cell>
        </table:table-row>
        <table:table-row table:style-name="ro25">
          <table:table-cell table:style-name="ce58" office:value-type="string">
            <text:p>308183120677584897</text:p>
          </table:table-cell>
          <table:table-cell table:style-name="ce59" office:value-type="string">
            <text:p>nora_kabora</text:p>
          </table:table-cell>
          <table:table-cell table:style-name="ce59" office:value-type="string">
            <text:p>Gibt's heute aus #ktn13 und #nö13 eigentlich auch #beifunk?</text:p>
          </table:table-cell>
          <table:table-cell table:style-name="ce59" office:value-type="string">
            <text:p>Sun Mar 03 11:52:36 +0000 2013</text:p>
          </table:table-cell>
          <table:table-cell table:style-name="ce60" office:value-type="float" office:value="41336.49486111111">
            <text:p>3/3/2013 11:52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9009102">
            <text:p>49009102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92429303/295ccf2e30b50783c0767d0860ab1e70_normal.jpeg</text:p>
          </table:table-cell>
          <table:table-cell table:style-name="ce59" office:value-type="float" office:value="447">
            <text:p>447</text:p>
          </table:table-cell>
          <table:table-cell table:style-name="ce59" office:value-type="float" office:value="350">
            <text:p>350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nora_kabora/statuses/308183120677584897</text:p>
          </table:table-cell>
          <table:table-cell table:style-name="ce61" office:value-type="string">
            <text:p>{"urls":[],"hashtags":[{"text":"ktn13","indices":[17,23]},{"text":"nö13","indices":[28,33]},{"text":"beifunk","indices":[50,58]}],"user_mentions":[]}</text:p>
          </table:table-cell>
        </table:table-row>
        <table:table-row table:style-name="ro24">
          <table:table-cell table:style-name="ce58" office:value-type="string">
            <text:p>308181928819961856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#beifunk grünbach/schneeberg: direkt vorm eingang zum wahllokal ein großes #pröll-plakat http://t.co/eWJDxWwcNJ</text:p>
          </table:table-cell>
          <table:table-cell table:style-name="ce59" office:value-type="string">
            <text:p>Sun Mar 03 11:47:52 +0000 2013</text:p>
          </table:table-cell>
          <table:table-cell table:style-name="ce60" office:value-type="float" office:value="41336.49157407407">
            <text:p>3/3/2013 11:47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81928819961856</text:p>
          </table:table-cell>
          <table:table-cell table:style-name="ce61" office:value-type="string">
            <text:p>{"urls":[],"hashtags":[{"text":"beifunk","indices":[0,8]},{"text":"pröll","indices":[75,81]}],"media":[{"sizes":{"thumb":{"w":150,"resize":"crop","h":150},"small":{"w":340,"resize":"fit","h":191},"large":{"w":1024,"resize":"fit","h":576},"medium":{"w":600,"resize":"fit","h":338}},"id":308181928828350464,"media_url_https":"https://pbs.twimg.com/media/BEbh1NoCMAALZ2s.jpg","media_url":"http://pbs.twimg.com/media/BEbh1NoCMAALZ2s.jpg","expanded_url":"http://twitter.com/mayer_michl/status/308181928819961856/photo/1","indices":[89,111],"id_str":"308181928828350464","type":"photo","display_url":"pic.twitter.com/eWJDxWwcNJ","url":"http://t.co/eWJDxWwcNJ"}],"user_mentions":[]}</text:p>
          </table:table-cell>
        </table:table-row>
        <table:table-row table:style-name="ro25">
          <table:table-cell table:style-name="ce58" office:value-type="string">
            <text:p>308180960913006592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Also schon langsam quält uns hier der Hunger. #beifunk</text:p>
          </table:table-cell>
          <table:table-cell table:style-name="ce59" office:value-type="string">
            <text:p>Sun Mar 03 11:44:01 +0000 2013</text:p>
          </table:table-cell>
          <table:table-cell table:style-name="ce60" office:value-type="float" office:value="41336.48890046296">
            <text:p>3/3/2013 11:44:0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80960913006592</text:p>
          </table:table-cell>
          <table:table-cell table:style-name="ce61" office:value-type="string">
            <text:p>{"urls":[],"hashtags":[{"text":"beifunk","indices":[46,54]}],"user_mentions":[]}</text:p>
          </table:table-cell>
        </table:table-row>
        <table:table-row table:style-name="ro21">
          <table:table-cell table:style-name="ce58" office:value-type="string">
            <text:p>308179779377590272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bei der ltw gibts wieder interessante öffnungszeiten der wahllokale: https://t.co/P9cCfQ6AZ9 (rote hervorhebungen von mir) #noe13 #beifunk</text:p>
          </table:table-cell>
          <table:table-cell table:style-name="ce59" office:value-type="string">
            <text:p>Sun Mar 03 11:39:19 +0000 2013</text:p>
          </table:table-cell>
          <table:table-cell table:style-name="ce60" office:value-type="float" office:value="41336.48563657407">
            <text:p>3/3/2013 11:39:1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79779377590272</text:p>
          </table:table-cell>
          <table:table-cell table:style-name="ce61" office:value-type="string">
            <text:p>{"urls":[{"expanded_url":"https://docs.google.com/file/d/0B9S1oakL4nlRQWpieW94aUpOam8/edit?usp\u003dsharing","indices":[69,92],"display_url":"docs.google.com/file/d/0B9S1oa\u2026","url":"https://t.co/P9cCfQ6AZ9"}],"hashtags":[{"text":"noe13","indices":[123,129]},{"text":"beifunk","indices":[130,138]}],"user_mentions":[]}</text:p>
          </table:table-cell>
        </table:table-row>
        <table:table-row table:style-name="ro24">
          <table:table-cell table:style-name="ce58" office:value-type="string">
            <text:p>308176910519771136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gab ein happy end: nach einem kurzen anruf war ihm klar, dass ich auch in diesem sprengel wählen darf #beifunk</text:p>
          </table:table-cell>
          <table:table-cell table:style-name="ce59" office:value-type="string">
            <text:p>Sun Mar 03 11:27:55 +0000 2013</text:p>
          </table:table-cell>
          <table:table-cell table:style-name="ce60" office:value-type="float" office:value="41336.47771990741">
            <text:p>3/3/2013 11:27:5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76910519771136</text:p>
          </table:table-cell>
          <table:table-cell table:style-name="ce61" office:value-type="string">
            <text:p>{"urls":[],"hashtags":[{"text":"beifunk","indices":[102,110]}],"user_mentions":[]}</text:p>
          </table:table-cell>
        </table:table-row>
        <table:table-row table:style-name="ro23">
          <table:table-cell table:style-name="ce58" office:value-type="string">
            <text:p>308176566754607104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zitat: im andern sprengel wählen wär besser gewesen, da hätt ma weniger arbeit #beifunk</text:p>
          </table:table-cell>
          <table:table-cell table:style-name="ce59" office:value-type="string">
            <text:p>Sun Mar 03 11:26:33 +0000 2013</text:p>
          </table:table-cell>
          <table:table-cell table:style-name="ce60" office:value-type="float" office:value="41336.47677083333">
            <text:p>3/3/2013 11:26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76566754607104</text:p>
          </table:table-cell>
          <table:table-cell table:style-name="ce61" office:value-type="string">
            <text:p>{"urls":[],"hashtags":[{"text":"beifunk","indices":[79,87]}],"user_mentions":[]}</text:p>
          </table:table-cell>
        </table:table-row>
        <table:table-row table:style-name="ro21">
          <table:table-cell table:style-name="ce58" office:value-type="string">
            <text:p>308176110254960640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das prinzp wahlkarte ist noch überall angekommen. Musste gerade einem sprengelleiter erklären, dass ich damit wählen darf :) #beifunk</text:p>
          </table:table-cell>
          <table:table-cell table:style-name="ce59" office:value-type="string">
            <text:p>Sun Mar 03 11:24:44 +0000 2013</text:p>
          </table:table-cell>
          <table:table-cell table:style-name="ce60" office:value-type="float" office:value="41336.47550925926">
            <text:p>3/3/2013 11:24:4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8176110254960640</text:p>
          </table:table-cell>
          <table:table-cell table:style-name="ce61" office:value-type="string">
            <text:p>{"urls":[],"hashtags":[{"text":"beifunk","indices":[125,133]}],"user_mentions":[]}</text:p>
          </table:table-cell>
        </table:table-row>
        <table:table-row table:style-name="ro21">
          <table:table-cell table:style-name="ce58" office:value-type="string">
            <text:p>308175772688982016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thomas_mohr @MartinThuer sorry... #sperrfrist betrifft wohl nur apa-kunden... steht nicht  in landeswahlordnung... #ktn13 #beifunk</text:p>
          </table:table-cell>
          <table:table-cell table:style-name="ce59" office:value-type="string">
            <text:p>Sun Mar 03 11:23:24 +0000 2013</text:p>
          </table:table-cell>
          <table:table-cell table:style-name="ce60" office:value-type="float" office:value="41336.47458333333">
            <text:p>3/3/2013 11:23:2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2482556">
            <text:p>22482556</text:p>
          </table:table-cell>
          <table:table-cell table:style-name="ce59" office:value-type="string">
            <text:p>thomas_mohr</text:p>
          </table:table-cell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75772688982016</text:p>
          </table:table-cell>
          <table:table-cell table:style-name="ce61" office:value-type="string">
            <text:p>{"urls":[],"hashtags":[{"text":"sperrfrist","indices":[35,46]},{"text":"ktn13","indices":[116,122]},{"text":"beifunk","indices":[123,131]}],"user_mentions":[{"id":22482556,"name":"Thomas Mohr","indices":[0,12],"screen_name":"thomas_mohr","id_str":"22482556"},{"id":22470711,"name":"Martin Thür","indices":[13,25],"screen_name":"MartinThuer","id_str":"22470711"}]}</text:p>
          </table:table-cell>
        </table:table-row>
        <table:table-row table:style-name="ro25">
          <table:table-cell table:style-name="ce58" office:value-type="string">
            <text:p>308171931578925057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Mittlerweile waren wieder 35 Leute da. #beifunk</text:p>
          </table:table-cell>
          <table:table-cell table:style-name="ce59" office:value-type="string">
            <text:p>Sun Mar 03 11:08:08 +0000 2013</text:p>
          </table:table-cell>
          <table:table-cell table:style-name="ce60" office:value-type="float" office:value="41336.46398148148">
            <text:p>3/3/2013 11:08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71931578925057</text:p>
          </table:table-cell>
          <table:table-cell table:style-name="ce61" office:value-type="string">
            <text:p>{"urls":[],"hashtags":[{"text":"beifunk","indices":[39,47]}],"user_mentions":[]}</text:p>
          </table:table-cell>
        </table:table-row>
        <table:table-row table:style-name="ro23">
          <table:table-cell table:style-name="ce58" office:value-type="string">
            <text:p>308167797563863040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50% wbt gehen sich in mein sprengel vor 12.00 nun doch knapp nicht aus... #ktn13 #beifunk</text:p>
          </table:table-cell>
          <table:table-cell table:style-name="ce59" office:value-type="string">
            <text:p>Sun Mar 03 10:51:43 +0000 2013</text:p>
          </table:table-cell>
          <table:table-cell table:style-name="ce60" office:value-type="float" office:value="41336.452581018515">
            <text:p>3/3/2013 10:51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67797563863040</text:p>
          </table:table-cell>
          <table:table-cell table:style-name="ce61" office:value-type="string">
            <text:p>{"urls":[],"hashtags":[{"text":"ktn13","indices":[74,80]},{"text":"beifunk","indices":[81,89]}],"user_mentions":[]}</text:p>
          </table:table-cell>
        </table:table-row>
        <table:table-row table:style-name="ro24">
          <table:table-cell table:style-name="ce58" office:value-type="string">
            <text:p>30816728660117094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Hier unsere Stimmzettelkuverts. ÖVP in XXL-Müllsack-Transparenzversion. #beifunk #noe13 http://t.co/3PY46hwWPd</text:p>
          </table:table-cell>
          <table:table-cell table:style-name="ce59" office:value-type="string">
            <text:p>Sun Mar 03 10:49:41 +0000 2013</text:p>
          </table:table-cell>
          <table:table-cell table:style-name="ce60" office:value-type="float" office:value="41336.45116898148">
            <text:p>3/3/2013 10:49:4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67286601170944</text:p>
          </table:table-cell>
          <table:table-cell table:style-name="ce61" office:value-type="string">
            <text:p>{"urls":[],"hashtags":[{"text":"beifunk","indices":[72,80]},{"text":"noe13","indices":[81,87]}],"media":[{"sizes":{"small":{"w":340,"resize":"fit","h":255},"thumb":{"w":150,"resize":"crop","h":150},"large":{"w":1024,"resize":"fit","h":768},"medium":{"w":600,"resize":"fit","h":450}},"id":308167286609559552,"media_url_https":"https://pbs.twimg.com/media/BEbUg7HCQAA1Wzs.jpg","media_url":"http://pbs.twimg.com/media/BEbUg7HCQAA1Wzs.jpg","expanded_url":"http://twitter.com/GHJeitler/status/308167286601170944/photo/1","indices":[88,110],"id_str":"308167286609559552","type":"photo","display_url":"pic.twitter.com/3PY46hwWPd","url":"http://t.co/3PY46hwWPd"}],"user_mentions":[]}</text:p>
          </table:table-cell>
        </table:table-row>
        <table:table-row table:style-name="ro25">
          <table:table-cell table:style-name="ce58" office:value-type="string">
            <text:p>308164911891091457</text:p>
          </table:table-cell>
          <table:table-cell table:style-name="ce59" office:value-type="string">
            <text:p>kurtegger</text:p>
          </table:table-cell>
          <table:table-cell table:style-name="ce59" office:value-type="string">
            <text:p>#beifunk 336 Wähler in Sprengel 2 Reichenau / Rax</text:p>
          </table:table-cell>
          <table:table-cell table:style-name="ce59" office:value-type="string">
            <text:p>Sun Mar 03 10:40:15 +0000 2013</text:p>
          </table:table-cell>
          <table:table-cell table:style-name="ce60" office:value-type="float" office:value="41336.44461805555">
            <text:p>3/3/2013 10:40:1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61781909">
            <text:p>161781909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30842827/kurtegger_square_normal.jp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urtegger/statuses/308164911891091457</text:p>
          </table:table-cell>
          <table:table-cell table:style-name="ce61" office:value-type="string">
            <text:p>{"urls":[],"hashtags":[{"text":"beifunk","indices":[0,8]}],"user_mentions":[]}</text:p>
          </table:table-cell>
        </table:table-row>
        <table:table-row table:style-name="ro20">
          <table:table-cell table:style-name="ce58" office:value-type="string">
            <text:p>308164678868140033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Für alle Parteien haben wir Stimmzettel-Kuverts, nur für die ÖVP gleich transparente Plastiksackerln in Müllsackgröße. #beifunk #noe13</text:p>
          </table:table-cell>
          <table:table-cell table:style-name="ce59" office:value-type="string">
            <text:p>Sun Mar 03 10:39:19 +0000 2013</text:p>
          </table:table-cell>
          <table:table-cell table:style-name="ce60" office:value-type="float" office:value="41336.44396990741">
            <text:p>3/3/2013 10:39:1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64678868140033</text:p>
          </table:table-cell>
          <table:table-cell table:style-name="ce61" office:value-type="string">
            <text:p>{"urls":[],"hashtags":[{"text":"beifunk","indices":[119,127]},{"text":"noe13","indices":[128,134]}],"user_mentions":[]}</text:p>
          </table:table-cell>
        </table:table-row>
        <table:table-row table:style-name="ro23">
          <table:table-cell table:style-name="ce58" office:value-type="string">
            <text:p>308163548264144896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Wähler 200 Spaziert in unserem Winzendorfer Wahlsprengel 1 rein. WAS IST HEUTE LOS? #beifunk</text:p>
          </table:table-cell>
          <table:table-cell table:style-name="ce59" office:value-type="string">
            <text:p>Sun Mar 03 10:34:49 +0000 2013</text:p>
          </table:table-cell>
          <table:table-cell table:style-name="ce60" office:value-type="float" office:value="41336.4408449074">
            <text:p>3/3/2013 10:34:4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63548264144896</text:p>
          </table:table-cell>
          <table:table-cell table:style-name="ce61" office:value-type="string">
            <text:p>{"urls":[],"hashtags":[{"text":"beifunk","indices":[84,92]}],"user_mentions":[]}</text:p>
          </table:table-cell>
        </table:table-row>
        <table:table-row table:style-name="ro20">
          <table:table-cell table:style-name="ce58" office:value-type="string">
            <text:p>308159038540099584</text:p>
          </table:table-cell>
          <table:table-cell table:style-name="ce59" office:value-type="string">
            <text:p>microwitz</text:p>
          </table:table-cell>
          <table:table-cell table:style-name="ce59" office:value-type="string">
            <text:p>#ktn13 "Wahlzuckerlschmaus" http://t.co/yYqkpbM66P heute ab 14.00 Jugendstiltheater im Goethepark #Klagenfurt / #Celovec  #beifunk #kärnten</text:p>
          </table:table-cell>
          <table:table-cell table:style-name="ce59" office:value-type="string">
            <text:p>Sun Mar 03 10:16:54 +0000 2013</text:p>
          </table:table-cell>
          <table:table-cell table:style-name="ce60" office:value-type="float" office:value="41336.428402777776">
            <text:p>3/3/2013 10:16:5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10957275">
            <text:p>21095727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57627556/microwitz_normal.jpg</text:p>
          </table:table-cell>
          <table:table-cell table:style-name="ce59" office:value-type="float" office:value="131">
            <text:p>131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crowitz/statuses/308159038540099584</text:p>
          </table:table-cell>
          <table:table-cell table:style-name="ce61" office:value-type="string">
            <text:p>{"urls":[{"expanded_url":"http://just.vada.cc/","indices":[28,50],"display_url":"just.vada.cc","url":"http://t.co/yYqkpbM66P"}],"hashtags":[{"text":"ktn13","indices":[0,6]},{"text":"Klagenfurt","indices":[98,109]},{"text":"Celovec","indices":[112,120]},{"text":"beifunk","indices":[122,130]},{"text":"kärnten","indices":[131,139]}],"user_mentions":[]}</text:p>
          </table:table-cell>
        </table:table-row>
        <table:table-row table:style-name="ro23">
          <table:table-cell table:style-name="ce58" office:value-type="string">
            <text:p>30815201553036902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Status post Gottesdienst: &amp;gt; 20% Wahlbeteiligung #Baden #Sprengel29 #beifunk #noe13</text:p>
          </table:table-cell>
          <table:table-cell table:style-name="ce59" office:value-type="string">
            <text:p>Sun Mar 03 09:49:00 +0000 2013</text:p>
          </table:table-cell>
          <table:table-cell table:style-name="ce60" office:value-type="float" office:value="41336.40902777778">
            <text:p>3/3/2013 9:49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52015530369024</text:p>
          </table:table-cell>
          <table:table-cell table:style-name="ce61" office:value-type="string">
            <text:p>{"urls":[],"hashtags":[{"text":"Baden","indices":[51,57]},{"text":"Sprengel29","indices":[58,69]},{"text":"beifunk","indices":[70,78]},{"text":"noe13","indices":[79,85]}],"user_mentions":[]}</text:p>
          </table:table-cell>
        </table:table-row>
        <table:table-row table:style-name="ro23">
          <table:table-cell table:style-name="ce58" office:value-type="string">
            <text:p>308143275871723520</text:p>
          </table:table-cell>
          <table:table-cell table:style-name="ce59" office:value-type="string">
            <text:p>BarfussimGarten</text:p>
          </table:table-cell>
          <table:table-cell table:style-name="ce59" office:value-type="string">
            <text:p>@karntna_bua hat's dich wieder gepackt, die Lust am Berg, noch wievielten? Jahren Abstinenz? #beifunk</text:p>
          </table:table-cell>
          <table:table-cell table:style-name="ce59" office:value-type="string">
            <text:p>Sun Mar 03 09:14:16 +0000 2013</text:p>
          </table:table-cell>
          <table:table-cell table:style-name="ce60" office:value-type="float" office:value="41336.3849074074">
            <text:p>3/3/2013 9:14:1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karntna_bua</text:p>
          </table:table-cell>
          <table:table-cell table:style-name="ce59" office:value-type="float" office:value="211101569">
            <text:p>211101569</text:p>
          </table:table-cell>
          <table:table-cell table:style-name="ce59" office:value-type="string">
            <text:p>308106320823844864</text:p>
          </table:table-cell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58245366/P6260109_normal.jpg</text:p>
          </table:table-cell>
          <table:table-cell table:style-name="ce59" office:value-type="float" office:value="337">
            <text:p>337</text:p>
          </table:table-cell>
          <table:table-cell table:style-name="ce59" office:value-type="float" office:value="698">
            <text:p>698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BarfussimGarten/statuses/308143275871723520</text:p>
          </table:table-cell>
          <table:table-cell table:style-name="ce61" office:value-type="string">
            <text:p>{"urls":[],"hashtags":[{"text":"beifunk","indices":[93,101]}],"user_mentions":[{"id":15776298,"name":"Christian Passin","indices":[0,12],"screen_name":"karntna_bua","id_str":"15776298"}]}</text:p>
          </table:table-cell>
        </table:table-row>
        <table:table-row table:style-name="ro23">
          <table:table-cell table:style-name="ce58" office:value-type="string">
            <text:p>30814202305827635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warum sich alle über die größe des stimmzettels im a3-format aufregn... #stveit #ktn13 #beifunk</text:p>
          </table:table-cell>
          <table:table-cell table:style-name="ce59" office:value-type="string">
            <text:p>Sun Mar 03 09:09:17 +0000 2013</text:p>
          </table:table-cell>
          <table:table-cell table:style-name="ce60" office:value-type="float" office:value="41336.38144675926">
            <text:p>3/3/2013 9:09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42023058276352</text:p>
          </table:table-cell>
          <table:table-cell table:style-name="ce61" office:value-type="string">
            <text:p>{"urls":[],"hashtags":[{"text":"stveit","indices":[72,79]},{"text":"ktn13","indices":[80,86]},{"text":"beifunk","indices":[87,95]}],"user_mentions":[]}</text:p>
          </table:table-cell>
        </table:table-row>
        <table:table-row table:style-name="ro23">
          <table:table-cell table:style-name="ce58" office:value-type="string">
            <text:p>308140341347880960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bei mir im sprengel brechen die roten farbstift zum ankreuzen dauernd ab... gutes omen? #ktn13 #beifunk</text:p>
          </table:table-cell>
          <table:table-cell table:style-name="ce59" office:value-type="string">
            <text:p>Sun Mar 03 09:02:37 +0000 2013</text:p>
          </table:table-cell>
          <table:table-cell table:style-name="ce60" office:value-type="float" office:value="41336.376817129625">
            <text:p>3/3/2013 9:02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40341347880960</text:p>
          </table:table-cell>
          <table:table-cell table:style-name="ce61" office:value-type="string">
            <text:p>{"urls":[],"hashtags":[{"text":"ktn13","indices":[88,94]},{"text":"beifunk","indices":[95,103]}],"user_mentions":[]}</text:p>
          </table:table-cell>
        </table:table-row>
        <table:table-row table:style-name="ro23">
          <table:table-cell table:style-name="ce58" office:value-type="string">
            <text:p>308139782599499776</text:p>
          </table:table-cell>
          <table:table-cell table:style-name="ce59" office:value-type="string">
            <text:p>Kosak_Daniel</text:p>
          </table:table-cell>
          <table:table-cell table:style-name="ce59" office:value-type="string">
            <text:p>"Gebts ma 10 von de stimmzettel, dann kann i mei wohnzimmer damit tapezieren, so gross san de." #beifunk</text:p>
          </table:table-cell>
          <table:table-cell table:style-name="ce59" office:value-type="string">
            <text:p>Sun Mar 03 09:00:23 +0000 2013</text:p>
          </table:table-cell>
          <table:table-cell table:style-name="ce60" office:value-type="float" office:value="41336.3752662037">
            <text:p>3/3/2013 9:00:2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956396">
            <text:p>474956396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782769745/kosak_2011_2_auge_normal.jpg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sak_Daniel/statuses/308139782599499776</text:p>
          </table:table-cell>
          <table:table-cell table:style-name="ce61" office:value-type="string">
            <text:p>{"urls":[],"hashtags":[{"text":"beifunk","indices":[96,104]}],"user_mentions":[]}</text:p>
          </table:table-cell>
        </table:table-row>
        <table:table-row table:style-name="ro20">
          <table:table-cell table:style-name="ce58" office:value-type="string">
            <text:p>308138938978168832</text:p>
          </table:table-cell>
          <table:table-cell table:style-name="ce59" office:value-type="string">
            <text:p>cms_consulting</text:p>
          </table:table-cell>
          <table:table-cell table:style-name="ce59" office:value-type="string">
            <text:p>Österr #tradition "@Kosak_Daniel: Gewaehlt wird immer noch nach der kirche, vor oder nach dem mittagessen. Weils immer so war. #beifunk"</text:p>
          </table:table-cell>
          <table:table-cell table:style-name="ce59" office:value-type="string">
            <text:p>Sun Mar 03 08:57:02 +0000 2013</text:p>
          </table:table-cell>
          <table:table-cell table:style-name="ce60" office:value-type="float" office:value="41336.37293981481">
            <text:p>3/3/2013 8:57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3114939">
            <text:p>11311493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234620241/36eaaa79026900a2fbb66da34d7dbc12_normal.jpeg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158">
            <text:p>1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ms_consulting/statuses/308138938978168832</text:p>
          </table:table-cell>
          <table:table-cell table:style-name="ce61" office:value-type="string">
            <text:p>{"urls":[],"hashtags":[{"text":"tradition","indices":[7,17]},{"text":"beifunk","indices":[127,135]}],"user_mentions":[{"id":474956396,"name":"Daniel Kosak","indices":[19,32],"screen_name":"Kosak_Daniel","id_str":"474956396"}]}</text:p>
          </table:table-cell>
        </table:table-row>
        <table:table-row table:style-name="ro23">
          <table:table-cell table:style-name="ce58" office:value-type="string">
            <text:p>308137196374876160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Noch vor der Messe, und trotzdem schon über 10% bei mir im Sprengel 29 Baden. #beifunk #noe13</text:p>
          </table:table-cell>
          <table:table-cell table:style-name="ce59" office:value-type="string">
            <text:p>Sun Mar 03 08:50:07 +0000 2013</text:p>
          </table:table-cell>
          <table:table-cell table:style-name="ce60" office:value-type="float" office:value="41336.36813657407">
            <text:p>3/3/2013 8:50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37196374876160</text:p>
          </table:table-cell>
          <table:table-cell table:style-name="ce61" office:value-type="string">
            <text:p>{"urls":[],"hashtags":[{"text":"beifunk","indices":[78,86]},{"text":"noe13","indices":[87,93]}],"user_mentions":[]}</text:p>
          </table:table-cell>
        </table:table-row>
        <table:table-row table:style-name="ro23">
          <table:table-cell table:style-name="ce58" office:value-type="string">
            <text:p>308136821114691584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Erwarte ja einen Ansturm wenn ich nach der Messe wieder ins Wahllokal gehe.. #beifunk</text:p>
          </table:table-cell>
          <table:table-cell table:style-name="ce59" office:value-type="string">
            <text:p>Sun Mar 03 08:48:37 +0000 2013</text:p>
          </table:table-cell>
          <table:table-cell table:style-name="ce60" office:value-type="float" office:value="41336.36709490741">
            <text:p>3/3/2013 8:48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36821114691584</text:p>
          </table:table-cell>
          <table:table-cell table:style-name="ce61" office:value-type="string">
            <text:p>{"urls":[],"hashtags":[{"text":"beifunk","indices":[77,85]}],"user_mentions":[]}</text:p>
          </table:table-cell>
        </table:table-row>
        <table:table-row table:style-name="ro22">
          <table:table-cell table:style-name="ce58" office:value-type="string">
            <text:p>308136412795002880</text:p>
          </table:table-cell>
          <table:table-cell table:style-name="ce59" office:value-type="string">
            <text:p>MarioDujakovic</text:p>
          </table:table-cell>
          <table:table-cell table:style-name="ce59" office:value-type="string">
            <text:p>Okay, wieder einmal: Zuerst suchen, dann twittern haha #beifunk</text:p>
          </table:table-cell>
          <table:table-cell table:style-name="ce59" office:value-type="string">
            <text:p>Sun Mar 03 08:47:00 +0000 2013</text:p>
          </table:table-cell>
          <table:table-cell table:style-name="ce60" office:value-type="float" office:value="41336.36597222222">
            <text:p>3/3/2013 8:47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824617">
            <text:p>19824617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88846110/69bb299b45cf41fc1ac07de5e91e1199_normal.jpeg</text:p>
          </table:table-cell>
          <table:table-cell table:style-name="ce59" office:value-type="float" office:value="437">
            <text:p>437</text:p>
          </table:table-cell>
          <table:table-cell table:style-name="ce59" office:value-type="float" office:value="453">
            <text:p>45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ioDujakovic/statuses/308136412795002880</text:p>
          </table:table-cell>
          <table:table-cell table:style-name="ce61" office:value-type="string">
            <text:p>{"urls":[],"hashtags":[{"text":"beifunk","indices":[55,63]}],"user_mentions":[]}</text:p>
          </table:table-cell>
        </table:table-row>
        <table:table-row table:style-name="ro22">
          <table:table-cell table:style-name="ce58" office:value-type="string">
            <text:p>308136141083770880</text:p>
          </table:table-cell>
          <table:table-cell table:style-name="ce59" office:value-type="string">
            <text:p>MarioDujakovic</text:p>
          </table:table-cell>
          <table:table-cell table:style-name="ce59" office:value-type="string">
            <text:p>Gibt es heute eigentlich wieder einen #beifunk aus #Kärnten und #Niederösterreich?</text:p>
          </table:table-cell>
          <table:table-cell table:style-name="ce59" office:value-type="string">
            <text:p>Sun Mar 03 08:45:55 +0000 2013</text:p>
          </table:table-cell>
          <table:table-cell table:style-name="ce60" office:value-type="float" office:value="41336.365219907406">
            <text:p>3/3/2013 8:45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824617">
            <text:p>19824617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988846110/69bb299b45cf41fc1ac07de5e91e1199_normal.jpeg</text:p>
          </table:table-cell>
          <table:table-cell table:style-name="ce59" office:value-type="float" office:value="437">
            <text:p>437</text:p>
          </table:table-cell>
          <table:table-cell table:style-name="ce59" office:value-type="float" office:value="453">
            <text:p>45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ioDujakovic/statuses/308136141083770880</text:p>
          </table:table-cell>
          <table:table-cell table:style-name="ce61" office:value-type="string">
            <text:p>{"urls":[],"hashtags":[{"text":"beifunk","indices":[38,46]},{"text":"Kärnten","indices":[51,59]},{"text":"Niederösterreich","indices":[64,81]}],"user_mentions":[]}</text:p>
          </table:table-cell>
        </table:table-row>
        <table:table-row table:style-name="ro23">
          <table:table-cell table:style-name="ce58" office:value-type="string">
            <text:p>308135592447864832</text:p>
          </table:table-cell>
          <table:table-cell table:style-name="ce59" office:value-type="string">
            <text:p>Kosak_Daniel</text:p>
          </table:table-cell>
          <table:table-cell table:style-name="ce59" office:value-type="string">
            <text:p>Gewaehlt wird immer noch nach der kirche, vor oder nach dem mittagessen. Weils immer so war. #beifunk</text:p>
          </table:table-cell>
          <table:table-cell table:style-name="ce59" office:value-type="string">
            <text:p>Sun Mar 03 08:43:44 +0000 2013</text:p>
          </table:table-cell>
          <table:table-cell table:style-name="ce60" office:value-type="float" office:value="41336.363703703704">
            <text:p>3/3/2013 8:43:4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956396">
            <text:p>474956396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782769745/kosak_2011_2_auge_normal.jpg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sak_Daniel/statuses/308135592447864832</text:p>
          </table:table-cell>
          <table:table-cell table:style-name="ce61" office:value-type="string">
            <text:p>{"urls":[],"hashtags":[{"text":"beifunk","indices":[93,101]}],"user_mentions":[]}</text:p>
          </table:table-cell>
        </table:table-row>
        <table:table-row table:style-name="ro21">
          <table:table-cell table:style-name="ce58" office:value-type="string">
            <text:p>308134012315115520</text:p>
          </table:table-cell>
          <table:table-cell table:style-name="ce59" office:value-type="string">
            <text:p>microwitz</text:p>
          </table:table-cell>
          <table:table-cell table:style-name="ce59" office:value-type="string">
            <text:p>"Wahlzuckerlschmaus" heute ab 14 Uhr im Jugendstiltheater #Klagenfurt / #Celovec http://t.co/yYqkpbM66P #ktn13 #beifunk #kärnten</text:p>
          </table:table-cell>
          <table:table-cell table:style-name="ce59" office:value-type="string">
            <text:p>Sun Mar 03 08:37:28 +0000 2013</text:p>
          </table:table-cell>
          <table:table-cell table:style-name="ce60" office:value-type="float" office:value="41336.359351851854">
            <text:p>3/3/2013 8:37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10957275">
            <text:p>21095727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57627556/microwitz_normal.jpg</text:p>
          </table:table-cell>
          <table:table-cell table:style-name="ce59" office:value-type="float" office:value="131">
            <text:p>131</text:p>
          </table:table-cell>
          <table:table-cell table:style-name="ce59" office:value-type="float" office:value="134">
            <text:p>13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crowitz/statuses/308134012315115520</text:p>
          </table:table-cell>
          <table:table-cell table:style-name="ce61" office:value-type="string">
            <text:p>{"urls":[{"expanded_url":"http://just.vada.cc/","indices":[81,103],"display_url":"just.vada.cc","url":"http://t.co/yYqkpbM66P"}],"hashtags":[{"text":"Klagenfurt","indices":[58,69]},{"text":"Celovec","indices":[72,80]},{"text":"ktn13","indices":[104,110]},{"text":"beifunk","indices":[111,119]},{"text":"kärnten","indices":[120,128]}],"user_mentions":[]}</text:p>
          </table:table-cell>
        </table:table-row>
        <table:table-row table:style-name="ro22">
          <table:table-cell table:style-name="ce58" office:value-type="string">
            <text:p>308131042127118336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@BerengarOppitz #noe13 und für beisitzer zusätzlich #beifunk.</text:p>
          </table:table-cell>
          <table:table-cell table:style-name="ce59" office:value-type="string">
            <text:p>Sun Mar 03 08:25:39 +0000 2013</text:p>
          </table:table-cell>
          <table:table-cell table:style-name="ce60" office:value-type="float" office:value="41336.35114583333">
            <text:p>3/3/2013 8:25:3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98809560">
            <text:p>398809560</text:p>
          </table:table-cell>
          <table:table-cell table:style-name="ce59" office:value-type="string">
            <text:p>BerengarOppitz</text:p>
          </table:table-cell>
          <table:table-cell table:style-name="ce59" office:value-type="float" office:value="70365383">
            <text:p>70365383</text:p>
          </table:table-cell>
          <table:table-cell table:style-name="ce59" office:value-type="string">
            <text:p>308130046076395520</text:p>
          </table:table-cell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31042127118336</text:p>
          </table:table-cell>
          <table:table-cell table:style-name="ce61" office:value-type="string">
            <text:p>{"urls":[],"hashtags":[{"text":"noe13","indices":[16,22]},{"text":"beifunk","indices":[52,60]}],"user_mentions":[{"id":398809560,"name":"Berengar","indices":[0,15],"screen_name":"BerengarOppitz","id_str":"398809560"}]}</text:p>
          </table:table-cell>
        </table:table-row>
        <table:table-row table:style-name="ro24">
          <table:table-cell table:style-name="ce58" office:value-type="string">
            <text:p>308130432828968960</text:p>
          </table:table-cell>
          <table:table-cell table:style-name="ce59" office:value-type="string">
            <text:p>Semmelbroesl</text:p>
          </table:table-cell>
          <table:table-cell table:style-name="ce59" office:value-type="string">
            <text:p>Wahlbeteiligung in Winzendorf/Sprengel1 bisher ned schlecht, in der letzten Stunde 70 Stimmen. #noe13 #beifunk</text:p>
          </table:table-cell>
          <table:table-cell table:style-name="ce59" office:value-type="string">
            <text:p>Sun Mar 03 08:23:14 +0000 2013</text:p>
          </table:table-cell>
          <table:table-cell table:style-name="ce60" office:value-type="float" office:value="41336.34946759259">
            <text:p>3/3/2013 8:23:1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0365383">
            <text:p>70365383</text:p>
          </table:table-cell>
          <table:table-cell table:style-name="ce59"/>
          <table:table-cell table:style-name="ce61" office:value-type="string">
            <text:p>&lt;a href="http://rowiapp.com" rel="nofollow"&gt;rowi for Windows Phone&lt;/a&gt;</text:p>
          </table:table-cell>
          <table:table-cell table:style-name="ce61" office:value-type="string">
            <text:p>http://a0.twimg.com/profile_images/3246405915/f5f3732823e24f6d20eba63baada1fe6_normal.jpeg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emmelbroesl/statuses/308130432828968960</text:p>
          </table:table-cell>
          <table:table-cell table:style-name="ce61" office:value-type="string">
            <text:p>{"urls":[],"hashtags":[{"text":"noe13","indices":[95,101]},{"text":"beifunk","indices":[102,110]}],"user_mentions":[]}</text:p>
          </table:table-cell>
        </table:table-row>
        <table:table-row table:style-name="ro25">
          <table:table-cell table:style-name="ce58" office:value-type="string">
            <text:p>308130172987641856</text:p>
          </table:table-cell>
          <table:table-cell table:style-name="ce59" office:value-type="string">
            <text:p>MiNo5400</text:p>
          </table:table-cell>
          <table:table-cell table:style-name="ce59" office:value-type="string">
            <text:p>@Semmelbroesl #beifunk ist recht etabliert.</text:p>
          </table:table-cell>
          <table:table-cell table:style-name="ce59" office:value-type="string">
            <text:p>Sun Mar 03 08:22:12 +0000 2013</text:p>
          </table:table-cell>
          <table:table-cell table:style-name="ce60" office:value-type="float" office:value="41336.34875">
            <text:p>3/3/2013 8:22:1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70365383">
            <text:p>70365383</text:p>
          </table:table-cell>
          <table:table-cell table:style-name="ce59" office:value-type="string">
            <text:p>Semmelbroesl</text:p>
          </table:table-cell>
          <table:table-cell table:style-name="ce59" office:value-type="float" office:value="21679630">
            <text:p>21679630</text:p>
          </table:table-cell>
          <table:table-cell table:style-name="ce59" office:value-type="string">
            <text:p>308127031055511552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590964259/24D4D5D8-B4DE-4B78-83F8-98EDEF601BBD_normal</text:p>
          </table:table-cell>
          <table:table-cell table:style-name="ce59" office:value-type="float" office:value="130">
            <text:p>130</text:p>
          </table:table-cell>
          <table:table-cell table:style-name="ce59" office:value-type="float" office:value="485">
            <text:p>48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No5400/statuses/308130172987641856</text:p>
          </table:table-cell>
          <table:table-cell table:style-name="ce61" office:value-type="string">
            <text:p>{"urls":[],"hashtags":[{"text":"beifunk","indices":[14,22]}],"user_mentions":[{"id":70365383,"name":"Matthias","indices":[0,13],"screen_name":"Semmelbroesl","id_str":"70365383"}]}</text:p>
          </table:table-cell>
        </table:table-row>
        <table:table-row table:style-name="ro21">
          <table:table-cell table:style-name="ce58" office:value-type="string">
            <text:p>308116767274852352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so... habts alle zeitungstaschen im umkreis von 30 m mit politwerbung auf den taschenumschlägen entfernt... #ktn13 #noe13 #beifunk</text:p>
          </table:table-cell>
          <table:table-cell table:style-name="ce59" office:value-type="string">
            <text:p>Sun Mar 03 07:28:56 +0000 2013</text:p>
          </table:table-cell>
          <table:table-cell table:style-name="ce60" office:value-type="float" office:value="41336.31175925926">
            <text:p>3/3/2013 7:28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16767274852352</text:p>
          </table:table-cell>
          <table:table-cell table:style-name="ce61" office:value-type="string">
            <text:p>{"urls":[],"hashtags":[{"text":"ktn13","indices":[108,114]},{"text":"noe13","indices":[115,121]},{"text":"beifunk","indices":[122,130]}],"user_mentions":[]}</text:p>
          </table:table-cell>
        </table:table-row>
        <table:table-row table:style-name="ro22">
          <table:table-cell table:style-name="ce58" office:value-type="string">
            <text:p>308115343631589376</text:p>
          </table:table-cell>
          <table:table-cell table:style-name="ce59" office:value-type="string">
            <text:p>StefanEitler</text:p>
          </table:table-cell>
          <table:table-cell table:style-name="ce59" office:value-type="string">
            <text:p>Langsam strömen die Wähler herein! 2,4%! #beifunk #sprengel13 @GHJeitler</text:p>
          </table:table-cell>
          <table:table-cell table:style-name="ce59" office:value-type="string">
            <text:p>Sun Mar 03 07:23:17 +0000 2013</text:p>
          </table:table-cell>
          <table:table-cell table:style-name="ce60" office:value-type="float" office:value="41336.30783564815">
            <text:p>3/3/2013 7:23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24684714">
            <text:p>1224684714</text:p>
          </table:table-cell>
          <table:table-cell table:style-name="ce59"/>
          <table:table-cell table:style-name="ce61" office:value-type="string">
            <text:p>&lt;a href="https://mobile.twitter.com" rel="nofollow"&gt;Mobile Web (M5)&lt;/a&gt;</text:p>
          </table:table-cell>
          <table:table-cell table:style-name="ce61" office:value-type="string">
            <text:p>http://a0.twimg.com/profile_images/3314633352/126d5088569a0bfabffe195873757a37_normal.jpe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Eitler/statuses/308115343631589376</text:p>
          </table:table-cell>
          <table:table-cell table:style-name="ce61" office:value-type="string">
            <text:p>{"urls":[],"hashtags":[{"text":"beifunk","indices":[41,49]},{"text":"sprengel13","indices":[50,61]}],"user_mentions":[{"id":18292054,"name":"Georg H. Jeitler","indices":[62,72],"screen_name":"GHJeitler","id_str":"18292054"}]}</text:p>
          </table:table-cell>
        </table:table-row>
        <table:table-row table:style-name="ro24">
          <table:table-cell table:style-name="ce58" office:value-type="string">
            <text:p>30811210778898022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@hubertweitzer Wahlbeteiligung bisher 1% bei mir im Sprengel 29, Baden. Mehr gibts nicht. ;-) #noe13 #beifunk</text:p>
          </table:table-cell>
          <table:table-cell table:style-name="ce59" office:value-type="string">
            <text:p>Sun Mar 03 07:10:25 +0000 2013</text:p>
          </table:table-cell>
          <table:table-cell table:style-name="ce60" office:value-type="float" office:value="41336.29890046296">
            <text:p>3/3/2013 7:10:2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28512536">
            <text:p>128512536</text:p>
          </table:table-cell>
          <table:table-cell table:style-name="ce59" office:value-type="string">
            <text:p>hubertweitzer</text:p>
          </table:table-cell>
          <table:table-cell table:style-name="ce59" office:value-type="float" office:value="18292054">
            <text:p>18292054</text:p>
          </table:table-cell>
          <table:table-cell table:style-name="ce59" office:value-type="string">
            <text:p>308093211543482370</text:p>
          </table:table-cell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12107788980224</text:p>
          </table:table-cell>
          <table:table-cell table:style-name="ce61" office:value-type="string">
            <text:p>{"urls":[],"hashtags":[{"text":"noe13","indices":[94,100]},{"text":"beifunk","indices":[101,109]}],"user_mentions":[{"id":128512536,"name":"Hubert J. Weitzer","indices":[0,14],"screen_name":"hubertweitzer","id_str":"128512536"}]}</text:p>
          </table:table-cell>
        </table:table-row>
        <table:table-row table:style-name="ro22">
          <table:table-cell table:style-name="ce58" office:value-type="string">
            <text:p>308108666278649857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Noch nicht mal 1% Wahlbeteiligung nach 1 Stunde. #beifunk #noe13</text:p>
          </table:table-cell>
          <table:table-cell table:style-name="ce59" office:value-type="string">
            <text:p>Sun Mar 03 06:56:45 +0000 2013</text:p>
          </table:table-cell>
          <table:table-cell table:style-name="ce60" office:value-type="float" office:value="41336.28940972222">
            <text:p>3/3/2013 6:56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108666278649857</text:p>
          </table:table-cell>
          <table:table-cell table:style-name="ce61" office:value-type="string">
            <text:p>{"urls":[],"hashtags":[{"text":"beifunk","indices":[49,57]},{"text":"noe13","indices":[58,64]}],"user_mentions":[]}</text:p>
          </table:table-cell>
        </table:table-row>
        <table:table-row table:style-name="ro23">
          <table:table-cell table:style-name="ce58" office:value-type="string">
            <text:p>308106320823844864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traumtag zum schifahrn... oba man erfüllt brav seine pflicht... #ktn13 #beifunk</text:p>
          </table:table-cell>
          <table:table-cell table:style-name="ce59" office:value-type="string">
            <text:p>Sun Mar 03 06:47:25 +0000 2013</text:p>
          </table:table-cell>
          <table:table-cell table:style-name="ce60" office:value-type="float" office:value="41336.28292824074">
            <text:p>3/3/2013 6:47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06320823844864</text:p>
          </table:table-cell>
          <table:table-cell table:style-name="ce61" office:value-type="string">
            <text:p>{"urls":[],"hashtags":[{"text":"ktn13","indices":[64,70]},{"text":"beifunk","indices":[71,79]}],"user_mentions":[]}</text:p>
          </table:table-cell>
        </table:table-row>
        <table:table-row table:style-name="ro25">
          <table:table-cell table:style-name="ce58" office:value-type="string">
            <text:p>308103998253195264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Kosak_Daniel so alle #beifunk-rechte der welt...  .)</text:p>
          </table:table-cell>
          <table:table-cell table:style-name="ce59" office:value-type="string">
            <text:p>Sun Mar 03 06:38:12 +0000 2013</text:p>
          </table:table-cell>
          <table:table-cell table:style-name="ce60" office:value-type="float" office:value="41336.27652777777">
            <text:p>3/3/2013 6:38:1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74956396">
            <text:p>474956396</text:p>
          </table:table-cell>
          <table:table-cell table:style-name="ce59" office:value-type="string">
            <text:p>Kosak_Daniel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308102981012828160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103998253195264</text:p>
          </table:table-cell>
          <table:table-cell table:style-name="ce61" office:value-type="string">
            <text:p>{"urls":[],"hashtags":[{"text":"beifunk","indices":[22,30]}],"user_mentions":[{"id":474956396,"name":"Daniel Kosak","indices":[0,13],"screen_name":"Kosak_Daniel","id_str":"474956396"}]}</text:p>
          </table:table-cell>
        </table:table-row>
        <table:table-row table:style-name="ro21">
          <table:table-cell table:style-name="ce58" office:value-type="string">
            <text:p>308096941575786496</text:p>
          </table:table-cell>
          <table:table-cell table:style-name="ce59" office:value-type="string">
            <text:p>Kosak_Daniel</text:p>
          </table:table-cell>
          <table:table-cell table:style-name="ce59" office:value-type="string">
            <text:p>Uebrigens kam noch ein extra erlass der wahlbehoerde, dass keine teilergebnisse vor 17 Uhr ausm wahllokal veroeff werden duerfen #beifunk</text:p>
          </table:table-cell>
          <table:table-cell table:style-name="ce59" office:value-type="string">
            <text:p>Sun Mar 03 06:10:09 +0000 2013</text:p>
          </table:table-cell>
          <table:table-cell table:style-name="ce60" office:value-type="float" office:value="41336.25704861111">
            <text:p>3/3/2013 6:10:0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956396">
            <text:p>474956396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782769745/kosak_2011_2_auge_normal.jpg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sak_Daniel/statuses/308096941575786496</text:p>
          </table:table-cell>
          <table:table-cell table:style-name="ce61" office:value-type="string">
            <text:p>{"urls":[],"hashtags":[{"text":"beifunk","indices":[129,137]}],"user_mentions":[]}</text:p>
          </table:table-cell>
        </table:table-row>
        <table:table-row table:style-name="ro23">
          <table:table-cell table:style-name="ce58" office:value-type="string">
            <text:p>308096543179812864</text:p>
          </table:table-cell>
          <table:table-cell table:style-name="ce59" office:value-type="string">
            <text:p>Kosak_Daniel</text:p>
          </table:table-cell>
          <table:table-cell table:style-name="ce59" office:value-type="string">
            <text:p>Natuerlich verbring ich meinen sonntag am liebsten im wahllokal mit listen schreiben #beifunk</text:p>
          </table:table-cell>
          <table:table-cell table:style-name="ce59" office:value-type="string">
            <text:p>Sun Mar 03 06:08:34 +0000 2013</text:p>
          </table:table-cell>
          <table:table-cell table:style-name="ce60" office:value-type="float" office:value="41336.255949074075">
            <text:p>3/3/2013 6:08:3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956396">
            <text:p>474956396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1782769745/kosak_2011_2_auge_normal.jpg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sak_Daniel/statuses/308096543179812864</text:p>
          </table:table-cell>
          <table:table-cell table:style-name="ce61" office:value-type="string">
            <text:p>{"urls":[],"hashtags":[{"text":"beifunk","indices":[85,93]}],"user_mentions":[]}</text:p>
          </table:table-cell>
        </table:table-row>
        <table:table-row table:style-name="ro22">
          <table:table-cell table:style-name="ce58" office:value-type="string">
            <text:p>308093552615895040</text:p>
          </table:table-cell>
          <table:table-cell table:style-name="ce59" office:value-type="string">
            <text:p>ChristophFreina</text:p>
          </table:table-cell>
          <table:table-cell table:style-name="ce59" office:value-type="string">
            <text:p>@karntna_bua Guten Morgen – und Sperrfrist beachten. ;-) #ktn13 #beifunk</text:p>
          </table:table-cell>
          <table:table-cell table:style-name="ce59" office:value-type="string">
            <text:p>Sun Mar 03 05:56:41 +0000 2013</text:p>
          </table:table-cell>
          <table:table-cell table:style-name="ce60" office:value-type="float" office:value="41336.24769675926">
            <text:p>3/3/2013 5:56:4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karntna_bua</text:p>
          </table:table-cell>
          <table:table-cell table:style-name="ce59" office:value-type="float" office:value="261867800">
            <text:p>261867800</text:p>
          </table:table-cell>
          <table:table-cell table:style-name="ce59" office:value-type="string">
            <text:p>30809099654411468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898305991/74224b5e4de39a655ba7686163b539cd_normal.jpeg</text:p>
          </table:table-cell>
          <table:table-cell table:style-name="ce59" office:value-type="float" office:value="254">
            <text:p>254</text:p>
          </table:table-cell>
          <table:table-cell table:style-name="ce59" office:value-type="float" office:value="325">
            <text:p>32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hristophFreina/statuses/308093552615895040</text:p>
          </table:table-cell>
          <table:table-cell table:style-name="ce61" office:value-type="string">
            <text:p>{"urls":[],"hashtags":[{"text":"ktn13","indices":[57,63]},{"text":"beifunk","indices":[64,72]}],"user_mentions":[{"id":15776298,"name":"Christian Passin","indices":[0,12],"screen_name":"karntna_bua","id_str":"15776298"}]}</text:p>
          </table:table-cell>
        </table:table-row>
        <table:table-row table:style-name="ro22">
          <table:table-cell table:style-name="ce58" office:value-type="string">
            <text:p>308093211543482370</text:p>
          </table:table-cell>
          <table:table-cell table:style-name="ce59" office:value-type="string">
            <text:p>hubertweitzer</text:p>
          </table:table-cell>
          <table:table-cell table:style-name="ce59" office:value-type="string">
            <text:p>an den #beifunk in #ktn13 und #noe13. gibt´s schon ergebnisse?</text:p>
          </table:table-cell>
          <table:table-cell table:style-name="ce59" office:value-type="string">
            <text:p>Sun Mar 03 05:55:20 +0000 2013</text:p>
          </table:table-cell>
          <table:table-cell table:style-name="ce60" office:value-type="float" office:value="41336.24675925926">
            <text:p>3/3/2013 5:55:2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8512536">
            <text:p>12851253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942598041/df2f5059ebec053f2279dc8aaddf402c_normal.jpeg</text:p>
          </table:table-cell>
          <table:table-cell table:style-name="ce59" office:value-type="float" office:value="749">
            <text:p>749</text:p>
          </table:table-cell>
          <table:table-cell table:style-name="ce59" office:value-type="float" office:value="1548">
            <text:p>1548</text:p>
          </table:table-cell>
          <table:table-cell table:style-name="ce59"/>
          <table:table-cell table:style-name="ce59" office:value-type="string">
            <text:p>http://twitter.com/hubertweitzer/statuses/308093211543482370</text:p>
          </table:table-cell>
          <table:table-cell table:style-name="ce61" office:value-type="string">
            <text:p>{"urls":[],"hashtags":[{"text":"beifunk","indices":[7,15]},{"text":"ktn13","indices":[19,25]},{"text":"noe13","indices":[30,36]}],"user_mentions":[]}</text:p>
          </table:table-cell>
        </table:table-row>
        <table:table-row table:style-name="ro22">
          <table:table-cell table:style-name="ce58" office:value-type="string">
            <text:p>308090996544114688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so...  platz mit steckdose sichern... check... #ktn13 #beifunk</text:p>
          </table:table-cell>
          <table:table-cell table:style-name="ce59" office:value-type="string">
            <text:p>Sun Mar 03 05:46:32 +0000 2013</text:p>
          </table:table-cell>
          <table:table-cell table:style-name="ce60" office:value-type="float" office:value="41336.240648148145">
            <text:p>3/3/2013 5:46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090996544114688</text:p>
          </table:table-cell>
          <table:table-cell table:style-name="ce61" office:value-type="string">
            <text:p>{"urls":[],"hashtags":[{"text":"ktn13","indices":[47,53]},{"text":"beifunk","indices":[54,62]}],"user_mentions":[]}</text:p>
          </table:table-cell>
        </table:table-row>
        <table:table-row table:style-name="ro22">
          <table:table-cell table:style-name="ce58" office:value-type="string">
            <text:p>30809013637207654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Weitere unpassende Lektüreideen fürs Wahllokal. #beifunk http://t.co/CMqQR0s47b</text:p>
          </table:table-cell>
          <table:table-cell table:style-name="ce59" office:value-type="string">
            <text:p>Sun Mar 03 05:43:07 +0000 2013</text:p>
          </table:table-cell>
          <table:table-cell table:style-name="ce60" office:value-type="float" office:value="41336.23827546296">
            <text:p>3/3/2013 5:43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090136372076544</text:p>
          </table:table-cell>
          <table:table-cell table:style-name="ce61" office:value-type="string">
            <text:p>{"urls":[],"hashtags":[{"text":"beifunk","indices":[48,56]}],"media":[{"sizes":{"small":{"w":340,"resize":"fit","h":255},"thumb":{"w":150,"resize":"crop","h":150},"large":{"w":1024,"resize":"fit","h":768},"medium":{"w":600,"resize":"fit","h":450}},"id":308090136380465152,"media_url_https":"https://pbs.twimg.com/media/BEaOWMHCYAAQGPO.jpg","media_url":"http://pbs.twimg.com/media/BEaOWMHCYAAQGPO.jpg","expanded_url":"http://twitter.com/GHJeitler/status/308090136372076544/photo/1","indices":[57,79],"id_str":"308090136380465152","type":"photo","display_url":"pic.twitter.com/CMqQR0s47b","url":"http://t.co/CMqQR0s47b"}],"user_mentions":[]}</text:p>
          </table:table-cell>
        </table:table-row>
        <table:table-row table:style-name="ro23">
          <table:table-cell table:style-name="ce58" office:value-type="string">
            <text:p>308088052847366145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Kommt glaub ich nicht so gut, als Lektüre beim Wahllokalsitzen ... ;-) #beifunk http://t.co/9WvPBV3IMt</text:p>
          </table:table-cell>
          <table:table-cell table:style-name="ce59" office:value-type="string">
            <text:p>Sun Mar 03 05:34:50 +0000 2013</text:p>
          </table:table-cell>
          <table:table-cell table:style-name="ce60" office:value-type="float" office:value="41336.232523148145">
            <text:p>3/3/2013 5:34:5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088052847366145</text:p>
          </table:table-cell>
          <table:table-cell table:style-name="ce61" office:value-type="string">
            <text:p>{"urls":[],"hashtags":[{"text":"beifunk","indices":[71,79]}],"media":[{"sizes":{"small":{"w":340,"resize":"fit","h":453},"thumb":{"w":150,"resize":"crop","h":150},"large":{"w":768,"resize":"fit","h":1024},"medium":{"w":600,"resize":"fit","h":800}},"id":308088052855754753,"media_url_https":"https://pbs.twimg.com/media/BEaMc6YCUAE5i2X.jpg","media_url":"http://pbs.twimg.com/media/BEaMc6YCUAE5i2X.jpg","expanded_url":"http://twitter.com/GHJeitler/status/308088052847366145/photo/1","indices":[80,102],"id_str":"308088052855754753","type":"photo","display_url":"pic.twitter.com/9WvPBV3IMt","url":"http://t.co/9WvPBV3IMt"}],"user_mentions":[]}</text:p>
          </table:table-cell>
        </table:table-row>
        <table:table-row table:style-name="ro22">
          <table:table-cell table:style-name="ce58" office:value-type="string">
            <text:p>308087821263044609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ausblick vom wahllokal... #stveit #ktn13 #beifunk http://t.co/CO3oBWBgnn</text:p>
          </table:table-cell>
          <table:table-cell table:style-name="ce59" office:value-type="string">
            <text:p>Sun Mar 03 05:33:55 +0000 2013</text:p>
          </table:table-cell>
          <table:table-cell table:style-name="ce60" office:value-type="float" office:value="41336.231886574074">
            <text:p>3/3/2013 5:33:5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instagram.com" rel="nofollow"&gt;Instagram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087821263044609</text:p>
          </table:table-cell>
          <table:table-cell table:style-name="ce61" office:value-type="string">
            <text:p>{"urls":[{"expanded_url":"http://instagr.am/p/WYj5HepgPQ/","indices":[50,72],"display_url":"instagr.am/p/WYj5HepgPQ/","url":"http://t.co/CO3oBWBgnn"}],"hashtags":[{"text":"stveit","indices":[26,33]},{"text":"ktn13","indices":[34,40]},{"text":"beifunk","indices":[41,49]}],"user_mentions":[]}</text:p>
          </table:table-cell>
        </table:table-row>
        <table:table-row table:style-name="ro21">
          <table:table-cell table:style-name="ce58" office:value-type="string">
            <text:p>308082268612726784</text:p>
          </table:table-cell>
          <table:table-cell table:style-name="ce59" office:value-type="string">
            <text:p>GHJeitler</text:p>
          </table:table-cell>
          <table:table-cell table:style-name="ce59" office:value-type="string">
            <text:p>Der Preis der Demokratie: Am Sonntag vor 6 Uhr aufstehen und den ganzen Tag im Wahllokal verbringen. #beifunk ist eröffnet!</text:p>
          </table:table-cell>
          <table:table-cell table:style-name="ce59" office:value-type="string">
            <text:p>Sun Mar 03 05:11:51 +0000 2013</text:p>
          </table:table-cell>
          <table:table-cell table:style-name="ce60" office:value-type="float" office:value="41336.2165625">
            <text:p>3/3/2013 5:11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292054">
            <text:p>1829205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27773332/GHJ_Portr_VPNOE_normal.jpg</text:p>
          </table:table-cell>
          <table:table-cell table:style-name="ce59" office:value-type="float" office:value="460">
            <text:p>460</text:p>
          </table:table-cell>
          <table:table-cell table:style-name="ce59" office:value-type="float" office:value="282">
            <text:p>28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GHJeitler/statuses/308082268612726784</text:p>
          </table:table-cell>
          <table:table-cell table:style-name="ce61" office:value-type="string">
            <text:p>{"urls":[],"hashtags":[{"text":"beifunk","indices":[101,109]}],"user_mentions":[]}</text:p>
          </table:table-cell>
        </table:table-row>
        <table:table-row table:style-name="ro25">
          <table:table-cell table:style-name="ce58" office:value-type="string">
            <text:p>308076395052023808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guten morgen von #ktn13 nach #noe13... #beifunk</text:p>
          </table:table-cell>
          <table:table-cell table:style-name="ce59" office:value-type="string">
            <text:p>Sun Mar 03 04:48:31 +0000 2013</text:p>
          </table:table-cell>
          <table:table-cell table:style-name="ce60" office:value-type="float" office:value="41336.2003587963">
            <text:p>3/3/2013 4:48:3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8076395052023808</text:p>
          </table:table-cell>
          <table:table-cell table:style-name="ce61" office:value-type="string">
            <text:p>{"urls":[],"hashtags":[{"text":"ktn13","indices":[17,23]},{"text":"noe13","indices":[29,35]},{"text":"beifunk","indices":[39,47]}],"user_mentions":[]}</text:p>
          </table:table-cell>
        </table:table-row>
        <table:table-row table:style-name="ro21">
          <table:table-cell table:style-name="ce58" office:value-type="string">
            <text:p>307970822922973184</text:p>
          </table:table-cell>
          <table:table-cell table:style-name="ce59" office:value-type="string">
            <text:p>IsabellaKubicek</text:p>
          </table:table-cell>
          <table:table-cell table:style-name="ce59" office:value-type="string">
            <text:p>Bin schon auf den #beifunk aus ktn und noe gespannt. Ob sich die beisitzerInnen an sperrfristen halten werden? #ktn13 #noe13</text:p>
          </table:table-cell>
          <table:table-cell table:style-name="ce59" office:value-type="string">
            <text:p>Sat Mar 02 21:49:00 +0000 2013</text:p>
          </table:table-cell>
          <table:table-cell table:style-name="ce60" office:value-type="float" office:value="41335.90902777778">
            <text:p>3/2/2013 21:49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94062919">
            <text:p>39406291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856360180/fe0d49670b832d7a254140b2da491853_normal.jpeg</text:p>
          </table:table-cell>
          <table:table-cell table:style-name="ce59" office:value-type="float" office:value="108">
            <text:p>108</text:p>
          </table:table-cell>
          <table:table-cell table:style-name="ce59" office:value-type="float" office:value="241">
            <text:p>2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IsabellaKubicek/statuses/307970822922973184</text:p>
          </table:table-cell>
          <table:table-cell table:style-name="ce61" office:value-type="string">
            <text:p>{"urls":[],"hashtags":[{"text":"beifunk","indices":[18,26]},{"text":"ktn13","indices":[111,117]},{"text":"noe13","indices":[118,124]}],"user_mentions":[]}</text:p>
          </table:table-cell>
        </table:table-row>
        <table:table-row table:style-name="ro22">
          <table:table-cell table:style-name="ce58" office:value-type="string">
            <text:p>307938768671883264</text:p>
          </table:table-cell>
          <table:table-cell table:style-name="ce59" office:value-type="string">
            <text:p>Vilinthril</text:p>
          </table:table-cell>
          <table:table-cell table:style-name="ce59" office:value-type="string">
            <text:p>.@Kosak_Daniel @rosalyon Hoffentlich nicht nur du – &amp;lt;3 #Beifunk!</text:p>
          </table:table-cell>
          <table:table-cell table:style-name="ce59" office:value-type="string">
            <text:p>Sat Mar 02 19:41:38 +0000 2013</text:p>
          </table:table-cell>
          <table:table-cell table:style-name="ce60" office:value-type="float" office:value="41335.8205787037">
            <text:p>3/2/2013 19:41:3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74956396">
            <text:p>474956396</text:p>
          </table:table-cell>
          <table:table-cell table:style-name="ce59" office:value-type="string">
            <text:p>Kosak_Daniel</text:p>
          </table:table-cell>
          <table:table-cell table:style-name="ce59" office:value-type="float" office:value="263647843">
            <text:p>263647843</text:p>
          </table:table-cell>
          <table:table-cell table:style-name="ce59" office:value-type="string">
            <text:p>307937768787554304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282008212/5223b4ac62e4f32f73ec631b84b168a0_normal.jpeg</text:p>
          </table:table-cell>
          <table:table-cell table:style-name="ce59" office:value-type="float" office:value="355">
            <text:p>355</text:p>
          </table:table-cell>
          <table:table-cell table:style-name="ce59" office:value-type="float" office:value="675">
            <text:p>6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ilinthril/statuses/307938768671883264</text:p>
          </table:table-cell>
          <table:table-cell table:style-name="ce61" office:value-type="string">
            <text:p>{"urls":[],"hashtags":[{"text":"Beifunk","indices":[58,66]}],"user_mentions":[{"id":474956396,"name":"Daniel Kosak","indices":[1,14],"screen_name":"Kosak_Daniel","id_str":"474956396"},{"id":72318188,"name":"Rosa Lyon","indices":[15,24],"screen_name":"rosalyon","id_str":"72318188"}]}</text:p>
          </table:table-cell>
        </table:table-row>
        <table:table-row table:style-name="ro22">
          <table:table-cell table:style-name="ce58" office:value-type="string">
            <text:p>307937810411827200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mayer_michl unbedingt. aber evtl ohne Ergebnisse? ;) #beifunk</text:p>
          </table:table-cell>
          <table:table-cell table:style-name="ce59" office:value-type="string">
            <text:p>Sat Mar 02 19:37:49 +0000 2013</text:p>
          </table:table-cell>
          <table:table-cell table:style-name="ce60" office:value-type="float" office:value="41335.81792824074">
            <text:p>3/2/2013 19:37:4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3034800">
            <text:p>53034800</text:p>
          </table:table-cell>
          <table:table-cell table:style-name="ce59" office:value-type="string">
            <text:p>mayer_michl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07937694389002240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7937810411827200</text:p>
          </table:table-cell>
          <table:table-cell table:style-name="ce61" office:value-type="string">
            <text:p>{"urls":[],"hashtags":[{"text":"beifunk","indices":[54,62]}],"user_mentions":[{"id":53034800,"name":"michael mayer","indices":[0,12],"screen_name":"mayer_michl","id_str":"53034800"}]}</text:p>
          </table:table-cell>
        </table:table-row>
        <table:table-row table:style-name="ro21">
          <table:table-cell table:style-name="ce58" office:value-type="string">
            <text:p>307937768787554304</text:p>
          </table:table-cell>
          <table:table-cell table:style-name="ce59" office:value-type="string">
            <text:p>Kosak_Daniel</text:p>
          </table:table-cell>
          <table:table-cell table:style-name="ce59" office:value-type="string">
            <text:p>Auf speziellen Wunsch der werten @rosalyon werde ich morgen wieder unter #beifunk aus dem wahllokal twittern. ohne sperrfrist-verletzung</text:p>
          </table:table-cell>
          <table:table-cell table:style-name="ce59" office:value-type="string">
            <text:p>Sat Mar 02 19:37:39 +0000 2013</text:p>
          </table:table-cell>
          <table:table-cell table:style-name="ce60" office:value-type="float" office:value="41335.8178125">
            <text:p>3/2/2013 19:37:3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74956396">
            <text:p>47495639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782769745/kosak_2011_2_auge_normal.jpg</text:p>
          </table:table-cell>
          <table:table-cell table:style-name="ce59" office:value-type="float" office:value="781">
            <text:p>781</text:p>
          </table:table-cell>
          <table:table-cell table:style-name="ce59" office:value-type="float" office:value="696">
            <text:p>6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Kosak_Daniel/statuses/307937768787554304</text:p>
          </table:table-cell>
          <table:table-cell table:style-name="ce61" office:value-type="string">
            <text:p>{"urls":[],"hashtags":[{"text":"beifunk","indices":[73,81]}],"user_mentions":[{"id":72318188,"name":"Rosa Lyon","indices":[33,42],"screen_name":"rosalyon","id_str":"72318188"}]}</text:p>
          </table:table-cell>
        </table:table-row>
        <table:table-row table:style-name="ro25">
          <table:table-cell table:style-name="ce58" office:value-type="string">
            <text:p>307937694389002240</text:p>
          </table:table-cell>
          <table:table-cell table:style-name="ce59" office:value-type="string">
            <text:p>mayer_michl</text:p>
          </table:table-cell>
          <table:table-cell table:style-name="ce59" office:value-type="string">
            <text:p>morgen #beifunk ja oder nein? #noe13 #ktn13</text:p>
          </table:table-cell>
          <table:table-cell table:style-name="ce59" office:value-type="string">
            <text:p>Sat Mar 02 19:37:22 +0000 2013</text:p>
          </table:table-cell>
          <table:table-cell table:style-name="ce60" office:value-type="float" office:value="41335.817615740736">
            <text:p>3/2/2013 19:37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034800">
            <text:p>53034800</text:p>
          </table:table-cell>
          <table:table-cell table:style-name="ce59"/>
          <table:table-cell table:style-name="ce61" office:value-type="string">
            <text:p>&lt;a href="https://mobile.twitter.com" rel="nofollow"&gt;Mobile Web (M2)&lt;/a&gt;</text:p>
          </table:table-cell>
          <table:table-cell table:style-name="ce61" office:value-type="string">
            <text:p>http://a0.twimg.com/profile_images/3039760898/7296ed2b0a0437f1851cf46a5c0ad52f_normal.jpeg</text:p>
          </table:table-cell>
          <table:table-cell table:style-name="ce59" office:value-type="float" office:value="364">
            <text:p>364</text:p>
          </table:table-cell>
          <table:table-cell table:style-name="ce59" office:value-type="float" office:value="424">
            <text:p>42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mayer_michl/statuses/307937694389002240</text:p>
          </table:table-cell>
          <table:table-cell table:style-name="ce61" office:value-type="string">
            <text:p>{"urls":[],"hashtags":[{"text":"beifunk","indices":[7,15]},{"text":"noe13","indices":[30,36]},{"text":"ktn13","indices":[37,43]}],"user_mentions":[]}</text:p>
          </table:table-cell>
        </table:table-row>
        <table:table-row table:style-name="ro24">
          <table:table-cell table:style-name="ce58" office:value-type="string">
            <text:p>307936821877297153</text:p>
          </table:table-cell>
          <table:table-cell table:style-name="ce59" office:value-type="string">
            <text:p>rosalyon</text:p>
          </table:table-cell>
          <table:table-cell table:style-name="ce59" office:value-type="string">
            <text:p>@Kosak_Daniel ich bitte darum. bei der Volksbefragung war #beifunk wirklich spannend - ohne dabei Sperrfrist zu brechen!</text:p>
          </table:table-cell>
          <table:table-cell table:style-name="ce59" office:value-type="string">
            <text:p>Sat Mar 02 19:33:54 +0000 2013</text:p>
          </table:table-cell>
          <table:table-cell table:style-name="ce60" office:value-type="float" office:value="41335.81520833333">
            <text:p>3/2/2013 19:33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74956396">
            <text:p>474956396</text:p>
          </table:table-cell>
          <table:table-cell table:style-name="ce59" office:value-type="string">
            <text:p>Kosak_Daniel</text:p>
          </table:table-cell>
          <table:table-cell table:style-name="ce59" office:value-type="float" office:value="72318188">
            <text:p>72318188</text:p>
          </table:table-cell>
          <table:table-cell table:style-name="ce59" office:value-type="string">
            <text:p>307936468058374144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28459052/8e70ce76ceac5a207d01b80c339ff170_normal.jpeg</text:p>
          </table:table-cell>
          <table:table-cell table:style-name="ce59" office:value-type="float" office:value="545">
            <text:p>545</text:p>
          </table:table-cell>
          <table:table-cell table:style-name="ce59" office:value-type="float" office:value="337">
            <text:p>337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rosalyon/statuses/307936821877297153</text:p>
          </table:table-cell>
          <table:table-cell table:style-name="ce61" office:value-type="string">
            <text:p>{"urls":[],"hashtags":[{"text":"beifunk","indices":[58,66]}],"user_mentions":[{"id":474956396,"name":"Daniel Kosak","indices":[0,13],"screen_name":"Kosak_Daniel","id_str":"474956396"}]}</text:p>
          </table:table-cell>
        </table:table-row>
        <table:table-row table:style-name="ro24">
          <table:table-cell table:style-name="ce58" office:value-type="string">
            <text:p>307908312433844225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checkliste für wahlbeisitzer... ersatzhandy, ladekabel, verlängerungskabel... o.k.... check... #beifunk #ktn13</text:p>
          </table:table-cell>
          <table:table-cell table:style-name="ce59" office:value-type="string">
            <text:p>Sat Mar 02 17:40:37 +0000 2013</text:p>
          </table:table-cell>
          <table:table-cell table:style-name="ce60" office:value-type="float" office:value="41335.73653935185">
            <text:p>3/2/2013 17:40:3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7908312433844225</text:p>
          </table:table-cell>
          <table:table-cell table:style-name="ce61" office:value-type="string">
            <text:p>{"urls":[],"hashtags":[{"text":"beifunk","indices":[95,103]},{"text":"ktn13","indices":[104,110]}],"user_mentions":[]}</text:p>
          </table:table-cell>
        </table:table-row>
        <table:table-row table:style-name="ro24">
          <table:table-cell table:style-name="ce58" office:value-type="string">
            <text:p>307136027687002112</text:p>
          </table:table-cell>
          <table:table-cell table:style-name="ce59" office:value-type="string">
            <text:p>desperado_joe</text:p>
          </table:table-cell>
          <table:table-cell table:style-name="ce59" office:value-type="string">
            <text:p>ich hoffe, dass dies am sonntag disziplinierter abläuft #sperrfrist #beifunk #noe13 #ktn2013 http://t.co/I5FnNLavc7</text:p>
          </table:table-cell>
          <table:table-cell table:style-name="ce59" office:value-type="string">
            <text:p>Thu Feb 28 14:31:49 +0000 2013</text:p>
          </table:table-cell>
          <table:table-cell table:style-name="ce60" office:value-type="float" office:value="41333.60542824074">
            <text:p>2/28/2013 14:31:4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9701795">
            <text:p>33970179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453428837/fischaug_normal.jpg</text:p>
          </table:table-cell>
          <table:table-cell table:style-name="ce59" office:value-type="float" office:value="37">
            <text:p>37</text:p>
          </table:table-cell>
          <table:table-cell table:style-name="ce59" office:value-type="float" office:value="167">
            <text:p>16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esperado_joe/statuses/307136027687002112</text:p>
          </table:table-cell>
          <table:table-cell table:style-name="ce61" office:value-type="string">
            <text:p>{"urls":[{"expanded_url":"http://derstandard.at/1361241274832/Wozu-wir-Sperrfristen-brauchen","indices":[93,115],"display_url":"derstandard.at/1361241274832/\u2026","url":"http://t.co/I5FnNLavc7"}],"hashtags":[{"text":"sperrfrist","indices":[56,67]},{"text":"beifunk","indices":[68,76]},{"text":"noe13","indices":[77,83]},{"text":"ktn2013","indices":[84,92]}],"user_mentions":[]}</text:p>
          </table:table-cell>
        </table:table-row>
        <table:table-row table:style-name="ro22">
          <table:table-cell table:style-name="ce58" office:value-type="string">
            <text:p>306857347538636800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@Svejk btw... der ideale hashtag warat ja #karntnsitzt... .) #ktn13 #beifunk</text:p>
          </table:table-cell>
          <table:table-cell table:style-name="ce59" office:value-type="string">
            <text:p>Wed Feb 27 20:04:27 +0000 2013</text:p>
          </table:table-cell>
          <table:table-cell table:style-name="ce60" office:value-type="float" office:value="41332.83642361111">
            <text:p>2/27/2013 20:04:2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6467932">
            <text:p>6467932</text:p>
          </table:table-cell>
          <table:table-cell table:style-name="ce59" office:value-type="string">
            <text:p>Svejk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306853508487983105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6857347538636800</text:p>
          </table:table-cell>
          <table:table-cell table:style-name="ce61" office:value-type="string">
            <text:p>{"urls":[],"hashtags":[{"text":"karntnsitzt","indices":[42,54]},{"text":"ktn13","indices":[61,67]},{"text":"beifunk","indices":[68,76]}],"user_mentions":[{"id":6467932,"name":"Gerhard W. Loub","indices":[0,6],"screen_name":"Svejk","id_str":"6467932"}]}</text:p>
          </table:table-cell>
        </table:table-row>
        <table:table-row table:style-name="ro24">
          <table:table-cell table:style-name="ce58" office:value-type="string">
            <text:p>306853880325619713</text:p>
          </table:table-cell>
          <table:table-cell table:style-name="ce59" office:value-type="string">
            <text:p>WahlenRT</text:p>
          </table:table-cell>
          <table:table-cell table:style-name="ce59" office:value-type="string">
            <text:p>RT @karntna_bua: wie schauts aus am sunte...  läuft wieda #beifunk? - #ktn13 #ktn2013 #kärnten #-wahlen</text:p>
          </table:table-cell>
          <table:table-cell table:style-name="ce59" office:value-type="string">
            <text:p>Wed Feb 27 19:50:40 +0000 2013</text:p>
          </table:table-cell>
          <table:table-cell table:style-name="ce60" office:value-type="float" office:value="41332.82685185185">
            <text:p>2/27/2013 19:50:4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67136835">
            <text:p>67136835</text:p>
          </table:table-cell>
          <table:table-cell table:style-name="ce59"/>
          <table:table-cell table:style-name="ce61" office:value-type="string">
            <text:p>&lt;a href="http://on.fb.me/botsupport" rel="nofollow"&gt;Botserver&lt;/a&gt;</text:p>
          </table:table-cell>
          <table:table-cell table:style-name="ce61" office:value-type="string">
            <text:p>http://a0.twimg.com/profile_images/936352584/wahlenrt_normal.jpg</text:p>
          </table:table-cell>
          <table:table-cell table:style-name="ce59" office:value-type="float" office:value="1154">
            <text:p>1154</text:p>
          </table:table-cell>
          <table:table-cell table:style-name="ce59" office:value-type="float" office:value="2001">
            <text:p>20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ahlenRT/statuses/306853880325619713</text:p>
          </table:table-cell>
          <table:table-cell table:style-name="ce61" office:value-type="string">
            <text:p>{"urls":[],"hashtags":[{"text":"beifunk","indices":[58,66]},{"text":"ktn13","indices":[70,76]},{"text":"ktn2013","indices":[77,85]},{"text":"kärnten","indices":[86,94]}],"user_mentions":[{"id":15776298,"name":"Christian Passin","indices":[3,15],"screen_name":"karntna_bua","id_str":"15776298"}]}</text:p>
          </table:table-cell>
        </table:table-row>
        <table:table-row table:style-name="ro22">
          <table:table-cell table:style-name="ce58" office:value-type="string">
            <text:p>306853508487983105</text:p>
          </table:table-cell>
          <table:table-cell table:style-name="ce59" office:value-type="string">
            <text:p>Svejk</text:p>
          </table:table-cell>
          <table:table-cell table:style-name="ce59" office:value-type="string">
            <text:p>@karntna_bua Hoffe schwer, dass diesmal alles legal abgeht #beifunk</text:p>
          </table:table-cell>
          <table:table-cell table:style-name="ce59" office:value-type="string">
            <text:p>Wed Feb 27 19:49:12 +0000 2013</text:p>
          </table:table-cell>
          <table:table-cell table:style-name="ce60" office:value-type="float" office:value="41332.82583333333">
            <text:p>2/27/2013 19:49:1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776298">
            <text:p>15776298</text:p>
          </table:table-cell>
          <table:table-cell table:style-name="ce59" office:value-type="string">
            <text:p>karntna_bua</text:p>
          </table:table-cell>
          <table:table-cell table:style-name="ce59" office:value-type="float" office:value="6467932">
            <text:p>6467932</text:p>
          </table:table-cell>
          <table:table-cell table:style-name="ce59" office:value-type="string">
            <text:p>306853145340960768</text:p>
          </table:table-cell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640876950/gerhardbearbeitethg2_normal.jpg</text:p>
          </table:table-cell>
          <table:table-cell table:style-name="ce59" office:value-type="float" office:value="2333">
            <text:p>2333</text:p>
          </table:table-cell>
          <table:table-cell table:style-name="ce59" office:value-type="float" office:value="955">
            <text:p>95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vejk/statuses/306853508487983105</text:p>
          </table:table-cell>
          <table:table-cell table:style-name="ce61" office:value-type="string">
            <text:p>{"urls":[],"hashtags":[{"text":"beifunk","indices":[59,67]}],"user_mentions":[{"id":15776298,"name":"Christian Passin","indices":[0,12],"screen_name":"karntna_bua","id_str":"15776298"}]}</text:p>
          </table:table-cell>
        </table:table-row>
        <table:table-row table:style-name="ro23">
          <table:table-cell table:style-name="ce58" office:value-type="string">
            <text:p>306853145340960768</text:p>
          </table:table-cell>
          <table:table-cell table:style-name="ce59" office:value-type="string">
            <text:p>karntna_bua</text:p>
          </table:table-cell>
          <table:table-cell table:style-name="ce59" office:value-type="string">
            <text:p>wie schauts aus am sunte...  läuft wieda #beifunk? - #ktn13 #ktn2013 #kärnten #wahlen</text:p>
          </table:table-cell>
          <table:table-cell table:style-name="ce59" office:value-type="string">
            <text:p>Wed Feb 27 19:47:45 +0000 2013</text:p>
          </table:table-cell>
          <table:table-cell table:style-name="ce60" office:value-type="float" office:value="41332.82482638889">
            <text:p>2/27/2013 19:47:4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776298">
            <text:p>1577629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682755922/avatar_normal.jpg</text:p>
          </table:table-cell>
          <table:table-cell table:style-name="ce59" office:value-type="float" office:value="841">
            <text:p>841</text:p>
          </table:table-cell>
          <table:table-cell table:style-name="ce59" office:value-type="float" office:value="1024">
            <text:p>102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arntna_bua/statuses/306853145340960768</text:p>
          </table:table-cell>
          <table:table-cell table:style-name="ce61" office:value-type="string">
            <text:p>{"urls":[],"hashtags":[{"text":"beifunk","indices":[41,49]},{"text":"ktn13","indices":[53,59]},{"text":"ktn2013","indices":[60,68]},{"text":"kärnten","indices":[69,77]},{"text":"wahlen","indices":[78,85]}],"user_mentions":[]}</text:p>
          </table:table-cell>
        </table:table-row>
        <table:table-row table:style-name="ro23">
          <table:table-cell table:style-name="ce58" office:value-type="string">
            <text:p>306805319550509056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An alle Wahl-BeisitzerInnen am Sonntag: Hashtag wieder #beifunk - danke! #ktn13 #noe13</text:p>
          </table:table-cell>
          <table:table-cell table:style-name="ce59" office:value-type="string">
            <text:p>Wed Feb 27 16:37:43 +0000 2013</text:p>
          </table:table-cell>
          <table:table-cell table:style-name="ce60" office:value-type="float" office:value="41332.6928587963">
            <text:p>2/27/2013 16:37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805319550509056</text:p>
          </table:table-cell>
          <table:table-cell table:style-name="ce61" office:value-type="string">
            <text:p>{"urls":[],"hashtags":[{"text":"beifunk","indices":[55,63]},{"text":"ktn13","indices":[73,79]},{"text":"noe13","indices":[80,86]}],"user_mentions":[]}</text:p>
          </table:table-cell>
        </table:table-row>
        <table:table-row table:style-name="ro21">
          <table:table-cell table:style-name="ce58" office:value-type="string">
            <text:p>306453919624744960</text:p>
          </table:table-cell>
          <table:table-cell table:style-name="ce59" office:value-type="string">
            <text:p>bernhardjordan</text:p>
          </table:table-cell>
          <table:table-cell table:style-name="ce59" office:value-type="string">
            <text:p>Nachdem das bei der Volksbefragung nicht ganz so hingehaut hat, bitte diesmal Sperrfristen einhalten #beifunk http://t.co/xsAjT952F3</text:p>
          </table:table-cell>
          <table:table-cell table:style-name="ce59" office:value-type="string">
            <text:p>Tue Feb 26 17:21:22 +0000 2013</text:p>
          </table:table-cell>
          <table:table-cell table:style-name="ce60" office:value-type="float" office:value="41331.7231712963">
            <text:p>2/26/2013 17:21:2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583565">
            <text:p>25583565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573116255/ek9zp0ako87n0b7n927f_normal.gif</text:p>
          </table:table-cell>
          <table:table-cell table:style-name="ce59" office:value-type="float" office:value="215">
            <text:p>215</text:p>
          </table:table-cell>
          <table:table-cell table:style-name="ce59" office:value-type="float" office:value="470">
            <text:p>47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ernhardjordan/statuses/306453919624744960</text:p>
          </table:table-cell>
          <table:table-cell table:style-name="ce61" office:value-type="string">
            <text:p>{"urls":[{"expanded_url":"http://derstandard.at/1358304198985/Sperrfristen-bei-Volksbefragung-Im-Internet-brachen-alle-Daemme","indices":[110,132],"display_url":"derstandard.at/1358304198985/\u2026","url":"http://t.co/xsAjT952F3"}],"hashtags":[{"text":"beifunk","indices":[101,109]}],"user_mentions":[]}</text:p>
          </table:table-cell>
        </table:table-row>
        <table:table-row table:style-name="ro21">
          <table:table-cell table:style-name="ce58" office:value-type="string">
            <text:p>306453475569582080</text:p>
          </table:table-cell>
          <table:table-cell table:style-name="ce59" office:value-type="string">
            <text:p>bernhardjordan</text:p>
          </table:table-cell>
          <table:table-cell table:style-name="ce59" office:value-type="string">
            <text:p>Ich werd am Sonntag übrigens wieder aus einem Pensionist_innensprengel #beifunk|en und über die Wahlbeteiligung twittern. #ltw13 #ltwktn</text:p>
          </table:table-cell>
          <table:table-cell table:style-name="ce59" office:value-type="string">
            <text:p>Tue Feb 26 17:19:36 +0000 2013</text:p>
          </table:table-cell>
          <table:table-cell table:style-name="ce60" office:value-type="float" office:value="41331.72194444444">
            <text:p>2/26/2013 17:19:3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583565">
            <text:p>25583565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2573116255/ek9zp0ako87n0b7n927f_normal.gif</text:p>
          </table:table-cell>
          <table:table-cell table:style-name="ce59" office:value-type="float" office:value="215">
            <text:p>215</text:p>
          </table:table-cell>
          <table:table-cell table:style-name="ce59" office:value-type="float" office:value="470">
            <text:p>47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ernhardjordan/statuses/306453475569582080</text:p>
          </table:table-cell>
          <table:table-cell table:style-name="ce61" office:value-type="string">
            <text:p>{"urls":[],"hashtags":[{"text":"beifunk","indices":[71,79]},{"text":"ltw13","indices":[122,128]},{"text":"ltwktn","indices":[129,136]}],"user_mentions":[]}</text:p>
          </table:table-cell>
        </table:table-row>
        <table:table-row table:style-name="ro7">
          <table:table-cell table:style-name="ce58"/>
          <table:table-cell table:number-columns-repeated="10" table:style-name="ce59"/>
          <table:table-cell table:number-columns-repeated="7" table:style-name="ce61"/>
        </table:table-row>
      </table:table>
      <table:table table:name="Summary" table:style-name="ta3" table:print="false">
        <office:forms form:automatic-focus="false" form:apply-design-mode="false"/>
        <table:table-column table:style-name="co18" table:default-cell-style-name="ce-1"/>
        <table:table-column table:style-name="co6" table:default-cell-style-name="ce-1"/>
        <table:table-column table:style-name="co17" table:default-cell-style-name="ce-1"/>
        <table:table-column table:style-name="co19" table:number-columns-repeated="3" table:default-cell-style-name="ce-1"/>
        <table:table-column table:style-name="co20" table:default-cell-style-name="ce-1"/>
        <table:table-column table:style-name="co21" table:default-cell-style-name="ce-1"/>
        <table:table-column table:style-name="co22" table:default-cell-style-name="ce-1"/>
        <table:table-column table:style-name="co23" table:default-cell-style-name="ce-1"/>
        <table:table-column table:style-name="co24" table:default-cell-style-name="ce-1"/>
        <table:table-column table:style-name="co25" table:default-cell-style-name="ce-1"/>
        <table:table-column table:style-name="co26" table:default-cell-style-name="ce-1" table:visibility="collapse"/>
        <table:table-column table:style-name="co17" table:default-cell-style-name="ce15" table:number-columns-repeated="243"/>
        <table:table-row table:style-name="ro7">
          <table:table-cell/>
          <table:table-cell table:style-name="ce62" office:value-type="string">
            <text:p>Filter</text:p>
          </table:table-cell>
          <table:table-cell table:style-name="ce63" office:value-type="string">
            <text:p>Top Tweeters</text:p>
          </table:table-cell>
          <table:table-cell table:style-name="ce64" office:value-type="string">
            <text:p>No.</text:p>
          </table:table-cell>
          <table:table-cell table:style-name="ce65" office:value-type="string">
            <text:p>@'s</text:p>
          </table:table-cell>
          <table:table-cell table:style-name="ce66" office:value-type="string">
            <text:p>% RT</text:p>
          </table:table-cell>
          <table:table-cell table:style-name="ce65" office:value-type="string">
            <text:p>Twitter Activity</text:p>
          </table:table-cell>
          <table:table-cell table:number-columns-repeated="5"/>
          <table:table-cell table:style-name="ce53" office:value-type="string">
            <text:p>Date Bin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68" office:value-type="string">
            <text:p>karntna_bua</text:p>
          </table:table-cell>
          <table:table-cell table:style-name="ce69" office:value-type="float" office:value="17">
            <text:p>17</text:p>
          </table:table-cell>
          <table:table-cell table:style-name="ce70" office:value-type="float" office:value="4">
            <text:p>4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links</text:p>
          </table:table-cell>
          <table:table-cell table:style-name="ce74" office:value-type="float" office:value="12">
            <text:p>12</text:p>
          </table:table-cell>
          <table:table-cell table:number-columns-repeated="2"/>
          <table:table-cell table:style-name="ce53" table:formula="oooc:=ROUNDDOWN([.J6];0)" office:value-type="float" office:value="41331">
            <text:p>41331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GHJeitler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RTs</text:p>
          </table:table-cell>
          <table:table-cell table:style-name="ce74" office:value-type="float" office:value="4">
            <text:p>4</text:p>
          </table:table-cell>
          <table:table-cell table:style-name="ce53" office:value-type="string">
            <text:p>&lt;-estimate based on occurrence of RT</text:p>
          </table:table-cell>
          <table:table-cell/>
          <table:table-cell table:style-name="ce53" table:formula="oooc:=((([.M$21]-[.M$2])/20)*(ROW()-1))+[.M$2]" office:value-type="float" office:value="41331.7">
            <text:p>41331.7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Semmelbroesl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Tweets</text:p>
          </table:table-cell>
          <table:table-cell table:style-name="ce74" table:formula="oooc:=COUNTA([Archive.A:.A])-1" office:value-type="float" office:value="95">
            <text:p>95</text:p>
          </table:table-cell>
          <table:table-cell table:number-columns-repeated="2"/>
          <table:table-cell table:style-name="ce53" table:formula="oooc:=((([.M$21]-[.M$2])/20)*(ROW()-1))+[.M$2]" office:value-type="float" office:value="41332.05">
            <text:p>41332.05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ayer_michl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Unique tweets</text:p>
          </table:table-cell>
          <table:table-cell table:style-name="ce74" office:value-type="float" office:value="95">
            <text:p>95</text:p>
          </table:table-cell>
          <table:table-cell table:style-name="ce53" office:value-type="string">
            <text:p>&lt;-used to monitor quality of archive</text:p>
          </table:table-cell>
          <table:table-cell/>
          <table:table-cell table:style-name="ce53" table:formula="oooc:=((([.M$21]-[.M$2])/20)*(ROW()-1))+[.M$2]" office:value-type="float" office:value="41332.4">
            <text:p>41332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Kosak_Daniel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4">
            <text:p>4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First Tweet in Archive</text:p>
          </table:table-cell>
          <table:table-cell table:style-name="ce76" table:formula="oooc:=MIN([Archive.E:.E])" office:value-type="float" office:value="41331.72194444444">
            <text:p>26/02/2013 17:19:36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32.75">
            <text:p>41332.75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Svejk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2">
            <text:p>2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Last Tweet in Archive</text:p>
          </table:table-cell>
          <table:table-cell table:style-name="ce76" table:formula="oooc:=MAX([Archive.E:.E])" office:value-type="float" office:value="41338.60314814815">
            <text:p>05/03/2013 14:28:32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33.1">
            <text:p>41333.1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an2904</text:p>
          </table:table-cell>
          <table:table-cell table:style-name="ce70" office:value-type="float" office:value="3">
            <text:p>3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333333333333333">
            <text:p>33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Ids</text:p>
          </table:table-cell>
          <table:table-cell table:style-name="ce74" table:formula="oooc:=COUNTA([Archive.K:.K])-1" office:value-type="float" office:value="15">
            <text:p>15</text:p>
          </table:table-cell>
          <table:table-cell table:number-columns-repeated="2"/>
          <table:table-cell table:style-name="ce53" table:formula="oooc:=((([.M$21]-[.M$2])/20)*(ROW()-1))+[.M$2]" office:value-type="float" office:value="41333.45">
            <text:p>41333.45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ioDujakovic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@s</text:p>
          </table:table-cell>
          <table:table-cell table:style-name="ce74" office:value-type="float" office:value="16">
            <text:p>16</text:p>
          </table:table-cell>
          <table:table-cell table:number-columns-repeated="2"/>
          <table:table-cell table:style-name="ce53" table:formula="oooc:=((([.M$21]-[.M$2])/20)*(ROW()-1))+[.M$2]" office:value-type="float" office:value="41333.8">
            <text:p>41333.8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haelMeindl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 rate (tw/min)</text:p>
          </table:table-cell>
          <table:table-cell table:style-name="ce74" table:formula="oooc:=COUNTIF([Archive.E:.E];(&quot;&gt;&quot;&amp;([.J7]-(((1/24)/60)*10))))/10" office:value-type="float" office:value="0.1">
            <text:p>0.1</text:p>
          </table:table-cell>
          <table:table-cell table:style-name="ce53" office:value-type="string">
            <text:p>Tweets/min (from last archive 10mins)</text:p>
          </table:table-cell>
          <table:table-cell/>
          <table:table-cell table:style-name="ce53" table:formula="oooc:=((([.M$21]-[.M$2])/20)*(ROW()-1))+[.M$2]" office:value-type="float" office:value="41334.15">
            <text:p>41334.15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bernhardjordan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/>
          <table:table-cell table:style-name="ce53" table:formula="oooc:=((([.M$21]-[.M$2])/20)*(ROW()-1))+[.M$2]" office:value-type="float" office:value="41334.5">
            <text:p>41334.5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desperado_joe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Average</text:p>
          </table:table-cell>
          <table:table-cell table:style-name="ce77" table:formula="oooc:=AVERAGE([.D2]:[.D:.D])" office:value-type="float" office:value="3.064516129032258">
            <text:p>3.06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34.85">
            <text:p>41334.85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icrowitz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Median</text:p>
          </table:table-cell>
          <table:table-cell table:style-name="ce74" table:formula="oooc:=MEDIAN([.D2]:[.D:.D])" office:value-type="float" office:value="1">
            <text:p>1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35.2">
            <text:p>41335.2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AnChVIE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 table:style-name="ce53"/>
          <table:table-cell table:style-name="ce53" table:formula="oooc:=((([.M$21]-[.M$2])/20)*(ROW()-1))+[.M$2]" office:value-type="float" office:value="41335.55">
            <text:p>41335.55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BarfussimGarten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Public web views</text:p>
          </table:table-cell>
          <table:table-cell table:style-name="ce79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style-name="ce53" office:value-type="string">
            <text:p>&lt;- conversation explorer</text:p>
          </table:table-cell>
          <table:table-cell table:style-name="ce53"/>
          <table:table-cell table:style-name="ce53" table:formula="oooc:=((([.M$21]-[.M$2])/20)*(ROW()-1))+[.M$2]" office:value-type="float" office:value="41335.9">
            <text:p>41335.9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ChristophFreina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79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style-name="ce53" office:value-type="string">
            <text:p>&lt;- searchable archive</text:p>
          </table:table-cell>
          <table:table-cell table:style-name="ce53"/>
          <table:table-cell table:style-name="ce53" table:formula="oooc:=((([.M$21]-[.M$2])/20)*(ROW()-1))+[.M$2]" office:value-type="float" office:value="41336.25">
            <text:p>41336.25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IsabellaKubicek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36.6">
            <text:p>41336.6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JuliaSpacil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36.95">
            <text:p>41336.95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iNo5400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80" office:value-type="string">
            <text:p>Note</text:p>
          </table:table-cell>
          <table:table-cell table:style-name="ce81" office:value-type="string">
            <text:p>Grey = calculated fields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37.3">
            <text:p>41337.3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anEitler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82" office:value-type="string">
            <text:p>Blue = Require File &gt; Published to the web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37.65">
            <text:p>41337.65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Vilinthril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ROUNDDOWN([.J7];0)" office:value-type="float" office:value="41338">
            <text:p>41338</text:p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WahlenRT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1">
            <text:p>100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bachleitner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cms_consulting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hubertweitzer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kiwifruit_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kurtegger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kus_vgf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nora_kabora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obichan</text:p>
          </table:table-cell>
          <table:table-cell table:style-name="ce70" office:value-type="float" office:value="1">
            <text:p>1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8">
          <table:table-cell/>
          <table:table-cell table:style-name="ce67" office:value-type="string">
            <text:p>Link</text:p>
          </table:table-cell>
          <table:table-cell table:style-name="ce75" office:value-type="string">
            <text:p>rosalyon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ojabohne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0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</table:table>
      <table:table table:name="Dashboard" table:style-name="ta4" table:print="false">
        <office:forms form:automatic-focus="false" form:apply-design-mode="false"/>
        <table:table-column table:style-name="co6" table:default-cell-style-name="ce-1"/>
        <table:table-column table:style-name="co28" table:default-cell-style-name="ce-1"/>
        <table:table-column table:style-name="co29" table:number-columns-repeated="2" table:default-cell-style-name="ce-1"/>
        <table:table-column table:style-name="co30" table:default-cell-style-name="ce-1"/>
        <table:table-column table:style-name="co31" table:default-cell-style-name="ce-1"/>
        <table:table-column table:style-name="co32" table:default-cell-style-name="ce-1"/>
        <table:table-column table:style-name="co26" table:default-cell-style-name="ce-1" table:visibility="collapse"/>
        <table:table-column table:style-name="co33" table:default-cell-style-name="ce-1"/>
        <table:table-column table:style-name="co34" table:default-cell-style-name="ce-1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number-columns-repeated="2" table:default-cell-style-name="ce-1" table:visibility="collapse"/>
        <table:table-column table:style-name="co26" table:number-columns-repeated="3" table:default-cell-style-name="ce-1" table:visibility="collapse"/>
        <table:table-column table:style-name="co35" table:default-cell-style-name="ce-1"/>
        <table:table-column table:style-name="co27" table:default-cell-style-name="ce15" table:number-columns-repeated="237"/>
        <table:table-row table:style-name="ro32">
          <table:table-cell/>
          <table:table-cell table:style-name="ce86" table:formula="oooc:=&quot;TAGS Archive for &quot;&amp;[Readme_Settings.B9]" table:number-columns-spanned="7" table:number-rows-spanned="1" office:value-type="string">
            <text:p>TAGS Archive for #beifunk</text:p>
          </table:table-cell>
          <table:covered-table-cell table:number-columns-repeated="6"/>
          <table:table-cell table:number-columns-repeated="4"/>
          <table:table-cell table:style-name="ce87"/>
        </table:table-row>
        <table:table-row table:style-name="ro29">
          <table:table-cell table:number-columns-repeated="4"/>
          <table:table-cell table:style-name="ce88" table:number-columns-spanned="6" table:number-rows-spanned="1" office:value-type="string">
            <text:p>Twitter activity - last 3 days</text:p>
          </table:table-cell>
          <table:covered-table-cell table:number-columns-repeated="5"/>
          <table:table-cell table:style-name="ce53" office:value-type="string">
            <text:p>Frequency</text:p>
          </table:table-cell>
          <table:table-cell table:style-name="ce53" office:value-type="string">
            <text:p>Count</text:p>
          </table:table-cell>
          <table:table-cell table:style-name="ce87"/>
          <table:table-cell table:style-name="ce53" office:value-type="string">
            <text:p>Tweets</text:p>
          </table:table-cell>
          <table:table-cell table:style-name="ce53" office:value-type="string">
            <text:p>Replies</text:p>
          </table:table-cell>
          <table:table-cell/>
          <table:table-cell table:style-name="ce53" office:value-type="string">
            <text:p>Top Tweeter</text:p>
          </table:table-cell>
        </table:table-row>
        <table:table-row table:style-name="ro33">
          <table:table-cell/>
          <table:table-cell table:style-name="ce90" office:value-type="string">
            <text:p>Archive Contains</text:p>
          </table:table-cell>
          <table:table-cell table:style-name="ce90" office:value-type="string">
            <text:p>Archive Started</text:p>
          </table:table-cell>
          <table:table-cell table:style-name="ce90" office:value-type="string">
            <text:p>Last tweet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31">
            <text:p>26/02/13</text:p>
          </table:table-cell>
          <table:table-cell table:style-name="ce53" table:formula="oooc:=FREQUENCY([Archive.E:.E];[.K3:.K33])" office:value-type="float" office:value="65441">
            <text:p>65441</text:p>
          </table:table-cell>
          <table:table-cell table:style-name="ce87" table:formula="oooc:=ROUND([.$D$4];1)-3" office:value-type="float" office:value="41335.6">
            <text:p>02/03/2013 14:24:00</text:p>
          </table:table-cell>
          <table:table-cell table:style-name="ce53" table:formula="oooc:=FREQUENCY([Archive.E:.E];[.M3:.M148])" office:value-type="float" office:value="65449">
            <text:p>65449</text:p>
          </table:table-cell>
          <table:table-cell table:style-name="ce53" office:value-type="float" office:value="2">
            <text:p>2</text:p>
          </table:table-cell>
          <table:table-cell/>
          <table:table-cell table:style-name="ce53" table:formula="oooc:=[Summary.C2]" office:value-type="string">
            <text:p>karntna_bua</text:p>
          </table:table-cell>
          <table:table-cell table:style-name="ce53" table:formula="oooc:=[Summary.D2]" office:value-type="float" office:value="17">
            <text:p>17</text:p>
          </table:table-cell>
        </table:table-row>
        <table:table-row table:style-name="ro34">
          <table:table-cell/>
          <table:table-cell table:style-name="ce92" table:formula="oooc:=[Summary.J5]&amp;&quot; Tweets&quot;" office:value-type="string">
            <text:p>95 Tweets</text:p>
          </table:table-cell>
          <table:table-cell table:style-name="ce93" table:formula="oooc:=[Summary.J6]" table:number-columns-spanned="1" table:number-rows-spanned="2" office:value-type="float" office:value="41331.72194444444">
            <text:p>26/02/2013 17:19:36</text:p>
          </table:table-cell>
          <table:table-cell table:style-name="ce93" table:formula="oooc:=[Summary.J7]" table:number-columns-spanned="1" table:number-rows-spanned="2" office:value-type="float" office:value="41338.60314814815">
            <text:p>05/03/2013 14:28:32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31.26666666667">
            <text:p>26/02/13</text:p>
          </table:table-cell>
          <table:table-cell table:style-name="ce53" office:value-type="float" office:value="0">
            <text:p>0</text:p>
          </table:table-cell>
          <table:table-cell table:style-name="ce87" table:formula="oooc:=[.M3]+(1/48)" office:value-type="float" office:value="41335.620833333334">
            <text:p>02/03/2013 14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3]" office:value-type="string">
            <text:p>GHJeitler</text:p>
          </table:table-cell>
          <table:table-cell table:style-name="ce53" table:formula="oooc:=[Summary.D3]" office:value-type="float" office:value="15">
            <text:p>15</text:p>
          </table:table-cell>
        </table:table-row>
        <table:table-row table:style-name="ro33">
          <table:table-cell/>
          <table:table-cell table:style-name="ce94" table:formula="oooc:=((([Summary.J2]&amp;&quot; Links &quot;)&amp;[Summary.J3])&amp;&quot; RTs Threads &quot;)&amp;IF(([Summary.J5]&gt;0);(((TEXT(([Summary.J8]/[Summary.J5]);&quot;#%&quot;)&amp;&quot; (n.&quot;)&amp;[Summary.J8])&amp;&quot;)&quot;);&quot;&quot;)" office:value-type="string">
            <text:p>12 Links 4 RTs Threads 16% (n.15)</text:p>
          </table:table-cell>
          <table:covered-table-cell/>
          <table:covered-table-cell/>
          <table:table-cell table:number-columns-repeated="6"/>
          <table:table-cell table:style-name="ce91" table:formula="oooc:=(((ROUNDUP([.D$4];0)-ROUNDDOWN([.C$4];0))/30)*(ROW()-3))+ROUNDDOWN([.C$4];0)" office:value-type="float" office:value="41331.53333333333">
            <text:p>26/02/13</text:p>
          </table:table-cell>
          <table:table-cell table:style-name="ce53" office:value-type="float" office:value="0">
            <text:p>0</text:p>
          </table:table-cell>
          <table:table-cell table:style-name="ce87" table:formula="oooc:=[.M4]+(1/48)" office:value-type="float" office:value="41335.64166666667">
            <text:p>02/03/2013 15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4]" office:value-type="string">
            <text:p>Semmelbroesl</text:p>
          </table:table-cell>
          <table:table-cell table:style-name="ce53" table:formula="oooc:=[Summary.D4]" office:value-type="float" office:value="11">
            <text:p>11</text:p>
          </table:table-cell>
        </table:table-row>
        <table:table-row table:style-name="ro33">
          <table:table-cell/>
          <table:table-cell table:style-name="ce73"/>
          <table:table-cell table:number-columns-repeated="2" table:style-name="ce95"/>
          <table:table-cell table:number-columns-repeated="6"/>
          <table:table-cell table:style-name="ce91" table:formula="oooc:=(((ROUNDUP([.D$4];0)-ROUNDDOWN([.C$4];0))/30)*(ROW()-3))+ROUNDDOWN([.C$4];0)" office:value-type="float" office:value="41331.8">
            <text:p>26/02/13</text:p>
          </table:table-cell>
          <table:table-cell table:style-name="ce53" office:value-type="float" office:value="2">
            <text:p>2</text:p>
          </table:table-cell>
          <table:table-cell table:style-name="ce87" table:formula="oooc:=[.M5]+(1/48)" office:value-type="float" office:value="41335.662500000006">
            <text:p>02/03/2013 15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5]" office:value-type="string">
            <text:p>mayer_michl</text:p>
          </table:table-cell>
          <table:table-cell table:style-name="ce53" table:formula="oooc:=[Summary.D5]" office:value-type="float" office:value="11">
            <text:p>11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2.066666666666">
            <text:p>27/02/13</text:p>
          </table:table-cell>
          <table:table-cell table:style-name="ce53" office:value-type="float" office:value="0">
            <text:p>0</text:p>
          </table:table-cell>
          <table:table-cell table:style-name="ce87" table:formula="oooc:=[.M6]+(1/48)" office:value-type="float" office:value="41335.68333333334">
            <text:p>02/03/2013 16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6]" office:value-type="string">
            <text:p>Kosak_Daniel</text:p>
          </table:table-cell>
          <table:table-cell table:style-name="ce53" table:formula="oooc:=[Summary.D6]" office:value-type="float" office:value="6">
            <text:p>6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2.333333333336">
            <text:p>27/02/13</text:p>
          </table:table-cell>
          <table:table-cell table:style-name="ce53" office:value-type="float" office:value="0">
            <text:p>0</text:p>
          </table:table-cell>
          <table:table-cell table:style-name="ce87" table:formula="oooc:=[.M7]+(1/48)" office:value-type="float" office:value="41335.70416666668">
            <text:p>02/03/2013 16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7]" office:value-type="string">
            <text:p>Svejk</text:p>
          </table:table-cell>
          <table:table-cell table:style-name="ce53" table:formula="oooc:=[Summary.D7]" office:value-type="float" office:value="3">
            <text:p>3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2.6">
            <text:p>27/02/13</text:p>
          </table:table-cell>
          <table:table-cell table:style-name="ce53" office:value-type="float" office:value="0">
            <text:p>0</text:p>
          </table:table-cell>
          <table:table-cell table:style-name="ce87" table:formula="oooc:=[.M8]+(1/48)" office:value-type="float" office:value="41335.72500000001">
            <text:p>02/03/2013 17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8]" office:value-type="string">
            <text:p>stefan2904</text:p>
          </table:table-cell>
          <table:table-cell table:style-name="ce53" table:formula="oooc:=[Summary.D8]" office:value-type="float" office:value="3">
            <text:p>3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2.86666666667">
            <text:p>27/02/13</text:p>
          </table:table-cell>
          <table:table-cell table:style-name="ce53" office:value-type="float" office:value="5">
            <text:p>5</text:p>
          </table:table-cell>
          <table:table-cell table:style-name="ce87" table:formula="oooc:=[.M9]+(1/48)" office:value-type="float" office:value="41335.74583333335">
            <text:p>02/03/2013 17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9]" office:value-type="string">
            <text:p>MarioDujakovic</text:p>
          </table:table-cell>
          <table:table-cell table:style-name="ce53" table:formula="oooc:=[Summary.D9]" office:value-type="float" office:value="2">
            <text:p>2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3.13333333333">
            <text:p>28/02/13</text:p>
          </table:table-cell>
          <table:table-cell table:style-name="ce53" office:value-type="float" office:value="0">
            <text:p>0</text:p>
          </table:table-cell>
          <table:table-cell table:style-name="ce87" table:formula="oooc:=[.M10]+(1/48)" office:value-type="float" office:value="41335.766666666685">
            <text:p>02/03/2013 18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0]" office:value-type="string">
            <text:p>MichaelMeindl</text:p>
          </table:table-cell>
          <table:table-cell table:style-name="ce53" table:formula="oooc:=[Summary.D10]" office:value-type="float" office:value="2">
            <text:p>2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3.4">
            <text:p>28/02/13</text:p>
          </table:table-cell>
          <table:table-cell table:style-name="ce53" office:value-type="float" office:value="0">
            <text:p>0</text:p>
          </table:table-cell>
          <table:table-cell table:style-name="ce87" table:formula="oooc:=[.M11]+(1/48)" office:value-type="float" office:value="41335.78750000002">
            <text:p>02/03/2013 18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1]" office:value-type="string">
            <text:p>bernhardjordan</text:p>
          </table:table-cell>
          <table:table-cell table:style-name="ce53" table:formula="oooc:=[Summary.D11]" office:value-type="float" office:value="2">
            <text:p>2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3.666666666664">
            <text:p>28/02/13</text:p>
          </table:table-cell>
          <table:table-cell table:style-name="ce53" office:value-type="float" office:value="1">
            <text:p>1</text:p>
          </table:table-cell>
          <table:table-cell table:style-name="ce87" table:formula="oooc:=[.M12]+(1/48)" office:value-type="float" office:value="41335.808333333356">
            <text:p>02/03/2013 19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string">
            <text:p>Others</text:p>
          </table:table-cell>
          <table:table-cell table:style-name="ce53" table:formula="oooc:=COUNTA([Summary.G:.G])-COUNTA([.Q2:.Q12])" office:value-type="float" office:value="25">
            <text:p>25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3.933333333334">
            <text:p>28/02/13</text:p>
          </table:table-cell>
          <table:table-cell table:style-name="ce53" office:value-type="float" office:value="0">
            <text:p>0</text:p>
          </table:table-cell>
          <table:table-cell table:style-name="ce87" table:formula="oooc:=[.M13]+(1/48)" office:value-type="float" office:value="41335.82916666669">
            <text:p>02/03/2013 19:54:00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3">
            <text:p>3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4.2">
            <text:p>01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4]+(1/48)" office:value-type="float" office:value="41335.85000000003">
            <text:p>02/03/2013 2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4.46666666667">
            <text:p>01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5]+(1/48)" office:value-type="float" office:value="41335.87083333336">
            <text:p>02/03/2013 2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4.73333333333">
            <text:p>01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6]+(1/48)" office:value-type="float" office:value="41335.8916666667">
            <text:p>02/03/2013 2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5">
            <text:p>02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7]+(1/48)" office:value-type="float" office:value="41335.912500000035">
            <text:p>02/03/2013 21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5.26666666667">
            <text:p>02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8]+(1/48)" office:value-type="float" office:value="41335.93333333337">
            <text:p>02/03/2013 2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5.53333333333">
            <text:p>02/03/13</text:p>
          </table:table-cell>
          <table:table-cell table:style-name="ce53" office:value-type="float" office:value="0">
            <text:p>0</text:p>
          </table:table-cell>
          <table:table-cell table:style-name="ce87" table:formula="oooc:=[.M19]+(1/48)" office:value-type="float" office:value="41335.95416666671">
            <text:p>02/03/2013 2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10"/>
          <table:table-cell table:style-name="ce91" table:formula="oooc:=(((ROUNDUP([.D$4];0)-ROUNDDOWN([.C$4];0))/30)*(ROW()-3))+ROUNDDOWN([.C$4];0)" office:value-type="float" office:value="41335.8">
            <text:p>02/03/13</text:p>
          </table:table-cell>
          <table:table-cell table:style-name="ce53" office:value-type="float" office:value="1">
            <text:p>1</text:p>
          </table:table-cell>
          <table:table-cell table:style-name="ce87" table:formula="oooc:=[.M20]+(1/48)" office:value-type="float" office:value="41335.97500000004">
            <text:p>02/03/2013 2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5">
          <table:table-cell table:number-columns-repeated="5"/>
          <table:table-cell table:style-name="ce96" office:value-type="string">
            <text:p>Key</text:p>
          </table:table-cell>
          <table:table-cell table:style-name="ce97" office:value-type="string">
            <text:p>Tweet</text:p>
          </table:table-cell>
          <table:table-cell table:style-name="ce98"/>
          <table:table-cell table:style-name="ce99" office:value-type="string">
            <text:p>Reply</text:p>
          </table:table-cell>
          <table:table-cell/>
          <table:table-cell table:style-name="ce91" table:formula="oooc:=(((ROUNDUP([.D$4];0)-ROUNDDOWN([.C$4];0))/30)*(ROW()-3))+ROUNDDOWN([.C$4];0)" office:value-type="float" office:value="41336.066666666666">
            <text:p>03/03/13</text:p>
          </table:table-cell>
          <table:table-cell table:style-name="ce53" office:value-type="float" office:value="6">
            <text:p>6</text:p>
          </table:table-cell>
          <table:table-cell table:style-name="ce87" table:formula="oooc:=[.M21]+(1/48)" office:value-type="float" office:value="41335.99583333338">
            <text:p>02/03/2013 2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36.333333333336">
            <text:p>03/03/13</text:p>
          </table:table-cell>
          <table:table-cell table:style-name="ce53" office:value-type="float" office:value="16">
            <text:p>16</text:p>
          </table:table-cell>
          <table:table-cell table:style-name="ce87" table:formula="oooc:=[.M22]+(1/48)" office:value-type="float" office:value="41336.016666666714">
            <text:p>03/03/2013 0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36.6">
            <text:p>03/03/13</text:p>
          </table:table-cell>
          <table:table-cell table:style-name="ce53" office:value-type="float" office:value="52">
            <text:p>52</text:p>
          </table:table-cell>
          <table:table-cell table:style-name="ce87" table:formula="oooc:=[.M23]+(1/48)" office:value-type="float" office:value="41336.03750000005">
            <text:p>03/03/2013 0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1">
          <table:table-cell table:number-columns-repeated="5"/>
          <table:table-cell table:style-name="ce73" office:value-type="string">
            <text:p>Tweets with the most RTs from last 24hrs</text:p>
          </table:table-cell>
          <table:table-cell table:style-name="ce78" office:value-type="string">
            <text:p>RTs</text:p>
          </table:table-cell>
          <table:table-cell table:number-columns-repeated="3"/>
          <table:table-cell table:style-name="ce91" table:formula="oooc:=(((ROUNDUP([.D$4];0)-ROUNDDOWN([.C$4];0))/30)*(ROW()-3))+ROUNDDOWN([.C$4];0)" office:value-type="float" office:value="41336.86666666667">
            <text:p>03/03/13</text:p>
          </table:table-cell>
          <table:table-cell table:style-name="ce53" office:value-type="float" office:value="9">
            <text:p>9</text:p>
          </table:table-cell>
          <table:table-cell table:style-name="ce87" table:formula="oooc:=[.M24]+(1/48)" office:value-type="float" office:value="41336.058333333385">
            <text:p>03/03/2013 0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 office:value-type="string">
            <text:p>--</text:p>
          </table:table-cell>
          <table:table-cell table:style-name="ce101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101" table:formula="oooc:=IF((LEN([.H26])&gt;0);HYPERLINK([.H26];&quot;Tweet&quot;);&quot;&quot;)" office:value-type="string" office:value="#VALUE!">
            <text:p>#VALUE!</text:p>
          </table:table-cell>
          <table:table-cell/>
          <table:table-cell table:style-name="ce91" table:formula="oooc:=(((ROUNDUP([.D$4];0)-ROUNDDOWN([.C$4];0))/30)*(ROW()-3))+ROUNDDOWN([.C$4];0)" office:value-type="float" office:value="41337.13333333333">
            <text:p>04/03/13</text:p>
          </table:table-cell>
          <table:table-cell table:style-name="ce53" office:value-type="float" office:value="0">
            <text:p>0</text:p>
          </table:table-cell>
          <table:table-cell table:style-name="ce87" table:formula="oooc:=[.M25]+(1/48)" office:value-type="float" office:value="41336.07916666672">
            <text:p>03/03/2013 0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27])&gt;0);HYPERLINK([.H27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7.4">
            <text:p>04/03/13</text:p>
          </table:table-cell>
          <table:table-cell table:style-name="ce53" office:value-type="float" office:value="0">
            <text:p>0</text:p>
          </table:table-cell>
          <table:table-cell table:style-name="ce87" table:formula="oooc:=[.M26]+(1/48)" office:value-type="float" office:value="41336.10000000006">
            <text:p>03/03/2013 0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28])&gt;0);HYPERLINK([.H28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7.666666666664">
            <text:p>04/03/13</text:p>
          </table:table-cell>
          <table:table-cell table:style-name="ce53" office:value-type="float" office:value="1">
            <text:p>1</text:p>
          </table:table-cell>
          <table:table-cell table:style-name="ce87" table:formula="oooc:=[.M27]+(1/48)" office:value-type="float" office:value="41336.12083333339">
            <text:p>03/03/2013 0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29])&gt;0);HYPERLINK([.H29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7.933333333334">
            <text:p>04/03/13</text:p>
          </table:table-cell>
          <table:table-cell table:style-name="ce53" office:value-type="float" office:value="1">
            <text:p>1</text:p>
          </table:table-cell>
          <table:table-cell table:style-name="ce87" table:formula="oooc:=[.M28]+(1/48)" office:value-type="float" office:value="41336.14166666673">
            <text:p>03/03/2013 0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0])&gt;0);HYPERLINK([.H30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8.2">
            <text:p>05/03/13</text:p>
          </table:table-cell>
          <table:table-cell table:style-name="ce53" office:value-type="float" office:value="0">
            <text:p>0</text:p>
          </table:table-cell>
          <table:table-cell table:style-name="ce87" table:formula="oooc:=[.M29]+(1/48)" office:value-type="float" office:value="41336.162500000064">
            <text:p>03/03/2013 0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1])&gt;0);HYPERLINK([.H31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8.46666666667">
            <text:p>05/03/13</text:p>
          </table:table-cell>
          <table:table-cell table:style-name="ce53" office:value-type="float" office:value="0">
            <text:p>0</text:p>
          </table:table-cell>
          <table:table-cell table:style-name="ce87" table:formula="oooc:=[.M30]+(1/48)" office:value-type="float" office:value="41336.1833333334">
            <text:p>03/03/2013 04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2])&gt;0);HYPERLINK([.H32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8.73333333333">
            <text:p>05/03/13</text:p>
          </table:table-cell>
          <table:table-cell table:style-name="ce53" office:value-type="float" office:value="1">
            <text:p>1</text:p>
          </table:table-cell>
          <table:table-cell table:style-name="ce87" table:formula="oooc:=[.M31]+(1/48)" office:value-type="float" office:value="41336.204166666736">
            <text:p>03/03/2013 04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3])&gt;0);HYPERLINK([.H33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39">
            <text:p>06/03/13</text:p>
          </table:table-cell>
          <table:table-cell table:style-name="ce53" office:value-type="float" office:value="0">
            <text:p>0</text:p>
          </table:table-cell>
          <table:table-cell table:style-name="ce87" table:formula="oooc:=[.M32]+(1/48)" office:value-type="float" office:value="41336.22500000007">
            <text:p>03/03/2013 05:2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4])&gt;0);HYPERLINK([.H34];&quot;Tweet&quot;);&quot;&quot;)" office:value-type="string">
            <text:p/>
          </table:table-cell>
          <table:table-cell/>
          <table:table-cell table:style-name="ce104"/>
          <table:table-cell table:style-name="ce53" office:value-type="float" office:value="0">
            <text:p>0</text:p>
          </table:table-cell>
          <table:table-cell table:style-name="ce87" table:formula="oooc:=[.M33]+(1/48)" office:value-type="float" office:value="41336.24583333341">
            <text:p>03/03/2013 05:54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5])&gt;0);HYPERLINK([.H35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4]+(1/48)" office:value-type="float" office:value="41336.26666666674">
            <text:p>03/03/2013 06:24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</table:table-row>
        <table:table-row table:style-name="ro36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6])&gt;0);HYPERLINK([.H36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5]+(1/48)" office:value-type="float" office:value="41336.28750000008">
            <text:p>03/03/2013 06:54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36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7])&gt;0);HYPERLINK([.H37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6]+(1/48)" office:value-type="float" office:value="41336.308333333414">
            <text:p>03/03/2013 07:24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">
            <text:p>1</text:p>
          </table:table-cell>
        </table:table-row>
        <table:table-row table:style-name="ro36">
          <table:table-cell table:number-columns-repeated="4"/>
          <table:table-cell table:style-name="ce91"/>
          <table:table-cell table:style-name="ce100"/>
          <table:table-cell table:style-name="ce101"/>
          <table:table-cell table:style-name="ce53" office:value-type="string" office:value="#VALUE!">
            <text:p>#VALUE!</text:p>
          </table:table-cell>
          <table:table-cell table:number-columns-repeated="2"/>
          <table:table-cell table:style-name="ce104"/>
          <table:table-cell/>
          <table:table-cell table:style-name="ce87" table:formula="oooc:=[.M37]+(1/48)" office:value-type="float" office:value="41336.32916666675">
            <text:p>03/03/2013 07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/>
          <table:table-cell table:style-name="ce105" office:value-type="string">
            <text:p>Web views</text:p>
          </table:table-cell>
          <table:table-cell table:style-name="ce106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8]+(1/48)" office:value-type="float" office:value="41336.350000000086">
            <text:p>03/03/2013 08:24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37">
          <table:table-cell table:number-columns-repeated="2"/>
          <table:table-cell table:style-name="ce106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9]+(1/48)" office:value-type="float" office:value="41336.37083333342">
            <text:p>03/03/2013 08:54:00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</table:table-row>
        <table:table-row table:style-name="ro37">
          <table:table-cell table:number-columns-repeated="2"/>
          <table:table-cell table:style-name="ce106"/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0]+(1/48)" office:value-type="float" office:value="41336.39166666676">
            <text:p>03/03/2013 09:24:00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">
            <text:p>1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1]+(1/48)" office:value-type="float" office:value="41336.41250000009">
            <text:p>03/03/2013 09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2]+(1/48)" office:value-type="float" office:value="41336.43333333343">
            <text:p>03/03/2013 10:2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3]+(1/48)" office:value-type="float" office:value="41336.454166666765">
            <text:p>03/03/2013 10:54:00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0">
            <text:p>0</text:p>
          </table:table-cell>
        </table:table-row>
        <table:table-row table:style-name="ro38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4]+(1/48)" office:value-type="float" office:value="41336.4750000001">
            <text:p>03/03/2013 11:24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5]+(1/48)" office:value-type="float" office:value="41336.495833333436">
            <text:p>03/03/2013 11:54:00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6]+(1/48)" office:value-type="float" office:value="41336.51666666677">
            <text:p>03/03/2013 12:24:00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7]+(1/48)" office:value-type="float" office:value="41336.53750000011">
            <text:p>03/03/2013 12:54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8]+(1/48)" office:value-type="float" office:value="41336.55833333344">
            <text:p>03/03/2013 13:24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9]+(1/48)" office:value-type="float" office:value="41336.57916666678">
            <text:p>03/03/2013 13:54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0]+(1/48)" office:value-type="float" office:value="41336.600000000115">
            <text:p>03/03/2013 14:24:0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1]+(1/48)" office:value-type="float" office:value="41336.62083333345">
            <text:p>03/03/2013 14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2]+(1/48)" office:value-type="float" office:value="41336.64166666679">
            <text:p>03/03/2013 15:2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3]+(1/48)" office:value-type="float" office:value="41336.66250000012">
            <text:p>03/03/2013 15:54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4]+(1/48)" office:value-type="float" office:value="41336.68333333346">
            <text:p>03/03/2013 16:24:00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5]+(1/48)" office:value-type="float" office:value="41336.704166666794">
            <text:p>03/03/2013 16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6]+(1/48)" office:value-type="float" office:value="41336.72500000013">
            <text:p>03/03/2013 17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7]+(1/48)" office:value-type="float" office:value="41336.745833333465">
            <text:p>03/03/2013 17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8]+(1/48)" office:value-type="float" office:value="41336.7666666668">
            <text:p>03/03/2013 18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9]+(1/48)" office:value-type="float" office:value="41336.78750000014">
            <text:p>03/03/2013 18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0]+(1/48)" office:value-type="float" office:value="41336.80833333347">
            <text:p>03/03/2013 19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1]+(1/48)" office:value-type="float" office:value="41336.82916666681">
            <text:p>03/03/2013 19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2]+(1/48)" office:value-type="float" office:value="41336.850000000144">
            <text:p>03/03/2013 2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3]+(1/48)" office:value-type="float" office:value="41336.87083333348">
            <text:p>03/03/2013 2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4]+(1/48)" office:value-type="float" office:value="41336.891666666816">
            <text:p>03/03/2013 2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5]+(1/48)" office:value-type="float" office:value="41336.91250000015">
            <text:p>03/03/2013 2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6]+(1/48)" office:value-type="float" office:value="41336.93333333349">
            <text:p>03/03/2013 2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7]+(1/48)" office:value-type="float" office:value="41336.95416666682">
            <text:p>03/03/2013 2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8]+(1/48)" office:value-type="float" office:value="41336.97500000016">
            <text:p>03/03/2013 2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9]+(1/48)" office:value-type="float" office:value="41336.995833333494">
            <text:p>03/03/2013 2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0]+(1/48)" office:value-type="float" office:value="41337.01666666683">
            <text:p>04/03/2013 0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1]+(1/48)" office:value-type="float" office:value="41337.037500000166">
            <text:p>04/03/2013 0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2]+(1/48)" office:value-type="float" office:value="41337.0583333335">
            <text:p>04/03/2013 0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3]+(1/48)" office:value-type="float" office:value="41337.07916666684">
            <text:p>04/03/2013 0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4]+(1/48)" office:value-type="float" office:value="41337.10000000017">
            <text:p>04/03/2013 0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5]+(1/48)" office:value-type="float" office:value="41337.12083333351">
            <text:p>04/03/2013 0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6]+(1/48)" office:value-type="float" office:value="41337.141666666845">
            <text:p>04/03/2013 0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7]+(1/48)" office:value-type="float" office:value="41337.16250000018">
            <text:p>04/03/2013 0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8]+(1/48)" office:value-type="float" office:value="41337.183333333516">
            <text:p>04/03/2013 04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9]+(1/48)" office:value-type="float" office:value="41337.20416666685">
            <text:p>04/03/2013 04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0]+(1/48)" office:value-type="float" office:value="41337.22500000019">
            <text:p>04/03/2013 05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1]+(1/48)" office:value-type="float" office:value="41337.24583333352">
            <text:p>04/03/2013 05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2]+(1/48)" office:value-type="float" office:value="41337.26666666686">
            <text:p>04/03/2013 06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3]+(1/48)" office:value-type="float" office:value="41337.287500000195">
            <text:p>04/03/2013 06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4]+(1/48)" office:value-type="float" office:value="41337.30833333353">
            <text:p>04/03/2013 07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5]+(1/48)" office:value-type="float" office:value="41337.32916666687">
            <text:p>04/03/2013 07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6]+(1/48)" office:value-type="float" office:value="41337.3500000002">
            <text:p>04/03/2013 08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7]+(1/48)" office:value-type="float" office:value="41337.37083333354">
            <text:p>04/03/2013 08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8]+(1/48)" office:value-type="float" office:value="41337.391666666874">
            <text:p>04/03/2013 09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9]+(1/48)" office:value-type="float" office:value="41337.41250000021">
            <text:p>04/03/2013 09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0]+(1/48)" office:value-type="float" office:value="41337.433333333545">
            <text:p>04/03/2013 1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1]+(1/48)" office:value-type="float" office:value="41337.45416666688">
            <text:p>04/03/2013 1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2]+(1/48)" office:value-type="float" office:value="41337.47500000022">
            <text:p>04/03/2013 1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3]+(1/48)" office:value-type="float" office:value="41337.49583333355">
            <text:p>04/03/2013 1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4]+(1/48)" office:value-type="float" office:value="41337.51666666689">
            <text:p>04/03/2013 1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5]+(1/48)" office:value-type="float" office:value="41337.537500000224">
            <text:p>04/03/2013 1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6]+(1/48)" office:value-type="float" office:value="41337.55833333356">
            <text:p>04/03/2013 1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7]+(1/48)" office:value-type="float" office:value="41337.579166666896">
            <text:p>04/03/2013 1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8]+(1/48)" office:value-type="float" office:value="41337.60000000023">
            <text:p>04/03/2013 14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9]+(1/48)" office:value-type="float" office:value="41337.62083333357">
            <text:p>04/03/2013 14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0]+(1/48)" office:value-type="float" office:value="41337.6416666669">
            <text:p>04/03/2013 15:2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1]+(1/48)" office:value-type="float" office:value="41337.66250000024">
            <text:p>04/03/2013 15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2]+(1/48)" office:value-type="float" office:value="41337.683333333574">
            <text:p>04/03/2013 16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3]+(1/48)" office:value-type="float" office:value="41337.70416666691">
            <text:p>04/03/2013 16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4]+(1/48)" office:value-type="float" office:value="41337.725000000246">
            <text:p>04/03/2013 17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5]+(1/48)" office:value-type="float" office:value="41337.74583333358">
            <text:p>04/03/2013 17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6]+(1/48)" office:value-type="float" office:value="41337.76666666692">
            <text:p>04/03/2013 18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7]+(1/48)" office:value-type="float" office:value="41337.78750000025">
            <text:p>04/03/2013 18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8]+(1/48)" office:value-type="float" office:value="41337.80833333359">
            <text:p>04/03/2013 19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9]+(1/48)" office:value-type="float" office:value="41337.829166666925">
            <text:p>04/03/2013 19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0]+(1/48)" office:value-type="float" office:value="41337.85000000026">
            <text:p>04/03/2013 2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1]+(1/48)" office:value-type="float" office:value="41337.870833333596">
            <text:p>04/03/2013 2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2]+(1/48)" office:value-type="float" office:value="41337.89166666693">
            <text:p>04/03/2013 2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3]+(1/48)" office:value-type="float" office:value="41337.91250000027">
            <text:p>04/03/2013 2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4]+(1/48)" office:value-type="float" office:value="41337.9333333336">
            <text:p>04/03/2013 2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5]+(1/48)" office:value-type="float" office:value="41337.95416666694">
            <text:p>04/03/2013 2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6]+(1/48)" office:value-type="float" office:value="41337.975000000275">
            <text:p>04/03/2013 2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7]+(1/48)" office:value-type="float" office:value="41337.99583333361">
            <text:p>04/03/2013 2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8]+(1/48)" office:value-type="float" office:value="41338.01666666695">
            <text:p>05/03/2013 0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9]+(1/48)" office:value-type="float" office:value="41338.03750000028">
            <text:p>05/03/2013 0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0]+(1/48)" office:value-type="float" office:value="41338.05833333362">
            <text:p>05/03/2013 0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1]+(1/48)" office:value-type="float" office:value="41338.079166666954">
            <text:p>05/03/2013 0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2]+(1/48)" office:value-type="float" office:value="41338.10000000029">
            <text:p>05/03/2013 0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3]+(1/48)" office:value-type="float" office:value="41338.120833333625">
            <text:p>05/03/2013 0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4]+(1/48)" office:value-type="float" office:value="41338.14166666696">
            <text:p>05/03/2013 0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5]+(1/48)" office:value-type="float" office:value="41338.1625000003">
            <text:p>05/03/2013 0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6]+(1/48)" office:value-type="float" office:value="41338.18333333363">
            <text:p>05/03/2013 04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7]+(1/48)" office:value-type="float" office:value="41338.20416666697">
            <text:p>05/03/2013 04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8]+(1/48)" office:value-type="float" office:value="41338.225000000304">
            <text:p>05/03/2013 05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9]+(1/48)" office:value-type="float" office:value="41338.24583333364">
            <text:p>05/03/2013 05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0]+(1/48)" office:value-type="float" office:value="41338.266666666976">
            <text:p>05/03/2013 06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1]+(1/48)" office:value-type="float" office:value="41338.28750000031">
            <text:p>05/03/2013 06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2]+(1/48)" office:value-type="float" office:value="41338.30833333365">
            <text:p>05/03/2013 07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3]+(1/48)" office:value-type="float" office:value="41338.32916666698">
            <text:p>05/03/2013 07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4]+(1/48)" office:value-type="float" office:value="41338.35000000032">
            <text:p>05/03/2013 08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5]+(1/48)" office:value-type="float" office:value="41338.370833333654">
            <text:p>05/03/2013 08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6]+(1/48)" office:value-type="float" office:value="41338.39166666699">
            <text:p>05/03/2013 09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7]+(1/48)" office:value-type="float" office:value="41338.412500000326">
            <text:p>05/03/2013 09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8]+(1/48)" office:value-type="float" office:value="41338.43333333366">
            <text:p>05/03/2013 10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9]+(1/48)" office:value-type="float" office:value="41338.454166667">
            <text:p>05/03/2013 10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0]+(1/48)" office:value-type="float" office:value="41338.47500000033">
            <text:p>05/03/2013 11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1]+(1/48)" office:value-type="float" office:value="41338.49583333367">
            <text:p>05/03/2013 11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2]+(1/48)" office:value-type="float" office:value="41338.516666667005">
            <text:p>05/03/2013 12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3]+(1/48)" office:value-type="float" office:value="41338.53750000034">
            <text:p>05/03/2013 12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4]+(1/48)" office:value-type="float" office:value="41338.558333333676">
            <text:p>05/03/2013 13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5]+(1/48)" office:value-type="float" office:value="41338.57916666701">
            <text:p>05/03/2013 13:5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6]+(1/48)" office:value-type="float" office:value="41338.60000000035">
            <text:p>05/03/2013 14:24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7]+(1/48)" office:value-type="float" office:value="41338.62083333368">
            <text:p>05/03/2013 14:54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</table:table>
      <table:table table:name="Vertices" table:style-name="ta5" table:print="false">
        <office:forms form:automatic-focus="false" form:apply-design-mode="false"/>
        <table:table-column table:style-name="co37" table:default-cell-style-name="ce-1"/>
        <table:table-column table:style-name="co38" table:default-cell-style-name="ce-1"/>
        <table:table-column table:style-name="co26" table:number-columns-repeated="6" table:default-cell-style-name="ce-1" table:visibility="collapse"/>
        <table:table-column table:style-name="co26" table:number-columns-repeated="3" table:default-cell-style-name="ce-1" table:visibility="collapse"/>
        <table:table-column table:style-name="co39" table:default-cell-style-name="ce-1"/>
        <table:table-column table:style-name="co35" table:number-columns-repeated="4" table:default-cell-style-name="ce-1"/>
        <table:table-column table:style-name="co40" table:default-cell-style-name="ce-1"/>
        <table:table-column table:style-name="co41" table:number-columns-repeated="6" table:default-cell-style-name="ce-1"/>
        <table:table-column table:style-name="co42" table:default-cell-style-name="ce-1"/>
        <table:table-column table:style-name="co36" table:number-columns-repeated="2" table:default-cell-style-name="ce-1"/>
        <table:table-column table:style-name="co36" table:default-cell-style-name="ce15" table:number-columns-repeated="230"/>
        <table:table-row table:style-name="ro19">
          <table:table-cell table:style-name="ce107" office:value-type="string">
            <text:p>id</text:p>
          </table:table-cell>
          <table:table-cell table:style-name="ce56" office:value-type="string">
            <text:p>screen_name</text:p>
          </table:table-cell>
          <table:table-cell table:style-name="ce56" office:value-type="string">
            <text:p>degree</text:p>
          </table:table-cell>
          <table:table-cell table:style-name="ce56" office:value-type="string">
            <text:p>degree_in</text:p>
          </table:table-cell>
          <table:table-cell table:style-name="ce56" office:value-type="string">
            <text:p>degree_out</text:p>
          </table:table-cell>
          <table:table-cell table:style-name="ce56" office:value-type="string">
            <text:p>betweenness_centrality</text:p>
          </table:table-cell>
          <table:table-cell table:style-name="ce56" office:value-type="string">
            <text:p>pagerank</text:p>
          </table:table-cell>
          <table:table-cell table:style-name="ce56" office:value-type="string">
            <text:p>eigenvector_centrality</text:p>
          </table:table-cell>
          <table:table-cell table:style-name="ce56" office:value-type="string">
            <text:p>group</text:p>
          </table:table-cell>
          <table:table-cell table:style-name="ce56" office:value-type="string">
            <text:p>archive_perc</text:p>
          </table:table-cell>
          <table:table-cell table:style-name="ce56" office:value-type="string">
            <text:p>weighted_bc</text:p>
          </table:table-cell>
          <table:table-cell table:style-name="ce56" office:value-type="string">
            <text:p>name</text:p>
          </table:table-cell>
          <table:table-cell table:style-name="ce108" office:value-type="string">
            <text:p>friends_count</text:p>
          </table:table-cell>
          <table:table-cell table:style-name="ce108" office:value-type="string">
            <text:p>followers_count</text:p>
          </table:table-cell>
          <table:table-cell table:style-name="ce108" office:value-type="string">
            <text:p>statuses_count</text:p>
          </table:table-cell>
          <table:table-cell table:style-name="ce108" office:value-type="string">
            <text:p>favourites_count</text:p>
          </table:table-cell>
          <table:table-cell table:style-name="ce109" office:value-type="string">
            <text:p>description</text:p>
          </table:table-cell>
          <table:table-cell table:style-name="ce108" office:value-type="string">
            <text:p>location</text:p>
          </table:table-cell>
          <table:table-cell table:style-name="ce108" office:value-type="string">
            <text:p>url</text:p>
          </table:table-cell>
          <table:table-cell table:style-name="ce108" office:value-type="string">
            <text:p>profile_image_url</text:p>
          </table:table-cell>
          <table:table-cell table:style-name="ce108" office:value-type="string">
            <text:p>time_zone</text:p>
          </table:table-cell>
          <table:table-cell table:style-name="ce108" office:value-type="string">
            <text:p>utc_offset</text:p>
          </table:table-cell>
          <table:table-cell table:style-name="ce109" office:value-type="string">
            <text:p>created_at</text:p>
          </table:table-cell>
          <table:table-cell table:style-name="ce56" office:value-type="string">
            <text:p>protected</text:p>
          </table:table-cell>
          <table:table-cell table:style-name="ce56" office:value-type="string">
            <text:p>friend_ids</text:p>
          </table:table-cell>
          <table:table-cell table:style-name="ce56" office:value-type="string">
            <text:p>follower_ids</text:p>
          </table:table-cell>
        </table:table-row>
        <table:table-row table:style-name="ro7">
          <table:table-cell table:style-name="ce110"/>
          <table:table-cell table:number-columns-repeated="9" table:style-name="ce59"/>
          <table:table-cell table:number-columns-repeated="2" table:style-name="ce111"/>
          <table:table-cell table:number-columns-repeated="2" table:style-name="ce59"/>
          <table:table-cell table:number-columns-repeated="7" table:style-name="ce61"/>
          <table:table-cell table:style-name="ce59"/>
          <table:table-cell table:style-name="ce61"/>
          <table:table-cell table:number-columns-repeated="3" table:style-name="ce59"/>
        </table:table-row>
      </table:table>
      <table:table table:name="QuestionsFilter" table:style-name="ta6" table:print="false">
        <office:forms form:automatic-focus="false" form:apply-design-mode="false"/>
        <table:table-column table:style-name="co44" table:number-columns-repeated="2" table:default-cell-style-name="ce-1"/>
        <table:table-column table:style-name="co45" table:number-columns-repeated="2" table:default-cell-style-name="ce-1"/>
        <table:table-column table:style-name="co43" table:default-cell-style-name="ce15" table:number-columns-repeated="252"/>
        <table:table-row table:style-name="ro11">
          <table:table-cell table:style-name="ce73" office:value-type="string">
            <text:p>Combination of Qs and As</text:p>
          </table:table-cell>
          <table:table-cell table:style-name="ce73" office:value-type="string">
            <text:p>All Qs (possible_question = TRUE)</text:p>
          </table:table-cell>
          <table:table-cell table:style-name="ce73" table:number-columns-spanned="2" table:number-rows-spanned="1" office:value-type="string">
            <text:p>Tweets with replies (id_str, in_reply_to_id_str)</text:p>
          </table:table-cell>
          <table:covered-table-cell/>
        </table:table-row>
        <table:table-row table:style-name="ro12">
          <table:table-cell table:style-name="ce53" office:value-type="string">
            <text:p>"=getReplies(B2:B26,C2:D26)"</text:p>
          </table:table-cell>
          <table:table-cell table:style-name="ce53" office:value-type="string">
            <text:p>"=QUERY(Archive!A:M,"select A WHERE C contains '?' LIMIT 25",FALSE)"</text:p>
          </table:table-cell>
          <table:table-cell table:style-name="ce53" office:value-type="string">
            <text:p>"=QUERY(Archive!A:M,"select A, K WHERE K &lt;&gt; '' LIMIT 25 OFFSET 1",FALSE)"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number-rows-repeated="1056" table:style-name="ro40"/>
        <table:table-row table:style-name="ro7">
          <table:table-cell table:style-name="ce53" office:value-type="string" office:value="#VALUE!">
            <text:p>#VALUE!</text:p>
          </table:table-cell>
        </table:table-row>
      </table:table>
      <table:table table:name="TopDistributors" table:style-name="ta7" table:print="false">
        <office:forms form:automatic-focus="false" form:apply-design-mode="false"/>
        <table:table-column table:style-name="co47" table:default-cell-style-name="ce-1"/>
        <table:table-column table:style-name="co48" table:default-cell-style-name="ce-1"/>
        <table:table-column table:style-name="co49" table:number-columns-repeated="2" table:default-cell-style-name="ce-1"/>
        <table:table-column table:style-name="co11" table:default-cell-style-name="ce-1"/>
        <table:table-column table:style-name="co10" table:default-cell-style-name="ce-1"/>
        <table:table-column table:style-name="co46" table:default-cell-style-name="ce-1"/>
        <table:table-column table:style-name="co40" table:default-cell-style-name="ce-1"/>
        <table:table-column table:style-name="co14" table:default-cell-style-name="ce-1"/>
        <table:table-column table:style-name="co29" table:number-columns-repeated="2" table:default-cell-style-name="ce-1"/>
        <table:table-column table:style-name="co50" table:default-cell-style-name="ce-1"/>
        <table:table-column table:style-name="co46" table:default-cell-style-name="ce15" table:number-columns-repeated="244"/>
        <table:table-row table:style-name="ro20">
          <table:table-cell/>
          <table:table-cell table:style-name="ce112" table:number-columns-spanned="10" table:number-rows-spanned="1" office:value-type="string">
            <text:p>Top Twitter Distributors from Google Analytics Data</text:p>
          </table:table-cell>
          <table:covered-table-cell table:number-columns-repeated="9"/>
        </table:table-row>
        <table:table-row table:style-name="ro42">
          <table:table-cell/>
          <table:table-cell table:style-name="ce53" table:number-columns-spanned="10" table:number-rows-spanned="1" office:value-type="string">
            <text:p>This sheet is for users who are archiving tweets for a website domain for cross referencing with Google Analytics data to see which tweets generate the most click-through traffic. To use open Tools &gt; Script Editor and Run &gt; authenticateGoogleAnalytics and athenticate against your Google Analytics account, then select TAGS - Advanced &gt; Google Analytics Configuration to select an account profile. More information about this feature is at http://mashe.hawksey.info/2012/03/combine-twitter-and-google-analytics-data-to-find-your-top-content-distributors/</text:p>
          </table:table-cell>
          <table:covered-table-cell table:number-columns-repeated="9"/>
        </table:table-row>
        <table:table-row table:style-name="ro7">
          <table:table-cell/>
          <table:table-cell table:number-columns-repeated="2" table:style-name="ce116"/>
          <table:table-cell table:style-name="ce117"/>
          <table:table-cell table:style-name="ce115"/>
          <table:table-cell table:number-columns-repeated="4"/>
          <table:table-cell table:number-columns-repeated="2" table:style-name="ce114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4]-7" office:value-type="float" office:value="41338">
            <text:p>3/5/2013</text:p>
          </table:table-cell>
          <table:table-cell table:style-name="ce121" table:formula="oooc:=TODAY()" office:value-type="float" office:value="41345">
            <text:p>3/12/2013</text:p>
          </table:table-cell>
          <table:table-cell table:style-name="ce122"/>
          <table:table-cell table:number-columns-repeated="4" table:style-name="ce37"/>
          <table:table-cell table:number-columns-repeated="2" table:style-name="ce123"/>
          <table:table-cell table:style-name="ce124"/>
        </table:table-row>
        <table:table-row table:style-name="ro7">
          <table:table-cell table:style-name="ce118"/>
          <table:table-cell table:style-name="ce119" table:formula="oooc:=getGATwitterRef([.C4],[.D4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27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 table:style-name="ce124"/>
          <table:table-cell table:style-name="ce132"/>
          <table:table-cell table:number-columns-repeated="2" table:style-name="ce133"/>
          <table:table-cell table:number-columns-repeated="2" table:style-name="ce134"/>
          <table:table-cell table:number-columns-repeated="3" table:style-name="ce135"/>
          <table:table-cell table:style-name="ce136"/>
          <table:table-cell table:style-name="ce135"/>
          <table:table-cell table:style-name="ce100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17]-28" office:value-type="float" office:value="41317">
            <text:p>2/12/2013</text:p>
          </table:table-cell>
          <table:table-cell table:style-name="ce121" table:formula="oooc:=TODAY()" office:value-type="float" office:value="41345">
            <text:p>3/12/2013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40"/>
          <table:table-cell table:style-name="ce139"/>
          <table:table-cell table:style-name="ce100"/>
        </table:table-row>
        <table:table-row table:style-name="ro7">
          <table:table-cell table:style-name="ce118"/>
          <table:table-cell table:style-name="ce119" table:formula="oooc:=getGATwitterRef([.C17],[.D17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3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/>
          <table:table-cell table:style-name="ce141"/>
          <table:table-cell table:number-columns-repeated="2" table:style-name="ce142"/>
          <table:table-cell table:style-name="ce143"/>
          <table:table-cell table:number-columns-repeated="4" table:style-name="ce141"/>
          <table:table-cell table:number-columns-repeated="2" table:style-name="ce142"/>
          <table:table-cell table:style-name="ce59"/>
        </table:table-row>
      </table:table>
      <table:table table:name="Edges" table:style-name="ta8" table:print="false">
        <office:forms form:automatic-focus="false" form:apply-design-mode="false"/>
        <table:table-column table:style-name="co51" table:number-columns-repeated="2" table:default-cell-style-name="ce-1"/>
        <table:table-column table:style-name="co51" table:default-cell-style-name="ce15" table:number-columns-repeated="254"/>
      </table:table>
      <table:table table:name="SNA Metrics" table:style-name="ta9" table:print="false">
        <office:forms form:automatic-focus="false" form:apply-design-mode="false"/>
        <table:table-column table:style-name="co53" table:default-cell-style-name="ce-1"/>
        <table:table-column table:style-name="co54" table:default-cell-style-name="ce-1"/>
        <table:table-column table:style-name="co26" table:default-cell-style-name="ce-1" table:visibility="collapse"/>
        <table:table-column table:style-name="co55" table:default-cell-style-name="ce-1"/>
        <table:table-column table:style-name="co56" table:default-cell-style-name="ce-1"/>
        <table:table-column table:style-name="co37" table:default-cell-style-name="ce-1"/>
        <table:table-column table:style-name="co57" table:number-columns-repeated="2" table:default-cell-style-name="ce-1"/>
        <table:table-column table:style-name="co26" table:number-columns-repeated="17" table:default-cell-style-name="ce-1" table:visibility="collapse"/>
        <table:table-column table:style-name="co26" table:number-columns-repeated="4" table:default-cell-style-name="ce-1" table:visibility="collapse"/>
        <table:table-column table:style-name="co52" table:default-cell-style-name="ce15" table:number-columns-repeated="227"/>
        <table:table-row table:style-name="ro33">
          <table:table-cell table:style-name="ce78" table:number-columns-spanned="7" table:number-rows-spanned="1" office:value-type="string">
            <text:p>SNA Metrics</text:p>
          </table:table-cell>
          <table:covered-table-cell table:number-columns-repeated="6"/>
          <table:table-cell/>
          <table:table-cell table:style-name="ce144" office:value-type="string">
            <text:p>Degree Bin</text:p>
          </table:table-cell>
          <table:table-cell table:style-name="ce144" office:value-type="string">
            <text:p>Degree Frequency</text:p>
          </table:table-cell>
          <table:table-cell table:style-name="ce145" office:value-type="string">
            <text:p>In-Degree Bin</text:p>
          </table:table-cell>
          <table:table-cell table:style-name="ce146" office:value-type="string">
            <text:p>In-Degree Frequency</text:p>
          </table:table-cell>
          <table:table-cell table:style-name="ce145" office:value-type="string">
            <text:p>Out-Degree Bin</text:p>
          </table:table-cell>
          <table:table-cell table:style-name="ce146" office:value-type="string">
            <text:p>Out-Degree Frequency</text:p>
          </table:table-cell>
          <table:table-cell table:style-name="ce145" office:value-type="string">
            <text:p>Betweenness Centrality Bin</text:p>
          </table:table-cell>
          <table:table-cell table:style-name="ce146" office:value-type="string">
            <text:p>Betweenness Centrality Frequency</text:p>
          </table:table-cell>
          <table:table-cell table:style-name="ce145" office:value-type="string">
            <text:p>Closeness Centrality Bin</text:p>
          </table:table-cell>
          <table:table-cell table:style-name="ce146" office:value-type="string">
            <text:p>Closeness Centrality Frequency</text:p>
          </table:table-cell>
          <table:table-cell table:style-name="ce145" office:value-type="string">
            <text:p>Eigenvector Centrality Bin</text:p>
          </table:table-cell>
          <table:table-cell table:style-name="ce146" office:value-type="string">
            <text:p>Eigenvector Centrality Frequency</text:p>
          </table:table-cell>
          <table:table-cell table:style-name="ce147" office:value-type="string">
            <text:p>PageRank Bin</text:p>
          </table:table-cell>
          <table:table-cell table:style-name="ce147" office:value-type="string">
            <text:p>PageRank Frequency</text:p>
          </table:table-cell>
          <table:table-cell table:style-name="ce145" office:value-type="string">
            <text:p>Clustering Coefficient Bin</text:p>
          </table:table-cell>
          <table:table-cell table:style-name="ce148" office:value-type="string">
            <text:p>Clustering Coefficient Frequency</text:p>
          </table:table-cell>
          <table:table-cell table:style-name="ce148" office:value-type="string">
            <text:p>Dynamic Filter Bin</text:p>
          </table:table-cell>
          <table:table-cell table:style-name="ce146" office:value-type="string">
            <text:p>Dynamic Filter Frequency</text:p>
          </table:table-cell>
          <table:table-cell/>
          <table:table-cell table:style-name="ce144" office:value-type="string">
            <text:p>Histogram Property</text:p>
          </table:table-cell>
          <table:table-cell table:style-name="ce144" office:value-type="string">
            <text:p>Value</text:p>
          </table:table-cell>
        </table:table-row>
        <table:table-row table:style-name="ro46">
          <table:table-cell table:style-name="ce149" table:number-columns-spanned="7" table:number-rows-spanned="1" office:value-type="string">
            <text:p>This page is generated from statistics calculated in R using igraph. To use read the information at http://mashe.hawksey.info/2012/01/tags-r/

[If not required this sheet can be deleted - Graphs and stats on right-hand-side 'borrowed' from NodeXL] </text:p>
          </table:table-cell>
          <table:covered-table-cell table:number-columns-repeated="6"/>
          <table:table-cell/>
          <table:table-cell table:style-name="ce150" table:formula="oooc:=MIN([Vertices.C:.C])" office:value-type="float" office:value="0">
            <text:p>0.00</text:p>
          </table:table-cell>
          <table:table-cell table:style-name="ce144" table:formula="oooc:=COUNTIF([Vertices.C:.C];(&quot;&gt;= &quot;&amp;[.I2]))-COUNTIF([Vertices.C:.C];(&quot;&gt;=&quot;&amp;[.I3]))" office:value-type="float" office:value="0">
            <text:p>0</text:p>
          </table:table-cell>
          <table:table-cell table:style-name="ce151" table:formula="oooc:=MIN([Vertices.D:.D])" office:value-type="float" office:value="0">
            <text:p>0.00</text:p>
          </table:table-cell>
          <table:table-cell table:style-name="ce152" table:formula="oooc:=COUNTIF([Vertices.D:.D];(&quot;&gt;= &quot;&amp;[.K2]))-COUNTIF([Vertices.D:.D];(&quot;&gt;=&quot;&amp;[.K3]))" office:value-type="float" office:value="0">
            <text:p>0</text:p>
          </table:table-cell>
          <table:table-cell table:style-name="ce151" table:formula="oooc:=MIN([Vertices.E:.E])" office:value-type="float" office:value="0">
            <text:p>0.00</text:p>
          </table:table-cell>
          <table:table-cell table:style-name="ce152" table:formula="oooc:=COUNTIF([Vertices.E:.E];(&quot;&gt;= &quot;&amp;[.M2]))-COUNTIF([Vertices.E:.E];(&quot;&gt;=&quot;&amp;[.M3]))" office:value-type="float" office:value="0">
            <text:p>0</text:p>
          </table:table-cell>
          <table:table-cell table:style-name="ce151" table:formula="oooc:=MIN([Vertices.F:.F])" office:value-type="float" office:value="0">
            <text:p>0.00</text:p>
          </table:table-cell>
          <table:table-cell table:style-name="ce152" table:formula="oooc:=COUNTIF([Vertices.F:.F];(&quot;&gt;= &quot;&amp;[.O2]))-COUNTIF([Vertices.F:.F];(&quot;&gt;=&quot;&amp;[.O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2" table:formula="oooc:=COUNTIF({};(&quot;&gt;= &quot;&amp;[.Q2]))-COUNTIF({};(&quot;&gt;=&quot;&amp;[.Q3]))" office:value-type="float" office:value="0">
            <text:p>0</text:p>
          </table:table-cell>
          <table:table-cell table:style-name="ce151" table:formula="oooc:=MIN([Vertices.H:.H])" office:value-type="float" office:value="0">
            <text:p>0.00</text:p>
          </table:table-cell>
          <table:table-cell table:style-name="ce152" table:formula="oooc:=COUNTIF([Vertices.H:.H];(&quot;&gt;= &quot;&amp;[.S2]))-COUNTIF([Vertices.H:.H];(&quot;&gt;=&quot;&amp;[.S3]))" office:value-type="float" office:value="0">
            <text:p>0</text:p>
          </table:table-cell>
          <table:table-cell table:style-name="ce151" table:formula="oooc:=MIN([Vertices.G:.G])" office:value-type="float" office:value="0">
            <text:p>0.00</text:p>
          </table:table-cell>
          <table:table-cell table:style-name="ce152" table:formula="oooc:=COUNTIF([Vertices.G:.G];(&quot;&gt;= &quot;&amp;[.U2]))-COUNTIF([Vertices.G:.G];(&quot;&gt;=&quot;&amp;[.U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3" table:formula="oooc:=COUNTIF({};(&quot;&gt;= &quot;&amp;[.W2]))-COUNTIF({};(&quot;&gt;=&quot;&amp;[.W3]))" office:value-type="float" office:value="0">
            <text:p>0</text:p>
          </table:table-cell>
          <table:table-cell table:style-name="ce154" table:formula="oooc:=MIN(INDIRECT(DYNAMICFILTERSOURCECOLUMNRANGE))" office:value-type="string" office:value="#NAME?">
            <text:p>#NAME?</text:p>
          </table:table-cell>
          <table:table-cell table:style-name="ce152" table:formula="oooc:=COUNTIF(INDIRECT(DYNAMICFILTERSOURCECOLUMNRANGE);(&quot;&gt;= &quot;&amp;[.Y2]))-COUNTIF(INDIRECT(DYNAMICFILTERSOURCECOLUMNRANGE);(&quot;&gt;=&quot;&amp;[.Y3]))" office:value-type="string" office:value="#NAME?">
            <text:p>#NAME?</text:p>
          </table:table-cell>
          <table:table-cell/>
          <table:table-cell table:style-name="ce144" office:value-type="string">
            <text:p>Bin Divisor</text:p>
          </table:table-cell>
          <table:table-cell table:style-name="ce144" table:formula="oooc:=ROWS(['SNA Metrics'.$I$2:.$I$45])-1" office:value-type="float" office:value="43">
            <text:p>43</text:p>
          </table:table-cell>
        </table:table-row>
        <table:table-row table:style-name="ro35">
          <table:table-cell table:style-name="ce155" table:number-columns-spanned="2" table:number-rows-spanned="1" office:value-type="string">
            <text:p>Degree - Top 10</text:p>
          </table:table-cell>
          <table:covered-table-cell/>
          <table:table-cell table:number-columns-repeated="4"/>
          <table:table-cell table:number-columns-repeated="2" table:style-name="ce78"/>
          <table:table-cell table:style-name="ce150" table:formula="oooc:=[.I2]+(([.$I$45]-[.$I$2])/BINDIVISOR)" office:value-type="string" office:value="#NAME?">
            <text:p>#NAME?</text:p>
          </table:table-cell>
          <table:table-cell table:style-name="ce144" table:formula="oooc:=COUNTIF([Vertices.C:.C];(&quot;&gt;= &quot;&amp;[.I3]))-COUNTIF([Vertices.C:.C];(&quot;&gt;=&quot;&amp;[.I4]))" office:value-type="float" office:value="0">
            <text:p>0</text:p>
          </table:table-cell>
          <table:table-cell table:style-name="ce156" table:formula="oooc:=[.K2]+(([.$K$45]-[.$K$2])/BINDIVISOR)" office:value-type="string" office:value="#NAME?">
            <text:p>#NAME?</text:p>
          </table:table-cell>
          <table:table-cell table:style-name="ce152" table:formula="oooc:=COUNTIF([Vertices.D:.D];(&quot;&gt;= &quot;&amp;[.K3]))-COUNTIF([Vertices.D:.D];(&quot;&gt;=&quot;&amp;[.K4]))" office:value-type="float" office:value="0">
            <text:p>0</text:p>
          </table:table-cell>
          <table:table-cell table:style-name="ce156" table:formula="oooc:=[.M2]+(([.$M$45]-[.$M$2])/BINDIVISOR)" office:value-type="string" office:value="#NAME?">
            <text:p>#NAME?</text:p>
          </table:table-cell>
          <table:table-cell table:style-name="ce152" table:formula="oooc:=COUNTIF([Vertices.E:.E];(&quot;&gt;= &quot;&amp;[.M3]))-COUNTIF([Vertices.E:.E];(&quot;&gt;=&quot;&amp;[.M4]))" office:value-type="float" office:value="0">
            <text:p>0</text:p>
          </table:table-cell>
          <table:table-cell table:style-name="ce156" table:formula="oooc:=[.O2]+(([.$O$45]-[.$O$2])/BINDIVISOR)" office:value-type="string" office:value="#NAME?">
            <text:p>#NAME?</text:p>
          </table:table-cell>
          <table:table-cell table:style-name="ce152" table:formula="oooc:=COUNTIF([Vertices.F:.F];(&quot;&gt;= &quot;&amp;[.O3]))-COUNTIF([Vertices.F:.F];(&quot;&gt;=&quot;&amp;[.O4]))" office:value-type="float" office:value="0">
            <text:p>0</text:p>
          </table:table-cell>
          <table:table-cell table:style-name="ce156" table:formula="oooc:=[.Q2]+(([.$Q$45]-[.$Q$2])/BINDIVISOR)" office:value-type="string" office:value="#NAME?">
            <text:p>#NAME?</text:p>
          </table:table-cell>
          <table:table-cell table:style-name="ce157" table:formula="oooc:=COUNTIF({};(&quot;&gt;= &quot;&amp;[.Q3]))-COUNTIF({};(&quot;&gt;=&quot;&amp;[.Q4]))" office:value-type="float" office:value="0">
            <text:p>0</text:p>
          </table:table-cell>
          <table:table-cell table:style-name="ce156" table:formula="oooc:=[.S2]+(([.$S$45]-[.$S$2])/BINDIVISOR)" office:value-type="string" office:value="#NAME?">
            <text:p>#NAME?</text:p>
          </table:table-cell>
          <table:table-cell table:style-name="ce152" table:formula="oooc:=COUNTIF([Vertices.H:.H];(&quot;&gt;= &quot;&amp;[.S3]))-COUNTIF([Vertices.H:.H];(&quot;&gt;=&quot;&amp;[.S4]))" office:value-type="float" office:value="0">
            <text:p>0</text:p>
          </table:table-cell>
          <table:table-cell table:style-name="ce156" table:formula="oooc:=[.U2]+(([.$U$45]-[.$U$2])/BINDIVISOR)" office:value-type="string" office:value="#NAME?">
            <text:p>#NAME?</text:p>
          </table:table-cell>
          <table:table-cell table:style-name="ce152" table:formula="oooc:=COUNTIF([Vertices.G:.G];(&quot;&gt;= &quot;&amp;[.U3]))-COUNTIF([Vertices.G:.G];(&quot;&gt;=&quot;&amp;[.U4]))" office:value-type="float" office:value="0">
            <text:p>0</text:p>
          </table:table-cell>
          <table:table-cell table:style-name="ce156" table:formula="oooc:=[.W2]+(([.$W$45]-[.$W$2])/BINDIVISOR)" office:value-type="string" office:value="#NAME?">
            <text:p>#NAME?</text:p>
          </table:table-cell>
          <table:table-cell table:style-name="ce158" table:formula="oooc:=COUNTIF({};(&quot;&gt;= &quot;&amp;[.W3]))-COUNTIF({};(&quot;&gt;=&quot;&amp;[.W4]))" office:value-type="float" office:value="0">
            <text:p>0</text:p>
          </table:table-cell>
          <table:table-cell table:style-name="ce159" table:formula="oooc:=[.Y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]))-COUNTIF(INDIRECT(DYNAMICFILTERSOURCECOLUMNRANGE);(&quot;&gt;=&quot;&amp;[.Y4]))" office:value-type="string" office:value="#NAME?">
            <text:p>#NAME?</text:p>
          </table:table-cell>
          <table:table-cell/>
          <table:table-cell table:style-name="ce144" office:value-type="string">
            <text:p>No Metric Message</text:p>
          </table:table-cell>
          <table:table-cell table:style-name="ce144" office:value-type="string">
            <text:p>Not Available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3]+(([.$I$45]-[.$I$2])/BINDIVISOR)" office:value-type="string" office:value="#NAME?">
            <text:p>#NAME?</text:p>
          </table:table-cell>
          <table:table-cell table:style-name="ce144" table:formula="oooc:=COUNTIF([Vertices.C:.C];(&quot;&gt;= &quot;&amp;[.I4]))-COUNTIF([Vertices.C:.C];(&quot;&gt;=&quot;&amp;[.I5]))" office:value-type="float" office:value="0">
            <text:p>0</text:p>
          </table:table-cell>
          <table:table-cell table:style-name="ce151" table:formula="oooc:=[.K3]+(([.$K$45]-[.$K$2])/BINDIVISOR)" office:value-type="string" office:value="#NAME?">
            <text:p>#NAME?</text:p>
          </table:table-cell>
          <table:table-cell table:style-name="ce152" table:formula="oooc:=COUNTIF([Vertices.D:.D];(&quot;&gt;= &quot;&amp;[.K4]))-COUNTIF([Vertices.D:.D];(&quot;&gt;=&quot;&amp;[.K5]))" office:value-type="float" office:value="0">
            <text:p>0</text:p>
          </table:table-cell>
          <table:table-cell table:style-name="ce151" table:formula="oooc:=[.M3]+(([.$M$45]-[.$M$2])/BINDIVISOR)" office:value-type="string" office:value="#NAME?">
            <text:p>#NAME?</text:p>
          </table:table-cell>
          <table:table-cell table:style-name="ce152" table:formula="oooc:=COUNTIF([Vertices.E:.E];(&quot;&gt;= &quot;&amp;[.M4]))-COUNTIF([Vertices.E:.E];(&quot;&gt;=&quot;&amp;[.M5]))" office:value-type="float" office:value="0">
            <text:p>0</text:p>
          </table:table-cell>
          <table:table-cell table:style-name="ce151" table:formula="oooc:=[.O3]+(([.$O$45]-[.$O$2])/BINDIVISOR)" office:value-type="string" office:value="#NAME?">
            <text:p>#NAME?</text:p>
          </table:table-cell>
          <table:table-cell table:style-name="ce152" table:formula="oooc:=COUNTIF([Vertices.F:.F];(&quot;&gt;= &quot;&amp;[.O4]))-COUNTIF([Vertices.F:.F];(&quot;&gt;=&quot;&amp;[.O5]))" office:value-type="float" office:value="0">
            <text:p>0</text:p>
          </table:table-cell>
          <table:table-cell table:style-name="ce151" table:formula="oooc:=[.Q3]+(([.$Q$45]-[.$Q$2])/BINDIVISOR)" office:value-type="string" office:value="#NAME?">
            <text:p>#NAME?</text:p>
          </table:table-cell>
          <table:table-cell table:style-name="ce152" table:formula="oooc:=COUNTIF({};(&quot;&gt;= &quot;&amp;[.Q4]))-COUNTIF({};(&quot;&gt;=&quot;&amp;[.Q5]))" office:value-type="float" office:value="0">
            <text:p>0</text:p>
          </table:table-cell>
          <table:table-cell table:style-name="ce151" table:formula="oooc:=[.S3]+(([.$S$45]-[.$S$2])/BINDIVISOR)" office:value-type="string" office:value="#NAME?">
            <text:p>#NAME?</text:p>
          </table:table-cell>
          <table:table-cell table:style-name="ce152" table:formula="oooc:=COUNTIF([Vertices.H:.H];(&quot;&gt;= &quot;&amp;[.S4]))-COUNTIF([Vertices.H:.H];(&quot;&gt;=&quot;&amp;[.S5]))" office:value-type="float" office:value="0">
            <text:p>0</text:p>
          </table:table-cell>
          <table:table-cell table:style-name="ce151" table:formula="oooc:=[.U3]+(([.$U$45]-[.$U$2])/BINDIVISOR)" office:value-type="string" office:value="#NAME?">
            <text:p>#NAME?</text:p>
          </table:table-cell>
          <table:table-cell table:style-name="ce152" table:formula="oooc:=COUNTIF([Vertices.G:.G];(&quot;&gt;= &quot;&amp;[.U4]))-COUNTIF([Vertices.G:.G];(&quot;&gt;=&quot;&amp;[.U5]))" office:value-type="float" office:value="0">
            <text:p>0</text:p>
          </table:table-cell>
          <table:table-cell table:style-name="ce151" table:formula="oooc:=[.W3]+(([.$W$45]-[.$W$2])/BINDIVISOR)" office:value-type="string" office:value="#NAME?">
            <text:p>#NAME?</text:p>
          </table:table-cell>
          <table:table-cell table:style-name="ce153" table:formula="oooc:=COUNTIF({};(&quot;&gt;= &quot;&amp;[.W4]))-COUNTIF({};(&quot;&gt;=&quot;&amp;[.W5]))" office:value-type="float" office:value="0">
            <text:p>0</text:p>
          </table:table-cell>
          <table:table-cell table:style-name="ce154" table:formula="oooc:=[.Y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]))-COUNTIF(INDIRECT(DYNAMICFILTERSOURCECOLUMNRANGE);(&quot;&gt;=&quot;&amp;[.Y5]))" office:value-type="string" office:value="#NAME?">
            <text:p>#NAME?</text:p>
          </table:table-cell>
          <table:table-cell/>
          <table:table-cell table:style-name="ce144" office:value-type="string">
            <text:p>Dynamic Filter Source Column Range</text:p>
          </table:table-cell>
          <table:table-cell table:style-name="ce144" office:value-type="string">
            <text:p>TableName[ColumnName]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4]+(([.$I$45]-[.$I$2])/BINDIVISOR)" office:value-type="string" office:value="#NAME?">
            <text:p>#NAME?</text:p>
          </table:table-cell>
          <table:table-cell table:style-name="ce144" table:formula="oooc:=COUNTIF([Vertices.C:.C];(&quot;&gt;= &quot;&amp;[.I5]))-COUNTIF([Vertices.C:.C];(&quot;&gt;=&quot;&amp;[.I6]))" office:value-type="float" office:value="0">
            <text:p>0</text:p>
          </table:table-cell>
          <table:table-cell table:style-name="ce156" table:formula="oooc:=[.K4]+(([.$K$45]-[.$K$2])/BINDIVISOR)" office:value-type="string" office:value="#NAME?">
            <text:p>#NAME?</text:p>
          </table:table-cell>
          <table:table-cell table:style-name="ce152" table:formula="oooc:=COUNTIF([Vertices.D:.D];(&quot;&gt;= &quot;&amp;[.K5]))-COUNTIF([Vertices.D:.D];(&quot;&gt;=&quot;&amp;[.K6]))" office:value-type="float" office:value="0">
            <text:p>0</text:p>
          </table:table-cell>
          <table:table-cell table:style-name="ce156" table:formula="oooc:=[.M4]+(([.$M$45]-[.$M$2])/BINDIVISOR)" office:value-type="string" office:value="#NAME?">
            <text:p>#NAME?</text:p>
          </table:table-cell>
          <table:table-cell table:style-name="ce152" table:formula="oooc:=COUNTIF([Vertices.E:.E];(&quot;&gt;= &quot;&amp;[.M5]))-COUNTIF([Vertices.E:.E];(&quot;&gt;=&quot;&amp;[.M6]))" office:value-type="float" office:value="0">
            <text:p>0</text:p>
          </table:table-cell>
          <table:table-cell table:style-name="ce156" table:formula="oooc:=[.O4]+(([.$O$45]-[.$O$2])/BINDIVISOR)" office:value-type="string" office:value="#NAME?">
            <text:p>#NAME?</text:p>
          </table:table-cell>
          <table:table-cell table:style-name="ce152" table:formula="oooc:=COUNTIF([Vertices.F:.F];(&quot;&gt;= &quot;&amp;[.O5]))-COUNTIF([Vertices.F:.F];(&quot;&gt;=&quot;&amp;[.O6]))" office:value-type="float" office:value="0">
            <text:p>0</text:p>
          </table:table-cell>
          <table:table-cell table:style-name="ce156" table:formula="oooc:=[.Q4]+(([.$Q$45]-[.$Q$2])/BINDIVISOR)" office:value-type="string" office:value="#NAME?">
            <text:p>#NAME?</text:p>
          </table:table-cell>
          <table:table-cell table:style-name="ce157" table:formula="oooc:=COUNTIF({};(&quot;&gt;= &quot;&amp;[.Q5]))-COUNTIF({};(&quot;&gt;=&quot;&amp;[.Q6]))" office:value-type="float" office:value="0">
            <text:p>0</text:p>
          </table:table-cell>
          <table:table-cell table:style-name="ce156" table:formula="oooc:=[.S4]+(([.$S$45]-[.$S$2])/BINDIVISOR)" office:value-type="string" office:value="#NAME?">
            <text:p>#NAME?</text:p>
          </table:table-cell>
          <table:table-cell table:style-name="ce152" table:formula="oooc:=COUNTIF([Vertices.H:.H];(&quot;&gt;= &quot;&amp;[.S5]))-COUNTIF([Vertices.H:.H];(&quot;&gt;=&quot;&amp;[.S6]))" office:value-type="float" office:value="0">
            <text:p>0</text:p>
          </table:table-cell>
          <table:table-cell table:style-name="ce156" table:formula="oooc:=[.U4]+(([.$U$45]-[.$U$2])/BINDIVISOR)" office:value-type="string" office:value="#NAME?">
            <text:p>#NAME?</text:p>
          </table:table-cell>
          <table:table-cell table:style-name="ce152" table:formula="oooc:=COUNTIF([Vertices.G:.G];(&quot;&gt;= &quot;&amp;[.U5]))-COUNTIF([Vertices.G:.G];(&quot;&gt;=&quot;&amp;[.U6]))" office:value-type="float" office:value="0">
            <text:p>0</text:p>
          </table:table-cell>
          <table:table-cell table:style-name="ce156" table:formula="oooc:=[.W4]+(([.$W$45]-[.$W$2])/BINDIVISOR)" office:value-type="string" office:value="#NAME?">
            <text:p>#NAME?</text:p>
          </table:table-cell>
          <table:table-cell table:style-name="ce158" table:formula="oooc:=COUNTIF({};(&quot;&gt;= &quot;&amp;[.W5]))-COUNTIF({};(&quot;&gt;=&quot;&amp;[.W6]))" office:value-type="float" office:value="0">
            <text:p>0</text:p>
          </table:table-cell>
          <table:table-cell table:style-name="ce159" table:formula="oooc:=[.Y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5]))-COUNTIF(INDIRECT(DYNAMICFILTERSOURCECOLUMNRANGE);(&quot;&gt;=&quot;&amp;[.Y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5]+(([.$I$45]-[.$I$2])/BINDIVISOR)" office:value-type="string" office:value="#NAME?">
            <text:p>#NAME?</text:p>
          </table:table-cell>
          <table:table-cell table:style-name="ce144" table:formula="oooc:=COUNTIF([Vertices.C:.C];(&quot;&gt;= &quot;&amp;[.I6]))-COUNTIF([Vertices.C:.C];(&quot;&gt;=&quot;&amp;[.I7]))" office:value-type="float" office:value="0">
            <text:p>0</text:p>
          </table:table-cell>
          <table:table-cell table:style-name="ce151" table:formula="oooc:=[.K5]+(([.$K$45]-[.$K$2])/BINDIVISOR)" office:value-type="string" office:value="#NAME?">
            <text:p>#NAME?</text:p>
          </table:table-cell>
          <table:table-cell table:style-name="ce152" table:formula="oooc:=COUNTIF([Vertices.D:.D];(&quot;&gt;= &quot;&amp;[.K6]))-COUNTIF([Vertices.D:.D];(&quot;&gt;=&quot;&amp;[.K7]))" office:value-type="float" office:value="0">
            <text:p>0</text:p>
          </table:table-cell>
          <table:table-cell table:style-name="ce151" table:formula="oooc:=[.M5]+(([.$M$45]-[.$M$2])/BINDIVISOR)" office:value-type="string" office:value="#NAME?">
            <text:p>#NAME?</text:p>
          </table:table-cell>
          <table:table-cell table:style-name="ce152" table:formula="oooc:=COUNTIF([Vertices.E:.E];(&quot;&gt;= &quot;&amp;[.M6]))-COUNTIF([Vertices.E:.E];(&quot;&gt;=&quot;&amp;[.M7]))" office:value-type="float" office:value="0">
            <text:p>0</text:p>
          </table:table-cell>
          <table:table-cell table:style-name="ce151" table:formula="oooc:=[.O5]+(([.$O$45]-[.$O$2])/BINDIVISOR)" office:value-type="string" office:value="#NAME?">
            <text:p>#NAME?</text:p>
          </table:table-cell>
          <table:table-cell table:style-name="ce152" table:formula="oooc:=COUNTIF([Vertices.F:.F];(&quot;&gt;= &quot;&amp;[.O6]))-COUNTIF([Vertices.F:.F];(&quot;&gt;=&quot;&amp;[.O7]))" office:value-type="float" office:value="0">
            <text:p>0</text:p>
          </table:table-cell>
          <table:table-cell table:style-name="ce151" table:formula="oooc:=[.Q5]+(([.$Q$45]-[.$Q$2])/BINDIVISOR)" office:value-type="string" office:value="#NAME?">
            <text:p>#NAME?</text:p>
          </table:table-cell>
          <table:table-cell table:style-name="ce152" table:formula="oooc:=COUNTIF({};(&quot;&gt;= &quot;&amp;[.Q6]))-COUNTIF({};(&quot;&gt;=&quot;&amp;[.Q7]))" office:value-type="float" office:value="0">
            <text:p>0</text:p>
          </table:table-cell>
          <table:table-cell table:style-name="ce151" table:formula="oooc:=[.S5]+(([.$S$45]-[.$S$2])/BINDIVISOR)" office:value-type="string" office:value="#NAME?">
            <text:p>#NAME?</text:p>
          </table:table-cell>
          <table:table-cell table:style-name="ce152" table:formula="oooc:=COUNTIF([Vertices.H:.H];(&quot;&gt;= &quot;&amp;[.S6]))-COUNTIF([Vertices.H:.H];(&quot;&gt;=&quot;&amp;[.S7]))" office:value-type="float" office:value="0">
            <text:p>0</text:p>
          </table:table-cell>
          <table:table-cell table:style-name="ce151" table:formula="oooc:=[.U5]+(([.$U$45]-[.$U$2])/BINDIVISOR)" office:value-type="string" office:value="#NAME?">
            <text:p>#NAME?</text:p>
          </table:table-cell>
          <table:table-cell table:style-name="ce152" table:formula="oooc:=COUNTIF([Vertices.G:.G];(&quot;&gt;= &quot;&amp;[.U6]))-COUNTIF([Vertices.G:.G];(&quot;&gt;=&quot;&amp;[.U7]))" office:value-type="float" office:value="0">
            <text:p>0</text:p>
          </table:table-cell>
          <table:table-cell table:style-name="ce151" table:formula="oooc:=[.W5]+(([.$W$45]-[.$W$2])/BINDIVISOR)" office:value-type="string" office:value="#NAME?">
            <text:p>#NAME?</text:p>
          </table:table-cell>
          <table:table-cell table:style-name="ce153" table:formula="oooc:=COUNTIF({};(&quot;&gt;= &quot;&amp;[.W6]))-COUNTIF({};(&quot;&gt;=&quot;&amp;[.W7]))" office:value-type="float" office:value="0">
            <text:p>0</text:p>
          </table:table-cell>
          <table:table-cell table:style-name="ce154" table:formula="oooc:=[.Y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6]))-COUNTIF(INDIRECT(DYNAMICFILTERSOURCECOLUMNRANGE);(&quot;&gt;=&quot;&amp;[.Y7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6]+(([.$I$45]-[.$I$2])/BINDIVISOR)" office:value-type="string" office:value="#NAME?">
            <text:p>#NAME?</text:p>
          </table:table-cell>
          <table:table-cell table:style-name="ce144" table:formula="oooc:=COUNTIF([Vertices.C:.C];(&quot;&gt;= &quot;&amp;[.I7]))-COUNTIF([Vertices.C:.C];(&quot;&gt;=&quot;&amp;[.I8]))" office:value-type="float" office:value="0">
            <text:p>0</text:p>
          </table:table-cell>
          <table:table-cell table:style-name="ce156" table:formula="oooc:=[.K6]+(([.$K$45]-[.$K$2])/BINDIVISOR)" office:value-type="string" office:value="#NAME?">
            <text:p>#NAME?</text:p>
          </table:table-cell>
          <table:table-cell table:style-name="ce152" table:formula="oooc:=COUNTIF([Vertices.D:.D];(&quot;&gt;= &quot;&amp;[.K7]))-COUNTIF([Vertices.D:.D];(&quot;&gt;=&quot;&amp;[.K8]))" office:value-type="float" office:value="0">
            <text:p>0</text:p>
          </table:table-cell>
          <table:table-cell table:style-name="ce156" table:formula="oooc:=[.M6]+(([.$M$45]-[.$M$2])/BINDIVISOR)" office:value-type="string" office:value="#NAME?">
            <text:p>#NAME?</text:p>
          </table:table-cell>
          <table:table-cell table:style-name="ce152" table:formula="oooc:=COUNTIF([Vertices.E:.E];(&quot;&gt;= &quot;&amp;[.M7]))-COUNTIF([Vertices.E:.E];(&quot;&gt;=&quot;&amp;[.M8]))" office:value-type="float" office:value="0">
            <text:p>0</text:p>
          </table:table-cell>
          <table:table-cell table:style-name="ce156" table:formula="oooc:=[.O6]+(([.$O$45]-[.$O$2])/BINDIVISOR)" office:value-type="string" office:value="#NAME?">
            <text:p>#NAME?</text:p>
          </table:table-cell>
          <table:table-cell table:style-name="ce152" table:formula="oooc:=COUNTIF([Vertices.F:.F];(&quot;&gt;= &quot;&amp;[.O7]))-COUNTIF([Vertices.F:.F];(&quot;&gt;=&quot;&amp;[.O8]))" office:value-type="float" office:value="0">
            <text:p>0</text:p>
          </table:table-cell>
          <table:table-cell table:style-name="ce156" table:formula="oooc:=[.Q6]+(([.$Q$45]-[.$Q$2])/BINDIVISOR)" office:value-type="string" office:value="#NAME?">
            <text:p>#NAME?</text:p>
          </table:table-cell>
          <table:table-cell table:style-name="ce157" table:formula="oooc:=COUNTIF({};(&quot;&gt;= &quot;&amp;[.Q7]))-COUNTIF({};(&quot;&gt;=&quot;&amp;[.Q8]))" office:value-type="float" office:value="0">
            <text:p>0</text:p>
          </table:table-cell>
          <table:table-cell table:style-name="ce156" table:formula="oooc:=[.S6]+(([.$S$45]-[.$S$2])/BINDIVISOR)" office:value-type="string" office:value="#NAME?">
            <text:p>#NAME?</text:p>
          </table:table-cell>
          <table:table-cell table:style-name="ce152" table:formula="oooc:=COUNTIF([Vertices.H:.H];(&quot;&gt;= &quot;&amp;[.S7]))-COUNTIF([Vertices.H:.H];(&quot;&gt;=&quot;&amp;[.S8]))" office:value-type="float" office:value="0">
            <text:p>0</text:p>
          </table:table-cell>
          <table:table-cell table:style-name="ce156" table:formula="oooc:=[.U6]+(([.$U$45]-[.$U$2])/BINDIVISOR)" office:value-type="string" office:value="#NAME?">
            <text:p>#NAME?</text:p>
          </table:table-cell>
          <table:table-cell table:style-name="ce152" table:formula="oooc:=COUNTIF([Vertices.G:.G];(&quot;&gt;= &quot;&amp;[.U7]))-COUNTIF([Vertices.G:.G];(&quot;&gt;=&quot;&amp;[.U8]))" office:value-type="float" office:value="0">
            <text:p>0</text:p>
          </table:table-cell>
          <table:table-cell table:style-name="ce156" table:formula="oooc:=[.W6]+(([.$W$45]-[.$W$2])/BINDIVISOR)" office:value-type="string" office:value="#NAME?">
            <text:p>#NAME?</text:p>
          </table:table-cell>
          <table:table-cell table:style-name="ce158" table:formula="oooc:=COUNTIF({};(&quot;&gt;= &quot;&amp;[.W7]))-COUNTIF({};(&quot;&gt;=&quot;&amp;[.W8]))" office:value-type="float" office:value="0">
            <text:p>0</text:p>
          </table:table-cell>
          <table:table-cell table:style-name="ce159" table:formula="oooc:=[.Y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7]))-COUNTIF(INDIRECT(DYNAMICFILTERSOURCECOLUMNRANGE);(&quot;&gt;=&quot;&amp;[.Y8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7]+(([.$I$45]-[.$I$2])/BINDIVISOR)" office:value-type="string" office:value="#NAME?">
            <text:p>#NAME?</text:p>
          </table:table-cell>
          <table:table-cell table:style-name="ce144" table:formula="oooc:=COUNTIF([Vertices.C:.C];(&quot;&gt;= &quot;&amp;[.I8]))-COUNTIF([Vertices.C:.C];(&quot;&gt;=&quot;&amp;[.I9]))" office:value-type="float" office:value="0">
            <text:p>0</text:p>
          </table:table-cell>
          <table:table-cell table:style-name="ce151" table:formula="oooc:=[.K7]+(([.$K$45]-[.$K$2])/BINDIVISOR)" office:value-type="string" office:value="#NAME?">
            <text:p>#NAME?</text:p>
          </table:table-cell>
          <table:table-cell table:style-name="ce152" table:formula="oooc:=COUNTIF([Vertices.D:.D];(&quot;&gt;= &quot;&amp;[.K8]))-COUNTIF([Vertices.D:.D];(&quot;&gt;=&quot;&amp;[.K9]))" office:value-type="float" office:value="0">
            <text:p>0</text:p>
          </table:table-cell>
          <table:table-cell table:style-name="ce151" table:formula="oooc:=[.M7]+(([.$M$45]-[.$M$2])/BINDIVISOR)" office:value-type="string" office:value="#NAME?">
            <text:p>#NAME?</text:p>
          </table:table-cell>
          <table:table-cell table:style-name="ce152" table:formula="oooc:=COUNTIF([Vertices.E:.E];(&quot;&gt;= &quot;&amp;[.M8]))-COUNTIF([Vertices.E:.E];(&quot;&gt;=&quot;&amp;[.M9]))" office:value-type="float" office:value="0">
            <text:p>0</text:p>
          </table:table-cell>
          <table:table-cell table:style-name="ce151" table:formula="oooc:=[.O7]+(([.$O$45]-[.$O$2])/BINDIVISOR)" office:value-type="string" office:value="#NAME?">
            <text:p>#NAME?</text:p>
          </table:table-cell>
          <table:table-cell table:style-name="ce152" table:formula="oooc:=COUNTIF([Vertices.F:.F];(&quot;&gt;= &quot;&amp;[.O8]))-COUNTIF([Vertices.F:.F];(&quot;&gt;=&quot;&amp;[.O9]))" office:value-type="float" office:value="0">
            <text:p>0</text:p>
          </table:table-cell>
          <table:table-cell table:style-name="ce151" table:formula="oooc:=[.Q7]+(([.$Q$45]-[.$Q$2])/BINDIVISOR)" office:value-type="string" office:value="#NAME?">
            <text:p>#NAME?</text:p>
          </table:table-cell>
          <table:table-cell table:style-name="ce152" table:formula="oooc:=COUNTIF({};(&quot;&gt;= &quot;&amp;[.Q8]))-COUNTIF({};(&quot;&gt;=&quot;&amp;[.Q9]))" office:value-type="float" office:value="0">
            <text:p>0</text:p>
          </table:table-cell>
          <table:table-cell table:style-name="ce151" table:formula="oooc:=[.S7]+(([.$S$45]-[.$S$2])/BINDIVISOR)" office:value-type="string" office:value="#NAME?">
            <text:p>#NAME?</text:p>
          </table:table-cell>
          <table:table-cell table:style-name="ce152" table:formula="oooc:=COUNTIF([Vertices.H:.H];(&quot;&gt;= &quot;&amp;[.S8]))-COUNTIF([Vertices.H:.H];(&quot;&gt;=&quot;&amp;[.S9]))" office:value-type="float" office:value="0">
            <text:p>0</text:p>
          </table:table-cell>
          <table:table-cell table:style-name="ce151" table:formula="oooc:=[.U7]+(([.$U$45]-[.$U$2])/BINDIVISOR)" office:value-type="string" office:value="#NAME?">
            <text:p>#NAME?</text:p>
          </table:table-cell>
          <table:table-cell table:style-name="ce152" table:formula="oooc:=COUNTIF([Vertices.G:.G];(&quot;&gt;= &quot;&amp;[.U8]))-COUNTIF([Vertices.G:.G];(&quot;&gt;=&quot;&amp;[.U9]))" office:value-type="float" office:value="0">
            <text:p>0</text:p>
          </table:table-cell>
          <table:table-cell table:style-name="ce151" table:formula="oooc:=[.W7]+(([.$W$45]-[.$W$2])/BINDIVISOR)" office:value-type="string" office:value="#NAME?">
            <text:p>#NAME?</text:p>
          </table:table-cell>
          <table:table-cell table:style-name="ce153" table:formula="oooc:=COUNTIF({};(&quot;&gt;= &quot;&amp;[.W8]))-COUNTIF({};(&quot;&gt;=&quot;&amp;[.W9]))" office:value-type="float" office:value="0">
            <text:p>0</text:p>
          </table:table-cell>
          <table:table-cell table:style-name="ce154" table:formula="oooc:=[.Y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8]))-COUNTIF(INDIRECT(DYNAMICFILTERSOURCECOLUMNRANGE);(&quot;&gt;=&quot;&amp;[.Y9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8]+(([.$I$45]-[.$I$2])/BINDIVISOR)" office:value-type="string" office:value="#NAME?">
            <text:p>#NAME?</text:p>
          </table:table-cell>
          <table:table-cell table:style-name="ce144" table:formula="oooc:=COUNTIF([Vertices.C:.C];(&quot;&gt;= &quot;&amp;[.I9]))-COUNTIF([Vertices.C:.C];(&quot;&gt;=&quot;&amp;[.I10]))" office:value-type="float" office:value="0">
            <text:p>0</text:p>
          </table:table-cell>
          <table:table-cell table:style-name="ce156" table:formula="oooc:=[.K8]+(([.$K$45]-[.$K$2])/BINDIVISOR)" office:value-type="string" office:value="#NAME?">
            <text:p>#NAME?</text:p>
          </table:table-cell>
          <table:table-cell table:style-name="ce152" table:formula="oooc:=COUNTIF([Vertices.D:.D];(&quot;&gt;= &quot;&amp;[.K9]))-COUNTIF([Vertices.D:.D];(&quot;&gt;=&quot;&amp;[.K10]))" office:value-type="float" office:value="0">
            <text:p>0</text:p>
          </table:table-cell>
          <table:table-cell table:style-name="ce156" table:formula="oooc:=[.M8]+(([.$M$45]-[.$M$2])/BINDIVISOR)" office:value-type="string" office:value="#NAME?">
            <text:p>#NAME?</text:p>
          </table:table-cell>
          <table:table-cell table:style-name="ce152" table:formula="oooc:=COUNTIF([Vertices.E:.E];(&quot;&gt;= &quot;&amp;[.M9]))-COUNTIF([Vertices.E:.E];(&quot;&gt;=&quot;&amp;[.M10]))" office:value-type="float" office:value="0">
            <text:p>0</text:p>
          </table:table-cell>
          <table:table-cell table:style-name="ce156" table:formula="oooc:=[.O8]+(([.$O$45]-[.$O$2])/BINDIVISOR)" office:value-type="string" office:value="#NAME?">
            <text:p>#NAME?</text:p>
          </table:table-cell>
          <table:table-cell table:style-name="ce152" table:formula="oooc:=COUNTIF([Vertices.F:.F];(&quot;&gt;= &quot;&amp;[.O9]))-COUNTIF([Vertices.F:.F];(&quot;&gt;=&quot;&amp;[.O10]))" office:value-type="float" office:value="0">
            <text:p>0</text:p>
          </table:table-cell>
          <table:table-cell table:style-name="ce156" table:formula="oooc:=[.Q8]+(([.$Q$45]-[.$Q$2])/BINDIVISOR)" office:value-type="string" office:value="#NAME?">
            <text:p>#NAME?</text:p>
          </table:table-cell>
          <table:table-cell table:style-name="ce157" table:formula="oooc:=COUNTIF({};(&quot;&gt;= &quot;&amp;[.Q9]))-COUNTIF({};(&quot;&gt;=&quot;&amp;[.Q10]))" office:value-type="float" office:value="0">
            <text:p>0</text:p>
          </table:table-cell>
          <table:table-cell table:style-name="ce156" table:formula="oooc:=[.S8]+(([.$S$45]-[.$S$2])/BINDIVISOR)" office:value-type="string" office:value="#NAME?">
            <text:p>#NAME?</text:p>
          </table:table-cell>
          <table:table-cell table:style-name="ce152" table:formula="oooc:=COUNTIF([Vertices.H:.H];(&quot;&gt;= &quot;&amp;[.S9]))-COUNTIF([Vertices.H:.H];(&quot;&gt;=&quot;&amp;[.S10]))" office:value-type="float" office:value="0">
            <text:p>0</text:p>
          </table:table-cell>
          <table:table-cell table:style-name="ce156" table:formula="oooc:=[.U8]+(([.$U$45]-[.$U$2])/BINDIVISOR)" office:value-type="string" office:value="#NAME?">
            <text:p>#NAME?</text:p>
          </table:table-cell>
          <table:table-cell table:style-name="ce152" table:formula="oooc:=COUNTIF([Vertices.G:.G];(&quot;&gt;= &quot;&amp;[.U9]))-COUNTIF([Vertices.G:.G];(&quot;&gt;=&quot;&amp;[.U10]))" office:value-type="float" office:value="0">
            <text:p>0</text:p>
          </table:table-cell>
          <table:table-cell table:style-name="ce156" table:formula="oooc:=[.W8]+(([.$W$45]-[.$W$2])/BINDIVISOR)" office:value-type="string" office:value="#NAME?">
            <text:p>#NAME?</text:p>
          </table:table-cell>
          <table:table-cell table:style-name="ce158" table:formula="oooc:=COUNTIF({};(&quot;&gt;= &quot;&amp;[.W9]))-COUNTIF({};(&quot;&gt;=&quot;&amp;[.W10]))" office:value-type="float" office:value="0">
            <text:p>0</text:p>
          </table:table-cell>
          <table:table-cell table:style-name="ce159" table:formula="oooc:=[.Y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9]))-COUNTIF(INDIRECT(DYNAMICFILTERSOURCECOLUMNRANGE);(&quot;&gt;=&quot;&amp;[.Y10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9]+(([.$I$45]-[.$I$2])/BINDIVISOR)" office:value-type="string" office:value="#NAME?">
            <text:p>#NAME?</text:p>
          </table:table-cell>
          <table:table-cell table:style-name="ce144" table:formula="oooc:=COUNTIF([Vertices.C:.C];(&quot;&gt;= &quot;&amp;[.I10]))-COUNTIF([Vertices.C:.C];(&quot;&gt;=&quot;&amp;[.I11]))" office:value-type="float" office:value="0">
            <text:p>0</text:p>
          </table:table-cell>
          <table:table-cell table:style-name="ce151" table:formula="oooc:=[.K9]+(([.$K$45]-[.$K$2])/BINDIVISOR)" office:value-type="string" office:value="#NAME?">
            <text:p>#NAME?</text:p>
          </table:table-cell>
          <table:table-cell table:style-name="ce152" table:formula="oooc:=COUNTIF([Vertices.D:.D];(&quot;&gt;= &quot;&amp;[.K10]))-COUNTIF([Vertices.D:.D];(&quot;&gt;=&quot;&amp;[.K11]))" office:value-type="float" office:value="0">
            <text:p>0</text:p>
          </table:table-cell>
          <table:table-cell table:style-name="ce151" table:formula="oooc:=[.M9]+(([.$M$45]-[.$M$2])/BINDIVISOR)" office:value-type="string" office:value="#NAME?">
            <text:p>#NAME?</text:p>
          </table:table-cell>
          <table:table-cell table:style-name="ce152" table:formula="oooc:=COUNTIF([Vertices.E:.E];(&quot;&gt;= &quot;&amp;[.M10]))-COUNTIF([Vertices.E:.E];(&quot;&gt;=&quot;&amp;[.M11]))" office:value-type="float" office:value="0">
            <text:p>0</text:p>
          </table:table-cell>
          <table:table-cell table:style-name="ce151" table:formula="oooc:=[.O9]+(([.$O$45]-[.$O$2])/BINDIVISOR)" office:value-type="string" office:value="#NAME?">
            <text:p>#NAME?</text:p>
          </table:table-cell>
          <table:table-cell table:style-name="ce152" table:formula="oooc:=COUNTIF([Vertices.F:.F];(&quot;&gt;= &quot;&amp;[.O10]))-COUNTIF([Vertices.F:.F];(&quot;&gt;=&quot;&amp;[.O11]))" office:value-type="float" office:value="0">
            <text:p>0</text:p>
          </table:table-cell>
          <table:table-cell table:style-name="ce151" table:formula="oooc:=[.Q9]+(([.$Q$45]-[.$Q$2])/BINDIVISOR)" office:value-type="string" office:value="#NAME?">
            <text:p>#NAME?</text:p>
          </table:table-cell>
          <table:table-cell table:style-name="ce152" table:formula="oooc:=COUNTIF({};(&quot;&gt;= &quot;&amp;[.Q10]))-COUNTIF({};(&quot;&gt;=&quot;&amp;[.Q11]))" office:value-type="float" office:value="0">
            <text:p>0</text:p>
          </table:table-cell>
          <table:table-cell table:style-name="ce151" table:formula="oooc:=[.S9]+(([.$S$45]-[.$S$2])/BINDIVISOR)" office:value-type="string" office:value="#NAME?">
            <text:p>#NAME?</text:p>
          </table:table-cell>
          <table:table-cell table:style-name="ce152" table:formula="oooc:=COUNTIF([Vertices.H:.H];(&quot;&gt;= &quot;&amp;[.S10]))-COUNTIF([Vertices.H:.H];(&quot;&gt;=&quot;&amp;[.S11]))" office:value-type="float" office:value="0">
            <text:p>0</text:p>
          </table:table-cell>
          <table:table-cell table:style-name="ce151" table:formula="oooc:=[.U9]+(([.$U$45]-[.$U$2])/BINDIVISOR)" office:value-type="string" office:value="#NAME?">
            <text:p>#NAME?</text:p>
          </table:table-cell>
          <table:table-cell table:style-name="ce152" table:formula="oooc:=COUNTIF([Vertices.G:.G];(&quot;&gt;= &quot;&amp;[.U10]))-COUNTIF([Vertices.G:.G];(&quot;&gt;=&quot;&amp;[.U11]))" office:value-type="float" office:value="0">
            <text:p>0</text:p>
          </table:table-cell>
          <table:table-cell table:style-name="ce151" table:formula="oooc:=[.W9]+(([.$W$45]-[.$W$2])/BINDIVISOR)" office:value-type="string" office:value="#NAME?">
            <text:p>#NAME?</text:p>
          </table:table-cell>
          <table:table-cell table:style-name="ce153" table:formula="oooc:=COUNTIF({};(&quot;&gt;= &quot;&amp;[.W10]))-COUNTIF({};(&quot;&gt;=&quot;&amp;[.W11]))" office:value-type="float" office:value="0">
            <text:p>0</text:p>
          </table:table-cell>
          <table:table-cell table:style-name="ce154" table:formula="oooc:=[.Y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0]))-COUNTIF(INDIRECT(DYNAMICFILTERSOURCECOLUMNRANGE);(&quot;&gt;=&quot;&amp;[.Y11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41"/>
          <table:table-cell table:number-columns-repeated="2"/>
          <table:table-cell table:style-name="ce150" table:formula="oooc:=[.I10]+(([.$I$45]-[.$I$2])/BINDIVISOR)" office:value-type="string" office:value="#NAME?">
            <text:p>#NAME?</text:p>
          </table:table-cell>
          <table:table-cell table:style-name="ce144" table:formula="oooc:=COUNTIF([Vertices.C:.C];(&quot;&gt;= &quot;&amp;[.I11]))-COUNTIF([Vertices.C:.C];(&quot;&gt;=&quot;&amp;[.I12]))" office:value-type="float" office:value="0">
            <text:p>0</text:p>
          </table:table-cell>
          <table:table-cell table:style-name="ce156" table:formula="oooc:=[.K10]+(([.$K$45]-[.$K$2])/BINDIVISOR)" office:value-type="string" office:value="#NAME?">
            <text:p>#NAME?</text:p>
          </table:table-cell>
          <table:table-cell table:style-name="ce152" table:formula="oooc:=COUNTIF([Vertices.D:.D];(&quot;&gt;= &quot;&amp;[.K11]))-COUNTIF([Vertices.D:.D];(&quot;&gt;=&quot;&amp;[.K12]))" office:value-type="float" office:value="0">
            <text:p>0</text:p>
          </table:table-cell>
          <table:table-cell table:style-name="ce156" table:formula="oooc:=[.M10]+(([.$M$45]-[.$M$2])/BINDIVISOR)" office:value-type="string" office:value="#NAME?">
            <text:p>#NAME?</text:p>
          </table:table-cell>
          <table:table-cell table:style-name="ce152" table:formula="oooc:=COUNTIF([Vertices.E:.E];(&quot;&gt;= &quot;&amp;[.M11]))-COUNTIF([Vertices.E:.E];(&quot;&gt;=&quot;&amp;[.M12]))" office:value-type="float" office:value="0">
            <text:p>0</text:p>
          </table:table-cell>
          <table:table-cell table:style-name="ce156" table:formula="oooc:=[.O10]+(([.$O$45]-[.$O$2])/BINDIVISOR)" office:value-type="string" office:value="#NAME?">
            <text:p>#NAME?</text:p>
          </table:table-cell>
          <table:table-cell table:style-name="ce152" table:formula="oooc:=COUNTIF([Vertices.F:.F];(&quot;&gt;= &quot;&amp;[.O11]))-COUNTIF([Vertices.F:.F];(&quot;&gt;=&quot;&amp;[.O12]))" office:value-type="float" office:value="0">
            <text:p>0</text:p>
          </table:table-cell>
          <table:table-cell table:style-name="ce156" table:formula="oooc:=[.Q10]+(([.$Q$45]-[.$Q$2])/BINDIVISOR)" office:value-type="string" office:value="#NAME?">
            <text:p>#NAME?</text:p>
          </table:table-cell>
          <table:table-cell table:style-name="ce157" table:formula="oooc:=COUNTIF({};(&quot;&gt;= &quot;&amp;[.Q11]))-COUNTIF({};(&quot;&gt;=&quot;&amp;[.Q12]))" office:value-type="float" office:value="0">
            <text:p>0</text:p>
          </table:table-cell>
          <table:table-cell table:style-name="ce156" table:formula="oooc:=[.S10]+(([.$S$45]-[.$S$2])/BINDIVISOR)" office:value-type="string" office:value="#NAME?">
            <text:p>#NAME?</text:p>
          </table:table-cell>
          <table:table-cell table:style-name="ce152" table:formula="oooc:=COUNTIF([Vertices.H:.H];(&quot;&gt;= &quot;&amp;[.S11]))-COUNTIF([Vertices.H:.H];(&quot;&gt;=&quot;&amp;[.S12]))" office:value-type="float" office:value="0">
            <text:p>0</text:p>
          </table:table-cell>
          <table:table-cell table:style-name="ce156" table:formula="oooc:=[.U10]+(([.$U$45]-[.$U$2])/BINDIVISOR)" office:value-type="string" office:value="#NAME?">
            <text:p>#NAME?</text:p>
          </table:table-cell>
          <table:table-cell table:style-name="ce152" table:formula="oooc:=COUNTIF([Vertices.G:.G];(&quot;&gt;= &quot;&amp;[.U11]))-COUNTIF([Vertices.G:.G];(&quot;&gt;=&quot;&amp;[.U12]))" office:value-type="float" office:value="0">
            <text:p>0</text:p>
          </table:table-cell>
          <table:table-cell table:style-name="ce156" table:formula="oooc:=[.W10]+(([.$W$45]-[.$W$2])/BINDIVISOR)" office:value-type="string" office:value="#NAME?">
            <text:p>#NAME?</text:p>
          </table:table-cell>
          <table:table-cell table:style-name="ce158" table:formula="oooc:=COUNTIF({};(&quot;&gt;= &quot;&amp;[.W11]))-COUNTIF({};(&quot;&gt;=&quot;&amp;[.W12]))" office:value-type="float" office:value="0">
            <text:p>0</text:p>
          </table:table-cell>
          <table:table-cell table:style-name="ce159" table:formula="oooc:=[.Y1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1]))-COUNTIF(INDIRECT(DYNAMICFILTERSOURCECOLUMNRANGE);(&quot;&gt;=&quot;&amp;[.Y12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1" office:value-type="string">
            <text:p>Minimum Degree</text:p>
          </table:table-cell>
          <table:table-cell table:style-name="ce162" table:formula="oooc:=IF((COUNT([Vertices.C:.C])&gt;0);[.I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1]+(([.$I$45]-[.$I$2])/BINDIVISOR)" office:value-type="string" office:value="#NAME?">
            <text:p>#NAME?</text:p>
          </table:table-cell>
          <table:table-cell table:style-name="ce144" table:formula="oooc:=COUNTIF([Vertices.C:.C];(&quot;&gt;= &quot;&amp;[.I12]))-COUNTIF([Vertices.C:.C];(&quot;&gt;=&quot;&amp;[.I13]))" office:value-type="float" office:value="0">
            <text:p>0</text:p>
          </table:table-cell>
          <table:table-cell table:style-name="ce151" table:formula="oooc:=[.K11]+(([.$K$45]-[.$K$2])/BINDIVISOR)" office:value-type="string" office:value="#NAME?">
            <text:p>#NAME?</text:p>
          </table:table-cell>
          <table:table-cell table:style-name="ce152" table:formula="oooc:=COUNTIF([Vertices.D:.D];(&quot;&gt;= &quot;&amp;[.K12]))-COUNTIF([Vertices.D:.D];(&quot;&gt;=&quot;&amp;[.K13]))" office:value-type="float" office:value="0">
            <text:p>0</text:p>
          </table:table-cell>
          <table:table-cell table:style-name="ce151" table:formula="oooc:=[.M11]+(([.$M$45]-[.$M$2])/BINDIVISOR)" office:value-type="string" office:value="#NAME?">
            <text:p>#NAME?</text:p>
          </table:table-cell>
          <table:table-cell table:style-name="ce152" table:formula="oooc:=COUNTIF([Vertices.E:.E];(&quot;&gt;= &quot;&amp;[.M12]))-COUNTIF([Vertices.E:.E];(&quot;&gt;=&quot;&amp;[.M13]))" office:value-type="float" office:value="0">
            <text:p>0</text:p>
          </table:table-cell>
          <table:table-cell table:style-name="ce151" table:formula="oooc:=[.O11]+(([.$O$45]-[.$O$2])/BINDIVISOR)" office:value-type="string" office:value="#NAME?">
            <text:p>#NAME?</text:p>
          </table:table-cell>
          <table:table-cell table:style-name="ce152" table:formula="oooc:=COUNTIF([Vertices.F:.F];(&quot;&gt;= &quot;&amp;[.O12]))-COUNTIF([Vertices.F:.F];(&quot;&gt;=&quot;&amp;[.O13]))" office:value-type="float" office:value="0">
            <text:p>0</text:p>
          </table:table-cell>
          <table:table-cell table:style-name="ce151" table:formula="oooc:=[.Q11]+(([.$Q$45]-[.$Q$2])/BINDIVISOR)" office:value-type="string" office:value="#NAME?">
            <text:p>#NAME?</text:p>
          </table:table-cell>
          <table:table-cell table:style-name="ce152" table:formula="oooc:=COUNTIF({};(&quot;&gt;= &quot;&amp;[.Q12]))-COUNTIF({};(&quot;&gt;=&quot;&amp;[.Q13]))" office:value-type="float" office:value="0">
            <text:p>0</text:p>
          </table:table-cell>
          <table:table-cell table:style-name="ce151" table:formula="oooc:=[.S11]+(([.$S$45]-[.$S$2])/BINDIVISOR)" office:value-type="string" office:value="#NAME?">
            <text:p>#NAME?</text:p>
          </table:table-cell>
          <table:table-cell table:style-name="ce152" table:formula="oooc:=COUNTIF([Vertices.H:.H];(&quot;&gt;= &quot;&amp;[.S12]))-COUNTIF([Vertices.H:.H];(&quot;&gt;=&quot;&amp;[.S13]))" office:value-type="float" office:value="0">
            <text:p>0</text:p>
          </table:table-cell>
          <table:table-cell table:style-name="ce151" table:formula="oooc:=[.U11]+(([.$U$45]-[.$U$2])/BINDIVISOR)" office:value-type="string" office:value="#NAME?">
            <text:p>#NAME?</text:p>
          </table:table-cell>
          <table:table-cell table:style-name="ce152" table:formula="oooc:=COUNTIF([Vertices.G:.G];(&quot;&gt;= &quot;&amp;[.U12]))-COUNTIF([Vertices.G:.G];(&quot;&gt;=&quot;&amp;[.U13]))" office:value-type="float" office:value="0">
            <text:p>0</text:p>
          </table:table-cell>
          <table:table-cell table:style-name="ce151" table:formula="oooc:=[.W11]+(([.$W$45]-[.$W$2])/BINDIVISOR)" office:value-type="string" office:value="#NAME?">
            <text:p>#NAME?</text:p>
          </table:table-cell>
          <table:table-cell table:style-name="ce153" table:formula="oooc:=COUNTIF({};(&quot;&gt;= &quot;&amp;[.W12]))-COUNTIF({};(&quot;&gt;=&quot;&amp;[.W13]))" office:value-type="float" office:value="0">
            <text:p>0</text:p>
          </table:table-cell>
          <table:table-cell table:style-name="ce154" table:formula="oooc:=[.Y1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2]))-COUNTIF(INDIRECT(DYNAMICFILTERSOURCECOLUMNRANGE);(&quot;&gt;=&quot;&amp;[.Y1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4" office:value-type="string">
            <text:p>Maximum Degree</text:p>
          </table:table-cell>
          <table:table-cell table:style-name="ce165" table:formula="oooc:=IF((COUNT([Vertices.$C:.C])&gt;0);[.I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2]+(([.$I$45]-[.$I$2])/BINDIVISOR)" office:value-type="string" office:value="#NAME?">
            <text:p>#NAME?</text:p>
          </table:table-cell>
          <table:table-cell table:style-name="ce144" table:formula="oooc:=COUNTIF([Vertices.C:.C];(&quot;&gt;= &quot;&amp;[.I13]))-COUNTIF([Vertices.C:.C];(&quot;&gt;=&quot;&amp;[.I14]))" office:value-type="float" office:value="0">
            <text:p>0</text:p>
          </table:table-cell>
          <table:table-cell table:style-name="ce156" table:formula="oooc:=[.K12]+(([.$K$45]-[.$K$2])/BINDIVISOR)" office:value-type="string" office:value="#NAME?">
            <text:p>#NAME?</text:p>
          </table:table-cell>
          <table:table-cell table:style-name="ce152" table:formula="oooc:=COUNTIF([Vertices.D:.D];(&quot;&gt;= &quot;&amp;[.K13]))-COUNTIF([Vertices.D:.D];(&quot;&gt;=&quot;&amp;[.K14]))" office:value-type="float" office:value="0">
            <text:p>0</text:p>
          </table:table-cell>
          <table:table-cell table:style-name="ce156" table:formula="oooc:=[.M12]+(([.$M$45]-[.$M$2])/BINDIVISOR)" office:value-type="string" office:value="#NAME?">
            <text:p>#NAME?</text:p>
          </table:table-cell>
          <table:table-cell table:style-name="ce152" table:formula="oooc:=COUNTIF([Vertices.E:.E];(&quot;&gt;= &quot;&amp;[.M13]))-COUNTIF([Vertices.E:.E];(&quot;&gt;=&quot;&amp;[.M14]))" office:value-type="float" office:value="0">
            <text:p>0</text:p>
          </table:table-cell>
          <table:table-cell table:style-name="ce156" table:formula="oooc:=[.O12]+(([.$O$45]-[.$O$2])/BINDIVISOR)" office:value-type="string" office:value="#NAME?">
            <text:p>#NAME?</text:p>
          </table:table-cell>
          <table:table-cell table:style-name="ce152" table:formula="oooc:=COUNTIF([Vertices.F:.F];(&quot;&gt;= &quot;&amp;[.O13]))-COUNTIF([Vertices.F:.F];(&quot;&gt;=&quot;&amp;[.O14]))" office:value-type="float" office:value="0">
            <text:p>0</text:p>
          </table:table-cell>
          <table:table-cell table:style-name="ce156" table:formula="oooc:=[.Q12]+(([.$Q$45]-[.$Q$2])/BINDIVISOR)" office:value-type="string" office:value="#NAME?">
            <text:p>#NAME?</text:p>
          </table:table-cell>
          <table:table-cell table:style-name="ce157" table:formula="oooc:=COUNTIF({};(&quot;&gt;= &quot;&amp;[.Q13]))-COUNTIF({};(&quot;&gt;=&quot;&amp;[.Q14]))" office:value-type="float" office:value="0">
            <text:p>0</text:p>
          </table:table-cell>
          <table:table-cell table:style-name="ce156" table:formula="oooc:=[.S12]+(([.$S$45]-[.$S$2])/BINDIVISOR)" office:value-type="string" office:value="#NAME?">
            <text:p>#NAME?</text:p>
          </table:table-cell>
          <table:table-cell table:style-name="ce152" table:formula="oooc:=COUNTIF([Vertices.H:.H];(&quot;&gt;= &quot;&amp;[.S13]))-COUNTIF([Vertices.H:.H];(&quot;&gt;=&quot;&amp;[.S14]))" office:value-type="float" office:value="0">
            <text:p>0</text:p>
          </table:table-cell>
          <table:table-cell table:style-name="ce156" table:formula="oooc:=[.U12]+(([.$U$45]-[.$U$2])/BINDIVISOR)" office:value-type="string" office:value="#NAME?">
            <text:p>#NAME?</text:p>
          </table:table-cell>
          <table:table-cell table:style-name="ce152" table:formula="oooc:=COUNTIF([Vertices.G:.G];(&quot;&gt;= &quot;&amp;[.U13]))-COUNTIF([Vertices.G:.G];(&quot;&gt;=&quot;&amp;[.U14]))" office:value-type="float" office:value="0">
            <text:p>0</text:p>
          </table:table-cell>
          <table:table-cell table:style-name="ce156" table:formula="oooc:=[.W12]+(([.$W$45]-[.$W$2])/BINDIVISOR)" office:value-type="string" office:value="#NAME?">
            <text:p>#NAME?</text:p>
          </table:table-cell>
          <table:table-cell table:style-name="ce158" table:formula="oooc:=COUNTIF({};(&quot;&gt;= &quot;&amp;[.W13]))-COUNTIF({};(&quot;&gt;=&quot;&amp;[.W14]))" office:value-type="float" office:value="0">
            <text:p>0</text:p>
          </table:table-cell>
          <table:table-cell table:style-name="ce159" table:formula="oooc:=[.Y1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3]))-COUNTIF(INDIRECT(DYNAMICFILTERSOURCECOLUMNRANGE);(&quot;&gt;=&quot;&amp;[.Y14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Degree</text:p>
          </table:table-cell>
          <table:table-cell table:style-name="ce166" table:formula="oooc:=IFERROR(AVERAGE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3]+(([.$I$45]-[.$I$2])/BINDIVISOR)" office:value-type="string" office:value="#NAME?">
            <text:p>#NAME?</text:p>
          </table:table-cell>
          <table:table-cell table:style-name="ce144" table:formula="oooc:=COUNTIF([Vertices.C:.C];(&quot;&gt;= &quot;&amp;[.I14]))-COUNTIF([Vertices.C:.C];(&quot;&gt;=&quot;&amp;[.I15]))" office:value-type="float" office:value="0">
            <text:p>0</text:p>
          </table:table-cell>
          <table:table-cell table:style-name="ce151" table:formula="oooc:=[.K13]+(([.$K$45]-[.$K$2])/BINDIVISOR)" office:value-type="string" office:value="#NAME?">
            <text:p>#NAME?</text:p>
          </table:table-cell>
          <table:table-cell table:style-name="ce152" table:formula="oooc:=COUNTIF([Vertices.D:.D];(&quot;&gt;= &quot;&amp;[.K14]))-COUNTIF([Vertices.D:.D];(&quot;&gt;=&quot;&amp;[.K15]))" office:value-type="float" office:value="0">
            <text:p>0</text:p>
          </table:table-cell>
          <table:table-cell table:style-name="ce151" table:formula="oooc:=[.M13]+(([.$M$45]-[.$M$2])/BINDIVISOR)" office:value-type="string" office:value="#NAME?">
            <text:p>#NAME?</text:p>
          </table:table-cell>
          <table:table-cell table:style-name="ce152" table:formula="oooc:=COUNTIF([Vertices.E:.E];(&quot;&gt;= &quot;&amp;[.M14]))-COUNTIF([Vertices.E:.E];(&quot;&gt;=&quot;&amp;[.M15]))" office:value-type="float" office:value="0">
            <text:p>0</text:p>
          </table:table-cell>
          <table:table-cell table:style-name="ce151" table:formula="oooc:=[.O13]+(([.$O$45]-[.$O$2])/BINDIVISOR)" office:value-type="string" office:value="#NAME?">
            <text:p>#NAME?</text:p>
          </table:table-cell>
          <table:table-cell table:style-name="ce152" table:formula="oooc:=COUNTIF([Vertices.F:.F];(&quot;&gt;= &quot;&amp;[.O14]))-COUNTIF([Vertices.F:.F];(&quot;&gt;=&quot;&amp;[.O15]))" office:value-type="float" office:value="0">
            <text:p>0</text:p>
          </table:table-cell>
          <table:table-cell table:style-name="ce151" table:formula="oooc:=[.Q13]+(([.$Q$45]-[.$Q$2])/BINDIVISOR)" office:value-type="string" office:value="#NAME?">
            <text:p>#NAME?</text:p>
          </table:table-cell>
          <table:table-cell table:style-name="ce152" table:formula="oooc:=COUNTIF({};(&quot;&gt;= &quot;&amp;[.Q14]))-COUNTIF({};(&quot;&gt;=&quot;&amp;[.Q15]))" office:value-type="float" office:value="0">
            <text:p>0</text:p>
          </table:table-cell>
          <table:table-cell table:style-name="ce151" table:formula="oooc:=[.S13]+(([.$S$45]-[.$S$2])/BINDIVISOR)" office:value-type="string" office:value="#NAME?">
            <text:p>#NAME?</text:p>
          </table:table-cell>
          <table:table-cell table:style-name="ce152" table:formula="oooc:=COUNTIF([Vertices.H:.H];(&quot;&gt;= &quot;&amp;[.S14]))-COUNTIF([Vertices.H:.H];(&quot;&gt;=&quot;&amp;[.S15]))" office:value-type="float" office:value="0">
            <text:p>0</text:p>
          </table:table-cell>
          <table:table-cell table:style-name="ce151" table:formula="oooc:=[.U13]+(([.$U$45]-[.$U$2])/BINDIVISOR)" office:value-type="string" office:value="#NAME?">
            <text:p>#NAME?</text:p>
          </table:table-cell>
          <table:table-cell table:style-name="ce152" table:formula="oooc:=COUNTIF([Vertices.G:.G];(&quot;&gt;= &quot;&amp;[.U14]))-COUNTIF([Vertices.G:.G];(&quot;&gt;=&quot;&amp;[.U15]))" office:value-type="float" office:value="0">
            <text:p>0</text:p>
          </table:table-cell>
          <table:table-cell table:style-name="ce151" table:formula="oooc:=[.W13]+(([.$W$45]-[.$W$2])/BINDIVISOR)" office:value-type="string" office:value="#NAME?">
            <text:p>#NAME?</text:p>
          </table:table-cell>
          <table:table-cell table:style-name="ce153" table:formula="oooc:=COUNTIF({};(&quot;&gt;= &quot;&amp;[.W14]))-COUNTIF({};(&quot;&gt;=&quot;&amp;[.W15]))" office:value-type="float" office:value="0">
            <text:p>0</text:p>
          </table:table-cell>
          <table:table-cell table:style-name="ce154" table:formula="oooc:=[.Y1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4]))-COUNTIF(INDIRECT(DYNAMICFILTERSOURCECOLUMNRANGE);(&quot;&gt;=&quot;&amp;[.Y15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Degree</text:p>
          </table:table-cell>
          <table:table-cell table:style-name="ce166" table:formula="oooc:=IFERROR(MEDIAN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4]+(([.$I$45]-[.$I$2])/BINDIVISOR)" office:value-type="string" office:value="#NAME?">
            <text:p>#NAME?</text:p>
          </table:table-cell>
          <table:table-cell table:style-name="ce144" table:formula="oooc:=COUNTIF([Vertices.C:.C];(&quot;&gt;= &quot;&amp;[.I15]))-COUNTIF([Vertices.C:.C];(&quot;&gt;=&quot;&amp;[.I16]))" office:value-type="float" office:value="0">
            <text:p>0</text:p>
          </table:table-cell>
          <table:table-cell table:style-name="ce156" table:formula="oooc:=[.K14]+(([.$K$45]-[.$K$2])/BINDIVISOR)" office:value-type="string" office:value="#NAME?">
            <text:p>#NAME?</text:p>
          </table:table-cell>
          <table:table-cell table:style-name="ce152" table:formula="oooc:=COUNTIF([Vertices.D:.D];(&quot;&gt;= &quot;&amp;[.K15]))-COUNTIF([Vertices.D:.D];(&quot;&gt;=&quot;&amp;[.K16]))" office:value-type="float" office:value="0">
            <text:p>0</text:p>
          </table:table-cell>
          <table:table-cell table:style-name="ce156" table:formula="oooc:=[.M14]+(([.$M$45]-[.$M$2])/BINDIVISOR)" office:value-type="string" office:value="#NAME?">
            <text:p>#NAME?</text:p>
          </table:table-cell>
          <table:table-cell table:style-name="ce152" table:formula="oooc:=COUNTIF([Vertices.E:.E];(&quot;&gt;= &quot;&amp;[.M15]))-COUNTIF([Vertices.E:.E];(&quot;&gt;=&quot;&amp;[.M16]))" office:value-type="float" office:value="0">
            <text:p>0</text:p>
          </table:table-cell>
          <table:table-cell table:style-name="ce156" table:formula="oooc:=[.O14]+(([.$O$45]-[.$O$2])/BINDIVISOR)" office:value-type="string" office:value="#NAME?">
            <text:p>#NAME?</text:p>
          </table:table-cell>
          <table:table-cell table:style-name="ce152" table:formula="oooc:=COUNTIF([Vertices.F:.F];(&quot;&gt;= &quot;&amp;[.O15]))-COUNTIF([Vertices.F:.F];(&quot;&gt;=&quot;&amp;[.O16]))" office:value-type="float" office:value="0">
            <text:p>0</text:p>
          </table:table-cell>
          <table:table-cell table:style-name="ce156" table:formula="oooc:=[.Q14]+(([.$Q$45]-[.$Q$2])/BINDIVISOR)" office:value-type="string" office:value="#NAME?">
            <text:p>#NAME?</text:p>
          </table:table-cell>
          <table:table-cell table:style-name="ce157" table:formula="oooc:=COUNTIF({};(&quot;&gt;= &quot;&amp;[.Q15]))-COUNTIF({};(&quot;&gt;=&quot;&amp;[.Q16]))" office:value-type="float" office:value="0">
            <text:p>0</text:p>
          </table:table-cell>
          <table:table-cell table:style-name="ce156" table:formula="oooc:=[.S14]+(([.$S$45]-[.$S$2])/BINDIVISOR)" office:value-type="string" office:value="#NAME?">
            <text:p>#NAME?</text:p>
          </table:table-cell>
          <table:table-cell table:style-name="ce152" table:formula="oooc:=COUNTIF([Vertices.H:.H];(&quot;&gt;= &quot;&amp;[.S15]))-COUNTIF([Vertices.H:.H];(&quot;&gt;=&quot;&amp;[.S16]))" office:value-type="float" office:value="0">
            <text:p>0</text:p>
          </table:table-cell>
          <table:table-cell table:style-name="ce156" table:formula="oooc:=[.U14]+(([.$U$45]-[.$U$2])/BINDIVISOR)" office:value-type="string" office:value="#NAME?">
            <text:p>#NAME?</text:p>
          </table:table-cell>
          <table:table-cell table:style-name="ce152" table:formula="oooc:=COUNTIF([Vertices.G:.G];(&quot;&gt;= &quot;&amp;[.U15]))-COUNTIF([Vertices.G:.G];(&quot;&gt;=&quot;&amp;[.U16]))" office:value-type="float" office:value="0">
            <text:p>0</text:p>
          </table:table-cell>
          <table:table-cell table:style-name="ce156" table:formula="oooc:=[.W14]+(([.$W$45]-[.$W$2])/BINDIVISOR)" office:value-type="string" office:value="#NAME?">
            <text:p>#NAME?</text:p>
          </table:table-cell>
          <table:table-cell table:style-name="ce158" table:formula="oooc:=COUNTIF({};(&quot;&gt;= &quot;&amp;[.W15]))-COUNTIF({};(&quot;&gt;=&quot;&amp;[.W16]))" office:value-type="float" office:value="0">
            <text:p>0</text:p>
          </table:table-cell>
          <table:table-cell table:style-name="ce159" table:formula="oooc:=[.Y1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5]))-COUNTIF(INDIRECT(DYNAMICFILTERSOURCECOLUMNRANGE);(&quot;&gt;=&quot;&amp;[.Y16]))" office:value-type="string" office:value="#NAME?">
            <text:p>#NAME?</text:p>
          </table:table-cell>
        </table:table-row>
        <table:table-row table:style-name="ro29">
          <table:table-cell table:style-name="ce155" table:number-columns-spanned="2" table:number-rows-spanned="1" office:value-type="string">
            <text:p>Degree In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15]+(([.$I$45]-[.$I$2])/BINDIVISOR)" office:value-type="string" office:value="#NAME?">
            <text:p>#NAME?</text:p>
          </table:table-cell>
          <table:table-cell table:style-name="ce144" table:formula="oooc:=COUNTIF([Vertices.C:.C];(&quot;&gt;= &quot;&amp;[.I16]))-COUNTIF([Vertices.C:.C];(&quot;&gt;=&quot;&amp;[.I17]))" office:value-type="float" office:value="0">
            <text:p>0</text:p>
          </table:table-cell>
          <table:table-cell table:style-name="ce151" table:formula="oooc:=[.K15]+(([.$K$45]-[.$K$2])/BINDIVISOR)" office:value-type="string" office:value="#NAME?">
            <text:p>#NAME?</text:p>
          </table:table-cell>
          <table:table-cell table:style-name="ce152" table:formula="oooc:=COUNTIF([Vertices.D:.D];(&quot;&gt;= &quot;&amp;[.K16]))-COUNTIF([Vertices.D:.D];(&quot;&gt;=&quot;&amp;[.K17]))" office:value-type="float" office:value="0">
            <text:p>0</text:p>
          </table:table-cell>
          <table:table-cell table:style-name="ce151" table:formula="oooc:=[.M15]+(([.$M$45]-[.$M$2])/BINDIVISOR)" office:value-type="string" office:value="#NAME?">
            <text:p>#NAME?</text:p>
          </table:table-cell>
          <table:table-cell table:style-name="ce152" table:formula="oooc:=COUNTIF([Vertices.E:.E];(&quot;&gt;= &quot;&amp;[.M16]))-COUNTIF([Vertices.E:.E];(&quot;&gt;=&quot;&amp;[.M17]))" office:value-type="float" office:value="0">
            <text:p>0</text:p>
          </table:table-cell>
          <table:table-cell table:style-name="ce151" table:formula="oooc:=[.O15]+(([.$O$45]-[.$O$2])/BINDIVISOR)" office:value-type="string" office:value="#NAME?">
            <text:p>#NAME?</text:p>
          </table:table-cell>
          <table:table-cell table:style-name="ce152" table:formula="oooc:=COUNTIF([Vertices.F:.F];(&quot;&gt;= &quot;&amp;[.O16]))-COUNTIF([Vertices.F:.F];(&quot;&gt;=&quot;&amp;[.O17]))" office:value-type="float" office:value="0">
            <text:p>0</text:p>
          </table:table-cell>
          <table:table-cell table:style-name="ce151" table:formula="oooc:=[.Q15]+(([.$Q$45]-[.$Q$2])/BINDIVISOR)" office:value-type="string" office:value="#NAME?">
            <text:p>#NAME?</text:p>
          </table:table-cell>
          <table:table-cell table:style-name="ce152" table:formula="oooc:=COUNTIF({};(&quot;&gt;= &quot;&amp;[.Q16]))-COUNTIF({};(&quot;&gt;=&quot;&amp;[.Q17]))" office:value-type="float" office:value="0">
            <text:p>0</text:p>
          </table:table-cell>
          <table:table-cell table:style-name="ce151" table:formula="oooc:=[.S15]+(([.$S$45]-[.$S$2])/BINDIVISOR)" office:value-type="string" office:value="#NAME?">
            <text:p>#NAME?</text:p>
          </table:table-cell>
          <table:table-cell table:style-name="ce152" table:formula="oooc:=COUNTIF([Vertices.H:.H];(&quot;&gt;= &quot;&amp;[.S16]))-COUNTIF([Vertices.H:.H];(&quot;&gt;=&quot;&amp;[.S17]))" office:value-type="float" office:value="0">
            <text:p>0</text:p>
          </table:table-cell>
          <table:table-cell table:style-name="ce151" table:formula="oooc:=[.U15]+(([.$U$45]-[.$U$2])/BINDIVISOR)" office:value-type="string" office:value="#NAME?">
            <text:p>#NAME?</text:p>
          </table:table-cell>
          <table:table-cell table:style-name="ce152" table:formula="oooc:=COUNTIF([Vertices.G:.G];(&quot;&gt;= &quot;&amp;[.U16]))-COUNTIF([Vertices.G:.G];(&quot;&gt;=&quot;&amp;[.U17]))" office:value-type="float" office:value="0">
            <text:p>0</text:p>
          </table:table-cell>
          <table:table-cell table:style-name="ce151" table:formula="oooc:=[.W15]+(([.$W$45]-[.$W$2])/BINDIVISOR)" office:value-type="string" office:value="#NAME?">
            <text:p>#NAME?</text:p>
          </table:table-cell>
          <table:table-cell table:style-name="ce153" table:formula="oooc:=COUNTIF({};(&quot;&gt;= &quot;&amp;[.W16]))-COUNTIF({};(&quot;&gt;=&quot;&amp;[.W17]))" office:value-type="float" office:value="0">
            <text:p>0</text:p>
          </table:table-cell>
          <table:table-cell table:style-name="ce154" table:formula="oooc:=[.Y1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6]))-COUNTIF(INDIRECT(DYNAMICFILTERSOURCECOLUMNRANGE);(&quot;&gt;=&quot;&amp;[.Y17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6]+(([.$I$45]-[.$I$2])/BINDIVISOR)" office:value-type="string" office:value="#NAME?">
            <text:p>#NAME?</text:p>
          </table:table-cell>
          <table:table-cell table:style-name="ce144" table:formula="oooc:=COUNTIF([Vertices.C:.C];(&quot;&gt;= &quot;&amp;[.I17]))-COUNTIF([Vertices.C:.C];(&quot;&gt;=&quot;&amp;[.I18]))" office:value-type="float" office:value="0">
            <text:p>0</text:p>
          </table:table-cell>
          <table:table-cell table:style-name="ce156" table:formula="oooc:=[.K16]+(([.$K$45]-[.$K$2])/BINDIVISOR)" office:value-type="string" office:value="#NAME?">
            <text:p>#NAME?</text:p>
          </table:table-cell>
          <table:table-cell table:style-name="ce152" table:formula="oooc:=COUNTIF([Vertices.D:.D];(&quot;&gt;= &quot;&amp;[.K17]))-COUNTIF([Vertices.D:.D];(&quot;&gt;=&quot;&amp;[.K18]))" office:value-type="float" office:value="0">
            <text:p>0</text:p>
          </table:table-cell>
          <table:table-cell table:style-name="ce156" table:formula="oooc:=[.M16]+(([.$M$45]-[.$M$2])/BINDIVISOR)" office:value-type="string" office:value="#NAME?">
            <text:p>#NAME?</text:p>
          </table:table-cell>
          <table:table-cell table:style-name="ce152" table:formula="oooc:=COUNTIF([Vertices.E:.E];(&quot;&gt;= &quot;&amp;[.M17]))-COUNTIF([Vertices.E:.E];(&quot;&gt;=&quot;&amp;[.M18]))" office:value-type="float" office:value="0">
            <text:p>0</text:p>
          </table:table-cell>
          <table:table-cell table:style-name="ce156" table:formula="oooc:=[.O16]+(([.$O$45]-[.$O$2])/BINDIVISOR)" office:value-type="string" office:value="#NAME?">
            <text:p>#NAME?</text:p>
          </table:table-cell>
          <table:table-cell table:style-name="ce152" table:formula="oooc:=COUNTIF([Vertices.F:.F];(&quot;&gt;= &quot;&amp;[.O17]))-COUNTIF([Vertices.F:.F];(&quot;&gt;=&quot;&amp;[.O18]))" office:value-type="float" office:value="0">
            <text:p>0</text:p>
          </table:table-cell>
          <table:table-cell table:style-name="ce156" table:formula="oooc:=[.Q16]+(([.$Q$45]-[.$Q$2])/BINDIVISOR)" office:value-type="string" office:value="#NAME?">
            <text:p>#NAME?</text:p>
          </table:table-cell>
          <table:table-cell table:style-name="ce157" table:formula="oooc:=COUNTIF({};(&quot;&gt;= &quot;&amp;[.Q17]))-COUNTIF({};(&quot;&gt;=&quot;&amp;[.Q18]))" office:value-type="float" office:value="0">
            <text:p>0</text:p>
          </table:table-cell>
          <table:table-cell table:style-name="ce156" table:formula="oooc:=[.S16]+(([.$S$45]-[.$S$2])/BINDIVISOR)" office:value-type="string" office:value="#NAME?">
            <text:p>#NAME?</text:p>
          </table:table-cell>
          <table:table-cell table:style-name="ce152" table:formula="oooc:=COUNTIF([Vertices.H:.H];(&quot;&gt;= &quot;&amp;[.S17]))-COUNTIF([Vertices.H:.H];(&quot;&gt;=&quot;&amp;[.S18]))" office:value-type="float" office:value="0">
            <text:p>0</text:p>
          </table:table-cell>
          <table:table-cell table:style-name="ce156" table:formula="oooc:=[.U16]+(([.$U$45]-[.$U$2])/BINDIVISOR)" office:value-type="string" office:value="#NAME?">
            <text:p>#NAME?</text:p>
          </table:table-cell>
          <table:table-cell table:style-name="ce152" table:formula="oooc:=COUNTIF([Vertices.G:.G];(&quot;&gt;= &quot;&amp;[.U17]))-COUNTIF([Vertices.G:.G];(&quot;&gt;=&quot;&amp;[.U18]))" office:value-type="float" office:value="0">
            <text:p>0</text:p>
          </table:table-cell>
          <table:table-cell table:style-name="ce156" table:formula="oooc:=[.W16]+(([.$W$45]-[.$W$2])/BINDIVISOR)" office:value-type="string" office:value="#NAME?">
            <text:p>#NAME?</text:p>
          </table:table-cell>
          <table:table-cell table:style-name="ce158" table:formula="oooc:=COUNTIF({};(&quot;&gt;= &quot;&amp;[.W17]))-COUNTIF({};(&quot;&gt;=&quot;&amp;[.W18]))" office:value-type="float" office:value="0">
            <text:p>0</text:p>
          </table:table-cell>
          <table:table-cell table:style-name="ce159" table:formula="oooc:=[.Y1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7]))-COUNTIF(INDIRECT(DYNAMICFILTERSOURCECOLUMNRANGE);(&quot;&gt;=&quot;&amp;[.Y18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7]+(([.$I$45]-[.$I$2])/BINDIVISOR)" office:value-type="string" office:value="#NAME?">
            <text:p>#NAME?</text:p>
          </table:table-cell>
          <table:table-cell table:style-name="ce144" table:formula="oooc:=COUNTIF([Vertices.C:.C];(&quot;&gt;= &quot;&amp;[.I18]))-COUNTIF([Vertices.C:.C];(&quot;&gt;=&quot;&amp;[.I19]))" office:value-type="float" office:value="0">
            <text:p>0</text:p>
          </table:table-cell>
          <table:table-cell table:style-name="ce151" table:formula="oooc:=[.K17]+(([.$K$45]-[.$K$2])/BINDIVISOR)" office:value-type="string" office:value="#NAME?">
            <text:p>#NAME?</text:p>
          </table:table-cell>
          <table:table-cell table:style-name="ce152" table:formula="oooc:=COUNTIF([Vertices.D:.D];(&quot;&gt;= &quot;&amp;[.K18]))-COUNTIF([Vertices.D:.D];(&quot;&gt;=&quot;&amp;[.K19]))" office:value-type="float" office:value="0">
            <text:p>0</text:p>
          </table:table-cell>
          <table:table-cell table:style-name="ce151" table:formula="oooc:=[.M17]+(([.$M$45]-[.$M$2])/BINDIVISOR)" office:value-type="string" office:value="#NAME?">
            <text:p>#NAME?</text:p>
          </table:table-cell>
          <table:table-cell table:style-name="ce152" table:formula="oooc:=COUNTIF([Vertices.E:.E];(&quot;&gt;= &quot;&amp;[.M18]))-COUNTIF([Vertices.E:.E];(&quot;&gt;=&quot;&amp;[.M19]))" office:value-type="float" office:value="0">
            <text:p>0</text:p>
          </table:table-cell>
          <table:table-cell table:style-name="ce151" table:formula="oooc:=[.O17]+(([.$O$45]-[.$O$2])/BINDIVISOR)" office:value-type="string" office:value="#NAME?">
            <text:p>#NAME?</text:p>
          </table:table-cell>
          <table:table-cell table:style-name="ce152" table:formula="oooc:=COUNTIF([Vertices.F:.F];(&quot;&gt;= &quot;&amp;[.O18]))-COUNTIF([Vertices.F:.F];(&quot;&gt;=&quot;&amp;[.O19]))" office:value-type="float" office:value="0">
            <text:p>0</text:p>
          </table:table-cell>
          <table:table-cell table:style-name="ce151" table:formula="oooc:=[.Q17]+(([.$Q$45]-[.$Q$2])/BINDIVISOR)" office:value-type="string" office:value="#NAME?">
            <text:p>#NAME?</text:p>
          </table:table-cell>
          <table:table-cell table:style-name="ce152" table:formula="oooc:=COUNTIF({};(&quot;&gt;= &quot;&amp;[.Q18]))-COUNTIF({};(&quot;&gt;=&quot;&amp;[.Q19]))" office:value-type="float" office:value="0">
            <text:p>0</text:p>
          </table:table-cell>
          <table:table-cell table:style-name="ce151" table:formula="oooc:=[.S17]+(([.$S$45]-[.$S$2])/BINDIVISOR)" office:value-type="string" office:value="#NAME?">
            <text:p>#NAME?</text:p>
          </table:table-cell>
          <table:table-cell table:style-name="ce152" table:formula="oooc:=COUNTIF([Vertices.H:.H];(&quot;&gt;= &quot;&amp;[.S18]))-COUNTIF([Vertices.H:.H];(&quot;&gt;=&quot;&amp;[.S19]))" office:value-type="float" office:value="0">
            <text:p>0</text:p>
          </table:table-cell>
          <table:table-cell table:style-name="ce151" table:formula="oooc:=[.U17]+(([.$U$45]-[.$U$2])/BINDIVISOR)" office:value-type="string" office:value="#NAME?">
            <text:p>#NAME?</text:p>
          </table:table-cell>
          <table:table-cell table:style-name="ce152" table:formula="oooc:=COUNTIF([Vertices.G:.G];(&quot;&gt;= &quot;&amp;[.U18]))-COUNTIF([Vertices.G:.G];(&quot;&gt;=&quot;&amp;[.U19]))" office:value-type="float" office:value="0">
            <text:p>0</text:p>
          </table:table-cell>
          <table:table-cell table:style-name="ce151" table:formula="oooc:=[.W17]+(([.$W$45]-[.$W$2])/BINDIVISOR)" office:value-type="string" office:value="#NAME?">
            <text:p>#NAME?</text:p>
          </table:table-cell>
          <table:table-cell table:style-name="ce153" table:formula="oooc:=COUNTIF({};(&quot;&gt;= &quot;&amp;[.W18]))-COUNTIF({};(&quot;&gt;=&quot;&amp;[.W19]))" office:value-type="float" office:value="0">
            <text:p>0</text:p>
          </table:table-cell>
          <table:table-cell table:style-name="ce154" table:formula="oooc:=[.Y1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8]))-COUNTIF(INDIRECT(DYNAMICFILTERSOURCECOLUMNRANGE);(&quot;&gt;=&quot;&amp;[.Y19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8]+(([.$I$45]-[.$I$2])/BINDIVISOR)" office:value-type="string" office:value="#NAME?">
            <text:p>#NAME?</text:p>
          </table:table-cell>
          <table:table-cell table:style-name="ce144" table:formula="oooc:=COUNTIF([Vertices.C:.C];(&quot;&gt;= &quot;&amp;[.I19]))-COUNTIF([Vertices.C:.C];(&quot;&gt;=&quot;&amp;[.I20]))" office:value-type="float" office:value="0">
            <text:p>0</text:p>
          </table:table-cell>
          <table:table-cell table:style-name="ce156" table:formula="oooc:=[.K18]+(([.$K$45]-[.$K$2])/BINDIVISOR)" office:value-type="string" office:value="#NAME?">
            <text:p>#NAME?</text:p>
          </table:table-cell>
          <table:table-cell table:style-name="ce152" table:formula="oooc:=COUNTIF([Vertices.D:.D];(&quot;&gt;= &quot;&amp;[.K19]))-COUNTIF([Vertices.D:.D];(&quot;&gt;=&quot;&amp;[.K20]))" office:value-type="float" office:value="0">
            <text:p>0</text:p>
          </table:table-cell>
          <table:table-cell table:style-name="ce156" table:formula="oooc:=[.M18]+(([.$M$45]-[.$M$2])/BINDIVISOR)" office:value-type="string" office:value="#NAME?">
            <text:p>#NAME?</text:p>
          </table:table-cell>
          <table:table-cell table:style-name="ce152" table:formula="oooc:=COUNTIF([Vertices.E:.E];(&quot;&gt;= &quot;&amp;[.M19]))-COUNTIF([Vertices.E:.E];(&quot;&gt;=&quot;&amp;[.M20]))" office:value-type="float" office:value="0">
            <text:p>0</text:p>
          </table:table-cell>
          <table:table-cell table:style-name="ce156" table:formula="oooc:=[.O18]+(([.$O$45]-[.$O$2])/BINDIVISOR)" office:value-type="string" office:value="#NAME?">
            <text:p>#NAME?</text:p>
          </table:table-cell>
          <table:table-cell table:style-name="ce152" table:formula="oooc:=COUNTIF([Vertices.F:.F];(&quot;&gt;= &quot;&amp;[.O19]))-COUNTIF([Vertices.F:.F];(&quot;&gt;=&quot;&amp;[.O20]))" office:value-type="float" office:value="0">
            <text:p>0</text:p>
          </table:table-cell>
          <table:table-cell table:style-name="ce156" table:formula="oooc:=[.Q18]+(([.$Q$45]-[.$Q$2])/BINDIVISOR)" office:value-type="string" office:value="#NAME?">
            <text:p>#NAME?</text:p>
          </table:table-cell>
          <table:table-cell table:style-name="ce157" table:formula="oooc:=COUNTIF({};(&quot;&gt;= &quot;&amp;[.Q19]))-COUNTIF({};(&quot;&gt;=&quot;&amp;[.Q20]))" office:value-type="float" office:value="0">
            <text:p>0</text:p>
          </table:table-cell>
          <table:table-cell table:style-name="ce156" table:formula="oooc:=[.S18]+(([.$S$45]-[.$S$2])/BINDIVISOR)" office:value-type="string" office:value="#NAME?">
            <text:p>#NAME?</text:p>
          </table:table-cell>
          <table:table-cell table:style-name="ce152" table:formula="oooc:=COUNTIF([Vertices.H:.H];(&quot;&gt;= &quot;&amp;[.S19]))-COUNTIF([Vertices.H:.H];(&quot;&gt;=&quot;&amp;[.S20]))" office:value-type="float" office:value="0">
            <text:p>0</text:p>
          </table:table-cell>
          <table:table-cell table:style-name="ce156" table:formula="oooc:=[.U18]+(([.$U$45]-[.$U$2])/BINDIVISOR)" office:value-type="string" office:value="#NAME?">
            <text:p>#NAME?</text:p>
          </table:table-cell>
          <table:table-cell table:style-name="ce152" table:formula="oooc:=COUNTIF([Vertices.G:.G];(&quot;&gt;= &quot;&amp;[.U19]))-COUNTIF([Vertices.G:.G];(&quot;&gt;=&quot;&amp;[.U20]))" office:value-type="float" office:value="0">
            <text:p>0</text:p>
          </table:table-cell>
          <table:table-cell table:style-name="ce156" table:formula="oooc:=[.W18]+(([.$W$45]-[.$W$2])/BINDIVISOR)" office:value-type="string" office:value="#NAME?">
            <text:p>#NAME?</text:p>
          </table:table-cell>
          <table:table-cell table:style-name="ce158" table:formula="oooc:=COUNTIF({};(&quot;&gt;= &quot;&amp;[.W19]))-COUNTIF({};(&quot;&gt;=&quot;&amp;[.W20]))" office:value-type="float" office:value="0">
            <text:p>0</text:p>
          </table:table-cell>
          <table:table-cell table:style-name="ce159" table:formula="oooc:=[.Y1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9]))-COUNTIF(INDIRECT(DYNAMICFILTERSOURCECOLUMNRANGE);(&quot;&gt;=&quot;&amp;[.Y20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9]+(([.$I$45]-[.$I$2])/BINDIVISOR)" office:value-type="string" office:value="#NAME?">
            <text:p>#NAME?</text:p>
          </table:table-cell>
          <table:table-cell table:style-name="ce144" table:formula="oooc:=COUNTIF([Vertices.C:.C];(&quot;&gt;= &quot;&amp;[.I20]))-COUNTIF([Vertices.C:.C];(&quot;&gt;=&quot;&amp;[.I21]))" office:value-type="float" office:value="0">
            <text:p>0</text:p>
          </table:table-cell>
          <table:table-cell table:style-name="ce151" table:formula="oooc:=[.K19]+(([.$K$45]-[.$K$2])/BINDIVISOR)" office:value-type="string" office:value="#NAME?">
            <text:p>#NAME?</text:p>
          </table:table-cell>
          <table:table-cell table:style-name="ce152" table:formula="oooc:=COUNTIF([Vertices.D:.D];(&quot;&gt;= &quot;&amp;[.K20]))-COUNTIF([Vertices.D:.D];(&quot;&gt;=&quot;&amp;[.K21]))" office:value-type="float" office:value="0">
            <text:p>0</text:p>
          </table:table-cell>
          <table:table-cell table:style-name="ce151" table:formula="oooc:=[.M19]+(([.$M$45]-[.$M$2])/BINDIVISOR)" office:value-type="string" office:value="#NAME?">
            <text:p>#NAME?</text:p>
          </table:table-cell>
          <table:table-cell table:style-name="ce152" table:formula="oooc:=COUNTIF([Vertices.E:.E];(&quot;&gt;= &quot;&amp;[.M20]))-COUNTIF([Vertices.E:.E];(&quot;&gt;=&quot;&amp;[.M21]))" office:value-type="float" office:value="0">
            <text:p>0</text:p>
          </table:table-cell>
          <table:table-cell table:style-name="ce151" table:formula="oooc:=[.O19]+(([.$O$45]-[.$O$2])/BINDIVISOR)" office:value-type="string" office:value="#NAME?">
            <text:p>#NAME?</text:p>
          </table:table-cell>
          <table:table-cell table:style-name="ce152" table:formula="oooc:=COUNTIF([Vertices.F:.F];(&quot;&gt;= &quot;&amp;[.O20]))-COUNTIF([Vertices.F:.F];(&quot;&gt;=&quot;&amp;[.O21]))" office:value-type="float" office:value="0">
            <text:p>0</text:p>
          </table:table-cell>
          <table:table-cell table:style-name="ce151" table:formula="oooc:=[.Q19]+(([.$Q$45]-[.$Q$2])/BINDIVISOR)" office:value-type="string" office:value="#NAME?">
            <text:p>#NAME?</text:p>
          </table:table-cell>
          <table:table-cell table:style-name="ce152" table:formula="oooc:=COUNTIF({};(&quot;&gt;= &quot;&amp;[.Q20]))-COUNTIF({};(&quot;&gt;=&quot;&amp;[.Q21]))" office:value-type="float" office:value="0">
            <text:p>0</text:p>
          </table:table-cell>
          <table:table-cell table:style-name="ce151" table:formula="oooc:=[.S19]+(([.$S$45]-[.$S$2])/BINDIVISOR)" office:value-type="string" office:value="#NAME?">
            <text:p>#NAME?</text:p>
          </table:table-cell>
          <table:table-cell table:style-name="ce152" table:formula="oooc:=COUNTIF([Vertices.H:.H];(&quot;&gt;= &quot;&amp;[.S20]))-COUNTIF([Vertices.H:.H];(&quot;&gt;=&quot;&amp;[.S21]))" office:value-type="float" office:value="0">
            <text:p>0</text:p>
          </table:table-cell>
          <table:table-cell table:style-name="ce151" table:formula="oooc:=[.U19]+(([.$U$45]-[.$U$2])/BINDIVISOR)" office:value-type="string" office:value="#NAME?">
            <text:p>#NAME?</text:p>
          </table:table-cell>
          <table:table-cell table:style-name="ce152" table:formula="oooc:=COUNTIF([Vertices.G:.G];(&quot;&gt;= &quot;&amp;[.U20]))-COUNTIF([Vertices.G:.G];(&quot;&gt;=&quot;&amp;[.U21]))" office:value-type="float" office:value="0">
            <text:p>0</text:p>
          </table:table-cell>
          <table:table-cell table:style-name="ce151" table:formula="oooc:=[.W19]+(([.$W$45]-[.$W$2])/BINDIVISOR)" office:value-type="string" office:value="#NAME?">
            <text:p>#NAME?</text:p>
          </table:table-cell>
          <table:table-cell table:style-name="ce153" table:formula="oooc:=COUNTIF({};(&quot;&gt;= &quot;&amp;[.W20]))-COUNTIF({};(&quot;&gt;=&quot;&amp;[.W21]))" office:value-type="float" office:value="0">
            <text:p>0</text:p>
          </table:table-cell>
          <table:table-cell table:style-name="ce154" table:formula="oooc:=[.Y1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0]))-COUNTIF(INDIRECT(DYNAMICFILTERSOURCECOLUMNRANGE);(&quot;&gt;=&quot;&amp;[.Y21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0]+(([.$I$45]-[.$I$2])/BINDIVISOR)" office:value-type="string" office:value="#NAME?">
            <text:p>#NAME?</text:p>
          </table:table-cell>
          <table:table-cell table:style-name="ce144" table:formula="oooc:=COUNTIF([Vertices.C:.C];(&quot;&gt;= &quot;&amp;[.I21]))-COUNTIF([Vertices.C:.C];(&quot;&gt;=&quot;&amp;[.I22]))" office:value-type="float" office:value="0">
            <text:p>0</text:p>
          </table:table-cell>
          <table:table-cell table:style-name="ce156" table:formula="oooc:=[.K20]+(([.$K$45]-[.$K$2])/BINDIVISOR)" office:value-type="string" office:value="#NAME?">
            <text:p>#NAME?</text:p>
          </table:table-cell>
          <table:table-cell table:style-name="ce152" table:formula="oooc:=COUNTIF([Vertices.D:.D];(&quot;&gt;= &quot;&amp;[.K21]))-COUNTIF([Vertices.D:.D];(&quot;&gt;=&quot;&amp;[.K22]))" office:value-type="float" office:value="0">
            <text:p>0</text:p>
          </table:table-cell>
          <table:table-cell table:style-name="ce156" table:formula="oooc:=[.M20]+(([.$M$45]-[.$M$2])/BINDIVISOR)" office:value-type="string" office:value="#NAME?">
            <text:p>#NAME?</text:p>
          </table:table-cell>
          <table:table-cell table:style-name="ce152" table:formula="oooc:=COUNTIF([Vertices.E:.E];(&quot;&gt;= &quot;&amp;[.M21]))-COUNTIF([Vertices.E:.E];(&quot;&gt;=&quot;&amp;[.M22]))" office:value-type="float" office:value="0">
            <text:p>0</text:p>
          </table:table-cell>
          <table:table-cell table:style-name="ce156" table:formula="oooc:=[.O20]+(([.$O$45]-[.$O$2])/BINDIVISOR)" office:value-type="string" office:value="#NAME?">
            <text:p>#NAME?</text:p>
          </table:table-cell>
          <table:table-cell table:style-name="ce152" table:formula="oooc:=COUNTIF([Vertices.F:.F];(&quot;&gt;= &quot;&amp;[.O21]))-COUNTIF([Vertices.F:.F];(&quot;&gt;=&quot;&amp;[.O22]))" office:value-type="float" office:value="0">
            <text:p>0</text:p>
          </table:table-cell>
          <table:table-cell table:style-name="ce156" table:formula="oooc:=[.Q20]+(([.$Q$45]-[.$Q$2])/BINDIVISOR)" office:value-type="string" office:value="#NAME?">
            <text:p>#NAME?</text:p>
          </table:table-cell>
          <table:table-cell table:style-name="ce157" table:formula="oooc:=COUNTIF({};(&quot;&gt;= &quot;&amp;[.Q21]))-COUNTIF({};(&quot;&gt;=&quot;&amp;[.Q22]))" office:value-type="float" office:value="0">
            <text:p>0</text:p>
          </table:table-cell>
          <table:table-cell table:style-name="ce156" table:formula="oooc:=[.S20]+(([.$S$45]-[.$S$2])/BINDIVISOR)" office:value-type="string" office:value="#NAME?">
            <text:p>#NAME?</text:p>
          </table:table-cell>
          <table:table-cell table:style-name="ce152" table:formula="oooc:=COUNTIF([Vertices.H:.H];(&quot;&gt;= &quot;&amp;[.S21]))-COUNTIF([Vertices.H:.H];(&quot;&gt;=&quot;&amp;[.S22]))" office:value-type="float" office:value="0">
            <text:p>0</text:p>
          </table:table-cell>
          <table:table-cell table:style-name="ce156" table:formula="oooc:=[.U20]+(([.$U$45]-[.$U$2])/BINDIVISOR)" office:value-type="string" office:value="#NAME?">
            <text:p>#NAME?</text:p>
          </table:table-cell>
          <table:table-cell table:style-name="ce152" table:formula="oooc:=COUNTIF([Vertices.G:.G];(&quot;&gt;= &quot;&amp;[.U21]))-COUNTIF([Vertices.G:.G];(&quot;&gt;=&quot;&amp;[.U22]))" office:value-type="float" office:value="0">
            <text:p>0</text:p>
          </table:table-cell>
          <table:table-cell table:style-name="ce156" table:formula="oooc:=[.W20]+(([.$W$45]-[.$W$2])/BINDIVISOR)" office:value-type="string" office:value="#NAME?">
            <text:p>#NAME?</text:p>
          </table:table-cell>
          <table:table-cell table:style-name="ce158" table:formula="oooc:=COUNTIF({};(&quot;&gt;= &quot;&amp;[.W21]))-COUNTIF({};(&quot;&gt;=&quot;&amp;[.W22]))" office:value-type="float" office:value="0">
            <text:p>0</text:p>
          </table:table-cell>
          <table:table-cell table:style-name="ce159" table:formula="oooc:=[.Y2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1]))-COUNTIF(INDIRECT(DYNAMICFILTERSOURCECOLUMNRANGE);(&quot;&gt;=&quot;&amp;[.Y22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1]+(([.$I$45]-[.$I$2])/BINDIVISOR)" office:value-type="string" office:value="#NAME?">
            <text:p>#NAME?</text:p>
          </table:table-cell>
          <table:table-cell table:style-name="ce144" table:formula="oooc:=COUNTIF([Vertices.C:.C];(&quot;&gt;= &quot;&amp;[.I22]))-COUNTIF([Vertices.C:.C];(&quot;&gt;=&quot;&amp;[.I23]))" office:value-type="float" office:value="0">
            <text:p>0</text:p>
          </table:table-cell>
          <table:table-cell table:style-name="ce151" table:formula="oooc:=[.K21]+(([.$K$45]-[.$K$2])/BINDIVISOR)" office:value-type="string" office:value="#NAME?">
            <text:p>#NAME?</text:p>
          </table:table-cell>
          <table:table-cell table:style-name="ce152" table:formula="oooc:=COUNTIF([Vertices.D:.D];(&quot;&gt;= &quot;&amp;[.K22]))-COUNTIF([Vertices.D:.D];(&quot;&gt;=&quot;&amp;[.K23]))" office:value-type="float" office:value="0">
            <text:p>0</text:p>
          </table:table-cell>
          <table:table-cell table:style-name="ce151" table:formula="oooc:=[.M21]+(([.$M$45]-[.$M$2])/BINDIVISOR)" office:value-type="string" office:value="#NAME?">
            <text:p>#NAME?</text:p>
          </table:table-cell>
          <table:table-cell table:style-name="ce152" table:formula="oooc:=COUNTIF([Vertices.E:.E];(&quot;&gt;= &quot;&amp;[.M22]))-COUNTIF([Vertices.E:.E];(&quot;&gt;=&quot;&amp;[.M23]))" office:value-type="float" office:value="0">
            <text:p>0</text:p>
          </table:table-cell>
          <table:table-cell table:style-name="ce151" table:formula="oooc:=[.O21]+(([.$O$45]-[.$O$2])/BINDIVISOR)" office:value-type="string" office:value="#NAME?">
            <text:p>#NAME?</text:p>
          </table:table-cell>
          <table:table-cell table:style-name="ce152" table:formula="oooc:=COUNTIF([Vertices.F:.F];(&quot;&gt;= &quot;&amp;[.O22]))-COUNTIF([Vertices.F:.F];(&quot;&gt;=&quot;&amp;[.O23]))" office:value-type="float" office:value="0">
            <text:p>0</text:p>
          </table:table-cell>
          <table:table-cell table:style-name="ce151" table:formula="oooc:=[.Q21]+(([.$Q$45]-[.$Q$2])/BINDIVISOR)" office:value-type="string" office:value="#NAME?">
            <text:p>#NAME?</text:p>
          </table:table-cell>
          <table:table-cell table:style-name="ce152" table:formula="oooc:=COUNTIF({};(&quot;&gt;= &quot;&amp;[.Q22]))-COUNTIF({};(&quot;&gt;=&quot;&amp;[.Q23]))" office:value-type="float" office:value="0">
            <text:p>0</text:p>
          </table:table-cell>
          <table:table-cell table:style-name="ce151" table:formula="oooc:=[.S21]+(([.$S$45]-[.$S$2])/BINDIVISOR)" office:value-type="string" office:value="#NAME?">
            <text:p>#NAME?</text:p>
          </table:table-cell>
          <table:table-cell table:style-name="ce152" table:formula="oooc:=COUNTIF([Vertices.H:.H];(&quot;&gt;= &quot;&amp;[.S22]))-COUNTIF([Vertices.H:.H];(&quot;&gt;=&quot;&amp;[.S23]))" office:value-type="float" office:value="0">
            <text:p>0</text:p>
          </table:table-cell>
          <table:table-cell table:style-name="ce151" table:formula="oooc:=[.U21]+(([.$U$45]-[.$U$2])/BINDIVISOR)" office:value-type="string" office:value="#NAME?">
            <text:p>#NAME?</text:p>
          </table:table-cell>
          <table:table-cell table:style-name="ce152" table:formula="oooc:=COUNTIF([Vertices.G:.G];(&quot;&gt;= &quot;&amp;[.U22]))-COUNTIF([Vertices.G:.G];(&quot;&gt;=&quot;&amp;[.U23]))" office:value-type="float" office:value="0">
            <text:p>0</text:p>
          </table:table-cell>
          <table:table-cell table:style-name="ce151" table:formula="oooc:=[.W21]+(([.$W$45]-[.$W$2])/BINDIVISOR)" office:value-type="string" office:value="#NAME?">
            <text:p>#NAME?</text:p>
          </table:table-cell>
          <table:table-cell table:style-name="ce153" table:formula="oooc:=COUNTIF({};(&quot;&gt;= &quot;&amp;[.W22]))-COUNTIF({};(&quot;&gt;=&quot;&amp;[.W23]))" office:value-type="float" office:value="0">
            <text:p>0</text:p>
          </table:table-cell>
          <table:table-cell table:style-name="ce154" table:formula="oooc:=[.Y2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2]))-COUNTIF(INDIRECT(DYNAMICFILTERSOURCECOLUMNRANGE);(&quot;&gt;=&quot;&amp;[.Y2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2]+(([.$I$45]-[.$I$2])/BINDIVISOR)" office:value-type="string" office:value="#NAME?">
            <text:p>#NAME?</text:p>
          </table:table-cell>
          <table:table-cell table:style-name="ce144" table:formula="oooc:=COUNTIF([Vertices.C:.C];(&quot;&gt;= &quot;&amp;[.I23]))-COUNTIF([Vertices.C:.C];(&quot;&gt;=&quot;&amp;[.I24]))" office:value-type="float" office:value="0">
            <text:p>0</text:p>
          </table:table-cell>
          <table:table-cell table:style-name="ce156" table:formula="oooc:=[.K22]+(([.$K$45]-[.$K$2])/BINDIVISOR)" office:value-type="string" office:value="#NAME?">
            <text:p>#NAME?</text:p>
          </table:table-cell>
          <table:table-cell table:style-name="ce152" table:formula="oooc:=COUNTIF([Vertices.D:.D];(&quot;&gt;= &quot;&amp;[.K23]))-COUNTIF([Vertices.D:.D];(&quot;&gt;=&quot;&amp;[.K24]))" office:value-type="float" office:value="0">
            <text:p>0</text:p>
          </table:table-cell>
          <table:table-cell table:style-name="ce156" table:formula="oooc:=[.M22]+(([.$M$45]-[.$M$2])/BINDIVISOR)" office:value-type="string" office:value="#NAME?">
            <text:p>#NAME?</text:p>
          </table:table-cell>
          <table:table-cell table:style-name="ce152" table:formula="oooc:=COUNTIF([Vertices.E:.E];(&quot;&gt;= &quot;&amp;[.M23]))-COUNTIF([Vertices.E:.E];(&quot;&gt;=&quot;&amp;[.M24]))" office:value-type="float" office:value="0">
            <text:p>0</text:p>
          </table:table-cell>
          <table:table-cell table:style-name="ce156" table:formula="oooc:=[.O22]+(([.$O$45]-[.$O$2])/BINDIVISOR)" office:value-type="string" office:value="#NAME?">
            <text:p>#NAME?</text:p>
          </table:table-cell>
          <table:table-cell table:style-name="ce152" table:formula="oooc:=COUNTIF([Vertices.F:.F];(&quot;&gt;= &quot;&amp;[.O23]))-COUNTIF([Vertices.F:.F];(&quot;&gt;=&quot;&amp;[.O24]))" office:value-type="float" office:value="0">
            <text:p>0</text:p>
          </table:table-cell>
          <table:table-cell table:style-name="ce156" table:formula="oooc:=[.Q22]+(([.$Q$45]-[.$Q$2])/BINDIVISOR)" office:value-type="string" office:value="#NAME?">
            <text:p>#NAME?</text:p>
          </table:table-cell>
          <table:table-cell table:style-name="ce157" table:formula="oooc:=COUNTIF({};(&quot;&gt;= &quot;&amp;[.Q23]))-COUNTIF({};(&quot;&gt;=&quot;&amp;[.Q24]))" office:value-type="float" office:value="0">
            <text:p>0</text:p>
          </table:table-cell>
          <table:table-cell table:style-name="ce156" table:formula="oooc:=[.S22]+(([.$S$45]-[.$S$2])/BINDIVISOR)" office:value-type="string" office:value="#NAME?">
            <text:p>#NAME?</text:p>
          </table:table-cell>
          <table:table-cell table:style-name="ce152" table:formula="oooc:=COUNTIF([Vertices.H:.H];(&quot;&gt;= &quot;&amp;[.S23]))-COUNTIF([Vertices.H:.H];(&quot;&gt;=&quot;&amp;[.S24]))" office:value-type="float" office:value="0">
            <text:p>0</text:p>
          </table:table-cell>
          <table:table-cell table:style-name="ce156" table:formula="oooc:=[.U22]+(([.$U$45]-[.$U$2])/BINDIVISOR)" office:value-type="string" office:value="#NAME?">
            <text:p>#NAME?</text:p>
          </table:table-cell>
          <table:table-cell table:style-name="ce152" table:formula="oooc:=COUNTIF([Vertices.G:.G];(&quot;&gt;= &quot;&amp;[.U23]))-COUNTIF([Vertices.G:.G];(&quot;&gt;=&quot;&amp;[.U24]))" office:value-type="float" office:value="0">
            <text:p>0</text:p>
          </table:table-cell>
          <table:table-cell table:style-name="ce156" table:formula="oooc:=[.W22]+(([.$W$45]-[.$W$2])/BINDIVISOR)" office:value-type="string" office:value="#NAME?">
            <text:p>#NAME?</text:p>
          </table:table-cell>
          <table:table-cell table:style-name="ce158" table:formula="oooc:=COUNTIF({};(&quot;&gt;= &quot;&amp;[.W23]))-COUNTIF({};(&quot;&gt;=&quot;&amp;[.W24]))" office:value-type="float" office:value="0">
            <text:p>0</text:p>
          </table:table-cell>
          <table:table-cell table:style-name="ce159" table:formula="oooc:=[.Y2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3]))-COUNTIF(INDIRECT(DYNAMICFILTERSOURCECOLUMNRANGE);(&quot;&gt;=&quot;&amp;[.Y24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23]+(([.$I$45]-[.$I$2])/BINDIVISOR)" office:value-type="string" office:value="#NAME?">
            <text:p>#NAME?</text:p>
          </table:table-cell>
          <table:table-cell table:style-name="ce144" table:formula="oooc:=COUNTIF([Vertices.C:.C];(&quot;&gt;= &quot;&amp;[.I24]))-COUNTIF([Vertices.C:.C];(&quot;&gt;=&quot;&amp;[.I25]))" office:value-type="float" office:value="0">
            <text:p>0</text:p>
          </table:table-cell>
          <table:table-cell table:style-name="ce151" table:formula="oooc:=[.K23]+(([.$K$45]-[.$K$2])/BINDIVISOR)" office:value-type="string" office:value="#NAME?">
            <text:p>#NAME?</text:p>
          </table:table-cell>
          <table:table-cell table:style-name="ce152" table:formula="oooc:=COUNTIF([Vertices.D:.D];(&quot;&gt;= &quot;&amp;[.K24]))-COUNTIF([Vertices.D:.D];(&quot;&gt;=&quot;&amp;[.K25]))" office:value-type="float" office:value="0">
            <text:p>0</text:p>
          </table:table-cell>
          <table:table-cell table:style-name="ce151" table:formula="oooc:=[.M23]+(([.$M$45]-[.$M$2])/BINDIVISOR)" office:value-type="string" office:value="#NAME?">
            <text:p>#NAME?</text:p>
          </table:table-cell>
          <table:table-cell table:style-name="ce152" table:formula="oooc:=COUNTIF([Vertices.E:.E];(&quot;&gt;= &quot;&amp;[.M24]))-COUNTIF([Vertices.E:.E];(&quot;&gt;=&quot;&amp;[.M25]))" office:value-type="float" office:value="0">
            <text:p>0</text:p>
          </table:table-cell>
          <table:table-cell table:style-name="ce151" table:formula="oooc:=[.O23]+(([.$O$45]-[.$O$2])/BINDIVISOR)" office:value-type="string" office:value="#NAME?">
            <text:p>#NAME?</text:p>
          </table:table-cell>
          <table:table-cell table:style-name="ce152" table:formula="oooc:=COUNTIF([Vertices.F:.F];(&quot;&gt;= &quot;&amp;[.O24]))-COUNTIF([Vertices.F:.F];(&quot;&gt;=&quot;&amp;[.O25]))" office:value-type="float" office:value="0">
            <text:p>0</text:p>
          </table:table-cell>
          <table:table-cell table:style-name="ce151" table:formula="oooc:=[.Q23]+(([.$Q$45]-[.$Q$2])/BINDIVISOR)" office:value-type="string" office:value="#NAME?">
            <text:p>#NAME?</text:p>
          </table:table-cell>
          <table:table-cell table:style-name="ce152" table:formula="oooc:=COUNTIF({};(&quot;&gt;= &quot;&amp;[.Q24]))-COUNTIF({};(&quot;&gt;=&quot;&amp;[.Q25]))" office:value-type="float" office:value="0">
            <text:p>0</text:p>
          </table:table-cell>
          <table:table-cell table:style-name="ce151" table:formula="oooc:=[.S23]+(([.$S$45]-[.$S$2])/BINDIVISOR)" office:value-type="string" office:value="#NAME?">
            <text:p>#NAME?</text:p>
          </table:table-cell>
          <table:table-cell table:style-name="ce152" table:formula="oooc:=COUNTIF([Vertices.H:.H];(&quot;&gt;= &quot;&amp;[.S24]))-COUNTIF([Vertices.H:.H];(&quot;&gt;=&quot;&amp;[.S25]))" office:value-type="float" office:value="0">
            <text:p>0</text:p>
          </table:table-cell>
          <table:table-cell table:style-name="ce151" table:formula="oooc:=[.U23]+(([.$U$45]-[.$U$2])/BINDIVISOR)" office:value-type="string" office:value="#NAME?">
            <text:p>#NAME?</text:p>
          </table:table-cell>
          <table:table-cell table:style-name="ce152" table:formula="oooc:=COUNTIF([Vertices.G:.G];(&quot;&gt;= &quot;&amp;[.U24]))-COUNTIF([Vertices.G:.G];(&quot;&gt;=&quot;&amp;[.U25]))" office:value-type="float" office:value="0">
            <text:p>0</text:p>
          </table:table-cell>
          <table:table-cell table:style-name="ce151" table:formula="oooc:=[.W23]+(([.$W$45]-[.$W$2])/BINDIVISOR)" office:value-type="string" office:value="#NAME?">
            <text:p>#NAME?</text:p>
          </table:table-cell>
          <table:table-cell table:style-name="ce153" table:formula="oooc:=COUNTIF({};(&quot;&gt;= &quot;&amp;[.W24]))-COUNTIF({};(&quot;&gt;=&quot;&amp;[.W25]))" office:value-type="float" office:value="0">
            <text:p>0</text:p>
          </table:table-cell>
          <table:table-cell table:style-name="ce154" table:formula="oooc:=[.Y2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4]))-COUNTIF(INDIRECT(DYNAMICFILTERSOURCECOLUMNRANGE);(&quot;&gt;=&quot;&amp;[.Y25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inimum In-Degree</text:p>
          </table:table-cell>
          <table:table-cell table:style-name="ce165" table:formula="oooc:=IF((COUNT([Vertices.D:.D])&gt;0);[.K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4]+(([.$I$45]-[.$I$2])/BINDIVISOR)" office:value-type="string" office:value="#NAME?">
            <text:p>#NAME?</text:p>
          </table:table-cell>
          <table:table-cell table:style-name="ce144" table:formula="oooc:=COUNTIF([Vertices.C:.C];(&quot;&gt;= &quot;&amp;[.I25]))-COUNTIF([Vertices.C:.C];(&quot;&gt;=&quot;&amp;[.I26]))" office:value-type="float" office:value="0">
            <text:p>0</text:p>
          </table:table-cell>
          <table:table-cell table:style-name="ce156" table:formula="oooc:=[.K24]+(([.$K$45]-[.$K$2])/BINDIVISOR)" office:value-type="string" office:value="#NAME?">
            <text:p>#NAME?</text:p>
          </table:table-cell>
          <table:table-cell table:style-name="ce152" table:formula="oooc:=COUNTIF([Vertices.D:.D];(&quot;&gt;= &quot;&amp;[.K25]))-COUNTIF([Vertices.D:.D];(&quot;&gt;=&quot;&amp;[.K26]))" office:value-type="float" office:value="0">
            <text:p>0</text:p>
          </table:table-cell>
          <table:table-cell table:style-name="ce156" table:formula="oooc:=[.M24]+(([.$M$45]-[.$M$2])/BINDIVISOR)" office:value-type="string" office:value="#NAME?">
            <text:p>#NAME?</text:p>
          </table:table-cell>
          <table:table-cell table:style-name="ce152" table:formula="oooc:=COUNTIF([Vertices.E:.E];(&quot;&gt;= &quot;&amp;[.M25]))-COUNTIF([Vertices.E:.E];(&quot;&gt;=&quot;&amp;[.M26]))" office:value-type="float" office:value="0">
            <text:p>0</text:p>
          </table:table-cell>
          <table:table-cell table:style-name="ce156" table:formula="oooc:=[.O24]+(([.$O$45]-[.$O$2])/BINDIVISOR)" office:value-type="string" office:value="#NAME?">
            <text:p>#NAME?</text:p>
          </table:table-cell>
          <table:table-cell table:style-name="ce152" table:formula="oooc:=COUNTIF([Vertices.F:.F];(&quot;&gt;= &quot;&amp;[.O25]))-COUNTIF([Vertices.F:.F];(&quot;&gt;=&quot;&amp;[.O26]))" office:value-type="float" office:value="0">
            <text:p>0</text:p>
          </table:table-cell>
          <table:table-cell table:style-name="ce156" table:formula="oooc:=[.Q24]+(([.$Q$45]-[.$Q$2])/BINDIVISOR)" office:value-type="string" office:value="#NAME?">
            <text:p>#NAME?</text:p>
          </table:table-cell>
          <table:table-cell table:style-name="ce157" table:formula="oooc:=COUNTIF({};(&quot;&gt;= &quot;&amp;[.Q25]))-COUNTIF({};(&quot;&gt;=&quot;&amp;[.Q26]))" office:value-type="float" office:value="0">
            <text:p>0</text:p>
          </table:table-cell>
          <table:table-cell table:style-name="ce156" table:formula="oooc:=[.S24]+(([.$S$45]-[.$S$2])/BINDIVISOR)" office:value-type="string" office:value="#NAME?">
            <text:p>#NAME?</text:p>
          </table:table-cell>
          <table:table-cell table:style-name="ce152" table:formula="oooc:=COUNTIF([Vertices.H:.H];(&quot;&gt;= &quot;&amp;[.S25]))-COUNTIF([Vertices.H:.H];(&quot;&gt;=&quot;&amp;[.S26]))" office:value-type="float" office:value="0">
            <text:p>0</text:p>
          </table:table-cell>
          <table:table-cell table:style-name="ce156" table:formula="oooc:=[.U24]+(([.$U$45]-[.$U$2])/BINDIVISOR)" office:value-type="string" office:value="#NAME?">
            <text:p>#NAME?</text:p>
          </table:table-cell>
          <table:table-cell table:style-name="ce152" table:formula="oooc:=COUNTIF([Vertices.G:.G];(&quot;&gt;= &quot;&amp;[.U25]))-COUNTIF([Vertices.G:.G];(&quot;&gt;=&quot;&amp;[.U26]))" office:value-type="float" office:value="0">
            <text:p>0</text:p>
          </table:table-cell>
          <table:table-cell table:style-name="ce156" table:formula="oooc:=[.W24]+(([.$W$45]-[.$W$2])/BINDIVISOR)" office:value-type="string" office:value="#NAME?">
            <text:p>#NAME?</text:p>
          </table:table-cell>
          <table:table-cell table:style-name="ce158" table:formula="oooc:=COUNTIF({};(&quot;&gt;= &quot;&amp;[.W25]))-COUNTIF({};(&quot;&gt;=&quot;&amp;[.W26]))" office:value-type="float" office:value="0">
            <text:p>0</text:p>
          </table:table-cell>
          <table:table-cell table:style-name="ce159" table:formula="oooc:=[.Y2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5]))-COUNTIF(INDIRECT(DYNAMICFILTERSOURCECOLUMNRANGE);(&quot;&gt;=&quot;&amp;[.Y2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aximum In-Degree</text:p>
          </table:table-cell>
          <table:table-cell table:style-name="ce165" table:formula="oooc:=IF((COUNT([Vertices.D:.D])&gt;0);[.K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5]+(([.$I$45]-[.$I$2])/BINDIVISOR)" office:value-type="string" office:value="#NAME?">
            <text:p>#NAME?</text:p>
          </table:table-cell>
          <table:table-cell table:style-name="ce144" table:formula="oooc:=COUNTIF([Vertices.C:.C];(&quot;&gt;= &quot;&amp;[.I26]))-COUNTIF([Vertices.C:.C];(&quot;&gt;=&quot;&amp;[.I27]))" office:value-type="float" office:value="0">
            <text:p>0</text:p>
          </table:table-cell>
          <table:table-cell table:style-name="ce151" table:formula="oooc:=[.K25]+(([.$K$45]-[.$K$2])/BINDIVISOR)" office:value-type="string" office:value="#NAME?">
            <text:p>#NAME?</text:p>
          </table:table-cell>
          <table:table-cell table:style-name="ce152" table:formula="oooc:=COUNTIF([Vertices.D:.D];(&quot;&gt;= &quot;&amp;[.K26]))-COUNTIF([Vertices.D:.D];(&quot;&gt;=&quot;&amp;[.K27]))" office:value-type="float" office:value="0">
            <text:p>0</text:p>
          </table:table-cell>
          <table:table-cell table:style-name="ce151" table:formula="oooc:=[.M25]+(([.$M$45]-[.$M$2])/BINDIVISOR)" office:value-type="string" office:value="#NAME?">
            <text:p>#NAME?</text:p>
          </table:table-cell>
          <table:table-cell table:style-name="ce152" table:formula="oooc:=COUNTIF([Vertices.E:.E];(&quot;&gt;= &quot;&amp;[.M26]))-COUNTIF([Vertices.E:.E];(&quot;&gt;=&quot;&amp;[.M27]))" office:value-type="float" office:value="0">
            <text:p>0</text:p>
          </table:table-cell>
          <table:table-cell table:style-name="ce151" table:formula="oooc:=[.O25]+(([.$O$45]-[.$O$2])/BINDIVISOR)" office:value-type="string" office:value="#NAME?">
            <text:p>#NAME?</text:p>
          </table:table-cell>
          <table:table-cell table:style-name="ce152" table:formula="oooc:=COUNTIF([Vertices.F:.F];(&quot;&gt;= &quot;&amp;[.O26]))-COUNTIF([Vertices.F:.F];(&quot;&gt;=&quot;&amp;[.O27]))" office:value-type="float" office:value="0">
            <text:p>0</text:p>
          </table:table-cell>
          <table:table-cell table:style-name="ce151" table:formula="oooc:=[.Q25]+(([.$Q$45]-[.$Q$2])/BINDIVISOR)" office:value-type="string" office:value="#NAME?">
            <text:p>#NAME?</text:p>
          </table:table-cell>
          <table:table-cell table:style-name="ce152" table:formula="oooc:=COUNTIF({};(&quot;&gt;= &quot;&amp;[.Q26]))-COUNTIF({};(&quot;&gt;=&quot;&amp;[.Q27]))" office:value-type="float" office:value="0">
            <text:p>0</text:p>
          </table:table-cell>
          <table:table-cell table:style-name="ce151" table:formula="oooc:=[.S25]+(([.$S$45]-[.$S$2])/BINDIVISOR)" office:value-type="string" office:value="#NAME?">
            <text:p>#NAME?</text:p>
          </table:table-cell>
          <table:table-cell table:style-name="ce152" table:formula="oooc:=COUNTIF([Vertices.H:.H];(&quot;&gt;= &quot;&amp;[.S26]))-COUNTIF([Vertices.H:.H];(&quot;&gt;=&quot;&amp;[.S27]))" office:value-type="float" office:value="0">
            <text:p>0</text:p>
          </table:table-cell>
          <table:table-cell table:style-name="ce151" table:formula="oooc:=[.U25]+(([.$U$45]-[.$U$2])/BINDIVISOR)" office:value-type="string" office:value="#NAME?">
            <text:p>#NAME?</text:p>
          </table:table-cell>
          <table:table-cell table:style-name="ce152" table:formula="oooc:=COUNTIF([Vertices.G:.G];(&quot;&gt;= &quot;&amp;[.U26]))-COUNTIF([Vertices.G:.G];(&quot;&gt;=&quot;&amp;[.U27]))" office:value-type="float" office:value="0">
            <text:p>0</text:p>
          </table:table-cell>
          <table:table-cell table:style-name="ce151" table:formula="oooc:=[.W25]+(([.$W$45]-[.$W$2])/BINDIVISOR)" office:value-type="string" office:value="#NAME?">
            <text:p>#NAME?</text:p>
          </table:table-cell>
          <table:table-cell table:style-name="ce153" table:formula="oooc:=COUNTIF({};(&quot;&gt;= &quot;&amp;[.W26]))-COUNTIF({};(&quot;&gt;=&quot;&amp;[.W27]))" office:value-type="float" office:value="0">
            <text:p>0</text:p>
          </table:table-cell>
          <table:table-cell table:style-name="ce154" table:formula="oooc:=[.Y2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6]))-COUNTIF(INDIRECT(DYNAMICFILTERSOURCECOLUMNRANGE);(&quot;&gt;=&quot;&amp;[.Y27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In-Degree</text:p>
          </table:table-cell>
          <table:table-cell table:style-name="ce166" table:formula="oooc:=IFERROR(AVERAGE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6]+(([.$I$45]-[.$I$2])/BINDIVISOR)" office:value-type="string" office:value="#NAME?">
            <text:p>#NAME?</text:p>
          </table:table-cell>
          <table:table-cell table:style-name="ce144" table:formula="oooc:=COUNTIF([Vertices.C:.C];(&quot;&gt;= &quot;&amp;[.I27]))-COUNTIF([Vertices.C:.C];(&quot;&gt;=&quot;&amp;[.I28]))" office:value-type="float" office:value="0">
            <text:p>0</text:p>
          </table:table-cell>
          <table:table-cell table:style-name="ce156" table:formula="oooc:=[.K26]+(([.$K$45]-[.$K$2])/BINDIVISOR)" office:value-type="string" office:value="#NAME?">
            <text:p>#NAME?</text:p>
          </table:table-cell>
          <table:table-cell table:style-name="ce152" table:formula="oooc:=COUNTIF([Vertices.D:.D];(&quot;&gt;= &quot;&amp;[.K27]))-COUNTIF([Vertices.D:.D];(&quot;&gt;=&quot;&amp;[.K28]))" office:value-type="float" office:value="0">
            <text:p>0</text:p>
          </table:table-cell>
          <table:table-cell table:style-name="ce156" table:formula="oooc:=[.M26]+(([.$M$45]-[.$M$2])/BINDIVISOR)" office:value-type="string" office:value="#NAME?">
            <text:p>#NAME?</text:p>
          </table:table-cell>
          <table:table-cell table:style-name="ce152" table:formula="oooc:=COUNTIF([Vertices.E:.E];(&quot;&gt;= &quot;&amp;[.M27]))-COUNTIF([Vertices.E:.E];(&quot;&gt;=&quot;&amp;[.M28]))" office:value-type="float" office:value="0">
            <text:p>0</text:p>
          </table:table-cell>
          <table:table-cell table:style-name="ce156" table:formula="oooc:=[.O26]+(([.$O$45]-[.$O$2])/BINDIVISOR)" office:value-type="string" office:value="#NAME?">
            <text:p>#NAME?</text:p>
          </table:table-cell>
          <table:table-cell table:style-name="ce152" table:formula="oooc:=COUNTIF([Vertices.F:.F];(&quot;&gt;= &quot;&amp;[.O27]))-COUNTIF([Vertices.F:.F];(&quot;&gt;=&quot;&amp;[.O28]))" office:value-type="float" office:value="0">
            <text:p>0</text:p>
          </table:table-cell>
          <table:table-cell table:style-name="ce156" table:formula="oooc:=[.Q26]+(([.$Q$45]-[.$Q$2])/BINDIVISOR)" office:value-type="string" office:value="#NAME?">
            <text:p>#NAME?</text:p>
          </table:table-cell>
          <table:table-cell table:style-name="ce157" table:formula="oooc:=COUNTIF({};(&quot;&gt;= &quot;&amp;[.Q27]))-COUNTIF({};(&quot;&gt;=&quot;&amp;[.Q28]))" office:value-type="float" office:value="0">
            <text:p>0</text:p>
          </table:table-cell>
          <table:table-cell table:style-name="ce156" table:formula="oooc:=[.S26]+(([.$S$45]-[.$S$2])/BINDIVISOR)" office:value-type="string" office:value="#NAME?">
            <text:p>#NAME?</text:p>
          </table:table-cell>
          <table:table-cell table:style-name="ce152" table:formula="oooc:=COUNTIF([Vertices.H:.H];(&quot;&gt;= &quot;&amp;[.S27]))-COUNTIF([Vertices.H:.H];(&quot;&gt;=&quot;&amp;[.S28]))" office:value-type="float" office:value="0">
            <text:p>0</text:p>
          </table:table-cell>
          <table:table-cell table:style-name="ce156" table:formula="oooc:=[.U26]+(([.$U$45]-[.$U$2])/BINDIVISOR)" office:value-type="string" office:value="#NAME?">
            <text:p>#NAME?</text:p>
          </table:table-cell>
          <table:table-cell table:style-name="ce152" table:formula="oooc:=COUNTIF([Vertices.G:.G];(&quot;&gt;= &quot;&amp;[.U27]))-COUNTIF([Vertices.G:.G];(&quot;&gt;=&quot;&amp;[.U28]))" office:value-type="float" office:value="0">
            <text:p>0</text:p>
          </table:table-cell>
          <table:table-cell table:style-name="ce156" table:formula="oooc:=[.W26]+(([.$W$45]-[.$W$2])/BINDIVISOR)" office:value-type="string" office:value="#NAME?">
            <text:p>#NAME?</text:p>
          </table:table-cell>
          <table:table-cell table:style-name="ce158" table:formula="oooc:=COUNTIF({};(&quot;&gt;= &quot;&amp;[.W27]))-COUNTIF({};(&quot;&gt;=&quot;&amp;[.W28]))" office:value-type="float" office:value="0">
            <text:p>0</text:p>
          </table:table-cell>
          <table:table-cell table:style-name="ce159" table:formula="oooc:=[.Y2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7]))-COUNTIF(INDIRECT(DYNAMICFILTERSOURCECOLUMNRANGE);(&quot;&gt;=&quot;&amp;[.Y28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In-Degree</text:p>
          </table:table-cell>
          <table:table-cell table:style-name="ce166" table:formula="oooc:=IFERROR(MEDIAN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7]+(([.$I$45]-[.$I$2])/BINDIVISOR)" office:value-type="string" office:value="#NAME?">
            <text:p>#NAME?</text:p>
          </table:table-cell>
          <table:table-cell table:style-name="ce144" table:formula="oooc:=COUNTIF([Vertices.C:.C];(&quot;&gt;= &quot;&amp;[.I28]))-COUNTIF([Vertices.C:.C];(&quot;&gt;=&quot;&amp;[.I29]))" office:value-type="float" office:value="0">
            <text:p>0</text:p>
          </table:table-cell>
          <table:table-cell table:style-name="ce151" table:formula="oooc:=[.K27]+(([.$K$45]-[.$K$2])/BINDIVISOR)" office:value-type="string" office:value="#NAME?">
            <text:p>#NAME?</text:p>
          </table:table-cell>
          <table:table-cell table:style-name="ce152" table:formula="oooc:=COUNTIF([Vertices.D:.D];(&quot;&gt;= &quot;&amp;[.K28]))-COUNTIF([Vertices.D:.D];(&quot;&gt;=&quot;&amp;[.K29]))" office:value-type="float" office:value="0">
            <text:p>0</text:p>
          </table:table-cell>
          <table:table-cell table:style-name="ce151" table:formula="oooc:=[.M27]+(([.$M$45]-[.$M$2])/BINDIVISOR)" office:value-type="string" office:value="#NAME?">
            <text:p>#NAME?</text:p>
          </table:table-cell>
          <table:table-cell table:style-name="ce152" table:formula="oooc:=COUNTIF([Vertices.E:.E];(&quot;&gt;= &quot;&amp;[.M28]))-COUNTIF([Vertices.E:.E];(&quot;&gt;=&quot;&amp;[.M29]))" office:value-type="float" office:value="0">
            <text:p>0</text:p>
          </table:table-cell>
          <table:table-cell table:style-name="ce151" table:formula="oooc:=[.O27]+(([.$O$45]-[.$O$2])/BINDIVISOR)" office:value-type="string" office:value="#NAME?">
            <text:p>#NAME?</text:p>
          </table:table-cell>
          <table:table-cell table:style-name="ce152" table:formula="oooc:=COUNTIF([Vertices.F:.F];(&quot;&gt;= &quot;&amp;[.O28]))-COUNTIF([Vertices.F:.F];(&quot;&gt;=&quot;&amp;[.O29]))" office:value-type="float" office:value="0">
            <text:p>0</text:p>
          </table:table-cell>
          <table:table-cell table:style-name="ce151" table:formula="oooc:=[.Q27]+(([.$Q$45]-[.$Q$2])/BINDIVISOR)" office:value-type="string" office:value="#NAME?">
            <text:p>#NAME?</text:p>
          </table:table-cell>
          <table:table-cell table:style-name="ce152" table:formula="oooc:=COUNTIF({};(&quot;&gt;= &quot;&amp;[.Q28]))-COUNTIF({};(&quot;&gt;=&quot;&amp;[.Q29]))" office:value-type="float" office:value="0">
            <text:p>0</text:p>
          </table:table-cell>
          <table:table-cell table:style-name="ce151" table:formula="oooc:=[.S27]+(([.$S$45]-[.$S$2])/BINDIVISOR)" office:value-type="string" office:value="#NAME?">
            <text:p>#NAME?</text:p>
          </table:table-cell>
          <table:table-cell table:style-name="ce152" table:formula="oooc:=COUNTIF([Vertices.H:.H];(&quot;&gt;= &quot;&amp;[.S28]))-COUNTIF([Vertices.H:.H];(&quot;&gt;=&quot;&amp;[.S29]))" office:value-type="float" office:value="0">
            <text:p>0</text:p>
          </table:table-cell>
          <table:table-cell table:style-name="ce151" table:formula="oooc:=[.U27]+(([.$U$45]-[.$U$2])/BINDIVISOR)" office:value-type="string" office:value="#NAME?">
            <text:p>#NAME?</text:p>
          </table:table-cell>
          <table:table-cell table:style-name="ce152" table:formula="oooc:=COUNTIF([Vertices.G:.G];(&quot;&gt;= &quot;&amp;[.U28]))-COUNTIF([Vertices.G:.G];(&quot;&gt;=&quot;&amp;[.U29]))" office:value-type="float" office:value="0">
            <text:p>0</text:p>
          </table:table-cell>
          <table:table-cell table:style-name="ce151" table:formula="oooc:=[.W27]+(([.$W$45]-[.$W$2])/BINDIVISOR)" office:value-type="string" office:value="#NAME?">
            <text:p>#NAME?</text:p>
          </table:table-cell>
          <table:table-cell table:style-name="ce153" table:formula="oooc:=COUNTIF({};(&quot;&gt;= &quot;&amp;[.W28]))-COUNTIF({};(&quot;&gt;=&quot;&amp;[.W29]))" office:value-type="float" office:value="0">
            <text:p>0</text:p>
          </table:table-cell>
          <table:table-cell table:style-name="ce154" table:formula="oooc:=[.Y2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8]))-COUNTIF(INDIRECT(DYNAMICFILTERSOURCECOLUMNRANGE);(&quot;&gt;=&quot;&amp;[.Y29]))" office:value-type="string" office:value="#NAME?">
            <text:p>#NAME?</text:p>
          </table:table-cell>
        </table:table-row>
        <table:table-row table:style-name="ro29">
          <table:table-cell table:style-name="ce155" table:number-columns-spanned="2" table:number-rows-spanned="1" office:value-type="string">
            <text:p>Degree Out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28]+(([.$I$45]-[.$I$2])/BINDIVISOR)" office:value-type="string" office:value="#NAME?">
            <text:p>#NAME?</text:p>
          </table:table-cell>
          <table:table-cell table:style-name="ce144" table:formula="oooc:=COUNTIF([Vertices.C:.C];(&quot;&gt;= &quot;&amp;[.I29]))-COUNTIF([Vertices.C:.C];(&quot;&gt;=&quot;&amp;[.I30]))" office:value-type="float" office:value="0">
            <text:p>0</text:p>
          </table:table-cell>
          <table:table-cell table:style-name="ce156" table:formula="oooc:=[.K28]+(([.$K$45]-[.$K$2])/BINDIVISOR)" office:value-type="string" office:value="#NAME?">
            <text:p>#NAME?</text:p>
          </table:table-cell>
          <table:table-cell table:style-name="ce152" table:formula="oooc:=COUNTIF([Vertices.D:.D];(&quot;&gt;= &quot;&amp;[.K29]))-COUNTIF([Vertices.D:.D];(&quot;&gt;=&quot;&amp;[.K30]))" office:value-type="float" office:value="0">
            <text:p>0</text:p>
          </table:table-cell>
          <table:table-cell table:style-name="ce156" table:formula="oooc:=[.M28]+(([.$M$45]-[.$M$2])/BINDIVISOR)" office:value-type="string" office:value="#NAME?">
            <text:p>#NAME?</text:p>
          </table:table-cell>
          <table:table-cell table:style-name="ce152" table:formula="oooc:=COUNTIF([Vertices.E:.E];(&quot;&gt;= &quot;&amp;[.M29]))-COUNTIF([Vertices.E:.E];(&quot;&gt;=&quot;&amp;[.M30]))" office:value-type="float" office:value="0">
            <text:p>0</text:p>
          </table:table-cell>
          <table:table-cell table:style-name="ce156" table:formula="oooc:=[.O28]+(([.$O$45]-[.$O$2])/BINDIVISOR)" office:value-type="string" office:value="#NAME?">
            <text:p>#NAME?</text:p>
          </table:table-cell>
          <table:table-cell table:style-name="ce152" table:formula="oooc:=COUNTIF([Vertices.F:.F];(&quot;&gt;= &quot;&amp;[.O29]))-COUNTIF([Vertices.F:.F];(&quot;&gt;=&quot;&amp;[.O30]))" office:value-type="float" office:value="0">
            <text:p>0</text:p>
          </table:table-cell>
          <table:table-cell table:style-name="ce156" table:formula="oooc:=[.Q28]+(([.$Q$45]-[.$Q$2])/BINDIVISOR)" office:value-type="string" office:value="#NAME?">
            <text:p>#NAME?</text:p>
          </table:table-cell>
          <table:table-cell table:style-name="ce157" table:formula="oooc:=COUNTIF({};(&quot;&gt;= &quot;&amp;[.Q29]))-COUNTIF({};(&quot;&gt;=&quot;&amp;[.Q30]))" office:value-type="float" office:value="0">
            <text:p>0</text:p>
          </table:table-cell>
          <table:table-cell table:style-name="ce156" table:formula="oooc:=[.S28]+(([.$S$45]-[.$S$2])/BINDIVISOR)" office:value-type="string" office:value="#NAME?">
            <text:p>#NAME?</text:p>
          </table:table-cell>
          <table:table-cell table:style-name="ce152" table:formula="oooc:=COUNTIF([Vertices.H:.H];(&quot;&gt;= &quot;&amp;[.S29]))-COUNTIF([Vertices.H:.H];(&quot;&gt;=&quot;&amp;[.S30]))" office:value-type="float" office:value="0">
            <text:p>0</text:p>
          </table:table-cell>
          <table:table-cell table:style-name="ce156" table:formula="oooc:=[.U28]+(([.$U$45]-[.$U$2])/BINDIVISOR)" office:value-type="string" office:value="#NAME?">
            <text:p>#NAME?</text:p>
          </table:table-cell>
          <table:table-cell table:style-name="ce152" table:formula="oooc:=COUNTIF([Vertices.G:.G];(&quot;&gt;= &quot;&amp;[.U29]))-COUNTIF([Vertices.G:.G];(&quot;&gt;=&quot;&amp;[.U30]))" office:value-type="float" office:value="0">
            <text:p>0</text:p>
          </table:table-cell>
          <table:table-cell table:style-name="ce156" table:formula="oooc:=[.W28]+(([.$W$45]-[.$W$2])/BINDIVISOR)" office:value-type="string" office:value="#NAME?">
            <text:p>#NAME?</text:p>
          </table:table-cell>
          <table:table-cell table:style-name="ce158" table:formula="oooc:=COUNTIF({};(&quot;&gt;= &quot;&amp;[.W29]))-COUNTIF({};(&quot;&gt;=&quot;&amp;[.W30]))" office:value-type="float" office:value="0">
            <text:p>0</text:p>
          </table:table-cell>
          <table:table-cell table:style-name="ce159" table:formula="oooc:=[.Y2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9]))-COUNTIF(INDIRECT(DYNAMICFILTERSOURCECOLUMNRANGE);(&quot;&gt;=&quot;&amp;[.Y30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29]+(([.$I$45]-[.$I$2])/BINDIVISOR)" office:value-type="string" office:value="#NAME?">
            <text:p>#NAME?</text:p>
          </table:table-cell>
          <table:table-cell table:style-name="ce144" table:formula="oooc:=COUNTIF([Vertices.C:.C];(&quot;&gt;= &quot;&amp;[.I30]))-COUNTIF([Vertices.C:.C];(&quot;&gt;=&quot;&amp;[.I31]))" office:value-type="float" office:value="0">
            <text:p>0</text:p>
          </table:table-cell>
          <table:table-cell table:style-name="ce151" table:formula="oooc:=[.K29]+(([.$K$45]-[.$K$2])/BINDIVISOR)" office:value-type="string" office:value="#NAME?">
            <text:p>#NAME?</text:p>
          </table:table-cell>
          <table:table-cell table:style-name="ce152" table:formula="oooc:=COUNTIF([Vertices.D:.D];(&quot;&gt;= &quot;&amp;[.K30]))-COUNTIF([Vertices.D:.D];(&quot;&gt;=&quot;&amp;[.K31]))" office:value-type="float" office:value="0">
            <text:p>0</text:p>
          </table:table-cell>
          <table:table-cell table:style-name="ce151" table:formula="oooc:=[.M29]+(([.$M$45]-[.$M$2])/BINDIVISOR)" office:value-type="string" office:value="#NAME?">
            <text:p>#NAME?</text:p>
          </table:table-cell>
          <table:table-cell table:style-name="ce152" table:formula="oooc:=COUNTIF([Vertices.E:.E];(&quot;&gt;= &quot;&amp;[.M30]))-COUNTIF([Vertices.E:.E];(&quot;&gt;=&quot;&amp;[.M31]))" office:value-type="float" office:value="0">
            <text:p>0</text:p>
          </table:table-cell>
          <table:table-cell table:style-name="ce151" table:formula="oooc:=[.O29]+(([.$O$45]-[.$O$2])/BINDIVISOR)" office:value-type="string" office:value="#NAME?">
            <text:p>#NAME?</text:p>
          </table:table-cell>
          <table:table-cell table:style-name="ce152" table:formula="oooc:=COUNTIF([Vertices.F:.F];(&quot;&gt;= &quot;&amp;[.O30]))-COUNTIF([Vertices.F:.F];(&quot;&gt;=&quot;&amp;[.O31]))" office:value-type="float" office:value="0">
            <text:p>0</text:p>
          </table:table-cell>
          <table:table-cell table:style-name="ce151" table:formula="oooc:=[.Q29]+(([.$Q$45]-[.$Q$2])/BINDIVISOR)" office:value-type="string" office:value="#NAME?">
            <text:p>#NAME?</text:p>
          </table:table-cell>
          <table:table-cell table:style-name="ce152" table:formula="oooc:=COUNTIF({};(&quot;&gt;= &quot;&amp;[.Q30]))-COUNTIF({};(&quot;&gt;=&quot;&amp;[.Q31]))" office:value-type="float" office:value="0">
            <text:p>0</text:p>
          </table:table-cell>
          <table:table-cell table:style-name="ce151" table:formula="oooc:=[.S29]+(([.$S$45]-[.$S$2])/BINDIVISOR)" office:value-type="string" office:value="#NAME?">
            <text:p>#NAME?</text:p>
          </table:table-cell>
          <table:table-cell table:style-name="ce152" table:formula="oooc:=COUNTIF([Vertices.H:.H];(&quot;&gt;= &quot;&amp;[.S30]))-COUNTIF([Vertices.H:.H];(&quot;&gt;=&quot;&amp;[.S31]))" office:value-type="float" office:value="0">
            <text:p>0</text:p>
          </table:table-cell>
          <table:table-cell table:style-name="ce151" table:formula="oooc:=[.U29]+(([.$U$45]-[.$U$2])/BINDIVISOR)" office:value-type="string" office:value="#NAME?">
            <text:p>#NAME?</text:p>
          </table:table-cell>
          <table:table-cell table:style-name="ce152" table:formula="oooc:=COUNTIF([Vertices.G:.G];(&quot;&gt;= &quot;&amp;[.U30]))-COUNTIF([Vertices.G:.G];(&quot;&gt;=&quot;&amp;[.U31]))" office:value-type="float" office:value="0">
            <text:p>0</text:p>
          </table:table-cell>
          <table:table-cell table:style-name="ce151" table:formula="oooc:=[.W29]+(([.$W$45]-[.$W$2])/BINDIVISOR)" office:value-type="string" office:value="#NAME?">
            <text:p>#NAME?</text:p>
          </table:table-cell>
          <table:table-cell table:style-name="ce153" table:formula="oooc:=COUNTIF({};(&quot;&gt;= &quot;&amp;[.W30]))-COUNTIF({};(&quot;&gt;=&quot;&amp;[.W31]))" office:value-type="float" office:value="0">
            <text:p>0</text:p>
          </table:table-cell>
          <table:table-cell table:style-name="ce154" table:formula="oooc:=[.Y2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0]))-COUNTIF(INDIRECT(DYNAMICFILTERSOURCECOLUMNRANGE);(&quot;&gt;=&quot;&amp;[.Y31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0]+(([.$I$45]-[.$I$2])/BINDIVISOR)" office:value-type="string" office:value="#NAME?">
            <text:p>#NAME?</text:p>
          </table:table-cell>
          <table:table-cell table:style-name="ce144" table:formula="oooc:=COUNTIF([Vertices.C:.C];(&quot;&gt;= &quot;&amp;[.I31]))-COUNTIF([Vertices.C:.C];(&quot;&gt;=&quot;&amp;[.I32]))" office:value-type="float" office:value="0">
            <text:p>0</text:p>
          </table:table-cell>
          <table:table-cell table:style-name="ce156" table:formula="oooc:=[.K30]+(([.$K$45]-[.$K$2])/BINDIVISOR)" office:value-type="string" office:value="#NAME?">
            <text:p>#NAME?</text:p>
          </table:table-cell>
          <table:table-cell table:style-name="ce152" table:formula="oooc:=COUNTIF([Vertices.D:.D];(&quot;&gt;= &quot;&amp;[.K31]))-COUNTIF([Vertices.D:.D];(&quot;&gt;=&quot;&amp;[.K32]))" office:value-type="float" office:value="0">
            <text:p>0</text:p>
          </table:table-cell>
          <table:table-cell table:style-name="ce156" table:formula="oooc:=[.M30]+(([.$M$45]-[.$M$2])/BINDIVISOR)" office:value-type="string" office:value="#NAME?">
            <text:p>#NAME?</text:p>
          </table:table-cell>
          <table:table-cell table:style-name="ce152" table:formula="oooc:=COUNTIF([Vertices.E:.E];(&quot;&gt;= &quot;&amp;[.M31]))-COUNTIF([Vertices.E:.E];(&quot;&gt;=&quot;&amp;[.M32]))" office:value-type="float" office:value="0">
            <text:p>0</text:p>
          </table:table-cell>
          <table:table-cell table:style-name="ce156" table:formula="oooc:=[.O30]+(([.$O$45]-[.$O$2])/BINDIVISOR)" office:value-type="string" office:value="#NAME?">
            <text:p>#NAME?</text:p>
          </table:table-cell>
          <table:table-cell table:style-name="ce152" table:formula="oooc:=COUNTIF([Vertices.F:.F];(&quot;&gt;= &quot;&amp;[.O31]))-COUNTIF([Vertices.F:.F];(&quot;&gt;=&quot;&amp;[.O32]))" office:value-type="float" office:value="0">
            <text:p>0</text:p>
          </table:table-cell>
          <table:table-cell table:style-name="ce156" table:formula="oooc:=[.Q30]+(([.$Q$45]-[.$Q$2])/BINDIVISOR)" office:value-type="string" office:value="#NAME?">
            <text:p>#NAME?</text:p>
          </table:table-cell>
          <table:table-cell table:style-name="ce157" table:formula="oooc:=COUNTIF({};(&quot;&gt;= &quot;&amp;[.Q31]))-COUNTIF({};(&quot;&gt;=&quot;&amp;[.Q32]))" office:value-type="float" office:value="0">
            <text:p>0</text:p>
          </table:table-cell>
          <table:table-cell table:style-name="ce156" table:formula="oooc:=[.S30]+(([.$S$45]-[.$S$2])/BINDIVISOR)" office:value-type="string" office:value="#NAME?">
            <text:p>#NAME?</text:p>
          </table:table-cell>
          <table:table-cell table:style-name="ce152" table:formula="oooc:=COUNTIF([Vertices.H:.H];(&quot;&gt;= &quot;&amp;[.S31]))-COUNTIF([Vertices.H:.H];(&quot;&gt;=&quot;&amp;[.S32]))" office:value-type="float" office:value="0">
            <text:p>0</text:p>
          </table:table-cell>
          <table:table-cell table:style-name="ce156" table:formula="oooc:=[.U30]+(([.$U$45]-[.$U$2])/BINDIVISOR)" office:value-type="string" office:value="#NAME?">
            <text:p>#NAME?</text:p>
          </table:table-cell>
          <table:table-cell table:style-name="ce152" table:formula="oooc:=COUNTIF([Vertices.G:.G];(&quot;&gt;= &quot;&amp;[.U31]))-COUNTIF([Vertices.G:.G];(&quot;&gt;=&quot;&amp;[.U32]))" office:value-type="float" office:value="0">
            <text:p>0</text:p>
          </table:table-cell>
          <table:table-cell table:style-name="ce156" table:formula="oooc:=[.W30]+(([.$W$45]-[.$W$2])/BINDIVISOR)" office:value-type="string" office:value="#NAME?">
            <text:p>#NAME?</text:p>
          </table:table-cell>
          <table:table-cell table:style-name="ce158" table:formula="oooc:=COUNTIF({};(&quot;&gt;= &quot;&amp;[.W31]))-COUNTIF({};(&quot;&gt;=&quot;&amp;[.W32]))" office:value-type="float" office:value="0">
            <text:p>0</text:p>
          </table:table-cell>
          <table:table-cell table:style-name="ce159" table:formula="oooc:=[.Y3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1]))-COUNTIF(INDIRECT(DYNAMICFILTERSOURCECOLUMNRANGE);(&quot;&gt;=&quot;&amp;[.Y32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1]+(([.$I$45]-[.$I$2])/BINDIVISOR)" office:value-type="string" office:value="#NAME?">
            <text:p>#NAME?</text:p>
          </table:table-cell>
          <table:table-cell table:style-name="ce144" table:formula="oooc:=COUNTIF([Vertices.C:.C];(&quot;&gt;= &quot;&amp;[.I32]))-COUNTIF([Vertices.C:.C];(&quot;&gt;=&quot;&amp;[.I33]))" office:value-type="float" office:value="0">
            <text:p>0</text:p>
          </table:table-cell>
          <table:table-cell table:style-name="ce151" table:formula="oooc:=[.K31]+(([.$K$45]-[.$K$2])/BINDIVISOR)" office:value-type="string" office:value="#NAME?">
            <text:p>#NAME?</text:p>
          </table:table-cell>
          <table:table-cell table:style-name="ce152" table:formula="oooc:=COUNTIF([Vertices.D:.D];(&quot;&gt;= &quot;&amp;[.K32]))-COUNTIF([Vertices.D:.D];(&quot;&gt;=&quot;&amp;[.K33]))" office:value-type="float" office:value="0">
            <text:p>0</text:p>
          </table:table-cell>
          <table:table-cell table:style-name="ce151" table:formula="oooc:=[.M31]+(([.$M$45]-[.$M$2])/BINDIVISOR)" office:value-type="string" office:value="#NAME?">
            <text:p>#NAME?</text:p>
          </table:table-cell>
          <table:table-cell table:style-name="ce152" table:formula="oooc:=COUNTIF([Vertices.E:.E];(&quot;&gt;= &quot;&amp;[.M32]))-COUNTIF([Vertices.E:.E];(&quot;&gt;=&quot;&amp;[.M33]))" office:value-type="float" office:value="0">
            <text:p>0</text:p>
          </table:table-cell>
          <table:table-cell table:style-name="ce151" table:formula="oooc:=[.O31]+(([.$O$45]-[.$O$2])/BINDIVISOR)" office:value-type="string" office:value="#NAME?">
            <text:p>#NAME?</text:p>
          </table:table-cell>
          <table:table-cell table:style-name="ce152" table:formula="oooc:=COUNTIF([Vertices.F:.F];(&quot;&gt;= &quot;&amp;[.O32]))-COUNTIF([Vertices.F:.F];(&quot;&gt;=&quot;&amp;[.O33]))" office:value-type="float" office:value="0">
            <text:p>0</text:p>
          </table:table-cell>
          <table:table-cell table:style-name="ce151" table:formula="oooc:=[.Q31]+(([.$Q$45]-[.$Q$2])/BINDIVISOR)" office:value-type="string" office:value="#NAME?">
            <text:p>#NAME?</text:p>
          </table:table-cell>
          <table:table-cell table:style-name="ce152" table:formula="oooc:=COUNTIF({};(&quot;&gt;= &quot;&amp;[.Q32]))-COUNTIF({};(&quot;&gt;=&quot;&amp;[.Q33]))" office:value-type="float" office:value="0">
            <text:p>0</text:p>
          </table:table-cell>
          <table:table-cell table:style-name="ce151" table:formula="oooc:=[.S31]+(([.$S$45]-[.$S$2])/BINDIVISOR)" office:value-type="string" office:value="#NAME?">
            <text:p>#NAME?</text:p>
          </table:table-cell>
          <table:table-cell table:style-name="ce152" table:formula="oooc:=COUNTIF([Vertices.H:.H];(&quot;&gt;= &quot;&amp;[.S32]))-COUNTIF([Vertices.H:.H];(&quot;&gt;=&quot;&amp;[.S33]))" office:value-type="float" office:value="0">
            <text:p>0</text:p>
          </table:table-cell>
          <table:table-cell table:style-name="ce151" table:formula="oooc:=[.U31]+(([.$U$45]-[.$U$2])/BINDIVISOR)" office:value-type="string" office:value="#NAME?">
            <text:p>#NAME?</text:p>
          </table:table-cell>
          <table:table-cell table:style-name="ce152" table:formula="oooc:=COUNTIF([Vertices.G:.G];(&quot;&gt;= &quot;&amp;[.U32]))-COUNTIF([Vertices.G:.G];(&quot;&gt;=&quot;&amp;[.U33]))" office:value-type="float" office:value="0">
            <text:p>0</text:p>
          </table:table-cell>
          <table:table-cell table:style-name="ce151" table:formula="oooc:=[.W31]+(([.$W$45]-[.$W$2])/BINDIVISOR)" office:value-type="string" office:value="#NAME?">
            <text:p>#NAME?</text:p>
          </table:table-cell>
          <table:table-cell table:style-name="ce153" table:formula="oooc:=COUNTIF({};(&quot;&gt;= &quot;&amp;[.W32]))-COUNTIF({};(&quot;&gt;=&quot;&amp;[.W33]))" office:value-type="float" office:value="0">
            <text:p>0</text:p>
          </table:table-cell>
          <table:table-cell table:style-name="ce154" table:formula="oooc:=[.Y3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2]))-COUNTIF(INDIRECT(DYNAMICFILTERSOURCECOLUMNRANGE);(&quot;&gt;=&quot;&amp;[.Y3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2]+(([.$I$45]-[.$I$2])/BINDIVISOR)" office:value-type="string" office:value="#NAME?">
            <text:p>#NAME?</text:p>
          </table:table-cell>
          <table:table-cell table:style-name="ce144" table:formula="oooc:=COUNTIF([Vertices.C:.C];(&quot;&gt;= &quot;&amp;[.I33]))-COUNTIF([Vertices.C:.C];(&quot;&gt;=&quot;&amp;[.I34]))" office:value-type="float" office:value="0">
            <text:p>0</text:p>
          </table:table-cell>
          <table:table-cell table:style-name="ce156" table:formula="oooc:=[.K32]+(([.$K$45]-[.$K$2])/BINDIVISOR)" office:value-type="string" office:value="#NAME?">
            <text:p>#NAME?</text:p>
          </table:table-cell>
          <table:table-cell table:style-name="ce152" table:formula="oooc:=COUNTIF([Vertices.D:.D];(&quot;&gt;= &quot;&amp;[.K33]))-COUNTIF([Vertices.D:.D];(&quot;&gt;=&quot;&amp;[.K34]))" office:value-type="float" office:value="0">
            <text:p>0</text:p>
          </table:table-cell>
          <table:table-cell table:style-name="ce156" table:formula="oooc:=[.M32]+(([.$M$45]-[.$M$2])/BINDIVISOR)" office:value-type="string" office:value="#NAME?">
            <text:p>#NAME?</text:p>
          </table:table-cell>
          <table:table-cell table:style-name="ce152" table:formula="oooc:=COUNTIF([Vertices.E:.E];(&quot;&gt;= &quot;&amp;[.M33]))-COUNTIF([Vertices.E:.E];(&quot;&gt;=&quot;&amp;[.M34]))" office:value-type="float" office:value="0">
            <text:p>0</text:p>
          </table:table-cell>
          <table:table-cell table:style-name="ce156" table:formula="oooc:=[.O32]+(([.$O$45]-[.$O$2])/BINDIVISOR)" office:value-type="string" office:value="#NAME?">
            <text:p>#NAME?</text:p>
          </table:table-cell>
          <table:table-cell table:style-name="ce152" table:formula="oooc:=COUNTIF([Vertices.F:.F];(&quot;&gt;= &quot;&amp;[.O33]))-COUNTIF([Vertices.F:.F];(&quot;&gt;=&quot;&amp;[.O34]))" office:value-type="float" office:value="0">
            <text:p>0</text:p>
          </table:table-cell>
          <table:table-cell table:style-name="ce156" table:formula="oooc:=[.Q32]+(([.$Q$45]-[.$Q$2])/BINDIVISOR)" office:value-type="string" office:value="#NAME?">
            <text:p>#NAME?</text:p>
          </table:table-cell>
          <table:table-cell table:style-name="ce157" table:formula="oooc:=COUNTIF({};(&quot;&gt;= &quot;&amp;[.Q33]))-COUNTIF({};(&quot;&gt;=&quot;&amp;[.Q34]))" office:value-type="float" office:value="0">
            <text:p>0</text:p>
          </table:table-cell>
          <table:table-cell table:style-name="ce156" table:formula="oooc:=[.S32]+(([.$S$45]-[.$S$2])/BINDIVISOR)" office:value-type="string" office:value="#NAME?">
            <text:p>#NAME?</text:p>
          </table:table-cell>
          <table:table-cell table:style-name="ce152" table:formula="oooc:=COUNTIF([Vertices.H:.H];(&quot;&gt;= &quot;&amp;[.S33]))-COUNTIF([Vertices.H:.H];(&quot;&gt;=&quot;&amp;[.S34]))" office:value-type="float" office:value="0">
            <text:p>0</text:p>
          </table:table-cell>
          <table:table-cell table:style-name="ce156" table:formula="oooc:=[.U32]+(([.$U$45]-[.$U$2])/BINDIVISOR)" office:value-type="string" office:value="#NAME?">
            <text:p>#NAME?</text:p>
          </table:table-cell>
          <table:table-cell table:style-name="ce152" table:formula="oooc:=COUNTIF([Vertices.G:.G];(&quot;&gt;= &quot;&amp;[.U33]))-COUNTIF([Vertices.G:.G];(&quot;&gt;=&quot;&amp;[.U34]))" office:value-type="float" office:value="0">
            <text:p>0</text:p>
          </table:table-cell>
          <table:table-cell table:style-name="ce156" table:formula="oooc:=[.W32]+(([.$W$45]-[.$W$2])/BINDIVISOR)" office:value-type="string" office:value="#NAME?">
            <text:p>#NAME?</text:p>
          </table:table-cell>
          <table:table-cell table:style-name="ce158" table:formula="oooc:=COUNTIF({};(&quot;&gt;= &quot;&amp;[.W33]))-COUNTIF({};(&quot;&gt;=&quot;&amp;[.W34]))" office:value-type="float" office:value="0">
            <text:p>0</text:p>
          </table:table-cell>
          <table:table-cell table:style-name="ce159" table:formula="oooc:=[.Y3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3]))-COUNTIF(INDIRECT(DYNAMICFILTERSOURCECOLUMNRANGE);(&quot;&gt;=&quot;&amp;[.Y34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3]+(([.$I$45]-[.$I$2])/BINDIVISOR)" office:value-type="string" office:value="#NAME?">
            <text:p>#NAME?</text:p>
          </table:table-cell>
          <table:table-cell table:style-name="ce144" table:formula="oooc:=COUNTIF([Vertices.C:.C];(&quot;&gt;= &quot;&amp;[.I34]))-COUNTIF([Vertices.C:.C];(&quot;&gt;=&quot;&amp;[.I35]))" office:value-type="float" office:value="0">
            <text:p>0</text:p>
          </table:table-cell>
          <table:table-cell table:style-name="ce151" table:formula="oooc:=[.K33]+(([.$K$45]-[.$K$2])/BINDIVISOR)" office:value-type="string" office:value="#NAME?">
            <text:p>#NAME?</text:p>
          </table:table-cell>
          <table:table-cell table:style-name="ce152" table:formula="oooc:=COUNTIF([Vertices.D:.D];(&quot;&gt;= &quot;&amp;[.K34]))-COUNTIF([Vertices.D:.D];(&quot;&gt;=&quot;&amp;[.K35]))" office:value-type="float" office:value="0">
            <text:p>0</text:p>
          </table:table-cell>
          <table:table-cell table:style-name="ce151" table:formula="oooc:=[.M33]+(([.$M$45]-[.$M$2])/BINDIVISOR)" office:value-type="string" office:value="#NAME?">
            <text:p>#NAME?</text:p>
          </table:table-cell>
          <table:table-cell table:style-name="ce152" table:formula="oooc:=COUNTIF([Vertices.E:.E];(&quot;&gt;= &quot;&amp;[.M34]))-COUNTIF([Vertices.E:.E];(&quot;&gt;=&quot;&amp;[.M35]))" office:value-type="float" office:value="0">
            <text:p>0</text:p>
          </table:table-cell>
          <table:table-cell table:style-name="ce151" table:formula="oooc:=[.O33]+(([.$O$45]-[.$O$2])/BINDIVISOR)" office:value-type="string" office:value="#NAME?">
            <text:p>#NAME?</text:p>
          </table:table-cell>
          <table:table-cell table:style-name="ce152" table:formula="oooc:=COUNTIF([Vertices.F:.F];(&quot;&gt;= &quot;&amp;[.O34]))-COUNTIF([Vertices.F:.F];(&quot;&gt;=&quot;&amp;[.O35]))" office:value-type="float" office:value="0">
            <text:p>0</text:p>
          </table:table-cell>
          <table:table-cell table:style-name="ce151" table:formula="oooc:=[.Q33]+(([.$Q$45]-[.$Q$2])/BINDIVISOR)" office:value-type="string" office:value="#NAME?">
            <text:p>#NAME?</text:p>
          </table:table-cell>
          <table:table-cell table:style-name="ce152" table:formula="oooc:=COUNTIF({};(&quot;&gt;= &quot;&amp;[.Q34]))-COUNTIF({};(&quot;&gt;=&quot;&amp;[.Q35]))" office:value-type="float" office:value="0">
            <text:p>0</text:p>
          </table:table-cell>
          <table:table-cell table:style-name="ce151" table:formula="oooc:=[.S33]+(([.$S$45]-[.$S$2])/BINDIVISOR)" office:value-type="string" office:value="#NAME?">
            <text:p>#NAME?</text:p>
          </table:table-cell>
          <table:table-cell table:style-name="ce152" table:formula="oooc:=COUNTIF([Vertices.H:.H];(&quot;&gt;= &quot;&amp;[.S34]))-COUNTIF([Vertices.H:.H];(&quot;&gt;=&quot;&amp;[.S35]))" office:value-type="float" office:value="0">
            <text:p>0</text:p>
          </table:table-cell>
          <table:table-cell table:style-name="ce151" table:formula="oooc:=[.U33]+(([.$U$45]-[.$U$2])/BINDIVISOR)" office:value-type="string" office:value="#NAME?">
            <text:p>#NAME?</text:p>
          </table:table-cell>
          <table:table-cell table:style-name="ce152" table:formula="oooc:=COUNTIF([Vertices.G:.G];(&quot;&gt;= &quot;&amp;[.U34]))-COUNTIF([Vertices.G:.G];(&quot;&gt;=&quot;&amp;[.U35]))" office:value-type="float" office:value="0">
            <text:p>0</text:p>
          </table:table-cell>
          <table:table-cell table:style-name="ce151" table:formula="oooc:=[.W33]+(([.$W$45]-[.$W$2])/BINDIVISOR)" office:value-type="string" office:value="#NAME?">
            <text:p>#NAME?</text:p>
          </table:table-cell>
          <table:table-cell table:style-name="ce153" table:formula="oooc:=COUNTIF({};(&quot;&gt;= &quot;&amp;[.W34]))-COUNTIF({};(&quot;&gt;=&quot;&amp;[.W35]))" office:value-type="float" office:value="0">
            <text:p>0</text:p>
          </table:table-cell>
          <table:table-cell table:style-name="ce154" table:formula="oooc:=[.Y3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4]))-COUNTIF(INDIRECT(DYNAMICFILTERSOURCECOLUMNRANGE);(&quot;&gt;=&quot;&amp;[.Y35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4]+(([.$I$45]-[.$I$2])/BINDIVISOR)" office:value-type="string" office:value="#NAME?">
            <text:p>#NAME?</text:p>
          </table:table-cell>
          <table:table-cell table:style-name="ce144" table:formula="oooc:=COUNTIF([Vertices.C:.C];(&quot;&gt;= &quot;&amp;[.I35]))-COUNTIF([Vertices.C:.C];(&quot;&gt;=&quot;&amp;[.I36]))" office:value-type="float" office:value="0">
            <text:p>0</text:p>
          </table:table-cell>
          <table:table-cell table:style-name="ce156" table:formula="oooc:=[.K34]+(([.$K$45]-[.$K$2])/BINDIVISOR)" office:value-type="string" office:value="#NAME?">
            <text:p>#NAME?</text:p>
          </table:table-cell>
          <table:table-cell table:style-name="ce152" table:formula="oooc:=COUNTIF([Vertices.D:.D];(&quot;&gt;= &quot;&amp;[.K35]))-COUNTIF([Vertices.D:.D];(&quot;&gt;=&quot;&amp;[.K36]))" office:value-type="float" office:value="0">
            <text:p>0</text:p>
          </table:table-cell>
          <table:table-cell table:style-name="ce156" table:formula="oooc:=[.M34]+(([.$M$45]-[.$M$2])/BINDIVISOR)" office:value-type="string" office:value="#NAME?">
            <text:p>#NAME?</text:p>
          </table:table-cell>
          <table:table-cell table:style-name="ce152" table:formula="oooc:=COUNTIF([Vertices.E:.E];(&quot;&gt;= &quot;&amp;[.M35]))-COUNTIF([Vertices.E:.E];(&quot;&gt;=&quot;&amp;[.M36]))" office:value-type="float" office:value="0">
            <text:p>0</text:p>
          </table:table-cell>
          <table:table-cell table:style-name="ce156" table:formula="oooc:=[.O34]+(([.$O$45]-[.$O$2])/BINDIVISOR)" office:value-type="string" office:value="#NAME?">
            <text:p>#NAME?</text:p>
          </table:table-cell>
          <table:table-cell table:style-name="ce152" table:formula="oooc:=COUNTIF([Vertices.F:.F];(&quot;&gt;= &quot;&amp;[.O35]))-COUNTIF([Vertices.F:.F];(&quot;&gt;=&quot;&amp;[.O36]))" office:value-type="float" office:value="0">
            <text:p>0</text:p>
          </table:table-cell>
          <table:table-cell table:style-name="ce156" table:formula="oooc:=[.Q34]+(([.$Q$45]-[.$Q$2])/BINDIVISOR)" office:value-type="string" office:value="#NAME?">
            <text:p>#NAME?</text:p>
          </table:table-cell>
          <table:table-cell table:style-name="ce157" table:formula="oooc:=COUNTIF({};(&quot;&gt;= &quot;&amp;[.Q35]))-COUNTIF({};(&quot;&gt;=&quot;&amp;[.Q36]))" office:value-type="float" office:value="0">
            <text:p>0</text:p>
          </table:table-cell>
          <table:table-cell table:style-name="ce156" table:formula="oooc:=[.S34]+(([.$S$45]-[.$S$2])/BINDIVISOR)" office:value-type="string" office:value="#NAME?">
            <text:p>#NAME?</text:p>
          </table:table-cell>
          <table:table-cell table:style-name="ce152" table:formula="oooc:=COUNTIF([Vertices.H:.H];(&quot;&gt;= &quot;&amp;[.S35]))-COUNTIF([Vertices.H:.H];(&quot;&gt;=&quot;&amp;[.S36]))" office:value-type="float" office:value="0">
            <text:p>0</text:p>
          </table:table-cell>
          <table:table-cell table:style-name="ce156" table:formula="oooc:=[.U34]+(([.$U$45]-[.$U$2])/BINDIVISOR)" office:value-type="string" office:value="#NAME?">
            <text:p>#NAME?</text:p>
          </table:table-cell>
          <table:table-cell table:style-name="ce152" table:formula="oooc:=COUNTIF([Vertices.G:.G];(&quot;&gt;= &quot;&amp;[.U35]))-COUNTIF([Vertices.G:.G];(&quot;&gt;=&quot;&amp;[.U36]))" office:value-type="float" office:value="0">
            <text:p>0</text:p>
          </table:table-cell>
          <table:table-cell table:style-name="ce156" table:formula="oooc:=[.W34]+(([.$W$45]-[.$W$2])/BINDIVISOR)" office:value-type="string" office:value="#NAME?">
            <text:p>#NAME?</text:p>
          </table:table-cell>
          <table:table-cell table:style-name="ce158" table:formula="oooc:=COUNTIF({};(&quot;&gt;= &quot;&amp;[.W35]))-COUNTIF({};(&quot;&gt;=&quot;&amp;[.W36]))" office:value-type="float" office:value="0">
            <text:p>0</text:p>
          </table:table-cell>
          <table:table-cell table:style-name="ce159" table:formula="oooc:=[.Y3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5]))-COUNTIF(INDIRECT(DYNAMICFILTERSOURCECOLUMNRANGE);(&quot;&gt;=&quot;&amp;[.Y3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5]+(([.$I$45]-[.$I$2])/BINDIVISOR)" office:value-type="string" office:value="#NAME?">
            <text:p>#NAME?</text:p>
          </table:table-cell>
          <table:table-cell table:style-name="ce144" table:formula="oooc:=COUNTIF([Vertices.C:.C];(&quot;&gt;= &quot;&amp;[.I36]))-COUNTIF([Vertices.C:.C];(&quot;&gt;=&quot;&amp;[.I37]))" office:value-type="float" office:value="0">
            <text:p>0</text:p>
          </table:table-cell>
          <table:table-cell table:style-name="ce151" table:formula="oooc:=[.K35]+(([.$K$45]-[.$K$2])/BINDIVISOR)" office:value-type="string" office:value="#NAME?">
            <text:p>#NAME?</text:p>
          </table:table-cell>
          <table:table-cell table:style-name="ce152" table:formula="oooc:=COUNTIF([Vertices.D:.D];(&quot;&gt;= &quot;&amp;[.K36]))-COUNTIF([Vertices.D:.D];(&quot;&gt;=&quot;&amp;[.K37]))" office:value-type="float" office:value="0">
            <text:p>0</text:p>
          </table:table-cell>
          <table:table-cell table:style-name="ce151" table:formula="oooc:=[.M35]+(([.$M$45]-[.$M$2])/BINDIVISOR)" office:value-type="string" office:value="#NAME?">
            <text:p>#NAME?</text:p>
          </table:table-cell>
          <table:table-cell table:style-name="ce152" table:formula="oooc:=COUNTIF([Vertices.E:.E];(&quot;&gt;= &quot;&amp;[.M36]))-COUNTIF([Vertices.E:.E];(&quot;&gt;=&quot;&amp;[.M37]))" office:value-type="float" office:value="0">
            <text:p>0</text:p>
          </table:table-cell>
          <table:table-cell table:style-name="ce151" table:formula="oooc:=[.O35]+(([.$O$45]-[.$O$2])/BINDIVISOR)" office:value-type="string" office:value="#NAME?">
            <text:p>#NAME?</text:p>
          </table:table-cell>
          <table:table-cell table:style-name="ce152" table:formula="oooc:=COUNTIF([Vertices.F:.F];(&quot;&gt;= &quot;&amp;[.O36]))-COUNTIF([Vertices.F:.F];(&quot;&gt;=&quot;&amp;[.O37]))" office:value-type="float" office:value="0">
            <text:p>0</text:p>
          </table:table-cell>
          <table:table-cell table:style-name="ce151" table:formula="oooc:=[.Q35]+(([.$Q$45]-[.$Q$2])/BINDIVISOR)" office:value-type="string" office:value="#NAME?">
            <text:p>#NAME?</text:p>
          </table:table-cell>
          <table:table-cell table:style-name="ce152" table:formula="oooc:=COUNTIF({};(&quot;&gt;= &quot;&amp;[.Q36]))-COUNTIF({};(&quot;&gt;=&quot;&amp;[.Q37]))" office:value-type="float" office:value="0">
            <text:p>0</text:p>
          </table:table-cell>
          <table:table-cell table:style-name="ce151" table:formula="oooc:=[.S35]+(([.$S$45]-[.$S$2])/BINDIVISOR)" office:value-type="string" office:value="#NAME?">
            <text:p>#NAME?</text:p>
          </table:table-cell>
          <table:table-cell table:style-name="ce152" table:formula="oooc:=COUNTIF([Vertices.H:.H];(&quot;&gt;= &quot;&amp;[.S36]))-COUNTIF([Vertices.H:.H];(&quot;&gt;=&quot;&amp;[.S37]))" office:value-type="float" office:value="0">
            <text:p>0</text:p>
          </table:table-cell>
          <table:table-cell table:style-name="ce151" table:formula="oooc:=[.U35]+(([.$U$45]-[.$U$2])/BINDIVISOR)" office:value-type="string" office:value="#NAME?">
            <text:p>#NAME?</text:p>
          </table:table-cell>
          <table:table-cell table:style-name="ce152" table:formula="oooc:=COUNTIF([Vertices.G:.G];(&quot;&gt;= &quot;&amp;[.U36]))-COUNTIF([Vertices.G:.G];(&quot;&gt;=&quot;&amp;[.U37]))" office:value-type="float" office:value="0">
            <text:p>0</text:p>
          </table:table-cell>
          <table:table-cell table:style-name="ce151" table:formula="oooc:=[.W35]+(([.$W$45]-[.$W$2])/BINDIVISOR)" office:value-type="string" office:value="#NAME?">
            <text:p>#NAME?</text:p>
          </table:table-cell>
          <table:table-cell table:style-name="ce153" table:formula="oooc:=COUNTIF({};(&quot;&gt;= &quot;&amp;[.W36]))-COUNTIF({};(&quot;&gt;=&quot;&amp;[.W37]))" office:value-type="float" office:value="0">
            <text:p>0</text:p>
          </table:table-cell>
          <table:table-cell table:style-name="ce154" table:formula="oooc:=[.Y3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6]))-COUNTIF(INDIRECT(DYNAMICFILTERSOURCECOLUMNRANGE);(&quot;&gt;=&quot;&amp;[.Y37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36]+(([.$I$45]-[.$I$2])/BINDIVISOR)" office:value-type="string" office:value="#NAME?">
            <text:p>#NAME?</text:p>
          </table:table-cell>
          <table:table-cell table:style-name="ce144" table:formula="oooc:=COUNTIF([Vertices.C:.C];(&quot;&gt;= &quot;&amp;[.I37]))-COUNTIF([Vertices.C:.C];(&quot;&gt;=&quot;&amp;[.I38]))" office:value-type="float" office:value="0">
            <text:p>0</text:p>
          </table:table-cell>
          <table:table-cell table:style-name="ce156" table:formula="oooc:=[.K36]+(([.$K$45]-[.$K$2])/BINDIVISOR)" office:value-type="string" office:value="#NAME?">
            <text:p>#NAME?</text:p>
          </table:table-cell>
          <table:table-cell table:style-name="ce152" table:formula="oooc:=COUNTIF([Vertices.D:.D];(&quot;&gt;= &quot;&amp;[.K37]))-COUNTIF([Vertices.D:.D];(&quot;&gt;=&quot;&amp;[.K38]))" office:value-type="float" office:value="0">
            <text:p>0</text:p>
          </table:table-cell>
          <table:table-cell table:style-name="ce156" table:formula="oooc:=[.M36]+(([.$M$45]-[.$M$2])/BINDIVISOR)" office:value-type="string" office:value="#NAME?">
            <text:p>#NAME?</text:p>
          </table:table-cell>
          <table:table-cell table:style-name="ce152" table:formula="oooc:=COUNTIF([Vertices.E:.E];(&quot;&gt;= &quot;&amp;[.M37]))-COUNTIF([Vertices.E:.E];(&quot;&gt;=&quot;&amp;[.M38]))" office:value-type="float" office:value="0">
            <text:p>0</text:p>
          </table:table-cell>
          <table:table-cell table:style-name="ce156" table:formula="oooc:=[.O36]+(([.$O$45]-[.$O$2])/BINDIVISOR)" office:value-type="string" office:value="#NAME?">
            <text:p>#NAME?</text:p>
          </table:table-cell>
          <table:table-cell table:style-name="ce152" table:formula="oooc:=COUNTIF([Vertices.F:.F];(&quot;&gt;= &quot;&amp;[.O37]))-COUNTIF([Vertices.F:.F];(&quot;&gt;=&quot;&amp;[.O38]))" office:value-type="float" office:value="0">
            <text:p>0</text:p>
          </table:table-cell>
          <table:table-cell table:style-name="ce156" table:formula="oooc:=[.Q36]+(([.$Q$45]-[.$Q$2])/BINDIVISOR)" office:value-type="string" office:value="#NAME?">
            <text:p>#NAME?</text:p>
          </table:table-cell>
          <table:table-cell table:style-name="ce157" table:formula="oooc:=COUNTIF({};(&quot;&gt;= &quot;&amp;[.Q37]))-COUNTIF({};(&quot;&gt;=&quot;&amp;[.Q38]))" office:value-type="float" office:value="0">
            <text:p>0</text:p>
          </table:table-cell>
          <table:table-cell table:style-name="ce156" table:formula="oooc:=[.S36]+(([.$S$45]-[.$S$2])/BINDIVISOR)" office:value-type="string" office:value="#NAME?">
            <text:p>#NAME?</text:p>
          </table:table-cell>
          <table:table-cell table:style-name="ce152" table:formula="oooc:=COUNTIF([Vertices.H:.H];(&quot;&gt;= &quot;&amp;[.S37]))-COUNTIF([Vertices.H:.H];(&quot;&gt;=&quot;&amp;[.S38]))" office:value-type="float" office:value="0">
            <text:p>0</text:p>
          </table:table-cell>
          <table:table-cell table:style-name="ce156" table:formula="oooc:=[.U36]+(([.$U$45]-[.$U$2])/BINDIVISOR)" office:value-type="string" office:value="#NAME?">
            <text:p>#NAME?</text:p>
          </table:table-cell>
          <table:table-cell table:style-name="ce152" table:formula="oooc:=COUNTIF([Vertices.G:.G];(&quot;&gt;= &quot;&amp;[.U37]))-COUNTIF([Vertices.G:.G];(&quot;&gt;=&quot;&amp;[.U38]))" office:value-type="float" office:value="0">
            <text:p>0</text:p>
          </table:table-cell>
          <table:table-cell table:style-name="ce156" table:formula="oooc:=[.W36]+(([.$W$45]-[.$W$2])/BINDIVISOR)" office:value-type="string" office:value="#NAME?">
            <text:p>#NAME?</text:p>
          </table:table-cell>
          <table:table-cell table:style-name="ce158" table:formula="oooc:=COUNTIF({};(&quot;&gt;= &quot;&amp;[.W37]))-COUNTIF({};(&quot;&gt;=&quot;&amp;[.W38]))" office:value-type="float" office:value="0">
            <text:p>0</text:p>
          </table:table-cell>
          <table:table-cell table:style-name="ce159" table:formula="oooc:=[.Y3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7]))-COUNTIF(INDIRECT(DYNAMICFILTERSOURCECOLUMNRANGE);(&quot;&gt;=&quot;&amp;[.Y38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inimum Out-Degree</text:p>
          </table:table-cell>
          <table:table-cell table:style-name="ce165" table:formula="oooc:=IF((COUNT([Vertices.E:.E])&gt;0);[.M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7]+(([.$I$45]-[.$I$2])/BINDIVISOR)" office:value-type="string" office:value="#NAME?">
            <text:p>#NAME?</text:p>
          </table:table-cell>
          <table:table-cell table:style-name="ce144" table:formula="oooc:=COUNTIF([Vertices.C:.C];(&quot;&gt;= &quot;&amp;[.I38]))-COUNTIF([Vertices.C:.C];(&quot;&gt;=&quot;&amp;[.I39]))" office:value-type="float" office:value="0">
            <text:p>0</text:p>
          </table:table-cell>
          <table:table-cell table:style-name="ce151" table:formula="oooc:=[.K37]+(([.$K$45]-[.$K$2])/BINDIVISOR)" office:value-type="string" office:value="#NAME?">
            <text:p>#NAME?</text:p>
          </table:table-cell>
          <table:table-cell table:style-name="ce152" table:formula="oooc:=COUNTIF([Vertices.D:.D];(&quot;&gt;= &quot;&amp;[.K38]))-COUNTIF([Vertices.D:.D];(&quot;&gt;=&quot;&amp;[.K39]))" office:value-type="float" office:value="0">
            <text:p>0</text:p>
          </table:table-cell>
          <table:table-cell table:style-name="ce151" table:formula="oooc:=[.M37]+(([.$M$45]-[.$M$2])/BINDIVISOR)" office:value-type="string" office:value="#NAME?">
            <text:p>#NAME?</text:p>
          </table:table-cell>
          <table:table-cell table:style-name="ce152" table:formula="oooc:=COUNTIF([Vertices.E:.E];(&quot;&gt;= &quot;&amp;[.M38]))-COUNTIF([Vertices.E:.E];(&quot;&gt;=&quot;&amp;[.M39]))" office:value-type="float" office:value="0">
            <text:p>0</text:p>
          </table:table-cell>
          <table:table-cell table:style-name="ce151" table:formula="oooc:=[.O37]+(([.$O$45]-[.$O$2])/BINDIVISOR)" office:value-type="string" office:value="#NAME?">
            <text:p>#NAME?</text:p>
          </table:table-cell>
          <table:table-cell table:style-name="ce152" table:formula="oooc:=COUNTIF([Vertices.F:.F];(&quot;&gt;= &quot;&amp;[.O38]))-COUNTIF([Vertices.F:.F];(&quot;&gt;=&quot;&amp;[.O39]))" office:value-type="float" office:value="0">
            <text:p>0</text:p>
          </table:table-cell>
          <table:table-cell table:style-name="ce151" table:formula="oooc:=[.Q37]+(([.$Q$45]-[.$Q$2])/BINDIVISOR)" office:value-type="string" office:value="#NAME?">
            <text:p>#NAME?</text:p>
          </table:table-cell>
          <table:table-cell table:style-name="ce152" table:formula="oooc:=COUNTIF({};(&quot;&gt;= &quot;&amp;[.Q38]))-COUNTIF({};(&quot;&gt;=&quot;&amp;[.Q39]))" office:value-type="float" office:value="0">
            <text:p>0</text:p>
          </table:table-cell>
          <table:table-cell table:style-name="ce151" table:formula="oooc:=[.S37]+(([.$S$45]-[.$S$2])/BINDIVISOR)" office:value-type="string" office:value="#NAME?">
            <text:p>#NAME?</text:p>
          </table:table-cell>
          <table:table-cell table:style-name="ce152" table:formula="oooc:=COUNTIF([Vertices.H:.H];(&quot;&gt;= &quot;&amp;[.S38]))-COUNTIF([Vertices.H:.H];(&quot;&gt;=&quot;&amp;[.S39]))" office:value-type="float" office:value="0">
            <text:p>0</text:p>
          </table:table-cell>
          <table:table-cell table:style-name="ce151" table:formula="oooc:=[.U37]+(([.$U$45]-[.$U$2])/BINDIVISOR)" office:value-type="string" office:value="#NAME?">
            <text:p>#NAME?</text:p>
          </table:table-cell>
          <table:table-cell table:style-name="ce152" table:formula="oooc:=COUNTIF([Vertices.G:.G];(&quot;&gt;= &quot;&amp;[.U38]))-COUNTIF([Vertices.G:.G];(&quot;&gt;=&quot;&amp;[.U39]))" office:value-type="float" office:value="0">
            <text:p>0</text:p>
          </table:table-cell>
          <table:table-cell table:style-name="ce151" table:formula="oooc:=[.W37]+(([.$W$45]-[.$W$2])/BINDIVISOR)" office:value-type="string" office:value="#NAME?">
            <text:p>#NAME?</text:p>
          </table:table-cell>
          <table:table-cell table:style-name="ce153" table:formula="oooc:=COUNTIF({};(&quot;&gt;= &quot;&amp;[.W38]))-COUNTIF({};(&quot;&gt;=&quot;&amp;[.W39]))" office:value-type="float" office:value="0">
            <text:p>0</text:p>
          </table:table-cell>
          <table:table-cell table:style-name="ce154" table:formula="oooc:=[.Y3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8]))-COUNTIF(INDIRECT(DYNAMICFILTERSOURCECOLUMNRANGE);(&quot;&gt;=&quot;&amp;[.Y39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aximum Out-Degree</text:p>
          </table:table-cell>
          <table:table-cell table:style-name="ce165" table:formula="oooc:=IF((COUNT([Vertices.E:.E])&gt;0);[.M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8]+(([.$I$45]-[.$I$2])/BINDIVISOR)" office:value-type="string" office:value="#NAME?">
            <text:p>#NAME?</text:p>
          </table:table-cell>
          <table:table-cell table:style-name="ce144" table:formula="oooc:=COUNTIF([Vertices.C:.C];(&quot;&gt;= &quot;&amp;[.I39]))-COUNTIF([Vertices.C:.C];(&quot;&gt;=&quot;&amp;[.I40]))" office:value-type="float" office:value="0">
            <text:p>0</text:p>
          </table:table-cell>
          <table:table-cell table:style-name="ce156" table:formula="oooc:=[.K38]+(([.$K$45]-[.$K$2])/BINDIVISOR)" office:value-type="string" office:value="#NAME?">
            <text:p>#NAME?</text:p>
          </table:table-cell>
          <table:table-cell table:style-name="ce152" table:formula="oooc:=COUNTIF([Vertices.D:.D];(&quot;&gt;= &quot;&amp;[.K39]))-COUNTIF([Vertices.D:.D];(&quot;&gt;=&quot;&amp;[.K40]))" office:value-type="float" office:value="0">
            <text:p>0</text:p>
          </table:table-cell>
          <table:table-cell table:style-name="ce156" table:formula="oooc:=[.M38]+(([.$M$45]-[.$M$2])/BINDIVISOR)" office:value-type="string" office:value="#NAME?">
            <text:p>#NAME?</text:p>
          </table:table-cell>
          <table:table-cell table:style-name="ce152" table:formula="oooc:=COUNTIF([Vertices.E:.E];(&quot;&gt;= &quot;&amp;[.M39]))-COUNTIF([Vertices.E:.E];(&quot;&gt;=&quot;&amp;[.M40]))" office:value-type="float" office:value="0">
            <text:p>0</text:p>
          </table:table-cell>
          <table:table-cell table:style-name="ce156" table:formula="oooc:=[.O38]+(([.$O$45]-[.$O$2])/BINDIVISOR)" office:value-type="string" office:value="#NAME?">
            <text:p>#NAME?</text:p>
          </table:table-cell>
          <table:table-cell table:style-name="ce152" table:formula="oooc:=COUNTIF([Vertices.F:.F];(&quot;&gt;= &quot;&amp;[.O39]))-COUNTIF([Vertices.F:.F];(&quot;&gt;=&quot;&amp;[.O40]))" office:value-type="float" office:value="0">
            <text:p>0</text:p>
          </table:table-cell>
          <table:table-cell table:style-name="ce156" table:formula="oooc:=[.Q38]+(([.$Q$45]-[.$Q$2])/BINDIVISOR)" office:value-type="string" office:value="#NAME?">
            <text:p>#NAME?</text:p>
          </table:table-cell>
          <table:table-cell table:style-name="ce157" table:formula="oooc:=COUNTIF({};(&quot;&gt;= &quot;&amp;[.Q39]))-COUNTIF({};(&quot;&gt;=&quot;&amp;[.Q40]))" office:value-type="float" office:value="0">
            <text:p>0</text:p>
          </table:table-cell>
          <table:table-cell table:style-name="ce156" table:formula="oooc:=[.S38]+(([.$S$45]-[.$S$2])/BINDIVISOR)" office:value-type="string" office:value="#NAME?">
            <text:p>#NAME?</text:p>
          </table:table-cell>
          <table:table-cell table:style-name="ce152" table:formula="oooc:=COUNTIF([Vertices.H:.H];(&quot;&gt;= &quot;&amp;[.S39]))-COUNTIF([Vertices.H:.H];(&quot;&gt;=&quot;&amp;[.S40]))" office:value-type="float" office:value="0">
            <text:p>0</text:p>
          </table:table-cell>
          <table:table-cell table:style-name="ce156" table:formula="oooc:=[.U38]+(([.$U$45]-[.$U$2])/BINDIVISOR)" office:value-type="string" office:value="#NAME?">
            <text:p>#NAME?</text:p>
          </table:table-cell>
          <table:table-cell table:style-name="ce152" table:formula="oooc:=COUNTIF([Vertices.G:.G];(&quot;&gt;= &quot;&amp;[.U39]))-COUNTIF([Vertices.G:.G];(&quot;&gt;=&quot;&amp;[.U40]))" office:value-type="float" office:value="0">
            <text:p>0</text:p>
          </table:table-cell>
          <table:table-cell table:style-name="ce156" table:formula="oooc:=[.W38]+(([.$W$45]-[.$W$2])/BINDIVISOR)" office:value-type="string" office:value="#NAME?">
            <text:p>#NAME?</text:p>
          </table:table-cell>
          <table:table-cell table:style-name="ce158" table:formula="oooc:=COUNTIF({};(&quot;&gt;= &quot;&amp;[.W39]))-COUNTIF({};(&quot;&gt;=&quot;&amp;[.W40]))" office:value-type="float" office:value="0">
            <text:p>0</text:p>
          </table:table-cell>
          <table:table-cell table:style-name="ce159" table:formula="oooc:=[.Y3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9]))-COUNTIF(INDIRECT(DYNAMICFILTERSOURCECOLUMNRANGE);(&quot;&gt;=&quot;&amp;[.Y40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Out-Degree</text:p>
          </table:table-cell>
          <table:table-cell table:style-name="ce166" table:formula="oooc:=IFERROR(AVERAGE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9]+(([.$I$45]-[.$I$2])/BINDIVISOR)" office:value-type="string" office:value="#NAME?">
            <text:p>#NAME?</text:p>
          </table:table-cell>
          <table:table-cell table:style-name="ce144" table:formula="oooc:=COUNTIF([Vertices.C:.C];(&quot;&gt;= &quot;&amp;[.I40]))-COUNTIF([Vertices.C:.C];(&quot;&gt;=&quot;&amp;[.I41]))" office:value-type="float" office:value="0">
            <text:p>0</text:p>
          </table:table-cell>
          <table:table-cell table:style-name="ce151" table:formula="oooc:=[.K39]+(([.$K$45]-[.$K$2])/BINDIVISOR)" office:value-type="string" office:value="#NAME?">
            <text:p>#NAME?</text:p>
          </table:table-cell>
          <table:table-cell table:style-name="ce152" table:formula="oooc:=COUNTIF([Vertices.D:.D];(&quot;&gt;= &quot;&amp;[.K40]))-COUNTIF([Vertices.D:.D];(&quot;&gt;=&quot;&amp;[.K41]))" office:value-type="float" office:value="0">
            <text:p>0</text:p>
          </table:table-cell>
          <table:table-cell table:style-name="ce151" table:formula="oooc:=[.M39]+(([.$M$45]-[.$M$2])/BINDIVISOR)" office:value-type="string" office:value="#NAME?">
            <text:p>#NAME?</text:p>
          </table:table-cell>
          <table:table-cell table:style-name="ce152" table:formula="oooc:=COUNTIF([Vertices.E:.E];(&quot;&gt;= &quot;&amp;[.M40]))-COUNTIF([Vertices.E:.E];(&quot;&gt;=&quot;&amp;[.M41]))" office:value-type="float" office:value="0">
            <text:p>0</text:p>
          </table:table-cell>
          <table:table-cell table:style-name="ce151" table:formula="oooc:=[.O39]+(([.$O$45]-[.$O$2])/BINDIVISOR)" office:value-type="string" office:value="#NAME?">
            <text:p>#NAME?</text:p>
          </table:table-cell>
          <table:table-cell table:style-name="ce152" table:formula="oooc:=COUNTIF([Vertices.F:.F];(&quot;&gt;= &quot;&amp;[.O40]))-COUNTIF([Vertices.F:.F];(&quot;&gt;=&quot;&amp;[.O41]))" office:value-type="float" office:value="0">
            <text:p>0</text:p>
          </table:table-cell>
          <table:table-cell table:style-name="ce151" table:formula="oooc:=[.Q39]+(([.$Q$45]-[.$Q$2])/BINDIVISOR)" office:value-type="string" office:value="#NAME?">
            <text:p>#NAME?</text:p>
          </table:table-cell>
          <table:table-cell table:style-name="ce152" table:formula="oooc:=COUNTIF({};(&quot;&gt;= &quot;&amp;[.Q40]))-COUNTIF({};(&quot;&gt;=&quot;&amp;[.Q41]))" office:value-type="float" office:value="0">
            <text:p>0</text:p>
          </table:table-cell>
          <table:table-cell table:style-name="ce151" table:formula="oooc:=[.S39]+(([.$S$45]-[.$S$2])/BINDIVISOR)" office:value-type="string" office:value="#NAME?">
            <text:p>#NAME?</text:p>
          </table:table-cell>
          <table:table-cell table:style-name="ce152" table:formula="oooc:=COUNTIF([Vertices.H:.H];(&quot;&gt;= &quot;&amp;[.S40]))-COUNTIF([Vertices.H:.H];(&quot;&gt;=&quot;&amp;[.S41]))" office:value-type="float" office:value="0">
            <text:p>0</text:p>
          </table:table-cell>
          <table:table-cell table:style-name="ce151" table:formula="oooc:=[.U39]+(([.$U$45]-[.$U$2])/BINDIVISOR)" office:value-type="string" office:value="#NAME?">
            <text:p>#NAME?</text:p>
          </table:table-cell>
          <table:table-cell table:style-name="ce152" table:formula="oooc:=COUNTIF([Vertices.G:.G];(&quot;&gt;= &quot;&amp;[.U40]))-COUNTIF([Vertices.G:.G];(&quot;&gt;=&quot;&amp;[.U41]))" office:value-type="float" office:value="0">
            <text:p>0</text:p>
          </table:table-cell>
          <table:table-cell table:style-name="ce151" table:formula="oooc:=[.W39]+(([.$W$45]-[.$W$2])/BINDIVISOR)" office:value-type="string" office:value="#NAME?">
            <text:p>#NAME?</text:p>
          </table:table-cell>
          <table:table-cell table:style-name="ce153" table:formula="oooc:=COUNTIF({};(&quot;&gt;= &quot;&amp;[.W40]))-COUNTIF({};(&quot;&gt;=&quot;&amp;[.W41]))" office:value-type="float" office:value="0">
            <text:p>0</text:p>
          </table:table-cell>
          <table:table-cell table:style-name="ce154" table:formula="oooc:=[.Y3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0]))-COUNTIF(INDIRECT(DYNAMICFILTERSOURCECOLUMNRANGE);(&quot;&gt;=&quot;&amp;[.Y41]))" office:value-type="string" office:value="#NAME?">
            <text:p>#NAME?</text:p>
          </table:table-cell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Out-Degree</text:p>
          </table:table-cell>
          <table:table-cell table:style-name="ce166" table:formula="oooc:=IFERROR(MEDIAN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40]+(([.$I$45]-[.$I$2])/BINDIVISOR)" office:value-type="string" office:value="#NAME?">
            <text:p>#NAME?</text:p>
          </table:table-cell>
          <table:table-cell table:style-name="ce144" table:formula="oooc:=COUNTIF([Vertices.C:.C];(&quot;&gt;= &quot;&amp;[.I41]))-COUNTIF([Vertices.C:.C];(&quot;&gt;=&quot;&amp;[.I42]))" office:value-type="float" office:value="0">
            <text:p>0</text:p>
          </table:table-cell>
          <table:table-cell table:style-name="ce156" table:formula="oooc:=[.K40]+(([.$K$45]-[.$K$2])/BINDIVISOR)" office:value-type="string" office:value="#NAME?">
            <text:p>#NAME?</text:p>
          </table:table-cell>
          <table:table-cell table:style-name="ce152" table:formula="oooc:=COUNTIF([Vertices.D:.D];(&quot;&gt;= &quot;&amp;[.K41]))-COUNTIF([Vertices.D:.D];(&quot;&gt;=&quot;&amp;[.K42]))" office:value-type="float" office:value="0">
            <text:p>0</text:p>
          </table:table-cell>
          <table:table-cell table:style-name="ce156" table:formula="oooc:=[.M40]+(([.$M$45]-[.$M$2])/BINDIVISOR)" office:value-type="string" office:value="#NAME?">
            <text:p>#NAME?</text:p>
          </table:table-cell>
          <table:table-cell table:style-name="ce152" table:formula="oooc:=COUNTIF([Vertices.E:.E];(&quot;&gt;= &quot;&amp;[.M41]))-COUNTIF([Vertices.E:.E];(&quot;&gt;=&quot;&amp;[.M42]))" office:value-type="float" office:value="0">
            <text:p>0</text:p>
          </table:table-cell>
          <table:table-cell table:style-name="ce156" table:formula="oooc:=[.O40]+(([.$O$45]-[.$O$2])/BINDIVISOR)" office:value-type="string" office:value="#NAME?">
            <text:p>#NAME?</text:p>
          </table:table-cell>
          <table:table-cell table:style-name="ce152" table:formula="oooc:=COUNTIF([Vertices.F:.F];(&quot;&gt;= &quot;&amp;[.O41]))-COUNTIF([Vertices.F:.F];(&quot;&gt;=&quot;&amp;[.O42]))" office:value-type="float" office:value="0">
            <text:p>0</text:p>
          </table:table-cell>
          <table:table-cell table:style-name="ce156" table:formula="oooc:=[.Q40]+(([.$Q$45]-[.$Q$2])/BINDIVISOR)" office:value-type="string" office:value="#NAME?">
            <text:p>#NAME?</text:p>
          </table:table-cell>
          <table:table-cell table:style-name="ce157" table:formula="oooc:=COUNTIF({};(&quot;&gt;= &quot;&amp;[.Q41]))-COUNTIF({};(&quot;&gt;=&quot;&amp;[.Q42]))" office:value-type="float" office:value="0">
            <text:p>0</text:p>
          </table:table-cell>
          <table:table-cell table:style-name="ce156" table:formula="oooc:=[.S40]+(([.$S$45]-[.$S$2])/BINDIVISOR)" office:value-type="string" office:value="#NAME?">
            <text:p>#NAME?</text:p>
          </table:table-cell>
          <table:table-cell table:style-name="ce152" table:formula="oooc:=COUNTIF([Vertices.H:.H];(&quot;&gt;= &quot;&amp;[.S41]))-COUNTIF([Vertices.H:.H];(&quot;&gt;=&quot;&amp;[.S42]))" office:value-type="float" office:value="0">
            <text:p>0</text:p>
          </table:table-cell>
          <table:table-cell table:style-name="ce156" table:formula="oooc:=[.U40]+(([.$U$45]-[.$U$2])/BINDIVISOR)" office:value-type="string" office:value="#NAME?">
            <text:p>#NAME?</text:p>
          </table:table-cell>
          <table:table-cell table:style-name="ce152" table:formula="oooc:=COUNTIF([Vertices.G:.G];(&quot;&gt;= &quot;&amp;[.U41]))-COUNTIF([Vertices.G:.G];(&quot;&gt;=&quot;&amp;[.U42]))" office:value-type="float" office:value="0">
            <text:p>0</text:p>
          </table:table-cell>
          <table:table-cell table:style-name="ce156" table:formula="oooc:=[.W40]+(([.$W$45]-[.$W$2])/BINDIVISOR)" office:value-type="string" office:value="#NAME?">
            <text:p>#NAME?</text:p>
          </table:table-cell>
          <table:table-cell table:style-name="ce158" table:formula="oooc:=COUNTIF({};(&quot;&gt;= &quot;&amp;[.W41]))-COUNTIF({};(&quot;&gt;=&quot;&amp;[.W42]))" office:value-type="float" office:value="0">
            <text:p>0</text:p>
          </table:table-cell>
          <table:table-cell table:style-name="ce159" table:formula="oooc:=[.Y4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1]))-COUNTIF(INDIRECT(DYNAMICFILTERSOURCECOLUMNRANGE);(&quot;&gt;=&quot;&amp;[.Y42]))" office:value-type="string" office:value="#NAME?">
            <text:p>#NAME?</text:p>
          </table:table-cell>
        </table:table-row>
        <table:table-row table:style-name="ro11">
          <table:table-cell table:style-name="ce155" table:number-columns-spanned="2" table:number-rows-spanned="1" office:value-type="string">
            <text:p>Betweenness Centraility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41]+(([.$I$45]-[.$I$2])/BINDIVISOR)" office:value-type="string" office:value="#NAME?">
            <text:p>#NAME?</text:p>
          </table:table-cell>
          <table:table-cell table:style-name="ce144" table:formula="oooc:=COUNTIF([Vertices.C:.C];(&quot;&gt;= &quot;&amp;[.I42]))-COUNTIF([Vertices.C:.C];(&quot;&gt;=&quot;&amp;[.I43]))" office:value-type="float" office:value="0">
            <text:p>0</text:p>
          </table:table-cell>
          <table:table-cell table:style-name="ce151" table:formula="oooc:=[.K41]+(([.$K$45]-[.$K$2])/BINDIVISOR)" office:value-type="string" office:value="#NAME?">
            <text:p>#NAME?</text:p>
          </table:table-cell>
          <table:table-cell table:style-name="ce152" table:formula="oooc:=COUNTIF([Vertices.D:.D];(&quot;&gt;= &quot;&amp;[.K42]))-COUNTIF([Vertices.D:.D];(&quot;&gt;=&quot;&amp;[.K43]))" office:value-type="float" office:value="0">
            <text:p>0</text:p>
          </table:table-cell>
          <table:table-cell table:style-name="ce151" table:formula="oooc:=[.M41]+(([.$M$45]-[.$M$2])/BINDIVISOR)" office:value-type="string" office:value="#NAME?">
            <text:p>#NAME?</text:p>
          </table:table-cell>
          <table:table-cell table:style-name="ce152" table:formula="oooc:=COUNTIF([Vertices.E:.E];(&quot;&gt;= &quot;&amp;[.M42]))-COUNTIF([Vertices.E:.E];(&quot;&gt;=&quot;&amp;[.M43]))" office:value-type="float" office:value="0">
            <text:p>0</text:p>
          </table:table-cell>
          <table:table-cell table:style-name="ce151" table:formula="oooc:=[.O41]+(([.$O$45]-[.$O$2])/BINDIVISOR)" office:value-type="string" office:value="#NAME?">
            <text:p>#NAME?</text:p>
          </table:table-cell>
          <table:table-cell table:style-name="ce152" table:formula="oooc:=COUNTIF([Vertices.F:.F];(&quot;&gt;= &quot;&amp;[.O42]))-COUNTIF([Vertices.F:.F];(&quot;&gt;=&quot;&amp;[.O43]))" office:value-type="float" office:value="0">
            <text:p>0</text:p>
          </table:table-cell>
          <table:table-cell table:style-name="ce151" table:formula="oooc:=[.Q41]+(([.$Q$45]-[.$Q$2])/BINDIVISOR)" office:value-type="string" office:value="#NAME?">
            <text:p>#NAME?</text:p>
          </table:table-cell>
          <table:table-cell table:style-name="ce152" table:formula="oooc:=COUNTIF({};(&quot;&gt;= &quot;&amp;[.Q42]))-COUNTIF({};(&quot;&gt;=&quot;&amp;[.Q43]))" office:value-type="float" office:value="0">
            <text:p>0</text:p>
          </table:table-cell>
          <table:table-cell table:style-name="ce151" table:formula="oooc:=[.S41]+(([.$S$45]-[.$S$2])/BINDIVISOR)" office:value-type="string" office:value="#NAME?">
            <text:p>#NAME?</text:p>
          </table:table-cell>
          <table:table-cell table:style-name="ce152" table:formula="oooc:=COUNTIF([Vertices.H:.H];(&quot;&gt;= &quot;&amp;[.S42]))-COUNTIF([Vertices.H:.H];(&quot;&gt;=&quot;&amp;[.S43]))" office:value-type="float" office:value="0">
            <text:p>0</text:p>
          </table:table-cell>
          <table:table-cell table:style-name="ce151" table:formula="oooc:=[.U41]+(([.$U$45]-[.$U$2])/BINDIVISOR)" office:value-type="string" office:value="#NAME?">
            <text:p>#NAME?</text:p>
          </table:table-cell>
          <table:table-cell table:style-name="ce152" table:formula="oooc:=COUNTIF([Vertices.G:.G];(&quot;&gt;= &quot;&amp;[.U42]))-COUNTIF([Vertices.G:.G];(&quot;&gt;=&quot;&amp;[.U43]))" office:value-type="float" office:value="0">
            <text:p>0</text:p>
          </table:table-cell>
          <table:table-cell table:style-name="ce151" table:formula="oooc:=[.W41]+(([.$W$45]-[.$W$2])/BINDIVISOR)" office:value-type="string" office:value="#NAME?">
            <text:p>#NAME?</text:p>
          </table:table-cell>
          <table:table-cell table:style-name="ce153" table:formula="oooc:=COUNTIF({};(&quot;&gt;= &quot;&amp;[.W42]))-COUNTIF({};(&quot;&gt;=&quot;&amp;[.W43]))" office:value-type="float" office:value="0">
            <text:p>0</text:p>
          </table:table-cell>
          <table:table-cell table:style-name="ce154" table:formula="oooc:=[.Y4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2]))-COUNTIF(INDIRECT(DYNAMICFILTERSOURCECOLUMNRANGE);(&quot;&gt;=&quot;&amp;[.Y43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2]+(([.$I$45]-[.$I$2])/BINDIVISOR)" office:value-type="string" office:value="#NAME?">
            <text:p>#NAME?</text:p>
          </table:table-cell>
          <table:table-cell table:style-name="ce144" table:formula="oooc:=COUNTIF([Vertices.C:.C];(&quot;&gt;= &quot;&amp;[.I43]))-COUNTIF([Vertices.C:.C];(&quot;&gt;=&quot;&amp;[.I44]))" office:value-type="float" office:value="0">
            <text:p>0</text:p>
          </table:table-cell>
          <table:table-cell table:style-name="ce156" table:formula="oooc:=[.K42]+(([.$K$45]-[.$K$2])/BINDIVISOR)" office:value-type="string" office:value="#NAME?">
            <text:p>#NAME?</text:p>
          </table:table-cell>
          <table:table-cell table:style-name="ce152" table:formula="oooc:=COUNTIF([Vertices.D:.D];(&quot;&gt;= &quot;&amp;[.K43]))-COUNTIF([Vertices.D:.D];(&quot;&gt;=&quot;&amp;[.K44]))" office:value-type="float" office:value="0">
            <text:p>0</text:p>
          </table:table-cell>
          <table:table-cell table:style-name="ce156" table:formula="oooc:=[.M42]+(([.$M$45]-[.$M$2])/BINDIVISOR)" office:value-type="string" office:value="#NAME?">
            <text:p>#NAME?</text:p>
          </table:table-cell>
          <table:table-cell table:style-name="ce152" table:formula="oooc:=COUNTIF([Vertices.E:.E];(&quot;&gt;= &quot;&amp;[.M43]))-COUNTIF([Vertices.E:.E];(&quot;&gt;=&quot;&amp;[.M44]))" office:value-type="float" office:value="0">
            <text:p>0</text:p>
          </table:table-cell>
          <table:table-cell table:style-name="ce156" table:formula="oooc:=[.O42]+(([.$O$45]-[.$O$2])/BINDIVISOR)" office:value-type="string" office:value="#NAME?">
            <text:p>#NAME?</text:p>
          </table:table-cell>
          <table:table-cell table:style-name="ce152" table:formula="oooc:=COUNTIF([Vertices.F:.F];(&quot;&gt;= &quot;&amp;[.O43]))-COUNTIF([Vertices.F:.F];(&quot;&gt;=&quot;&amp;[.O44]))" office:value-type="float" office:value="0">
            <text:p>0</text:p>
          </table:table-cell>
          <table:table-cell table:style-name="ce156" table:formula="oooc:=[.Q42]+(([.$Q$45]-[.$Q$2])/BINDIVISOR)" office:value-type="string" office:value="#NAME?">
            <text:p>#NAME?</text:p>
          </table:table-cell>
          <table:table-cell table:style-name="ce157" table:formula="oooc:=COUNTIF({};(&quot;&gt;= &quot;&amp;[.Q43]))-COUNTIF({};(&quot;&gt;=&quot;&amp;[.Q44]))" office:value-type="float" office:value="0">
            <text:p>0</text:p>
          </table:table-cell>
          <table:table-cell table:style-name="ce156" table:formula="oooc:=[.S42]+(([.$S$45]-[.$S$2])/BINDIVISOR)" office:value-type="string" office:value="#NAME?">
            <text:p>#NAME?</text:p>
          </table:table-cell>
          <table:table-cell table:style-name="ce152" table:formula="oooc:=COUNTIF([Vertices.H:.H];(&quot;&gt;= &quot;&amp;[.S43]))-COUNTIF([Vertices.H:.H];(&quot;&gt;=&quot;&amp;[.S44]))" office:value-type="float" office:value="0">
            <text:p>0</text:p>
          </table:table-cell>
          <table:table-cell table:style-name="ce156" table:formula="oooc:=[.U42]+(([.$U$45]-[.$U$2])/BINDIVISOR)" office:value-type="string" office:value="#NAME?">
            <text:p>#NAME?</text:p>
          </table:table-cell>
          <table:table-cell table:style-name="ce152" table:formula="oooc:=COUNTIF([Vertices.G:.G];(&quot;&gt;= &quot;&amp;[.U43]))-COUNTIF([Vertices.G:.G];(&quot;&gt;=&quot;&amp;[.U44]))" office:value-type="float" office:value="0">
            <text:p>0</text:p>
          </table:table-cell>
          <table:table-cell table:style-name="ce156" table:formula="oooc:=[.W42]+(([.$W$45]-[.$W$2])/BINDIVISOR)" office:value-type="string" office:value="#NAME?">
            <text:p>#NAME?</text:p>
          </table:table-cell>
          <table:table-cell table:style-name="ce158" table:formula="oooc:=COUNTIF({};(&quot;&gt;= &quot;&amp;[.W43]))-COUNTIF({};(&quot;&gt;=&quot;&amp;[.W44]))" office:value-type="float" office:value="0">
            <text:p>0</text:p>
          </table:table-cell>
          <table:table-cell table:style-name="ce159" table:formula="oooc:=[.Y4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3]))-COUNTIF(INDIRECT(DYNAMICFILTERSOURCECOLUMNRANGE);(&quot;&gt;=&quot;&amp;[.Y44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3]+(([.$I$45]-[.$I$2])/BINDIVISOR)" office:value-type="string" office:value="#NAME?">
            <text:p>#NAME?</text:p>
          </table:table-cell>
          <table:table-cell table:style-name="ce144" table:formula="oooc:=COUNTIF([Vertices.C:.C];(&quot;&gt;= &quot;&amp;[.I44]))-COUNTIF([Vertices.C:.C];(&quot;&gt;=&quot;&amp;[.I45]))" office:value-type="float" office:value="0">
            <text:p>0</text:p>
          </table:table-cell>
          <table:table-cell table:style-name="ce151" table:formula="oooc:=[.K43]+(([.$K$45]-[.$K$2])/BINDIVISOR)" office:value-type="string" office:value="#NAME?">
            <text:p>#NAME?</text:p>
          </table:table-cell>
          <table:table-cell table:style-name="ce152" table:formula="oooc:=COUNTIF([Vertices.D:.D];(&quot;&gt;= &quot;&amp;[.K44]))-COUNTIF([Vertices.D:.D];(&quot;&gt;=&quot;&amp;[.K45]))" office:value-type="float" office:value="0">
            <text:p>0</text:p>
          </table:table-cell>
          <table:table-cell table:style-name="ce151" table:formula="oooc:=[.M43]+(([.$M$45]-[.$M$2])/BINDIVISOR)" office:value-type="string" office:value="#NAME?">
            <text:p>#NAME?</text:p>
          </table:table-cell>
          <table:table-cell table:style-name="ce152" table:formula="oooc:=COUNTIF([Vertices.E:.E];(&quot;&gt;= &quot;&amp;[.M44]))-COUNTIF([Vertices.E:.E];(&quot;&gt;=&quot;&amp;[.M45]))" office:value-type="float" office:value="0">
            <text:p>0</text:p>
          </table:table-cell>
          <table:table-cell table:style-name="ce151" table:formula="oooc:=[.O43]+(([.$O$45]-[.$O$2])/BINDIVISOR)" office:value-type="string" office:value="#NAME?">
            <text:p>#NAME?</text:p>
          </table:table-cell>
          <table:table-cell table:style-name="ce152" table:formula="oooc:=COUNTIF([Vertices.F:.F];(&quot;&gt;= &quot;&amp;[.O44]))-COUNTIF([Vertices.F:.F];(&quot;&gt;=&quot;&amp;[.O45]))" office:value-type="float" office:value="0">
            <text:p>0</text:p>
          </table:table-cell>
          <table:table-cell table:style-name="ce151" table:formula="oooc:=[.Q43]+(([.$Q$45]-[.$Q$2])/BINDIVISOR)" office:value-type="string" office:value="#NAME?">
            <text:p>#NAME?</text:p>
          </table:table-cell>
          <table:table-cell table:style-name="ce152" table:formula="oooc:=COUNTIF({};(&quot;&gt;= &quot;&amp;[.Q44]))-COUNTIF({};(&quot;&gt;=&quot;&amp;[.Q45]))" office:value-type="float" office:value="0">
            <text:p>0</text:p>
          </table:table-cell>
          <table:table-cell table:style-name="ce151" table:formula="oooc:=[.S43]+(([.$S$45]-[.$S$2])/BINDIVISOR)" office:value-type="string" office:value="#NAME?">
            <text:p>#NAME?</text:p>
          </table:table-cell>
          <table:table-cell table:style-name="ce152" table:formula="oooc:=COUNTIF([Vertices.H:.H];(&quot;&gt;= &quot;&amp;[.S44]))-COUNTIF([Vertices.H:.H];(&quot;&gt;=&quot;&amp;[.S45]))" office:value-type="float" office:value="0">
            <text:p>0</text:p>
          </table:table-cell>
          <table:table-cell table:style-name="ce151" table:formula="oooc:=[.U43]+(([.$U$45]-[.$U$2])/BINDIVISOR)" office:value-type="string" office:value="#NAME?">
            <text:p>#NAME?</text:p>
          </table:table-cell>
          <table:table-cell table:style-name="ce152" table:formula="oooc:=COUNTIF([Vertices.G:.G];(&quot;&gt;= &quot;&amp;[.U44]))-COUNTIF([Vertices.G:.G];(&quot;&gt;=&quot;&amp;[.U45]))" office:value-type="float" office:value="0">
            <text:p>0</text:p>
          </table:table-cell>
          <table:table-cell table:style-name="ce151" table:formula="oooc:=[.W43]+(([.$W$45]-[.$W$2])/BINDIVISOR)" office:value-type="string" office:value="#NAME?">
            <text:p>#NAME?</text:p>
          </table:table-cell>
          <table:table-cell table:style-name="ce153" table:formula="oooc:=COUNTIF({};(&quot;&gt;= &quot;&amp;[.W44]))-COUNTIF({};(&quot;&gt;=&quot;&amp;[.W45]))" office:value-type="float" office:value="0">
            <text:p>0</text:p>
          </table:table-cell>
          <table:table-cell table:style-name="ce154" table:formula="oooc:=[.Y4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4]))-COUNTIF(INDIRECT(DYNAMICFILTERSOURCECOLUMNRANGE);(&quot;&gt;=&quot;&amp;[.Y45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MAX([Vertices.C:.C])" office:value-type="float" office:value="0">
            <text:p>0.00</text:p>
          </table:table-cell>
          <table:table-cell table:style-name="ce144" table:formula="oooc:=COUNTIF([Vertices.C:.C];(&quot;&gt;= &quot;&amp;[.I45]))-COUNTIF([Vertices.C:.C];(&quot;&gt;=&quot;&amp;{}))" office:value-type="float" office:value="-1">
            <text:p>-1</text:p>
          </table:table-cell>
          <table:table-cell table:style-name="ce167" table:formula="oooc:=MAX([Vertices.D:.D])" office:value-type="float" office:value="0">
            <text:p>0.00</text:p>
          </table:table-cell>
          <table:table-cell table:style-name="ce152" table:formula="oooc:=COUNTIF([Vertices.D:.D];(&quot;&gt;= &quot;&amp;[.K45]))-COUNTIF([Vertices.D:.D];(&quot;&gt;=&quot;&amp;[.J46]))" office:value-type="float" office:value="-1">
            <text:p>-1</text:p>
          </table:table-cell>
          <table:table-cell table:style-name="ce167" table:formula="oooc:=MAX([Vertices.E:.E])" office:value-type="float" office:value="0">
            <text:p>0.00</text:p>
          </table:table-cell>
          <table:table-cell table:style-name="ce152" table:formula="oooc:=COUNTIF([Vertices.E:.E];(&quot;&gt;= &quot;&amp;[.M45]))-COUNTIF([Vertices.E:.E];(&quot;&gt;=&quot;&amp;[.L46]))" office:value-type="float" office:value="-1">
            <text:p>-1</text:p>
          </table:table-cell>
          <table:table-cell table:style-name="ce167" table:formula="oooc:=MAX([Vertices.F:.F])" office:value-type="float" office:value="0">
            <text:p>0.00</text:p>
          </table:table-cell>
          <table:table-cell table:style-name="ce152" table:formula="oooc:=COUNTIF([Vertices.F:.F];(&quot;&gt;= &quot;&amp;[.O45]))-COUNTIF([Vertices.F:.F];(&quot;&gt;=&quot;&amp;[.N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8" table:formula="oooc:=COUNTIF({};(&quot;&gt;= &quot;&amp;[.Q45]))-COUNTIF({};(&quot;&gt;=&quot;&amp;[.P46]))" office:value-type="float" office:value="-1">
            <text:p>-1</text:p>
          </table:table-cell>
          <table:table-cell table:style-name="ce167" table:formula="oooc:=MAX([Vertices.H:.H])" office:value-type="float" office:value="0">
            <text:p>0.00</text:p>
          </table:table-cell>
          <table:table-cell table:style-name="ce152" table:formula="oooc:=COUNTIF([Vertices.H:.H];(&quot;&gt;= &quot;&amp;[.S45]))-COUNTIF([Vertices.H:.H];(&quot;&gt;=&quot;&amp;[.R46]))" office:value-type="float" office:value="-1">
            <text:p>-1</text:p>
          </table:table-cell>
          <table:table-cell table:style-name="ce167" table:formula="oooc:=MAX([Vertices.G:.G])" office:value-type="float" office:value="0">
            <text:p>0.00</text:p>
          </table:table-cell>
          <table:table-cell table:style-name="ce152" table:formula="oooc:=COUNTIF([Vertices.G:.G];(&quot;&gt;= &quot;&amp;[.U45]))-COUNTIF([Vertices.G:.G];(&quot;&gt;=&quot;&amp;[.T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9" table:formula="oooc:=COUNTIF({};(&quot;&gt;= &quot;&amp;[.W45]))-COUNTIF({};(&quot;&gt;=&quot;&amp;[.V46]))" office:value-type="float" office:value="-1">
            <text:p>-1</text:p>
          </table:table-cell>
          <table:table-cell table:style-name="ce170" table:formula="oooc:=MAX(INDIRECT(DYNAMICFILTERSOURCECOLUMNRANGE))" office:value-type="string" office:value="#NAME?">
            <text:p>#NAME?</text:p>
          </table:table-cell>
          <table:table-cell table:style-name="ce168" table:formula="oooc:=COUNTIF(INDIRECT(DYNAMICFILTERSOURCECOLUMNRANGE);(&quot;&gt;= &quot;&amp;[.Y45]))-COUNTIF(INDIRECT(DYNAMICFILTERSOURCECOLUMNRANGE);(&quot;&gt;=&quot;&amp;[.X46]))" office:value-type="string" office:value="#NAME?">
            <text:p>#NAME?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6"/>
          <table:table-cell table:number-columns-repeated="2" table:style-name="ce15"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number-columns-repeated="2" table:style-name="ce15"/>
          <table:table-cell table:style-name="ce41"/>
          <table:table-cell/>
          <table:table-cell table:style-name="ce41"/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/>
          <table:table-cell table:number-columns-repeated="2" table:style-name="ce116"/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inimum Betweenness Centrality</text:p>
          </table:table-cell>
          <table:table-cell table:style-name="ce166" table:formula="oooc:=IF((COUNT([Vertices.F:.F])&gt;0);[.O2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aximum Betweenness Centrality</text:p>
          </table:table-cell>
          <table:table-cell table:style-name="ce166" table:formula="oooc:=IF((COUNT([Vertices.F:.F])&gt;0);[.O45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Betweenness Centrality</text:p>
          </table:table-cell>
          <table:table-cell table:style-name="ce166" table:formula="oooc:=IFERROR(AVERAGE([Vertices.F:.F]),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Betweenness Centrality</text:p>
          </table:table-cell>
          <table:table-cell table:style-name="ce166" table:formula="oooc:=IFERROR(MEDIAN([Vertices.F:.F]),NOMETRICMESSAGE)" office:value-type="string" office:value="#NAME?">
            <text:p>#NAME?</text:p>
          </table:table-cell>
          <table:table-cell table:style-name="ce163"/>
        </table:table-row>
        <table:table-row table:style-name="ro11">
          <table:table-cell table:style-name="ce155" table:number-columns-spanned="2" table:number-rows-spanned="1" office:value-type="string">
            <text:p>Eigenvector Centraility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5">
          <table:table-cell table:number-columns-repeated="2"/>
          <table:table-cell table:style-name="ce53" office:value-type="float" office:value="5">
            <text:p>5</text:p>
          </table:table-cell>
          <table:table-cell/>
          <table:table-cell table:number-columns-repeated="2" table:style-name="ce116"/>
        </table:table-row>
        <table:table-row table:style-name="ro47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inimum Eigenvector Centrality</text:p>
          </table:table-cell>
          <table:table-cell table:style-name="ce166" table:formula="oooc:=IF((COUNT([Vertices.F:.F])&gt;0);[.S2];NOMETRICMESSAGE)" office:value-type="string" office:value="#NAME?">
            <text:p>#NAME?</text:p>
          </table:table-cell>
          <table:table-cell table:style-name="ce163"/>
        </table:table-row>
        <table:table-row table:style-name="ro47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aximum Eigenvector Centrality</text:p>
          </table:table-cell>
          <table:table-cell table:style-name="ce166" table:formula="oooc:=IF((COUNT([Vertices.F:.F])&gt;0);[.S45];NOMETRICMESSAGE)" office:value-type="string" office:value="#NAME?">
            <text:p>#NAME?</text:p>
          </table:table-cell>
          <table:table-cell table:style-name="ce163"/>
        </table:table-row>
        <table:table-row table:style-name="ro47">
          <table:table-cell table:number-columns-repeated="3"/>
          <table:table-cell table:style-name="ce160"/>
          <table:table-cell table:style-name="ce171" office:value-type="string">
            <text:p>Average Eigenvector Centrality</text:p>
          </table:table-cell>
          <table:table-cell table:style-name="ce166" table:formula="oooc:=IFERROR(AVERAGE([Vertices.H:.H]),NOMETRICMESSAGE)" office:value-type="string" office:value="#NAME?">
            <text:p>#NAME?</text:p>
          </table:table-cell>
          <table:table-cell table:style-name="ce163"/>
        </table:table-row>
        <table:table-row table:style-name="ro47">
          <table:table-cell table:number-columns-repeated="3"/>
          <table:table-cell table:style-name="ce160"/>
          <table:table-cell table:style-name="ce171" office:value-type="string">
            <text:p>Median Eigenvector Centrality</text:p>
          </table:table-cell>
          <table:table-cell table:style-name="ce166" table:formula="oooc:=IFERROR(MEDIAN([Vertices.H:.H]),NOMETRICMESSAGE)" office:value-type="string" office:value="#NAME?">
            <text:p>#NAME?</text:p>
          </table:table-cell>
          <table:table-cell table:style-name="ce163"/>
        </table:table-row>
        <table:table-row table:style-name="ro29">
          <table:table-cell table:style-name="ce155" table:number-columns-spanned="2" table:number-rows-spanned="1" office:value-type="string">
            <text:p>Pagerank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  <table:table-cell/>
          <table:table-cell table:number-columns-repeated="2" table:style-name="ce116"/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inimum PageRank</text:p>
          </table:table-cell>
          <table:table-cell table:style-name="ce166" table:formula="oooc:=IF((COUNT([Vertices.G:.G])&gt;0);[.U2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aximum PageRank</text:p>
          </table:table-cell>
          <table:table-cell table:style-name="ce166" table:formula="oooc:=IF((COUNT([Vertices.G:.G])&gt;0);[.U45];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Average PageRank</text:p>
          </table:table-cell>
          <table:table-cell table:style-name="ce166" table:formula="oooc:=IFERROR(AVERAGE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3"/>
          <table:table-cell table:style-name="ce160"/>
          <table:table-cell table:style-name="ce164" office:value-type="string">
            <text:p>Median PageRank</text:p>
          </table:table-cell>
          <table:table-cell table:style-name="ce166" table:formula="oooc:=IFERROR(MEDIAN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5">
          <table:table-cell table:number-columns-repeated="4"/>
          <table:table-cell table:number-columns-repeated="2" table:style-name="ce41"/>
        </table:table-row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/>
        <table:table-row table:style-name="ro33" table:visibility="collapse">
          <table:table-cell table:number-columns-repeated="2" table:style-name="ce116"/>
        </table:table-row>
        <table:table-row table:style-name="ro33" table:visibility="collapse">
          <table:table-cell table:style-name="ce164" office:value-type="string">
            <text:p>Minimum Clustering Coefficient</text:p>
          </table:table-cell>
          <table:table-cell table:style-name="ce166" table:formula="oooc:=IF((COUNT({})&gt;0);[.W2];NOMETRICMESSAGE)" office:value-type="string" office:value="#NAME?">
            <text:p>#NAME?</text:p>
          </table:table-cell>
          <table:table-cell table:style-name="ce163"/>
        </table:table-row>
        <table:table-row table:style-name="ro33" table:visibility="collapse">
          <table:table-cell table:style-name="ce164" office:value-type="string">
            <text:p>Maximum Clustering Coefficient</text:p>
          </table:table-cell>
          <table:table-cell table:style-name="ce166" table:formula="oooc:=IF((COUNT({})&gt;0);[.W45];NOMETRICMESSAGE)" office:value-type="string" office:value="#NAME?">
            <text:p>#NAME?</text:p>
          </table:table-cell>
          <table:table-cell table:style-name="ce163"/>
        </table:table-row>
        <table:table-row table:style-name="ro33" table:visibility="collapse">
          <table:table-cell table:style-name="ce164" office:value-type="string">
            <text:p>Average Clustering Coefficient</text:p>
          </table:table-cell>
          <table:table-cell table:style-name="ce166" table:formula="oooc:=IFERROR(AVERAGE({}),NOMETRICMESSAGE)" office:value-type="string" office:value="#NAME?">
            <text:p>#NAME?</text:p>
          </table:table-cell>
          <table:table-cell table:style-name="ce163"/>
        </table:table-row>
        <table:table-row table:style-name="ro33" table:visibility="collapse">
          <table:table-cell table:style-name="ce164" office:value-type="string">
            <text:p>Median Clustering Coefficient</text:p>
          </table:table-cell>
          <table:table-cell table:style-name="ce166" table:formula="oooc:=IFERROR(MEDIAN({}),NOMETRICMESSAGE)" office:value-type="string" office:value="#NAME?">
            <text:p>#NAME?</text:p>
          </table:table-cell>
          <table:table-cell table:style-name="ce163"/>
        </table:table-row>
      </table:table>
      <table:table table:name="TMP" table:style-name="ta10" table:print="false">
        <office:forms form:automatic-focus="false" form:apply-design-mode="false"/>
        <table:table-column table:style-name="co6" table:default-cell-style-name="ce-1"/>
        <table:table-column table:style-name="co58" table:default-cell-style-name="ce-1"/>
        <table:table-column table:style-name="co7" table:default-cell-style-name="ce-1"/>
        <table:table-column table:style-name="co58" table:default-cell-style-name="ce-1"/>
        <table:table-column table:style-name="co59" table:default-cell-style-name="ce-1"/>
        <table:table-column table:style-name="co10" table:default-cell-style-name="ce-1"/>
        <table:table-column table:style-name="co11" table:default-cell-style-name="ce-1"/>
        <table:table-column table:style-name="co48" table:default-cell-style-name="ce-1"/>
        <table:table-column table:style-name="co60" table:default-cell-style-name="ce-1"/>
        <table:table-column table:style-name="co12" table:default-cell-style-name="ce-1"/>
        <table:table-column table:style-name="co58" table:number-columns-repeated="2" table:default-cell-style-name="ce-1"/>
        <table:table-column table:style-name="co16" table:default-cell-style-name="ce-1"/>
        <table:table-column table:style-name="co58" table:default-cell-style-name="ce15" table:number-columns-repeated="243"/>
        <table:table-row table:style-name="ro7">
          <table:table-cell table:style-name="ce172" office:value-type="string">
            <text:p>id_str</text:p>
            <office:annotation office:display="false" draw:text-style-name="" svg:width="1.3333in" svg:height="0.7708in" svg:x="1.5417in" svg:y="0.0104in">
              <text:p><text:span text:style-name="T11">DO NOT DELETE OR MOVE THIS COLUMN</text:span></text:p>
            </office:annotation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iso_language_code</text:p>
          </table:table-cell>
          <table:table-cell table:style-name="ce56" office:value-type="string">
            <text:p>to_user_id_str</text:p>
          </table:table-cell>
          <table:table-cell table:style-name="ce56" office:value-type="string">
            <text:p>from_user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7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7">
          <table:table-cell table:style-name="ce173"/>
          <table:table-cell table:number-columns-repeated="8" table:style-name="ce59"/>
          <table:table-cell table:number-columns-repeated="4" table:style-name="ce61"/>
        </table:table-row>
      </table:table>
      <table:named-expressions>
        <table:named-expression table:name="returnID" table:base-cell-address="$Readme_Settings.$A$1" table:expression=""/>
        <table:named-expression table:name="getGATwitterRef" table:base-cell-address="$Readme_Settings.$A$1" table:expression=""/>
        <table:named-expression table:name="DYNAMICFILTERSOURCECOLUMNRANGE" table:base-cell-address="$Readme_Settings.$A$1" table:expression=""/>
        <table:named-expression table:name="BINDIVISOR" table:base-cell-address="$Readme_Settings.$A$1" table:expression=""/>
        <table:named-expression table:name="NOMETRICMESSAGE" table:base-cell-address="$Readme_Settings.$A$1" table:expression=""/>
        <table:named-expression table:name="IFERROR" table:base-cell-address="$Readme_Settings.$A$1" table:expression=""/>
        <table:named-expression table:name="BinDivisor_9" table:base-cell-address="$SNA Metrics.$A$1" table:expression="['SNA Metrics'.$AC$2]"/>
        <table:named-expression table:name="NotAvailable_9" table:base-cell-address="$SNA Metrics.$A$1" table:expression="['SNA Metrics'.$AC$2]"/>
        <table:named-expression table:name="NoMetricMessage_9" table:base-cell-address="$SNA Metrics.$A$1" table:expression="['SNA Metrics'.$AC$3]"/>
        <table:named-expression table:name="DynamicFilterSourceColumnRange_9" table:base-cell-address="$SNA Metrics.$A$1" table:expression="['SNA Metrics'.$A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number:percentage-style style:name="N179">
      <number:number number:decimal-places="0" number:min-integer-digits="1"/>
      <number:text>%</number:text>
    </number:percentage-style>
    <number:date-style style:name="N180P0" style:volatile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min-integer-digits="1" number:grouping="true" number:decimal-places="2"/>
    </number:number-style>
    <number:date-style style:name="N182P0" style:volatile="true">
      <number:day number:style="long"/>
      <number:text>/</number:text>
      <number:month number:style="long"/>
      <number:text>/</number:text>
      <number:year/>
    </number:date-style>
    <number:text-style style:name="N182">
      <number:text-content/>
      <style:map style:condition="value()&gt;=0" style:apply-style-name="N182P0"/>
    </number:text-style>
    <number:date-style style:name="N18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3">
      <number:text-content/>
      <style:map style:condition="value()&gt;=0" style:apply-style-name="N183P0"/>
    </number:text-style>
    <number:number-style style:name="N184">
      <number:number number:min-integer-digits="1" number:grouping="true" number:decimal-places="15"/>
    </number:number-style>
    <number:date-style style:name="N185P0" style:volatile="true">
      <number:month/>
      <number:text>/</number:text>
      <number:day/>
      <number:text>/</number:text>
      <number:year number:style="long"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1"/>
    </number:number-style>
    <number:number-style style:name="N187">
      <number:number number:min-integer-digits="1" number:decimal-places="3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adme_Settings" style:display-name="PageStyle_Readme_Setting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chive" style:display-name="PageStyle_Archiv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rtices" style:display-name="PageStyle_Verti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QuestionsFilter" style:display-name="PageStyle_QuestionsFilter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opDistributors" style:display-name="PageStyle_TopDistributor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dges" style:display-name="PageStyle_Edges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SNA Metrics" style:display-name="PageStyle_SNA Metrics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TMP" style:display-name="PageStyle_TMP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